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6.537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libre" table:style-name="ta1">
        <table:shapes>
          <draw:frame draw:z-index="0" draw:style-name="gr1" draw:text-style-name="P1" svg:width="15.999cm" svg:height="8.999cm" svg:x="24.781cm" svg:y="4.581cm">
            <draw:object draw:notify-on-update-of-ranges="libre.B2:libre.B377 libre.C2:libre.C377 libre.E2:libre.E3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Temps corrigé</text:p>
          </table:table-cell>
          <table:table-cell office:value-type="string" calcext:value-type="string">
            <text:p>Position ab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héorique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Amortissement</text:p>
          </table:table-cell>
          <table:table-cell office:value-type="string" calcext:value-type="string">
            <text:p>consigne vitesse min</text:p>
          </table:table-cell>
          <table:table-cell office:value-type="string" calcext:value-type="string">
            <text:p>consigne vitesse max</text:p>
          </table:table-cell>
          <table:table-cell office:value-type="string" calcext:value-type="string">
            <text:p>Nombre de pallier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[.A2]-[.$A$2]" office:value-type="float" office:value="0" calcext:value-type="float">
            <text:p>0</text:p>
          </table:table-cell>
          <table:table-cell table:formula="of:=[.D2]-[.$D$377]"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  <table:table-cell table:formula="of:=EXP((-[.$J$13]*[.$J$12]*[.B2]/1000))*[.$J$4]*COS([.$J$12]*(SQRT(1-(POWER([.$J$13];2))))*[.B2]/1000)"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[.A3]-[.$A$2]" office:value-type="float" office:value="21" calcext:value-type="float">
            <text:p>21</text:p>
          </table:table-cell>
          <table:table-cell table:formula="of:=[.D3]-[.$D$377]" office:value-type="float" office:value="26" calcext:value-type="float">
            <text:p>26</text:p>
          </table:table-cell>
          <table:table-cell office:value-type="float" office:value="299" calcext:value-type="float">
            <text:p>299</text:p>
          </table:table-cell>
          <table:table-cell table:formula="of:=EXP((-[.$J$13]*[.$J$12]*[.B3]/1000))*[.$J$4]*COS([.$J$12]*(SQRT(1-(POWER([.$J$13];2))))*[.B3]/1000)" office:value-type="float" office:value="26.4971199434331" calcext:value-type="float">
            <text:p>26,4971199434331</text:p>
          </table:table-cell>
          <table:table-cell table:number-columns-repeated="7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[.A4]-[.$A$2]" office:value-type="float" office:value="42" calcext:value-type="float">
            <text:p>42</text:p>
          </table:table-cell>
          <table:table-cell table:formula="of:=[.D4]-[.$D$377]" office:value-type="float" office:value="26" calcext:value-type="float">
            <text:p>26</text:p>
          </table:table-cell>
          <table:table-cell office:value-type="float" office:value="299" calcext:value-type="float">
            <text:p>299</text:p>
          </table:table-cell>
          <table:table-cell table:formula="of:=EXP((-[.$J$13]*[.$J$12]*[.B4]/1000))*[.$J$4]*COS([.$J$12]*(SQRT(1-(POWER([.$J$13];2))))*[.B4]/1000)" office:value-type="float" office:value="25.3571085990977" calcext:value-type="float">
            <text:p>25,3571085990977</text:p>
          </table:table-cell>
          <table:table-cell table:number-columns-repeated="3"/>
          <table:table-cell table:style-name="ce1" office:value-type="string" calcext:value-type="string">
            <text:p>x0 (cm)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[.A5]-[.$A$2]" office:value-type="float" office:value="66" calcext:value-type="float">
            <text:p>66</text:p>
          </table:table-cell>
          <table:table-cell table:formula="of:=[.D5]-[.$D$377]" office:value-type="float" office:value="26" calcext:value-type="float">
            <text:p>26</text:p>
          </table:table-cell>
          <table:table-cell office:value-type="float" office:value="299" calcext:value-type="float">
            <text:p>299</text:p>
          </table:table-cell>
          <table:table-cell table:formula="of:=EXP((-[.$J$13]*[.$J$12]*[.B5]/1000))*[.$J$4]*COS([.$J$12]*(SQRT(1-(POWER([.$J$13];2))))*[.B5]/1000)" office:value-type="float" office:value="23.3208509687865" calcext:value-type="float">
            <text:p>23,3208509687865</text:p>
          </table:table-cell>
          <table:table-cell table:number-columns-repeated="3"/>
          <table:table-cell table:style-name="ce1" office:value-type="string" calcext:value-type="string">
            <text:p>masse (kg)</text:p>
          </table:table-cell>
          <table:table-cell table:style-name="ce6" office:value-type="float" office:value="1.8" calcext:value-type="float">
            <text:p>1,8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[.A6]-[.$A$2]" office:value-type="float" office:value="87" calcext:value-type="float">
            <text:p>87</text:p>
          </table:table-cell>
          <table:table-cell table:formula="of:=[.D6]-[.$D$377]" office:value-type="float" office:value="24" calcext:value-type="float">
            <text:p>24</text:p>
          </table:table-cell>
          <table:table-cell office:value-type="float" office:value="297" calcext:value-type="float">
            <text:p>297</text:p>
          </table:table-cell>
          <table:table-cell table:formula="of:=EXP((-[.$J$13]*[.$J$12]*[.B6]/1000))*[.$J$4]*COS([.$J$12]*(SQRT(1-(POWER([.$J$13];2))))*[.B6]/1000)" office:value-type="float" office:value="20.9546848862177" calcext:value-type="float">
            <text:p>20,9546848862177</text:p>
          </table:table-cell>
          <table:table-cell table:number-columns-repeated="3"/>
          <table:table-cell table:style-name="ce1" office:value-type="string" calcext:value-type="string">
            <text:p>raideur ressort (N/m)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.A7]-[.$A$2]" office:value-type="float" office:value="108" calcext:value-type="float">
            <text:p>108</text:p>
          </table:table-cell>
          <table:table-cell table:formula="of:=[.D7]-[.$D$377]" office:value-type="float" office:value="21" calcext:value-type="float">
            <text:p>21</text:p>
          </table:table-cell>
          <table:table-cell office:value-type="float" office:value="294" calcext:value-type="float">
            <text:p>294</text:p>
          </table:table-cell>
          <table:table-cell table:formula="of:=EXP((-[.$J$13]*[.$J$12]*[.B7]/1000))*[.$J$4]*COS([.$J$12]*(SQRT(1-(POWER([.$J$13];2))))*[.B7]/1000)" office:value-type="float" office:value="18.1101667482888" calcext:value-type="float">
            <text:p>18,1101667482888</text:p>
          </table:table-cell>
          <table:table-cell table:number-columns-repeated="3"/>
          <table:table-cell table:style-name="ce1" office:value-type="string" calcext:value-type="string">
            <text:p>Décrément logarithmique</text:p>
          </table:table-cell>
          <table:table-cell table:style-name="ce2" table:formula="of:=LN([.C2])-LN([.C228])" office:value-type="float" office:value="1.50407739677627" calcext:value-type="float">
            <text:p>1,50407739677627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.A8]-[.$A$2]" office:value-type="float" office:value="129" calcext:value-type="float">
            <text:p>129</text:p>
          </table:table-cell>
          <table:table-cell table:formula="of:=[.D8]-[.$D$377]" office:value-type="float" office:value="20" calcext:value-type="float">
            <text:p>20</text:p>
          </table:table-cell>
          <table:table-cell office:value-type="float" office:value="293" calcext:value-type="float">
            <text:p>293</text:p>
          </table:table-cell>
          <table:table-cell table:formula="of:=EXP((-[.$J$13]*[.$J$12]*[.B8]/1000))*[.$J$4]*COS([.$J$12]*(SQRT(1-(POWER([.$J$13];2))))*[.B8]/1000)" office:value-type="float" office:value="14.8625924808086" calcext:value-type="float">
            <text:p>14,8625924808086</text:p>
          </table:table-cell>
          <table:table-cell table:number-columns-repeated="3"/>
          <table:table-cell table:style-name="ce1" office:value-type="string" calcext:value-type="string">
            <text:p>t (s)</text:p>
          </table:table-cell>
          <table:table-cell table:style-name="ce2" table:formula="of:=[.A2]/1000" office:value-type="float" office:value="1.875" calcext:value-type="float">
            <text:p>1,875</text:p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[.A9]-[.$A$2]" office:value-type="float" office:value="150" calcext:value-type="float">
            <text:p>150</text:p>
          </table:table-cell>
          <table:table-cell table:formula="of:=[.D9]-[.$D$377]" office:value-type="float" office:value="17" calcext:value-type="float">
            <text:p>17</text:p>
          </table:table-cell>
          <table:table-cell office:value-type="float" office:value="290" calcext:value-type="float">
            <text:p>290</text:p>
          </table:table-cell>
          <table:table-cell table:formula="of:=EXP((-[.$J$13]*[.$J$12]*[.B9]/1000))*[.$J$4]*COS([.$J$12]*(SQRT(1-(POWER([.$J$13];2))))*[.B9]/1000)" office:value-type="float" office:value="11.2960729776575" calcext:value-type="float">
            <text:p>11,2960729776575</text:p>
          </table:table-cell>
          <table:table-cell table:number-columns-repeated="3"/>
          <table:table-cell table:style-name="ce1" office:value-type="string" calcext:value-type="string">
            <text:p>t+nT (s)</text:p>
          </table:table-cell>
          <table:table-cell table:style-name="ce2" table:formula="of:=[.A228]/1000" office:value-type="float" office:value="6.76" calcext:value-type="float">
            <text:p>6,76</text:p>
          </table:table-cell>
          <table:table-cell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[.A10]-[.$A$2]" office:value-type="float" office:value="171" calcext:value-type="float">
            <text:p>171</text:p>
          </table:table-cell>
          <table:table-cell table:formula="of:=[.D10]-[.$D$377]"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table:formula="of:=EXP((-[.$J$13]*[.$J$12]*[.B10]/1000))*[.$J$4]*COS([.$J$12]*(SQRT(1-(POWER([.$J$13];2))))*[.B10]/1000)" office:value-type="float" office:value="7.50137670774366" calcext:value-type="float">
            <text:p>7,50137670774366</text:p>
          </table:table-cell>
          <table:table-cell table:number-columns-repeated="3"/>
          <table:table-cell table:style-name="ce1" office:value-type="string" calcext:value-type="string">
            <text:p>n</text:p>
          </table:table-cell>
          <table:table-cell table:style-name="ce2" table:formula="of:=6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11]-[.$A$2]" office:value-type="float" office:value="192" calcext:value-type="float">
            <text:p>192</text:p>
          </table:table-cell>
          <table:table-cell table:formula="of:=[.D11]-[.$D$377]" office:value-type="float" office:value="9" calcext:value-type="float">
            <text:p>9</text:p>
          </table:table-cell>
          <table:table-cell office:value-type="float" office:value="282" calcext:value-type="float">
            <text:p>282</text:p>
          </table:table-cell>
          <table:table-cell table:formula="of:=EXP((-[.$J$13]*[.$J$12]*[.B11]/1000))*[.$J$4]*COS([.$J$12]*(SQRT(1-(POWER([.$J$13];2))))*[.B11]/1000)" office:value-type="float" office:value="3.57363855906383" calcext:value-type="float">
            <text:p>3,57363855906383</text:p>
          </table:table-cell>
          <table:table-cell table:number-columns-repeated="3"/>
          <table:table-cell table:style-name="ce1" office:value-type="string" calcext:value-type="string">
            <text:p><text:s/>T (s)</text:p>
          </table:table-cell>
          <table:table-cell table:style-name="ce2" table:formula="of:=([.A228]-[.A4])/(1000*[.J10])" office:value-type="float" office:value="0.807166666666667" calcext:value-type="float">
            <text:p>0,807166666666667</text:p>
          </table:table-cell>
          <table:table-cell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formula="of:=[.A12]-[.$A$2]" office:value-type="float" office:value="213" calcext:value-type="float">
            <text:p>213</text:p>
          </table:table-cell>
          <table:table-cell table:formula="of:=[.D12]-[.$D$377]"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formula="of:=EXP((-[.$J$13]*[.$J$12]*[.B12]/1000))*[.$J$4]*COS([.$J$12]*(SQRT(1-(POWER([.$J$13];2))))*[.B12]/1000)" office:value-type="float" office:value="-0.390007691641877" calcext:value-type="float">
            <text:p>-0,390007691641877</text:p>
          </table:table-cell>
          <table:table-cell table:number-columns-repeated="3"/>
          <table:table-cell table:style-name="ce1" office:value-type="string" calcext:value-type="string">
            <text:p>w0 (rad/s)</text:p>
          </table:table-cell>
          <table:table-cell table:style-name="ce2" table:formula="of:=SQRT([.J6]/[.J5])" office:value-type="float" office:value="7.4535599249993" calcext:value-type="float">
            <text:p>7,4535599249993</text:p>
          </table:table-cell>
          <table:table-cell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formula="of:=[.A13]-[.$A$2]" office:value-type="float" office:value="237" calcext:value-type="float">
            <text:p>237</text:p>
          </table:table-cell>
          <table:table-cell table:formula="of:=[.D13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13]/1000))*[.$J$4]*COS([.$J$12]*(SQRT(1-(POWER([.$J$13];2))))*[.B13]/1000)" office:value-type="float" office:value="-4.83985812709904" calcext:value-type="float">
            <text:p>-4,83985812709904</text:p>
          </table:table-cell>
          <table:table-cell table:number-columns-repeated="3"/>
          <table:table-cell table:style-name="ce1" office:value-type="string" calcext:value-type="string">
            <text:p>facteur d’amortissement</text:p>
          </table:table-cell>
          <table:table-cell table:style-name="ce2" table:formula="of:=[.J7]/([.J12]*[.J11]*[.J10])" office:value-type="float" office:value="0.0416669746348875" calcext:value-type="float">
            <text:p>0,0416669746348875</text:p>
          </table:table-cell>
          <table:table-cell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formula="of:=[.A14]-[.$A$2]" office:value-type="float" office:value="259" calcext:value-type="float">
            <text:p>259</text:p>
          </table:table-cell>
          <table:table-cell table:formula="of:=[.D14]-[.$D$377]" office:value-type="float" office:value="-5" calcext:value-type="float">
            <text:p>-5</text:p>
          </table:table-cell>
          <table:table-cell office:value-type="float" office:value="268" calcext:value-type="float">
            <text:p>268</text:p>
          </table:table-cell>
          <table:table-cell table:formula="of:=EXP((-[.$J$13]*[.$J$12]*[.B14]/1000))*[.$J$4]*COS([.$J$12]*(SQRT(1-(POWER([.$J$13];2))))*[.B14]/1000)" office:value-type="float" office:value="-8.72962830060545" calcext:value-type="float">
            <text:p>-8,72962830060545</text:p>
          </table:table-cell>
          <table:table-cell table:number-columns-repeated="3"/>
          <table:table-cell table:style-name="ce1" office:value-type="string" calcext:value-type="string">
            <text:p>pulsation de résonance (rad/s)</text:p>
          </table:table-cell>
          <table:table-cell table:style-name="ce2" table:formula="of:=[.J12]*SQRT(1-POWER([.J13];2))" office:value-type="float" office:value="7.44708691452487" calcext:value-type="float">
            <text:p>7,44708691452487</text:p>
          </table:table-cell>
          <table:table-cell table:number-columns-repeated="2"/>
        </table:table-row>
        <table:table-row table:style-name="ro2">
          <table:table-cell office:value-type="float" office:value="2155" calcext:value-type="float">
            <text:p>2155</text:p>
          </table:table-cell>
          <table:table-cell table:formula="of:=[.A15]-[.$A$2]" office:value-type="float" office:value="280" calcext:value-type="float">
            <text:p>280</text:p>
          </table:table-cell>
          <table:table-cell table:formula="of:=[.D15]-[.$D$377]" office:value-type="float" office:value="-9" calcext:value-type="float">
            <text:p>-9</text:p>
          </table:table-cell>
          <table:table-cell office:value-type="float" office:value="264" calcext:value-type="float">
            <text:p>264</text:p>
          </table:table-cell>
          <table:table-cell table:formula="of:=EXP((-[.$J$13]*[.$J$12]*[.B15]/1000))*[.$J$4]*COS([.$J$12]*(SQRT(1-(POWER([.$J$13];2))))*[.B15]/1000)" office:value-type="float" office:value="-12.1776928474437" calcext:value-type="float">
            <text:p>-12,1776928474437</text:p>
          </table:table-cell>
          <table:table-cell table:number-columns-repeated="3"/>
          <table:table-cell table:style-name="ce1" office:value-type="string" calcext:value-type="string">
            <text:p>fréquence de résonance (s<text:span text:style-name="T1">-1</text:span>)</text:p>
          </table:table-cell>
          <table:table-cell table:style-name="ce2" table:formula="of:=[.J14]/(2*PI())" office:value-type="float" office:value="1.1852406940816" calcext:value-type="float">
            <text:p>1,1852406940816</text:p>
          </table:table-cell>
          <table:table-cell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[.A16]-[.$A$2]" office:value-type="float" office:value="301" calcext:value-type="float">
            <text:p>301</text:p>
          </table:table-cell>
          <table:table-cell table:formula="of:=[.D16]-[.$D$377]" office:value-type="float" office:value="-17" calcext:value-type="float">
            <text:p>-17</text:p>
          </table:table-cell>
          <table:table-cell office:value-type="float" office:value="256" calcext:value-type="float">
            <text:p>256</text:p>
          </table:table-cell>
          <table:table-cell table:formula="of:=EXP((-[.$J$13]*[.$J$12]*[.B16]/1000))*[.$J$4]*COS([.$J$12]*(SQRT(1-(POWER([.$J$13];2))))*[.B16]/1000)" office:value-type="float" office:value="-15.2852621122839" calcext:value-type="float">
            <text:p>-15,2852621122839</text:p>
          </table:table-cell>
          <table:table-cell table:number-columns-repeated="3"/>
          <table:table-cell table:style-name="ce1" office:value-type="string" calcext:value-type="string">
            <text:p>Amplification dynamique maximale</text:p>
          </table:table-cell>
          <table:table-cell table:style-name="ce2" table:formula="of:=1/(2*[.J13]*SQRT(1-POWER([.J13];2)))" office:value-type="float" office:value="12.010341632789" calcext:value-type="float">
            <text:p>12,010341632789</text:p>
          </table:table-cell>
          <table:table-cell table:number-columns-repeated="2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formula="of:=[.A17]-[.$A$2]" office:value-type="float" office:value="322" calcext:value-type="float">
            <text:p>322</text:p>
          </table:table-cell>
          <table:table-cell table:formula="of:=[.D17]-[.$D$377]" office:value-type="float" office:value="-21" calcext:value-type="float">
            <text:p>-21</text:p>
          </table:table-cell>
          <table:table-cell office:value-type="float" office:value="252" calcext:value-type="float">
            <text:p>252</text:p>
          </table:table-cell>
          <table:table-cell table:formula="of:=EXP((-[.$J$13]*[.$J$12]*[.B17]/1000))*[.$J$4]*COS([.$J$12]*(SQRT(1-(POWER([.$J$13];2))))*[.B17]/1000)" office:value-type="float" office:value="-17.9812618729416" calcext:value-type="float">
            <text:p>-17,9812618729416</text:p>
          </table:table-cell>
          <table:table-cell table:number-columns-repeated="3"/>
          <table:table-cell table:style-name="ce1" office:value-type="string" calcext:value-type="string">
            <text:p>Mobilité maximale</text:p>
          </table:table-cell>
          <table:table-cell table:style-name="ce2" table:formula="of:=[.J12]/(2*[.J13])" office:value-type="float" office:value="89.4420580125161" calcext:value-type="float">
            <text:p>89,4420580125161</text:p>
          </table:table-cell>
          <table:table-cell table:number-columns-repeated="2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formula="of:=[.A18]-[.$A$2]" office:value-type="float" office:value="343" calcext:value-type="float">
            <text:p>343</text:p>
          </table:table-cell>
          <table:table-cell table:formula="of:=[.D18]-[.$D$377]" office:value-type="float" office:value="-25" calcext:value-type="float">
            <text:p>-25</text:p>
          </table:table-cell>
          <table:table-cell office:value-type="float" office:value="248" calcext:value-type="float">
            <text:p>248</text:p>
          </table:table-cell>
          <table:table-cell table:formula="of:=EXP((-[.$J$13]*[.$J$12]*[.B18]/1000))*[.$J$4]*COS([.$J$12]*(SQRT(1-(POWER([.$J$13];2))))*[.B18]/1000)" office:value-type="float" office:value="-20.2055365047529" calcext:value-type="float">
            <text:p>-20,2055365047529</text:p>
          </table:table-cell>
          <table:table-cell table:number-columns-repeated="7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formula="of:=[.A19]-[.$A$2]" office:value-type="float" office:value="364" calcext:value-type="float">
            <text:p>364</text:p>
          </table:table-cell>
          <table:table-cell table:formula="of:=[.D19]-[.$D$377]" office:value-type="float" office:value="-29" calcext:value-type="float">
            <text:p>-29</text:p>
          </table:table-cell>
          <table:table-cell office:value-type="float" office:value="244" calcext:value-type="float">
            <text:p>244</text:p>
          </table:table-cell>
          <table:table-cell table:formula="of:=EXP((-[.$J$13]*[.$J$12]*[.B19]/1000))*[.$J$4]*COS([.$J$12]*(SQRT(1-(POWER([.$J$13];2))))*[.B19]/1000)" office:value-type="float" office:value="-21.9101687404487" calcext:value-type="float">
            <text:p>-21,9101687404487</text:p>
          </table:table-cell>
          <table:table-cell table:number-columns-repeated="7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formula="of:=[.A20]-[.$A$2]" office:value-type="float" office:value="385" calcext:value-type="float">
            <text:p>385</text:p>
          </table:table-cell>
          <table:table-cell table:formula="of:=[.D20]-[.$D$377]" office:value-type="float" office:value="-33" calcext:value-type="float">
            <text:p>-33</text:p>
          </table:table-cell>
          <table:table-cell office:value-type="float" office:value="240" calcext:value-type="float">
            <text:p>240</text:p>
          </table:table-cell>
          <table:table-cell table:formula="of:=EXP((-[.$J$13]*[.$J$12]*[.B20]/1000))*[.$J$4]*COS([.$J$12]*(SQRT(1-(POWER([.$J$13];2))))*[.B20]/1000)" office:value-type="float" office:value="-23.0604850420933" calcext:value-type="float">
            <text:p>-23,0604850420933</text:p>
          </table:table-cell>
          <table:table-cell table:number-columns-repeated="7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formula="of:=[.A21]-[.$A$2]" office:value-type="float" office:value="410" calcext:value-type="float">
            <text:p>410</text:p>
          </table:table-cell>
          <table:table-cell table:formula="of:=[.D21]-[.$D$377]" office:value-type="float" office:value="-33" calcext:value-type="float">
            <text:p>-33</text:p>
          </table:table-cell>
          <table:table-cell office:value-type="float" office:value="240" calcext:value-type="float">
            <text:p>240</text:p>
          </table:table-cell>
          <table:table-cell table:formula="of:=EXP((-[.$J$13]*[.$J$12]*[.B21]/1000))*[.$J$4]*COS([.$J$12]*(SQRT(1-(POWER([.$J$13];2))))*[.B21]/1000)" office:value-type="float" office:value="-23.679315510452" calcext:value-type="float">
            <text:p>-23,679315510452</text:p>
          </table:table-cell>
          <table:table-cell table:number-columns-repeated="7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formula="of:=[.A22]-[.$A$2]" office:value-type="float" office:value="431" calcext:value-type="float">
            <text:p>431</text:p>
          </table:table-cell>
          <table:table-cell table:formula="of:=[.D22]-[.$D$377]" office:value-type="float" office:value="-34" calcext:value-type="float">
            <text:p>-34</text:p>
          </table:table-cell>
          <table:table-cell office:value-type="float" office:value="239" calcext:value-type="float">
            <text:p>239</text:p>
          </table:table-cell>
          <table:table-cell table:formula="of:=EXP((-[.$J$13]*[.$J$12]*[.B22]/1000))*[.$J$4]*COS([.$J$12]*(SQRT(1-(POWER([.$J$13];2))))*[.B22]/1000)" office:value-type="float" office:value="-23.5626219380226" calcext:value-type="float">
            <text:p>-23,5626219380226</text:p>
          </table:table-cell>
          <table:table-cell table:number-columns-repeated="7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formula="of:=[.A23]-[.$A$2]" office:value-type="float" office:value="452" calcext:value-type="float">
            <text:p>452</text:p>
          </table:table-cell>
          <table:table-cell table:formula="of:=[.D23]-[.$D$377]" office:value-type="float" office:value="-35" calcext:value-type="float">
            <text:p>-35</text:p>
          </table:table-cell>
          <table:table-cell office:value-type="float" office:value="238" calcext:value-type="float">
            <text:p>238</text:p>
          </table:table-cell>
          <table:table-cell table:formula="of:=EXP((-[.$J$13]*[.$J$12]*[.B23]/1000))*[.$J$4]*COS([.$J$12]*(SQRT(1-(POWER([.$J$13];2))))*[.B23]/1000)" office:value-type="float" office:value="-22.8750750647598" calcext:value-type="float">
            <text:p>-22,8750750647598</text:p>
          </table:table-cell>
          <table:table-cell table:number-columns-repeated="7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formula="of:=[.A24]-[.$A$2]" office:value-type="float" office:value="473" calcext:value-type="float">
            <text:p>473</text:p>
          </table:table-cell>
          <table:table-cell table:formula="of:=[.D24]-[.$D$377]" office:value-type="float" office:value="-33" calcext:value-type="float">
            <text:p>-33</text:p>
          </table:table-cell>
          <table:table-cell office:value-type="float" office:value="240" calcext:value-type="float">
            <text:p>240</text:p>
          </table:table-cell>
          <table:table-cell table:formula="of:=EXP((-[.$J$13]*[.$J$12]*[.B24]/1000))*[.$J$4]*COS([.$J$12]*(SQRT(1-(POWER([.$J$13];2))))*[.B24]/1000)" office:value-type="float" office:value="-21.6407740227156" calcext:value-type="float">
            <text:p>-21,6407740227156</text:p>
          </table:table-cell>
          <table:table-cell table:number-columns-repeated="7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formula="of:=[.A25]-[.$A$2]" office:value-type="float" office:value="494" calcext:value-type="float">
            <text:p>494</text:p>
          </table:table-cell>
          <table:table-cell table:formula="of:=[.D25]-[.$D$377]" office:value-type="float" office:value="-30" calcext:value-type="float">
            <text:p>-30</text:p>
          </table:table-cell>
          <table:table-cell office:value-type="float" office:value="243" calcext:value-type="float">
            <text:p>243</text:p>
          </table:table-cell>
          <table:table-cell table:formula="of:=EXP((-[.$J$13]*[.$J$12]*[.B25]/1000))*[.$J$4]*COS([.$J$12]*(SQRT(1-(POWER([.$J$13];2))))*[.B25]/1000)" office:value-type="float" office:value="-19.8967869826646" calcext:value-type="float">
            <text:p>-19,8967869826646</text:p>
          </table:table-cell>
          <table:table-cell table:number-columns-repeated="7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formula="of:=[.A26]-[.$A$2]" office:value-type="float" office:value="515" calcext:value-type="float">
            <text:p>515</text:p>
          </table:table-cell>
          <table:table-cell table:formula="of:=[.D26]-[.$D$377]" office:value-type="float" office:value="-26" calcext:value-type="float">
            <text:p>-26</text:p>
          </table:table-cell>
          <table:table-cell office:value-type="float" office:value="247" calcext:value-type="float">
            <text:p>247</text:p>
          </table:table-cell>
          <table:table-cell table:formula="of:=EXP((-[.$J$13]*[.$J$12]*[.B26]/1000))*[.$J$4]*COS([.$J$12]*(SQRT(1-(POWER([.$J$13];2))))*[.B26]/1000)" office:value-type="float" office:value="-17.6920826545047" calcext:value-type="float">
            <text:p>-17,6920826545047</text:p>
          </table:table-cell>
          <table:table-cell table:number-columns-repeated="7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[.A27]-[.$A$2]" office:value-type="float" office:value="540" calcext:value-type="float">
            <text:p>540</text:p>
          </table:table-cell>
          <table:table-cell table:formula="of:=[.D27]-[.$D$377]" office:value-type="float" office:value="-20" calcext:value-type="float">
            <text:p>-20</text:p>
          </table:table-cell>
          <table:table-cell office:value-type="float" office:value="253" calcext:value-type="float">
            <text:p>253</text:p>
          </table:table-cell>
          <table:table-cell table:formula="of:=EXP((-[.$J$13]*[.$J$12]*[.B27]/1000))*[.$J$4]*COS([.$J$12]*(SQRT(1-(POWER([.$J$13];2))))*[.B27]/1000)" office:value-type="float" office:value="-14.549877626563" calcext:value-type="float">
            <text:p>-14,549877626563</text:p>
          </table:table-cell>
          <table:table-cell table:number-columns-repeated="7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formula="of:=[.A28]-[.$A$2]" office:value-type="float" office:value="562" calcext:value-type="float">
            <text:p>562</text:p>
          </table:table-cell>
          <table:table-cell table:formula="of:=[.D28]-[.$D$377]" office:value-type="float" office:value="-17" calcext:value-type="float">
            <text:p>-17</text:p>
          </table:table-cell>
          <table:table-cell office:value-type="float" office:value="256" calcext:value-type="float">
            <text:p>256</text:p>
          </table:table-cell>
          <table:table-cell table:formula="of:=EXP((-[.$J$13]*[.$J$12]*[.B28]/1000))*[.$J$4]*COS([.$J$12]*(SQRT(1-(POWER([.$J$13];2))))*[.B28]/1000)" office:value-type="float" office:value="-11.4070963453798" calcext:value-type="float">
            <text:p>-11,4070963453798</text:p>
          </table:table-cell>
          <table:table-cell table:number-columns-repeated="7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formula="of:=[.A29]-[.$A$2]" office:value-type="float" office:value="583" calcext:value-type="float">
            <text:p>583</text:p>
          </table:table-cell>
          <table:table-cell table:formula="of:=[.D29]-[.$D$377]" office:value-type="float" office:value="-13" calcext:value-type="float">
            <text:p>-13</text:p>
          </table:table-cell>
          <table:table-cell office:value-type="float" office:value="260" calcext:value-type="float">
            <text:p>260</text:p>
          </table:table-cell>
          <table:table-cell table:formula="of:=EXP((-[.$J$13]*[.$J$12]*[.B29]/1000))*[.$J$4]*COS([.$J$12]*(SQRT(1-(POWER([.$J$13];2))))*[.B29]/1000)" office:value-type="float" office:value="-8.16209630420745" calcext:value-type="float">
            <text:p>-8,16209630420745</text:p>
          </table:table-cell>
          <table:table-cell table:number-columns-repeated="7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[.A30]-[.$A$2]" office:value-type="float" office:value="604" calcext:value-type="float">
            <text:p>604</text:p>
          </table:table-cell>
          <table:table-cell table:formula="of:=[.D30]-[.$D$377]" office:value-type="float" office:value="-7" calcext:value-type="float">
            <text:p>-7</text:p>
          </table:table-cell>
          <table:table-cell office:value-type="float" office:value="266" calcext:value-type="float">
            <text:p>266</text:p>
          </table:table-cell>
          <table:table-cell table:formula="of:=EXP((-[.$J$13]*[.$J$12]*[.B30]/1000))*[.$J$4]*COS([.$J$12]*(SQRT(1-(POWER([.$J$13];2))))*[.B30]/1000)" office:value-type="float" office:value="-4.76088109743894" calcext:value-type="float">
            <text:p>-4,76088109743894</text:p>
          </table:table-cell>
          <table:table-cell table:number-columns-repeated="7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A31]-[.$A$2]" office:value-type="float" office:value="625" calcext:value-type="float">
            <text:p>625</text:p>
          </table:table-cell>
          <table:table-cell table:formula="of:=[.D31]-[.$D$377]" office:value-type="float" office:value="-3" calcext:value-type="float">
            <text:p>-3</text:p>
          </table:table-cell>
          <table:table-cell office:value-type="float" office:value="270" calcext:value-type="float">
            <text:p>270</text:p>
          </table:table-cell>
          <table:table-cell table:formula="of:=EXP((-[.$J$13]*[.$J$12]*[.B31]/1000))*[.$J$4]*COS([.$J$12]*(SQRT(1-(POWER([.$J$13];2))))*[.B31]/1000)" office:value-type="float" office:value="-1.28809490674453" calcext:value-type="float">
            <text:p>-1,28809490674453</text:p>
          </table:table-cell>
          <table:table-cell table:number-columns-repeated="7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formula="of:=[.A32]-[.$A$2]" office:value-type="float" office:value="646" calcext:value-type="float">
            <text:p>646</text:p>
          </table:table-cell>
          <table:table-cell table:formula="of:=[.D32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2]/1000))*[.$J$4]*COS([.$J$12]*(SQRT(1-(POWER([.$J$13];2))))*[.B32]/1000)" office:value-type="float" office:value="2.1709764519881" calcext:value-type="float">
            <text:p>2,1709764519881</text:p>
          </table:table-cell>
          <table:table-cell table:number-columns-repeated="7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formula="of:=[.A33]-[.$A$2]" office:value-type="float" office:value="668" calcext:value-type="float">
            <text:p>668</text:p>
          </table:table-cell>
          <table:table-cell table:formula="of:=[.D33]-[.$D$377]"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formula="of:=EXP((-[.$J$13]*[.$J$12]*[.B33]/1000))*[.$J$4]*COS([.$J$12]*(SQRT(1-(POWER([.$J$13];2))))*[.B33]/1000)" office:value-type="float" office:value="5.68873640348423" calcext:value-type="float">
            <text:p>5,68873640348423</text:p>
          </table:table-cell>
          <table:table-cell table:number-columns-repeated="7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formula="of:=[.A34]-[.$A$2]" office:value-type="float" office:value="692" calcext:value-type="float">
            <text:p>692</text:p>
          </table:table-cell>
          <table:table-cell table:formula="of:=[.D34]-[.$D$377]" office:value-type="float" office:value="9" calcext:value-type="float">
            <text:p>9</text:p>
          </table:table-cell>
          <table:table-cell office:value-type="float" office:value="282" calcext:value-type="float">
            <text:p>282</text:p>
          </table:table-cell>
          <table:table-cell table:formula="of:=EXP((-[.$J$13]*[.$J$12]*[.B34]/1000))*[.$J$4]*COS([.$J$12]*(SQRT(1-(POWER([.$J$13];2))))*[.B34]/1000)" office:value-type="float" office:value="9.2959367055164" calcext:value-type="float">
            <text:p>9,2959367055164</text:p>
          </table:table-cell>
          <table:table-cell table:number-columns-repeated="7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formula="of:=[.A35]-[.$A$2]" office:value-type="float" office:value="713" calcext:value-type="float">
            <text:p>713</text:p>
          </table:table-cell>
          <table:table-cell table:formula="of:=[.D35]-[.$D$377]"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table:formula="of:=EXP((-[.$J$13]*[.$J$12]*[.B35]/1000))*[.$J$4]*COS([.$J$12]*(SQRT(1-(POWER([.$J$13];2))))*[.B35]/1000)" office:value-type="float" office:value="12.1703817705999" calcext:value-type="float">
            <text:p>12,1703817705999</text:p>
          </table:table-cell>
          <table:table-cell table:number-columns-repeated="7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formula="of:=[.A36]-[.$A$2]" office:value-type="float" office:value="734" calcext:value-type="float">
            <text:p>734</text:p>
          </table:table-cell>
          <table:table-cell table:formula="of:=[.D36]-[.$D$377]" office:value-type="float" office:value="14" calcext:value-type="float">
            <text:p>14</text:p>
          </table:table-cell>
          <table:table-cell office:value-type="float" office:value="287" calcext:value-type="float">
            <text:p>287</text:p>
          </table:table-cell>
          <table:table-cell table:formula="of:=EXP((-[.$J$13]*[.$J$12]*[.B36]/1000))*[.$J$4]*COS([.$J$12]*(SQRT(1-(POWER([.$J$13];2))))*[.B36]/1000)" office:value-type="float" office:value="14.7119427550224" calcext:value-type="float">
            <text:p>14,7119427550224</text:p>
          </table:table-cell>
          <table:table-cell table:number-columns-repeated="7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formula="of:=[.A37]-[.$A$2]" office:value-type="float" office:value="755" calcext:value-type="float">
            <text:p>755</text:p>
          </table:table-cell>
          <table:table-cell table:formula="of:=[.D37]-[.$D$377]"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table:formula="of:=EXP((-[.$J$13]*[.$J$12]*[.B37]/1000))*[.$J$4]*COS([.$J$12]*(SQRT(1-(POWER([.$J$13];2))))*[.B37]/1000)" office:value-type="float" office:value="16.86319585091" calcext:value-type="float">
            <text:p>16,86319585091</text:p>
          </table:table-cell>
          <table:table-cell table:number-columns-repeated="7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formula="of:=[.A38]-[.$A$2]" office:value-type="float" office:value="776" calcext:value-type="float">
            <text:p>776</text:p>
          </table:table-cell>
          <table:table-cell table:formula="of:=[.D38]-[.$D$377]" office:value-type="float" office:value="18" calcext:value-type="float">
            <text:p>18</text:p>
          </table:table-cell>
          <table:table-cell office:value-type="float" office:value="291" calcext:value-type="float">
            <text:p>291</text:p>
          </table:table-cell>
          <table:table-cell table:formula="of:=EXP((-[.$J$13]*[.$J$12]*[.B38]/1000))*[.$J$4]*COS([.$J$12]*(SQRT(1-(POWER([.$J$13];2))))*[.B38]/1000)" office:value-type="float" office:value="18.5769424792663" calcext:value-type="float">
            <text:p>18,5769424792663</text:p>
          </table:table-cell>
          <table:table-cell table:number-columns-repeated="7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formula="of:=[.A39]-[.$A$2]" office:value-type="float" office:value="797" calcext:value-type="float">
            <text:p>797</text:p>
          </table:table-cell>
          <table:table-cell table:formula="of:=[.D39]-[.$D$377]" office:value-type="float" office:value="21" calcext:value-type="float">
            <text:p>21</text:p>
          </table:table-cell>
          <table:table-cell office:value-type="float" office:value="294" calcext:value-type="float">
            <text:p>294</text:p>
          </table:table-cell>
          <table:table-cell table:formula="of:=EXP((-[.$J$13]*[.$J$12]*[.B39]/1000))*[.$J$4]*COS([.$J$12]*(SQRT(1-(POWER([.$J$13];2))))*[.B39]/1000)" office:value-type="float" office:value="19.8172232924581" calcext:value-type="float">
            <text:p>19,8172232924581</text:p>
          </table:table-cell>
          <table:table-cell table:number-columns-repeated="7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formula="of:=[.A40]-[.$A$2]" office:value-type="float" office:value="823" calcext:value-type="float">
            <text:p>823</text:p>
          </table:table-cell>
          <table:table-cell table:formula="of:=[.D40]-[.$D$377]" office:value-type="float" office:value="20" calcext:value-type="float">
            <text:p>20</text:p>
          </table:table-cell>
          <table:table-cell office:value-type="float" office:value="293" calcext:value-type="float">
            <text:p>293</text:p>
          </table:table-cell>
          <table:table-cell table:formula="of:=EXP((-[.$J$13]*[.$J$12]*[.B40]/1000))*[.$J$4]*COS([.$J$12]*(SQRT(1-(POWER([.$J$13];2))))*[.B40]/1000)" office:value-type="float" office:value="20.6620493669169" calcext:value-type="float">
            <text:p>20,6620493669169</text:p>
          </table:table-cell>
          <table:table-cell table:number-columns-repeated="7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formula="of:=[.A41]-[.$A$2]" office:value-type="float" office:value="844" calcext:value-type="float">
            <text:p>844</text:p>
          </table:table-cell>
          <table:table-cell table:formula="of:=[.D41]-[.$D$377]" office:value-type="float" office:value="19" calcext:value-type="float">
            <text:p>19</text:p>
          </table:table-cell>
          <table:table-cell office:value-type="float" office:value="292" calcext:value-type="float">
            <text:p>292</text:p>
          </table:table-cell>
          <table:table-cell table:formula="of:=EXP((-[.$J$13]*[.$J$12]*[.B41]/1000))*[.$J$4]*COS([.$J$12]*(SQRT(1-(POWER([.$J$13];2))))*[.B41]/1000)" office:value-type="float" office:value="20.7742813274344" calcext:value-type="float">
            <text:p>20,7742813274344</text:p>
          </table:table-cell>
          <table:table-cell table:number-columns-repeated="7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formula="of:=[.A42]-[.$A$2]" office:value-type="float" office:value="865" calcext:value-type="float">
            <text:p>865</text:p>
          </table:table-cell>
          <table:table-cell table:formula="of:=[.D42]-[.$D$377]" office:value-type="float" office:value="21" calcext:value-type="float">
            <text:p>21</text:p>
          </table:table-cell>
          <table:table-cell office:value-type="float" office:value="294" calcext:value-type="float">
            <text:p>294</text:p>
          </table:table-cell>
          <table:table-cell table:formula="of:=EXP((-[.$J$13]*[.$J$12]*[.B42]/1000))*[.$J$4]*COS([.$J$12]*(SQRT(1-(POWER([.$J$13];2))))*[.B42]/1000)" office:value-type="float" office:value="20.3804255923993" calcext:value-type="float">
            <text:p>20,3804255923993</text:p>
          </table:table-cell>
          <table:table-cell table:number-columns-repeated="7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formula="of:=[.A43]-[.$A$2]" office:value-type="float" office:value="886" calcext:value-type="float">
            <text:p>886</text:p>
          </table:table-cell>
          <table:table-cell table:formula="of:=[.D43]-[.$D$377]" office:value-type="float" office:value="21" calcext:value-type="float">
            <text:p>21</text:p>
          </table:table-cell>
          <table:table-cell office:value-type="float" office:value="294" calcext:value-type="float">
            <text:p>294</text:p>
          </table:table-cell>
          <table:table-cell table:formula="of:=EXP((-[.$J$13]*[.$J$12]*[.B43]/1000))*[.$J$4]*COS([.$J$12]*(SQRT(1-(POWER([.$J$13];2))))*[.B43]/1000)" office:value-type="float" office:value="19.496607863386" calcext:value-type="float">
            <text:p>19,496607863386</text:p>
          </table:table-cell>
          <table:table-cell table:number-columns-repeated="7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formula="of:=[.A44]-[.$A$2]" office:value-type="float" office:value="907" calcext:value-type="float">
            <text:p>907</text:p>
          </table:table-cell>
          <table:table-cell table:formula="of:=[.D44]-[.$D$377]" office:value-type="float" office:value="22" calcext:value-type="float">
            <text:p>22</text:p>
          </table:table-cell>
          <table:table-cell office:value-type="float" office:value="295" calcext:value-type="float">
            <text:p>295</text:p>
          </table:table-cell>
          <table:table-cell table:formula="of:=EXP((-[.$J$13]*[.$J$12]*[.B44]/1000))*[.$J$4]*COS([.$J$12]*(SQRT(1-(POWER([.$J$13];2))))*[.B44]/1000)" office:value-type="float" office:value="18.1506466564345" calcext:value-type="float">
            <text:p>18,1506466564345</text:p>
          </table:table-cell>
          <table:table-cell table:number-columns-repeated="7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formula="of:=[.A45]-[.$A$2]" office:value-type="float" office:value="928" calcext:value-type="float">
            <text:p>928</text:p>
          </table:table-cell>
          <table:table-cell table:formula="of:=[.D45]-[.$D$377]" office:value-type="float" office:value="19" calcext:value-type="float">
            <text:p>19</text:p>
          </table:table-cell>
          <table:table-cell office:value-type="float" office:value="292" calcext:value-type="float">
            <text:p>292</text:p>
          </table:table-cell>
          <table:table-cell table:formula="of:=EXP((-[.$J$13]*[.$J$12]*[.B45]/1000))*[.$J$4]*COS([.$J$12]*(SQRT(1-(POWER([.$J$13];2))))*[.B45]/1000)" office:value-type="float" office:value="16.3812260268783" calcext:value-type="float">
            <text:p>16,3812260268783</text:p>
          </table:table-cell>
          <table:table-cell table:number-columns-repeated="7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formula="of:=[.A46]-[.$A$2]" office:value-type="float" office:value="954" calcext:value-type="float">
            <text:p>954</text:p>
          </table:table-cell>
          <table:table-cell table:formula="of:=[.D46]-[.$D$377]" office:value-type="float" office:value="18" calcext:value-type="float">
            <text:p>18</text:p>
          </table:table-cell>
          <table:table-cell office:value-type="float" office:value="291" calcext:value-type="float">
            <text:p>291</text:p>
          </table:table-cell>
          <table:table-cell table:formula="of:=EXP((-[.$J$13]*[.$J$12]*[.B46]/1000))*[.$J$4]*COS([.$J$12]*(SQRT(1-(POWER([.$J$13];2))))*[.B46]/1000)" office:value-type="float" office:value="13.6770745037838" calcext:value-type="float">
            <text:p>13,6770745037838</text:p>
          </table:table-cell>
          <table:table-cell table:number-columns-repeated="7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formula="of:=[.A47]-[.$A$2]" office:value-type="float" office:value="975" calcext:value-type="float">
            <text:p>975</text:p>
          </table:table-cell>
          <table:table-cell table:formula="of:=[.D47]-[.$D$377]" office:value-type="float" office:value="14" calcext:value-type="float">
            <text:p>14</text:p>
          </table:table-cell>
          <table:table-cell office:value-type="float" office:value="287" calcext:value-type="float">
            <text:p>287</text:p>
          </table:table-cell>
          <table:table-cell table:formula="of:=EXP((-[.$J$13]*[.$J$12]*[.B47]/1000))*[.$J$4]*COS([.$J$12]*(SQRT(1-(POWER([.$J$13];2))))*[.B47]/1000)" office:value-type="float" office:value="11.1480951251962" calcext:value-type="float">
            <text:p>11,1480951251962</text:p>
          </table:table-cell>
          <table:table-cell table:number-columns-repeated="7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formula="of:=[.A48]-[.$A$2]" office:value-type="float" office:value="996" calcext:value-type="float">
            <text:p>996</text:p>
          </table:table-cell>
          <table:table-cell table:formula="of:=[.D48]-[.$D$377]"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table:formula="of:=EXP((-[.$J$13]*[.$J$12]*[.B48]/1000))*[.$J$4]*COS([.$J$12]*(SQRT(1-(POWER([.$J$13];2))))*[.B48]/1000)" office:value-type="float" office:value="8.38108793550547" calcext:value-type="float">
            <text:p>8,38108793550547</text:p>
          </table:table-cell>
          <table:table-cell table:number-columns-repeated="7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formula="of:=[.A49]-[.$A$2]" office:value-type="float" office:value="1017" calcext:value-type="float">
            <text:p>1017</text:p>
          </table:table-cell>
          <table:table-cell table:formula="of:=[.D49]-[.$D$377]"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  <table:table-cell table:formula="of:=EXP((-[.$J$13]*[.$J$12]*[.B49]/1000))*[.$J$4]*COS([.$J$12]*(SQRT(1-(POWER([.$J$13];2))))*[.B49]/1000)" office:value-type="float" office:value="5.44635163093238" calcext:value-type="float">
            <text:p>5,44635163093238</text:p>
          </table:table-cell>
          <table:table-cell table:number-columns-repeated="7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formula="of:=[.A50]-[.$A$2]" office:value-type="float" office:value="1038" calcext:value-type="float">
            <text:p>1038</text:p>
          </table:table-cell>
          <table:table-cell table:formula="of:=[.D50]-[.$D$377]"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table:formula="of:=EXP((-[.$J$13]*[.$J$12]*[.B50]/1000))*[.$J$4]*COS([.$J$12]*(SQRT(1-(POWER([.$J$13];2))))*[.B50]/1000)" office:value-type="float" office:value="2.41734824807146" calcext:value-type="float">
            <text:p>2,41734824807146</text:p>
          </table:table-cell>
          <table:table-cell table:number-columns-repeated="7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formula="of:=[.A51]-[.$A$2]" office:value-type="float" office:value="1059" calcext:value-type="float">
            <text:p>1059</text:p>
          </table:table-cell>
          <table:table-cell table:formula="of:=[.D51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51]/1000))*[.$J$4]*COS([.$J$12]*(SQRT(1-(POWER([.$J$13];2))))*[.B51]/1000)" office:value-type="float" office:value="-0.631122314948792" calcext:value-type="float">
            <text:p>-0,631122314948792</text:p>
          </table:table-cell>
          <table:table-cell table:number-columns-repeated="7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formula="of:=[.A52]-[.$A$2]" office:value-type="float" office:value="1080" calcext:value-type="float">
            <text:p>1080</text:p>
          </table:table-cell>
          <table:table-cell table:formula="of:=[.D52]-[.$D$377]" office:value-type="float" office:value="-5" calcext:value-type="float">
            <text:p>-5</text:p>
          </table:table-cell>
          <table:table-cell office:value-type="float" office:value="268" calcext:value-type="float">
            <text:p>268</text:p>
          </table:table-cell>
          <table:table-cell table:formula="of:=EXP((-[.$J$13]*[.$J$12]*[.B52]/1000))*[.$J$4]*COS([.$J$12]*(SQRT(1-(POWER([.$J$13];2))))*[.B52]/1000)" office:value-type="float" office:value="-3.6247566190281" calcext:value-type="float">
            <text:p>-3,6247566190281</text:p>
          </table:table-cell>
          <table:table-cell table:number-columns-repeated="7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formula="of:=[.A53]-[.$A$2]" office:value-type="float" office:value="1105" calcext:value-type="float">
            <text:p>1105</text:p>
          </table:table-cell>
          <table:table-cell table:formula="of:=[.D53]-[.$D$377]" office:value-type="float" office:value="-8" calcext:value-type="float">
            <text:p>-8</text:p>
          </table:table-cell>
          <table:table-cell office:value-type="float" office:value="265" calcext:value-type="float">
            <text:p>265</text:p>
          </table:table-cell>
          <table:table-cell table:formula="of:=EXP((-[.$J$13]*[.$J$12]*[.B53]/1000))*[.$J$4]*COS([.$J$12]*(SQRT(1-(POWER([.$J$13];2))))*[.B53]/1000)" office:value-type="float" office:value="-7.01750616351006" calcext:value-type="float">
            <text:p>-7,01750616351006</text:p>
          </table:table-cell>
          <table:table-cell table:number-columns-repeated="7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formula="of:=[.A54]-[.$A$2]" office:value-type="float" office:value="1126" calcext:value-type="float">
            <text:p>1126</text:p>
          </table:table-cell>
          <table:table-cell table:formula="of:=[.D54]-[.$D$377]" office:value-type="float" office:value="-13" calcext:value-type="float">
            <text:p>-13</text:p>
          </table:table-cell>
          <table:table-cell office:value-type="float" office:value="260" calcext:value-type="float">
            <text:p>260</text:p>
          </table:table-cell>
          <table:table-cell table:formula="of:=EXP((-[.$J$13]*[.$J$12]*[.B54]/1000))*[.$J$4]*COS([.$J$12]*(SQRT(1-(POWER([.$J$13];2))))*[.B54]/1000)" office:value-type="float" office:value="-9.64507513858423" calcext:value-type="float">
            <text:p>-9,64507513858423</text:p>
          </table:table-cell>
          <table:table-cell table:number-columns-repeated="7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formula="of:=[.A55]-[.$A$2]" office:value-type="float" office:value="1147" calcext:value-type="float">
            <text:p>1147</text:p>
          </table:table-cell>
          <table:table-cell table:formula="of:=[.D55]-[.$D$377]" office:value-type="float" office:value="-16" calcext:value-type="float">
            <text:p>-16</text:p>
          </table:table-cell>
          <table:table-cell office:value-type="float" office:value="257" calcext:value-type="float">
            <text:p>257</text:p>
          </table:table-cell>
          <table:table-cell table:formula="of:=EXP((-[.$J$13]*[.$J$12]*[.B55]/1000))*[.$J$4]*COS([.$J$12]*(SQRT(1-(POWER([.$J$13];2))))*[.B55]/1000)" office:value-type="float" office:value="-12.0043021864187" calcext:value-type="float">
            <text:p>-12,0043021864187</text:p>
          </table:table-cell>
          <table:table-cell table:number-columns-repeated="7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formula="of:=[.A56]-[.$A$2]" office:value-type="float" office:value="1168" calcext:value-type="float">
            <text:p>1168</text:p>
          </table:table-cell>
          <table:table-cell table:formula="of:=[.D56]-[.$D$377]" office:value-type="float" office:value="-19" calcext:value-type="float">
            <text:p>-19</text:p>
          </table:table-cell>
          <table:table-cell office:value-type="float" office:value="254" calcext:value-type="float">
            <text:p>254</text:p>
          </table:table-cell>
          <table:table-cell table:formula="of:=EXP((-[.$J$13]*[.$J$12]*[.B56]/1000))*[.$J$4]*COS([.$J$12]*(SQRT(1-(POWER([.$J$13];2))))*[.B56]/1000)" office:value-type="float" office:value="-14.0413562086462" calcext:value-type="float">
            <text:p>-14,0413562086462</text:p>
          </table:table-cell>
          <table:table-cell table:number-columns-repeated="7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formula="of:=[.A57]-[.$A$2]" office:value-type="float" office:value="1189" calcext:value-type="float">
            <text:p>1189</text:p>
          </table:table-cell>
          <table:table-cell table:formula="of:=[.D57]-[.$D$377]" office:value-type="float" office:value="-20" calcext:value-type="float">
            <text:p>-20</text:p>
          </table:table-cell>
          <table:table-cell office:value-type="float" office:value="253" calcext:value-type="float">
            <text:p>253</text:p>
          </table:table-cell>
          <table:table-cell table:formula="of:=EXP((-[.$J$13]*[.$J$12]*[.B57]/1000))*[.$J$4]*COS([.$J$12]*(SQRT(1-(POWER([.$J$13];2))))*[.B57]/1000)" office:value-type="float" office:value="-15.7109296963988" calcext:value-type="float">
            <text:p>-15,7109296963988</text:p>
          </table:table-cell>
          <table:table-cell table:number-columns-repeated="7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formula="of:=[.A58]-[.$A$2]" office:value-type="float" office:value="1210" calcext:value-type="float">
            <text:p>1210</text:p>
          </table:table-cell>
          <table:table-cell table:formula="of:=[.D58]-[.$D$377]" office:value-type="float" office:value="-24" calcext:value-type="float">
            <text:p>-24</text:p>
          </table:table-cell>
          <table:table-cell office:value-type="float" office:value="249" calcext:value-type="float">
            <text:p>249</text:p>
          </table:table-cell>
          <table:table-cell table:formula="of:=EXP((-[.$J$13]*[.$J$12]*[.B58]/1000))*[.$J$4]*COS([.$J$12]*(SQRT(1-(POWER([.$J$13];2))))*[.B58]/1000)" office:value-type="float" office:value="-16.9772288480906" calcext:value-type="float">
            <text:p>-16,9772288480906</text:p>
          </table:table-cell>
          <table:table-cell table:number-columns-repeated="7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[.A59]-[.$A$2]" office:value-type="float" office:value="1231" calcext:value-type="float">
            <text:p>1231</text:p>
          </table:table-cell>
          <table:table-cell table:formula="of:=[.D59]-[.$D$377]" office:value-type="float" office:value="-25" calcext:value-type="float">
            <text:p>-25</text:p>
          </table:table-cell>
          <table:table-cell office:value-type="float" office:value="248" calcext:value-type="float">
            <text:p>248</text:p>
          </table:table-cell>
          <table:table-cell table:formula="of:=EXP((-[.$J$13]*[.$J$12]*[.B59]/1000))*[.$J$4]*COS([.$J$12]*(SQRT(1-(POWER([.$J$13];2))))*[.B59]/1000)" office:value-type="float" office:value="-17.8147197562969" calcext:value-type="float">
            <text:p>-17,8147197562969</text:p>
          </table:table-cell>
          <table:table-cell table:number-columns-repeated="7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formula="of:=[.A60]-[.$A$2]" office:value-type="float" office:value="1256" calcext:value-type="float">
            <text:p>1256</text:p>
          </table:table-cell>
          <table:table-cell table:formula="of:=[.D60]-[.$D$377]" office:value-type="float" office:value="-25" calcext:value-type="float">
            <text:p>-25</text:p>
          </table:table-cell>
          <table:table-cell office:value-type="float" office:value="248" calcext:value-type="float">
            <text:p>248</text:p>
          </table:table-cell>
          <table:table-cell table:formula="of:=EXP((-[.$J$13]*[.$J$12]*[.B60]/1000))*[.$J$4]*COS([.$J$12]*(SQRT(1-(POWER([.$J$13];2))))*[.B60]/1000)" office:value-type="float" office:value="-18.2328489998955" calcext:value-type="float">
            <text:p>-18,2328489998955</text:p>
          </table:table-cell>
          <table:table-cell table:number-columns-repeated="7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formula="of:=[.A61]-[.$A$2]" office:value-type="float" office:value="1277" calcext:value-type="float">
            <text:p>1277</text:p>
          </table:table-cell>
          <table:table-cell table:formula="of:=[.D61]-[.$D$377]" office:value-type="float" office:value="-24" calcext:value-type="float">
            <text:p>-24</text:p>
          </table:table-cell>
          <table:table-cell office:value-type="float" office:value="249" calcext:value-type="float">
            <text:p>249</text:p>
          </table:table-cell>
          <table:table-cell table:formula="of:=EXP((-[.$J$13]*[.$J$12]*[.B61]/1000))*[.$J$4]*COS([.$J$12]*(SQRT(1-(POWER([.$J$13];2))))*[.B61]/1000)" office:value-type="float" office:value="-18.0945829675644" calcext:value-type="float">
            <text:p>-18,0945829675644</text:p>
          </table:table-cell>
          <table:table-cell table:number-columns-repeated="7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formula="of:=[.A62]-[.$A$2]" office:value-type="float" office:value="1298" calcext:value-type="float">
            <text:p>1298</text:p>
          </table:table-cell>
          <table:table-cell table:formula="of:=[.D62]-[.$D$377]" office:value-type="float" office:value="-21" calcext:value-type="float">
            <text:p>-21</text:p>
          </table:table-cell>
          <table:table-cell office:value-type="float" office:value="252" calcext:value-type="float">
            <text:p>252</text:p>
          </table:table-cell>
          <table:table-cell table:formula="of:=EXP((-[.$J$13]*[.$J$12]*[.B62]/1000))*[.$J$4]*COS([.$J$12]*(SQRT(1-(POWER([.$J$13];2))))*[.B62]/1000)" office:value-type="float" office:value="-17.518568697897" calcext:value-type="float">
            <text:p>-17,518568697897</text:p>
          </table:table-cell>
          <table:table-cell table:number-columns-repeated="7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formula="of:=[.A63]-[.$A$2]" office:value-type="float" office:value="1319" calcext:value-type="float">
            <text:p>1319</text:p>
          </table:table-cell>
          <table:table-cell table:formula="of:=[.D63]-[.$D$377]" office:value-type="float" office:value="-19" calcext:value-type="float">
            <text:p>-19</text:p>
          </table:table-cell>
          <table:table-cell office:value-type="float" office:value="254" calcext:value-type="float">
            <text:p>254</text:p>
          </table:table-cell>
          <table:table-cell table:formula="of:=EXP((-[.$J$13]*[.$J$12]*[.B63]/1000))*[.$J$4]*COS([.$J$12]*(SQRT(1-(POWER([.$J$13];2))))*[.B63]/1000)" office:value-type="float" office:value="-16.5244711314975" calcext:value-type="float">
            <text:p>-16,5244711314975</text:p>
          </table:table-cell>
          <table:table-cell table:number-columns-repeated="7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formula="of:=[.A64]-[.$A$2]" office:value-type="float" office:value="1340" calcext:value-type="float">
            <text:p>1340</text:p>
          </table:table-cell>
          <table:table-cell table:formula="of:=[.D64]-[.$D$377]" office:value-type="float" office:value="-17" calcext:value-type="float">
            <text:p>-17</text:p>
          </table:table-cell>
          <table:table-cell office:value-type="float" office:value="256" calcext:value-type="float">
            <text:p>256</text:p>
          </table:table-cell>
          <table:table-cell table:formula="of:=EXP((-[.$J$13]*[.$J$12]*[.B64]/1000))*[.$J$4]*COS([.$J$12]*(SQRT(1-(POWER([.$J$13];2))))*[.B64]/1000)" office:value-type="float" office:value="-15.1418561345704" calcext:value-type="float">
            <text:p>-15,1418561345704</text:p>
          </table:table-cell>
          <table:table-cell table:number-columns-repeated="7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formula="of:=[.A65]-[.$A$2]" office:value-type="float" office:value="1361" calcext:value-type="float">
            <text:p>1361</text:p>
          </table:table-cell>
          <table:table-cell table:formula="of:=[.D65]-[.$D$377]" office:value-type="float" office:value="-14" calcext:value-type="float">
            <text:p>-14</text:p>
          </table:table-cell>
          <table:table-cell office:value-type="float" office:value="259" calcext:value-type="float">
            <text:p>259</text:p>
          </table:table-cell>
          <table:table-cell table:formula="of:=EXP((-[.$J$13]*[.$J$12]*[.B65]/1000))*[.$J$4]*COS([.$J$12]*(SQRT(1-(POWER([.$J$13];2))))*[.B65]/1000)" office:value-type="float" office:value="-13.409343999739" calcext:value-type="float">
            <text:p>-13,409343999739</text:p>
          </table:table-cell>
          <table:table-cell table:number-columns-repeated="7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formula="of:=[.A66]-[.$A$2]" office:value-type="float" office:value="1382" calcext:value-type="float">
            <text:p>1382</text:p>
          </table:table-cell>
          <table:table-cell table:formula="of:=[.D66]-[.$D$377]" office:value-type="float" office:value="-9" calcext:value-type="float">
            <text:p>-9</text:p>
          </table:table-cell>
          <table:table-cell office:value-type="float" office:value="264" calcext:value-type="float">
            <text:p>264</text:p>
          </table:table-cell>
          <table:table-cell table:formula="of:=EXP((-[.$J$13]*[.$J$12]*[.B66]/1000))*[.$J$4]*COS([.$J$12]*(SQRT(1-(POWER([.$J$13];2))))*[.B66]/1000)" office:value-type="float" office:value="-11.3735539734137" calcext:value-type="float">
            <text:p>-11,3735539734137</text:p>
          </table:table-cell>
          <table:table-cell table:number-columns-repeated="7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formula="of:=[.A67]-[.$A$2]" office:value-type="float" office:value="1407" calcext:value-type="float">
            <text:p>1407</text:p>
          </table:table-cell>
          <table:table-cell table:formula="of:=[.D67]-[.$D$377]" office:value-type="float" office:value="-5" calcext:value-type="float">
            <text:p>-5</text:p>
          </table:table-cell>
          <table:table-cell office:value-type="float" office:value="268" calcext:value-type="float">
            <text:p>268</text:p>
          </table:table-cell>
          <table:table-cell table:formula="of:=EXP((-[.$J$13]*[.$J$12]*[.B67]/1000))*[.$J$4]*COS([.$J$12]*(SQRT(1-(POWER([.$J$13];2))))*[.B67]/1000)" office:value-type="float" office:value="-8.6289566381731" calcext:value-type="float">
            <text:p>-8,6289566381731</text:p>
          </table:table-cell>
          <table:table-cell table:number-columns-repeated="7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formula="of:=[.A68]-[.$A$2]" office:value-type="float" office:value="1428" calcext:value-type="float">
            <text:p>1428</text:p>
          </table:table-cell>
          <table:table-cell table:formula="of:=[.D68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68]/1000))*[.$J$4]*COS([.$J$12]*(SQRT(1-(POWER([.$J$13];2))))*[.B68]/1000)" office:value-type="float" office:value="-6.12273845272069" calcext:value-type="float">
            <text:p>-6,12273845272069</text:p>
          </table:table-cell>
          <table:table-cell table:number-columns-repeated="7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formula="of:=[.A69]-[.$A$2]" office:value-type="float" office:value="1449" calcext:value-type="float">
            <text:p>1449</text:p>
          </table:table-cell>
          <table:table-cell table:formula="of:=[.D69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69]/1000))*[.$J$4]*COS([.$J$12]*(SQRT(1-(POWER([.$J$13];2))))*[.B69]/1000)" office:value-type="float" office:value="-3.50026968783797" calcext:value-type="float">
            <text:p>-3,50026968783797</text:p>
          </table:table-cell>
          <table:table-cell table:number-columns-repeated="7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formula="of:=[.A70]-[.$A$2]" office:value-type="float" office:value="1470" calcext:value-type="float">
            <text:p>1470</text:p>
          </table:table-cell>
          <table:table-cell table:formula="of:=[.D70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70]/1000))*[.$J$4]*COS([.$J$12]*(SQRT(1-(POWER([.$J$13];2))))*[.B70]/1000)" office:value-type="float" office:value="-0.826759894413403" calcext:value-type="float">
            <text:p>-0,826759894413403</text:p>
          </table:table-cell>
          <table:table-cell table:number-columns-repeated="7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formula="of:=[.A71]-[.$A$2]" office:value-type="float" office:value="1491" calcext:value-type="float">
            <text:p>1491</text:p>
          </table:table-cell>
          <table:table-cell table:formula="of:=[.D71]-[.$D$377]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table:formula="of:=EXP((-[.$J$13]*[.$J$12]*[.B71]/1000))*[.$J$4]*COS([.$J$12]*(SQRT(1-(POWER([.$J$13];2))))*[.B71]/1000)" office:value-type="float" office:value="1.83218658493717" calcext:value-type="float">
            <text:p>1,83218658493717</text:p>
          </table:table-cell>
          <table:table-cell table:number-columns-repeated="7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formula="of:=[.A72]-[.$A$2]" office:value-type="float" office:value="1512" calcext:value-type="float">
            <text:p>1512</text:p>
          </table:table-cell>
          <table:table-cell table:formula="of:=[.D72]-[.$D$377]" office:value-type="float" office:value="8" calcext:value-type="float">
            <text:p>8</text:p>
          </table:table-cell>
          <table:table-cell office:value-type="float" office:value="281" calcext:value-type="float">
            <text:p>281</text:p>
          </table:table-cell>
          <table:table-cell table:formula="of:=EXP((-[.$J$13]*[.$J$12]*[.B72]/1000))*[.$J$4]*COS([.$J$12]*(SQRT(1-(POWER([.$J$13];2))))*[.B72]/1000)" office:value-type="float" office:value="4.41216934353291" calcext:value-type="float">
            <text:p>4,41216934353291</text:p>
          </table:table-cell>
          <table:table-cell table:number-columns-repeated="7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formula="of:=[.A73]-[.$A$2]" office:value-type="float" office:value="1533" calcext:value-type="float">
            <text:p>1533</text:p>
          </table:table-cell>
          <table:table-cell table:formula="of:=[.D73]-[.$D$377]" office:value-type="float" office:value="9" calcext:value-type="float">
            <text:p>9</text:p>
          </table:table-cell>
          <table:table-cell office:value-type="float" office:value="282" calcext:value-type="float">
            <text:p>282</text:p>
          </table:table-cell>
          <table:table-cell table:formula="of:=EXP((-[.$J$13]*[.$J$12]*[.B73]/1000))*[.$J$4]*COS([.$J$12]*(SQRT(1-(POWER([.$J$13];2))))*[.B73]/1000)" office:value-type="float" office:value="6.85154067507116" calcext:value-type="float">
            <text:p>6,85154067507116</text:p>
          </table:table-cell>
          <table:table-cell table:number-columns-repeated="7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formula="of:=[.A74]-[.$A$2]" office:value-type="float" office:value="1557" calcext:value-type="float">
            <text:p>1557</text:p>
          </table:table-cell>
          <table:table-cell table:formula="of:=[.D74]-[.$D$377]"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table:formula="of:=EXP((-[.$J$13]*[.$J$12]*[.B74]/1000))*[.$J$4]*COS([.$J$12]*(SQRT(1-(POWER([.$J$13];2))))*[.B74]/1000)" office:value-type="float" office:value="9.39378590972305" calcext:value-type="float">
            <text:p>9,39378590972305</text:p>
          </table:table-cell>
          <table:table-cell table:number-columns-repeated="7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formula="of:=[.A75]-[.$A$2]" office:value-type="float" office:value="1578" calcext:value-type="float">
            <text:p>1578</text:p>
          </table:table-cell>
          <table:table-cell table:formula="of:=[.D75]-[.$D$377]" office:value-type="float" office:value="14" calcext:value-type="float">
            <text:p>14</text:p>
          </table:table-cell>
          <table:table-cell office:value-type="float" office:value="287" calcext:value-type="float">
            <text:p>287</text:p>
          </table:table-cell>
          <table:table-cell table:formula="of:=EXP((-[.$J$13]*[.$J$12]*[.B75]/1000))*[.$J$4]*COS([.$J$12]*(SQRT(1-(POWER([.$J$13];2))))*[.B75]/1000)" office:value-type="float" office:value="11.3456313791348" calcext:value-type="float">
            <text:p>11,3456313791348</text:p>
          </table:table-cell>
          <table:table-cell table:number-columns-repeated="7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formula="of:=[.A76]-[.$A$2]" office:value-type="float" office:value="1599" calcext:value-type="float">
            <text:p>1599</text:p>
          </table:table-cell>
          <table:table-cell table:formula="of:=[.D76]-[.$D$377]"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table:formula="of:=EXP((-[.$J$13]*[.$J$12]*[.B76]/1000))*[.$J$4]*COS([.$J$12]*(SQRT(1-(POWER([.$J$13];2))))*[.B76]/1000)" office:value-type="float" office:value="12.9965830688822" calcext:value-type="float">
            <text:p>12,9965830688822</text:p>
          </table:table-cell>
          <table:table-cell table:number-columns-repeated="7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formula="of:=[.A77]-[.$A$2]" office:value-type="float" office:value="1620" calcext:value-type="float">
            <text:p>1620</text:p>
          </table:table-cell>
          <table:table-cell table:formula="of:=[.D77]-[.$D$377]" office:value-type="float" office:value="15" calcext:value-type="float">
            <text:p>15</text:p>
          </table:table-cell>
          <table:table-cell office:value-type="float" office:value="288" calcext:value-type="float">
            <text:p>288</text:p>
          </table:table-cell>
          <table:table-cell table:formula="of:=EXP((-[.$J$13]*[.$J$12]*[.B77]/1000))*[.$J$4]*COS([.$J$12]*(SQRT(1-(POWER([.$J$13];2))))*[.B77]/1000)" office:value-type="float" office:value="14.3104366181065" calcext:value-type="float">
            <text:p>14,3104366181065</text:p>
          </table:table-cell>
          <table:table-cell table:number-columns-repeated="7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formula="of:=[.A78]-[.$A$2]" office:value-type="float" office:value="1641" calcext:value-type="float">
            <text:p>1641</text:p>
          </table:table-cell>
          <table:table-cell table:formula="of:=[.D78]-[.$D$377]"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table:formula="of:=EXP((-[.$J$13]*[.$J$12]*[.B78]/1000))*[.$J$4]*COS([.$J$12]*(SQRT(1-(POWER([.$J$13];2))))*[.B78]/1000)" office:value-type="float" office:value="15.2596453780687" calcext:value-type="float">
            <text:p>15,2596453780687</text:p>
          </table:table-cell>
          <table:table-cell table:number-columns-repeated="7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formula="of:=[.A79]-[.$A$2]" office:value-type="float" office:value="1662" calcext:value-type="float">
            <text:p>1662</text:p>
          </table:table-cell>
          <table:table-cell table:formula="of:=[.D79]-[.$D$377]" office:value-type="float" office:value="17" calcext:value-type="float">
            <text:p>17</text:p>
          </table:table-cell>
          <table:table-cell office:value-type="float" office:value="290" calcext:value-type="float">
            <text:p>290</text:p>
          </table:table-cell>
          <table:table-cell table:formula="of:=EXP((-[.$J$13]*[.$J$12]*[.B79]/1000))*[.$J$4]*COS([.$J$12]*(SQRT(1-(POWER([.$J$13];2))))*[.B79]/1000)" office:value-type="float" office:value="15.8258773583222" calcext:value-type="float">
            <text:p>15,8258773583222</text:p>
          </table:table-cell>
          <table:table-cell table:number-columns-repeated="7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formula="of:=[.A80]-[.$A$2]" office:value-type="float" office:value="1683" calcext:value-type="float">
            <text:p>1683</text:p>
          </table:table-cell>
          <table:table-cell table:formula="of:=[.D80]-[.$D$377]" office:value-type="float" office:value="17" calcext:value-type="float">
            <text:p>17</text:p>
          </table:table-cell>
          <table:table-cell office:value-type="float" office:value="290" calcext:value-type="float">
            <text:p>290</text:p>
          </table:table-cell>
          <table:table-cell table:formula="of:=EXP((-[.$J$13]*[.$J$12]*[.B80]/1000))*[.$J$4]*COS([.$J$12]*(SQRT(1-(POWER([.$J$13];2))))*[.B80]/1000)" office:value-type="float" office:value="16.0003411197791" calcext:value-type="float">
            <text:p>16,0003411197791</text:p>
          </table:table-cell>
          <table:table-cell table:number-columns-repeated="7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formula="of:=[.A81]-[.$A$2]" office:value-type="float" office:value="1704" calcext:value-type="float">
            <text:p>1704</text:p>
          </table:table-cell>
          <table:table-cell table:formula="of:=[.D81]-[.$D$377]" office:value-type="float" office:value="16" calcext:value-type="float">
            <text:p>16</text:p>
          </table:table-cell>
          <table:table-cell office:value-type="float" office:value="289" calcext:value-type="float">
            <text:p>289</text:p>
          </table:table-cell>
          <table:table-cell table:formula="of:=EXP((-[.$J$13]*[.$J$12]*[.B81]/1000))*[.$J$4]*COS([.$J$12]*(SQRT(1-(POWER([.$J$13];2))))*[.B81]/1000)" office:value-type="float" office:value="15.7838756925674" calcext:value-type="float">
            <text:p>15,7838756925674</text:p>
          </table:table-cell>
          <table:table-cell table:number-columns-repeated="7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formula="of:=[.A82]-[.$A$2]" office:value-type="float" office:value="1728" calcext:value-type="float">
            <text:p>1728</text:p>
          </table:table-cell>
          <table:table-cell table:formula="of:=[.D82]-[.$D$377]" office:value-type="float" office:value="17" calcext:value-type="float">
            <text:p>17</text:p>
          </table:table-cell>
          <table:table-cell office:value-type="float" office:value="290" calcext:value-type="float">
            <text:p>290</text:p>
          </table:table-cell>
          <table:table-cell table:formula="of:=EXP((-[.$J$13]*[.$J$12]*[.B82]/1000))*[.$J$4]*COS([.$J$12]*(SQRT(1-(POWER([.$J$13];2))))*[.B82]/1000)" office:value-type="float" office:value="15.0714634218529" calcext:value-type="float">
            <text:p>15,0714634218529</text:p>
          </table:table-cell>
          <table:table-cell table:number-columns-repeated="7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formula="of:=[.A83]-[.$A$2]" office:value-type="float" office:value="1749" calcext:value-type="float">
            <text:p>1749</text:p>
          </table:table-cell>
          <table:table-cell table:formula="of:=[.D83]-[.$D$377]"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table:formula="of:=EXP((-[.$J$13]*[.$J$12]*[.B83]/1000))*[.$J$4]*COS([.$J$12]*(SQRT(1-(POWER([.$J$13];2))))*[.B83]/1000)" office:value-type="float" office:value="14.0637210349292" calcext:value-type="float">
            <text:p>14,0637210349292</text:p>
          </table:table-cell>
          <table:table-cell table:number-columns-repeated="7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formula="of:=[.A84]-[.$A$2]" office:value-type="float" office:value="1770" calcext:value-type="float">
            <text:p>1770</text:p>
          </table:table-cell>
          <table:table-cell table:formula="of:=[.D84]-[.$D$377]"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table:formula="of:=EXP((-[.$J$13]*[.$J$12]*[.B84]/1000))*[.$J$4]*COS([.$J$12]*(SQRT(1-(POWER([.$J$13];2))))*[.B84]/1000)" office:value-type="float" office:value="12.7274127389361" calcext:value-type="float">
            <text:p>12,7274127389361</text:p>
          </table:table-cell>
          <table:table-cell table:number-columns-repeated="7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formula="of:=[.A85]-[.$A$2]" office:value-type="float" office:value="1791" calcext:value-type="float">
            <text:p>1791</text:p>
          </table:table-cell>
          <table:table-cell table:formula="of:=[.D85]-[.$D$377]"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table:formula="of:=EXP((-[.$J$13]*[.$J$12]*[.B85]/1000))*[.$J$4]*COS([.$J$12]*(SQRT(1-(POWER([.$J$13];2))))*[.B85]/1000)" office:value-type="float" office:value="11.0992570596182" calcext:value-type="float">
            <text:p>11,0992570596182</text:p>
          </table:table-cell>
          <table:table-cell table:number-columns-repeated="7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formula="of:=[.A86]-[.$A$2]" office:value-type="float" office:value="1812" calcext:value-type="float">
            <text:p>1812</text:p>
          </table:table-cell>
          <table:table-cell table:formula="of:=[.D86]-[.$D$377]" office:value-type="float" office:value="9" calcext:value-type="float">
            <text:p>9</text:p>
          </table:table-cell>
          <table:table-cell office:value-type="float" office:value="282" calcext:value-type="float">
            <text:p>282</text:p>
          </table:table-cell>
          <table:table-cell table:formula="of:=EXP((-[.$J$13]*[.$J$12]*[.B86]/1000))*[.$J$4]*COS([.$J$12]*(SQRT(1-(POWER([.$J$13];2))))*[.B86]/1000)" office:value-type="float" office:value="9.2225860206212" calcext:value-type="float">
            <text:p>9,2225860206212</text:p>
          </table:table-cell>
          <table:table-cell table:number-columns-repeated="7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formula="of:=[.A87]-[.$A$2]" office:value-type="float" office:value="1833" calcext:value-type="float">
            <text:p>1833</text:p>
          </table:table-cell>
          <table:table-cell table:formula="of:=[.D87]-[.$D$377]"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table:formula="of:=EXP((-[.$J$13]*[.$J$12]*[.B87]/1000))*[.$J$4]*COS([.$J$12]*(SQRT(1-(POWER([.$J$13];2))))*[.B87]/1000)" office:value-type="float" office:value="7.14620684931916" calcext:value-type="float">
            <text:p>7,14620684931916</text:p>
          </table:table-cell>
          <table:table-cell table:number-columns-repeated="7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formula="of:=[.A88]-[.$A$2]" office:value-type="float" office:value="1854" calcext:value-type="float">
            <text:p>1854</text:p>
          </table:table-cell>
          <table:table-cell table:formula="of:=[.D88]-[.$D$377]"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table:formula="of:=EXP((-[.$J$13]*[.$J$12]*[.B88]/1000))*[.$J$4]*COS([.$J$12]*(SQRT(1-(POWER([.$J$13];2))))*[.B88]/1000)" office:value-type="float" office:value="4.9231454343916" calcext:value-type="float">
            <text:p>4,9231454343916</text:p>
          </table:table-cell>
          <table:table-cell table:number-columns-repeated="7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formula="of:=[.A89]-[.$A$2]" office:value-type="float" office:value="1875" calcext:value-type="float">
            <text:p>1875</text:p>
          </table:table-cell>
          <table:table-cell table:formula="of:=[.D89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89]/1000))*[.$J$4]*COS([.$J$12]*(SQRT(1-(POWER([.$J$13];2))))*[.B89]/1000)" office:value-type="float" office:value="2.60930359053304" calcext:value-type="float">
            <text:p>2,60930359053304</text:p>
          </table:table-cell>
          <table:table-cell table:number-columns-repeated="7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formula="of:=[.A90]-[.$A$2]" office:value-type="float" office:value="1899" calcext:value-type="float">
            <text:p>1899</text:p>
          </table:table-cell>
          <table:table-cell table:formula="of:=[.D90]-[.$D$377]" office:value-type="float" office:value="-3" calcext:value-type="float">
            <text:p>-3</text:p>
          </table:table-cell>
          <table:table-cell office:value-type="float" office:value="270" calcext:value-type="float">
            <text:p>270</text:p>
          </table:table-cell>
          <table:table-cell table:formula="of:=EXP((-[.$J$13]*[.$J$12]*[.B90]/1000))*[.$J$4]*COS([.$J$12]*(SQRT(1-(POWER([.$J$13];2))))*[.B90]/1000)" office:value-type="float" office:value="-0.0726223774174567" calcext:value-type="float">
            <text:p>-0,0726223774174567</text:p>
          </table:table-cell>
          <table:table-cell table:number-columns-repeated="7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formula="of:=[.A91]-[.$A$2]" office:value-type="float" office:value="1920" calcext:value-type="float">
            <text:p>1920</text:p>
          </table:table-cell>
          <table:table-cell table:formula="of:=[.D91]-[.$D$377]" office:value-type="float" office:value="-5" calcext:value-type="float">
            <text:p>-5</text:p>
          </table:table-cell>
          <table:table-cell office:value-type="float" office:value="268" calcext:value-type="float">
            <text:p>268</text:p>
          </table:table-cell>
          <table:table-cell table:formula="of:=EXP((-[.$J$13]*[.$J$12]*[.B91]/1000))*[.$J$4]*COS([.$J$12]*(SQRT(1-(POWER([.$J$13];2))))*[.B91]/1000)" office:value-type="float" office:value="-2.38774428191846" calcext:value-type="float">
            <text:p>-2,38774428191846</text:p>
          </table:table-cell>
          <table:table-cell table:number-columns-repeated="7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formula="of:=[.A92]-[.$A$2]" office:value-type="float" office:value="1941" calcext:value-type="float">
            <text:p>1941</text:p>
          </table:table-cell>
          <table:table-cell table:formula="of:=[.D92]-[.$D$377]" office:value-type="float" office:value="-7" calcext:value-type="float">
            <text:p>-7</text:p>
          </table:table-cell>
          <table:table-cell office:value-type="float" office:value="266" calcext:value-type="float">
            <text:p>266</text:p>
          </table:table-cell>
          <table:table-cell table:formula="of:=EXP((-[.$J$13]*[.$J$12]*[.B92]/1000))*[.$J$4]*COS([.$J$12]*(SQRT(1-(POWER([.$J$13];2))))*[.B92]/1000)" office:value-type="float" office:value="-4.61486293997596" calcext:value-type="float">
            <text:p>-4,61486293997596</text:p>
          </table:table-cell>
          <table:table-cell table:number-columns-repeated="7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formula="of:=[.A93]-[.$A$2]" office:value-type="float" office:value="1962" calcext:value-type="float">
            <text:p>1962</text:p>
          </table:table-cell>
          <table:table-cell table:formula="of:=[.D93]-[.$D$377]" office:value-type="float" office:value="-9" calcext:value-type="float">
            <text:p>-9</text:p>
          </table:table-cell>
          <table:table-cell office:value-type="float" office:value="264" calcext:value-type="float">
            <text:p>264</text:p>
          </table:table-cell>
          <table:table-cell table:formula="of:=EXP((-[.$J$13]*[.$J$12]*[.B93]/1000))*[.$J$4]*COS([.$J$12]*(SQRT(1-(POWER([.$J$13];2))))*[.B93]/1000)" office:value-type="float" office:value="-6.70101929981378" calcext:value-type="float">
            <text:p>-6,70101929981378</text:p>
          </table:table-cell>
          <table:table-cell table:number-columns-repeated="7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formula="of:=[.A94]-[.$A$2]" office:value-type="float" office:value="1983" calcext:value-type="float">
            <text:p>1983</text:p>
          </table:table-cell>
          <table:table-cell table:formula="of:=[.D94]-[.$D$377]" office:value-type="float" office:value="-10" calcext:value-type="float">
            <text:p>-10</text:p>
          </table:table-cell>
          <table:table-cell office:value-type="float" office:value="263" calcext:value-type="float">
            <text:p>263</text:p>
          </table:table-cell>
          <table:table-cell table:formula="of:=EXP((-[.$J$13]*[.$J$12]*[.B94]/1000))*[.$J$4]*COS([.$J$12]*(SQRT(1-(POWER([.$J$13];2))))*[.B94]/1000)" office:value-type="float" office:value="-8.59736476305766" calcext:value-type="float">
            <text:p>-8,59736476305766</text:p>
          </table:table-cell>
          <table:table-cell table:number-columns-repeated="7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formula="of:=[.A95]-[.$A$2]" office:value-type="float" office:value="2004" calcext:value-type="float">
            <text:p>2004</text:p>
          </table:table-cell>
          <table:table-cell table:formula="of:=[.D95]-[.$D$377]" office:value-type="float" office:value="-13" calcext:value-type="float">
            <text:p>-13</text:p>
          </table:table-cell>
          <table:table-cell office:value-type="float" office:value="260" calcext:value-type="float">
            <text:p>260</text:p>
          </table:table-cell>
          <table:table-cell table:formula="of:=EXP((-[.$J$13]*[.$J$12]*[.B95]/1000))*[.$J$4]*COS([.$J$12]*(SQRT(1-(POWER([.$J$13];2))))*[.B95]/1000)" office:value-type="float" office:value="-10.2602945103893" calcext:value-type="float">
            <text:p>-10,2602945103893</text:p>
          </table:table-cell>
          <table:table-cell table:number-columns-repeated="7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formula="of:=[.A96]-[.$A$2]" office:value-type="float" office:value="2025" calcext:value-type="float">
            <text:p>2025</text:p>
          </table:table-cell>
          <table:table-cell table:formula="of:=[.D96]-[.$D$377]" office:value-type="float" office:value="-14" calcext:value-type="float">
            <text:p>-14</text:p>
          </table:table-cell>
          <table:table-cell office:value-type="float" office:value="259" calcext:value-type="float">
            <text:p>259</text:p>
          </table:table-cell>
          <table:table-cell table:formula="of:=EXP((-[.$J$13]*[.$J$12]*[.B96]/1000))*[.$J$4]*COS([.$J$12]*(SQRT(1-(POWER([.$J$13];2))))*[.B96]/1000)" office:value-type="float" office:value="-11.6524387623422" calcext:value-type="float">
            <text:p>-11,6524387623422</text:p>
          </table:table-cell>
          <table:table-cell table:number-columns-repeated="7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formula="of:=[.A97]-[.$A$2]" office:value-type="float" office:value="2046" calcext:value-type="float">
            <text:p>2046</text:p>
          </table:table-cell>
          <table:table-cell table:formula="of:=[.D97]-[.$D$377]" office:value-type="float" office:value="-14" calcext:value-type="float">
            <text:p>-14</text:p>
          </table:table-cell>
          <table:table-cell office:value-type="float" office:value="259" calcext:value-type="float">
            <text:p>259</text:p>
          </table:table-cell>
          <table:table-cell table:formula="of:=EXP((-[.$J$13]*[.$J$12]*[.B97]/1000))*[.$J$4]*COS([.$J$12]*(SQRT(1-(POWER([.$J$13];2))))*[.B97]/1000)" office:value-type="float" office:value="-12.7434897373129" calcext:value-type="float">
            <text:p>-12,7434897373129</text:p>
          </table:table-cell>
          <table:table-cell table:number-columns-repeated="7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formula="of:=[.A98]-[.$A$2]" office:value-type="float" office:value="2067" calcext:value-type="float">
            <text:p>2067</text:p>
          </table:table-cell>
          <table:table-cell table:formula="of:=[.D98]-[.$D$377]" office:value-type="float" office:value="-14" calcext:value-type="float">
            <text:p>-14</text:p>
          </table:table-cell>
          <table:table-cell office:value-type="float" office:value="259" calcext:value-type="float">
            <text:p>259</text:p>
          </table:table-cell>
          <table:table-cell table:formula="of:=EXP((-[.$J$13]*[.$J$12]*[.B98]/1000))*[.$J$4]*COS([.$J$12]*(SQRT(1-(POWER([.$J$13];2))))*[.B98]/1000)" office:value-type="float" office:value="-13.5108463481618" calcext:value-type="float">
            <text:p>-13,5108463481618</text:p>
          </table:table-cell>
          <table:table-cell table:number-columns-repeated="7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formula="of:=[.A99]-[.$A$2]" office:value-type="float" office:value="2092" calcext:value-type="float">
            <text:p>2092</text:p>
          </table:table-cell>
          <table:table-cell table:formula="of:=[.D99]-[.$D$377]" office:value-type="float" office:value="-13" calcext:value-type="float">
            <text:p>-13</text:p>
          </table:table-cell>
          <table:table-cell office:value-type="float" office:value="260" calcext:value-type="float">
            <text:p>260</text:p>
          </table:table-cell>
          <table:table-cell table:formula="of:=EXP((-[.$J$13]*[.$J$12]*[.B99]/1000))*[.$J$4]*COS([.$J$12]*(SQRT(1-(POWER([.$J$13];2))))*[.B99]/1000)" office:value-type="float" office:value="-13.9828389382739" calcext:value-type="float">
            <text:p>-13,9828389382739</text:p>
          </table:table-cell>
          <table:table-cell table:number-columns-repeated="7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formula="of:=[.A100]-[.$A$2]" office:value-type="float" office:value="2113" calcext:value-type="float">
            <text:p>2113</text:p>
          </table:table-cell>
          <table:table-cell table:formula="of:=[.D100]-[.$D$377]" office:value-type="float" office:value="-13" calcext:value-type="float">
            <text:p>-13</text:p>
          </table:table-cell>
          <table:table-cell office:value-type="float" office:value="260" calcext:value-type="float">
            <text:p>260</text:p>
          </table:table-cell>
          <table:table-cell table:formula="of:=EXP((-[.$J$13]*[.$J$12]*[.B100]/1000))*[.$J$4]*COS([.$J$12]*(SQRT(1-(POWER([.$J$13];2))))*[.B100]/1000)" office:value-type="float" office:value="-14.0023281640476" calcext:value-type="float">
            <text:p>-14,0023281640476</text:p>
          </table:table-cell>
          <table:table-cell table:number-columns-repeated="7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formula="of:=[.A101]-[.$A$2]" office:value-type="float" office:value="2134" calcext:value-type="float">
            <text:p>2134</text:p>
          </table:table-cell>
          <table:table-cell table:formula="of:=[.D101]-[.$D$377]" office:value-type="float" office:value="-12" calcext:value-type="float">
            <text:p>-12</text:p>
          </table:table-cell>
          <table:table-cell office:value-type="float" office:value="261" calcext:value-type="float">
            <text:p>261</text:p>
          </table:table-cell>
          <table:table-cell table:formula="of:=EXP((-[.$J$13]*[.$J$12]*[.B101]/1000))*[.$J$4]*COS([.$J$12]*(SQRT(1-(POWER([.$J$13];2))))*[.B101]/1000)" office:value-type="float" office:value="-13.6814307682374" calcext:value-type="float">
            <text:p>-13,6814307682374</text:p>
          </table:table-cell>
          <table:table-cell table:number-columns-repeated="7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formula="of:=[.A102]-[.$A$2]" office:value-type="float" office:value="2155" calcext:value-type="float">
            <text:p>2155</text:p>
          </table:table-cell>
          <table:table-cell table:formula="of:=[.D102]-[.$D$377]" office:value-type="float" office:value="-12" calcext:value-type="float">
            <text:p>-12</text:p>
          </table:table-cell>
          <table:table-cell office:value-type="float" office:value="261" calcext:value-type="float">
            <text:p>261</text:p>
          </table:table-cell>
          <table:table-cell table:formula="of:=EXP((-[.$J$13]*[.$J$12]*[.B102]/1000))*[.$J$4]*COS([.$J$12]*(SQRT(1-(POWER([.$J$13];2))))*[.B102]/1000)" office:value-type="float" office:value="-13.0323528623312" calcext:value-type="float">
            <text:p>-13,0323528623312</text:p>
          </table:table-cell>
          <table:table-cell table:number-columns-repeated="7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formula="of:=[.A103]-[.$A$2]" office:value-type="float" office:value="2176" calcext:value-type="float">
            <text:p>2176</text:p>
          </table:table-cell>
          <table:table-cell table:formula="of:=[.D103]-[.$D$377]" office:value-type="float" office:value="-10" calcext:value-type="float">
            <text:p>-10</text:p>
          </table:table-cell>
          <table:table-cell office:value-type="float" office:value="263" calcext:value-type="float">
            <text:p>263</text:p>
          </table:table-cell>
          <table:table-cell table:formula="of:=EXP((-[.$J$13]*[.$J$12]*[.B103]/1000))*[.$J$4]*COS([.$J$12]*(SQRT(1-(POWER([.$J$13];2))))*[.B103]/1000)" office:value-type="float" office:value="-12.0751142922173" calcext:value-type="float">
            <text:p>-12,0751142922173</text:p>
          </table:table-cell>
          <table:table-cell table:number-columns-repeated="7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formula="of:=[.A104]-[.$A$2]" office:value-type="float" office:value="2197" calcext:value-type="float">
            <text:p>2197</text:p>
          </table:table-cell>
          <table:table-cell table:formula="of:=[.D104]-[.$D$377]" office:value-type="float" office:value="-9" calcext:value-type="float">
            <text:p>-9</text:p>
          </table:table-cell>
          <table:table-cell office:value-type="float" office:value="264" calcext:value-type="float">
            <text:p>264</text:p>
          </table:table-cell>
          <table:table-cell table:formula="of:=EXP((-[.$J$13]*[.$J$12]*[.B104]/1000))*[.$J$4]*COS([.$J$12]*(SQRT(1-(POWER([.$J$13];2))))*[.B104]/1000)" office:value-type="float" office:value="-10.8369610719421" calcext:value-type="float">
            <text:p>-10,8369610719421</text:p>
          </table:table-cell>
          <table:table-cell table:number-columns-repeated="7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formula="of:=[.A105]-[.$A$2]" office:value-type="float" office:value="2218" calcext:value-type="float">
            <text:p>2218</text:p>
          </table:table-cell>
          <table:table-cell table:formula="of:=[.D105]-[.$D$377]" office:value-type="float" office:value="-5" calcext:value-type="float">
            <text:p>-5</text:p>
          </table:table-cell>
          <table:table-cell office:value-type="float" office:value="268" calcext:value-type="float">
            <text:p>268</text:p>
          </table:table-cell>
          <table:table-cell table:formula="of:=EXP((-[.$J$13]*[.$J$12]*[.B105]/1000))*[.$J$4]*COS([.$J$12]*(SQRT(1-(POWER([.$J$13];2))))*[.B105]/1000)" office:value-type="float" office:value="-9.3516098991519" calcext:value-type="float">
            <text:p>-9,3516098991519</text:p>
          </table:table-cell>
          <table:table-cell table:number-columns-repeated="7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formula="of:=[.A106]-[.$A$2]" office:value-type="float" office:value="2244" calcext:value-type="float">
            <text:p>2244</text:p>
          </table:table-cell>
          <table:table-cell table:formula="of:=[.D106]-[.$D$377]" office:value-type="float" office:value="-3" calcext:value-type="float">
            <text:p>-3</text:p>
          </table:table-cell>
          <table:table-cell office:value-type="float" office:value="270" calcext:value-type="float">
            <text:p>270</text:p>
          </table:table-cell>
          <table:table-cell table:formula="of:=EXP((-[.$J$13]*[.$J$12]*[.B106]/1000))*[.$J$4]*COS([.$J$12]*(SQRT(1-(POWER([.$J$13];2))))*[.B106]/1000)" office:value-type="float" office:value="-7.22928106567288" calcext:value-type="float">
            <text:p>-7,22928106567288</text:p>
          </table:table-cell>
          <table:table-cell table:number-columns-repeated="7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formula="of:=[.A107]-[.$A$2]" office:value-type="float" office:value="2265" calcext:value-type="float">
            <text:p>2265</text:p>
          </table:table-cell>
          <table:table-cell table:formula="of:=[.D107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107]/1000))*[.$J$4]*COS([.$J$12]*(SQRT(1-(POWER([.$J$13];2))))*[.B107]/1000)" office:value-type="float" office:value="-5.3397204350501" calcext:value-type="float">
            <text:p>-5,3397204350501</text:p>
          </table:table-cell>
          <table:table-cell table:number-columns-repeated="7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formula="of:=[.A108]-[.$A$2]" office:value-type="float" office:value="2286" calcext:value-type="float">
            <text:p>2286</text:p>
          </table:table-cell>
          <table:table-cell table:formula="of:=[.D108]-[.$D$377]"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table:formula="of:=EXP((-[.$J$13]*[.$J$12]*[.B108]/1000))*[.$J$4]*COS([.$J$12]*(SQRT(1-(POWER([.$J$13];2))))*[.B108]/1000)" office:value-type="float" office:value="-3.34493836978144" calcext:value-type="float">
            <text:p>-3,34493836978144</text:p>
          </table:table-cell>
          <table:table-cell table:number-columns-repeated="7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formula="of:=[.A109]-[.$A$2]" office:value-type="float" office:value="2307" calcext:value-type="float">
            <text:p>2307</text:p>
          </table:table-cell>
          <table:table-cell table:formula="of:=[.D109]-[.$D$377]"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table:formula="of:=EXP((-[.$J$13]*[.$J$12]*[.B109]/1000))*[.$J$4]*COS([.$J$12]*(SQRT(1-(POWER([.$J$13];2))))*[.B109]/1000)" office:value-type="float" office:value="-1.2947541979642" calcext:value-type="float">
            <text:p>-1,2947541979642</text:p>
          </table:table-cell>
          <table:table-cell table:number-columns-repeated="7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formula="of:=[.A110]-[.$A$2]" office:value-type="float" office:value="2328" calcext:value-type="float">
            <text:p>2328</text:p>
          </table:table-cell>
          <table:table-cell table:formula="of:=[.D110]-[.$D$377]"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formula="of:=EXP((-[.$J$13]*[.$J$12]*[.B110]/1000))*[.$J$4]*COS([.$J$12]*(SQRT(1-(POWER([.$J$13];2))))*[.B110]/1000)" office:value-type="float" office:value="0.760312580729978" calcext:value-type="float">
            <text:p>0,760312580729978</text:p>
          </table:table-cell>
          <table:table-cell table:number-columns-repeated="7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formula="of:=[.A111]-[.$A$2]" office:value-type="float" office:value="2349" calcext:value-type="float">
            <text:p>2349</text:p>
          </table:table-cell>
          <table:table-cell table:formula="of:=[.D111]-[.$D$377]" office:value-type="float" office:value="9" calcext:value-type="float">
            <text:p>9</text:p>
          </table:table-cell>
          <table:table-cell office:value-type="float" office:value="282" calcext:value-type="float">
            <text:p>282</text:p>
          </table:table-cell>
          <table:table-cell table:formula="of:=EXP((-[.$J$13]*[.$J$12]*[.B111]/1000))*[.$J$4]*COS([.$J$12]*(SQRT(1-(POWER([.$J$13];2))))*[.B111]/1000)" office:value-type="float" office:value="2.77027855047708" calcext:value-type="float">
            <text:p>2,77027855047708</text:p>
          </table:table-cell>
          <table:table-cell table:number-columns-repeated="7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formula="of:=[.A112]-[.$A$2]" office:value-type="float" office:value="2375" calcext:value-type="float">
            <text:p>2375</text:p>
          </table:table-cell>
          <table:table-cell table:formula="of:=[.D112]-[.$D$377]" office:value-type="float" office:value="11" calcext:value-type="float">
            <text:p>11</text:p>
          </table:table-cell>
          <table:table-cell office:value-type="float" office:value="284" calcext:value-type="float">
            <text:p>284</text:p>
          </table:table-cell>
          <table:table-cell table:formula="of:=EXP((-[.$J$13]*[.$J$12]*[.B112]/1000))*[.$J$4]*COS([.$J$12]*(SQRT(1-(POWER([.$J$13];2))))*[.B112]/1000)" office:value-type="float" office:value="5.12442334528445" calcext:value-type="float">
            <text:p>5,12442334528445</text:p>
          </table:table-cell>
          <table:table-cell table:number-columns-repeated="7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formula="of:=[.A113]-[.$A$2]" office:value-type="float" office:value="2396" calcext:value-type="float">
            <text:p>2396</text:p>
          </table:table-cell>
          <table:table-cell table:formula="of:=[.D113]-[.$D$377]"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table:formula="of:=EXP((-[.$J$13]*[.$J$12]*[.B113]/1000))*[.$J$4]*COS([.$J$12]*(SQRT(1-(POWER([.$J$13];2))))*[.B113]/1000)" office:value-type="float" office:value="6.86306906632433" calcext:value-type="float">
            <text:p>6,86306906632433</text:p>
          </table:table-cell>
          <table:table-cell table:number-columns-repeated="7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formula="of:=[.A114]-[.$A$2]" office:value-type="float" office:value="2417" calcext:value-type="float">
            <text:p>2417</text:p>
          </table:table-cell>
          <table:table-cell table:formula="of:=[.D114]-[.$D$377]" office:value-type="float" office:value="14" calcext:value-type="float">
            <text:p>14</text:p>
          </table:table-cell>
          <table:table-cell office:value-type="float" office:value="287" calcext:value-type="float">
            <text:p>287</text:p>
          </table:table-cell>
          <table:table-cell table:formula="of:=EXP((-[.$J$13]*[.$J$12]*[.B114]/1000))*[.$J$4]*COS([.$J$12]*(SQRT(1-(POWER([.$J$13];2))))*[.B114]/1000)" office:value-type="float" office:value="8.41247093287839" calcext:value-type="float">
            <text:p>8,41247093287839</text:p>
          </table:table-cell>
          <table:table-cell table:number-columns-repeated="7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formula="of:=[.A115]-[.$A$2]" office:value-type="float" office:value="2438" calcext:value-type="float">
            <text:p>2438</text:p>
          </table:table-cell>
          <table:table-cell table:formula="of:=[.D115]-[.$D$377]" office:value-type="float" office:value="14" calcext:value-type="float">
            <text:p>14</text:p>
          </table:table-cell>
          <table:table-cell office:value-type="float" office:value="287" calcext:value-type="float">
            <text:p>287</text:p>
          </table:table-cell>
          <table:table-cell table:formula="of:=EXP((-[.$J$13]*[.$J$12]*[.B115]/1000))*[.$J$4]*COS([.$J$12]*(SQRT(1-(POWER([.$J$13];2))))*[.B115]/1000)" office:value-type="float" office:value="9.7374444710081" calcext:value-type="float">
            <text:p>9,7374444710081</text:p>
          </table:table-cell>
          <table:table-cell table:number-columns-repeated="7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formula="of:=[.A116]-[.$A$2]" office:value-type="float" office:value="2460" calcext:value-type="float">
            <text:p>2460</text:p>
          </table:table-cell>
          <table:table-cell table:formula="of:=[.D116]-[.$D$377]" office:value-type="float" office:value="15" calcext:value-type="float">
            <text:p>15</text:p>
          </table:table-cell>
          <table:table-cell office:value-type="float" office:value="288" calcext:value-type="float">
            <text:p>288</text:p>
          </table:table-cell>
          <table:table-cell table:formula="of:=EXP((-[.$J$13]*[.$J$12]*[.B116]/1000))*[.$J$4]*COS([.$J$12]*(SQRT(1-(POWER([.$J$13];2))))*[.B116]/1000)" office:value-type="float" office:value="10.852982475716" calcext:value-type="float">
            <text:p>10,852982475716</text:p>
          </table:table-cell>
          <table:table-cell table:number-columns-repeated="7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formula="of:=[.A117]-[.$A$2]" office:value-type="float" office:value="2485" calcext:value-type="float">
            <text:p>2485</text:p>
          </table:table-cell>
          <table:table-cell table:formula="of:=[.D117]-[.$D$377]" office:value-type="float" office:value="15" calcext:value-type="float">
            <text:p>15</text:p>
          </table:table-cell>
          <table:table-cell office:value-type="float" office:value="288" calcext:value-type="float">
            <text:p>288</text:p>
          </table:table-cell>
          <table:table-cell table:formula="of:=EXP((-[.$J$13]*[.$J$12]*[.B117]/1000))*[.$J$4]*COS([.$J$12]*(SQRT(1-(POWER([.$J$13];2))))*[.B117]/1000)" office:value-type="float" office:value="11.750160492794" calcext:value-type="float">
            <text:p>11,750160492794</text:p>
          </table:table-cell>
          <table:table-cell table:number-columns-repeated="7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formula="of:=[.A118]-[.$A$2]" office:value-type="float" office:value="2506" calcext:value-type="float">
            <text:p>2506</text:p>
          </table:table-cell>
          <table:table-cell table:formula="of:=[.D118]-[.$D$377]"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table:formula="of:=EXP((-[.$J$13]*[.$J$12]*[.B118]/1000))*[.$J$4]*COS([.$J$12]*(SQRT(1-(POWER([.$J$13];2))))*[.B118]/1000)" office:value-type="float" office:value="12.1817425356865" calcext:value-type="float">
            <text:p>12,1817425356865</text:p>
          </table:table-cell>
          <table:table-cell table:number-columns-repeated="7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formula="of:=[.A119]-[.$A$2]" office:value-type="float" office:value="2527" calcext:value-type="float">
            <text:p>2527</text:p>
          </table:table-cell>
          <table:table-cell table:formula="of:=[.D119]-[.$D$377]"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table:formula="of:=EXP((-[.$J$13]*[.$J$12]*[.B119]/1000))*[.$J$4]*COS([.$J$12]*(SQRT(1-(POWER([.$J$13];2))))*[.B119]/1000)" office:value-type="float" office:value="12.3118218961734" calcext:value-type="float">
            <text:p>12,3118218961734</text:p>
          </table:table-cell>
          <table:table-cell table:number-columns-repeated="7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formula="of:=[.A120]-[.$A$2]" office:value-type="float" office:value="2548" calcext:value-type="float">
            <text:p>2548</text:p>
          </table:table-cell>
          <table:table-cell table:formula="of:=[.D120]-[.$D$377]"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table:formula="of:=EXP((-[.$J$13]*[.$J$12]*[.B120]/1000))*[.$J$4]*COS([.$J$12]*(SQRT(1-(POWER([.$J$13];2))))*[.B120]/1000)" office:value-type="float" office:value="12.1411459946743" calcext:value-type="float">
            <text:p>12,1411459946743</text:p>
          </table:table-cell>
          <table:table-cell table:number-columns-repeated="7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formula="of:=[.A121]-[.$A$2]" office:value-type="float" office:value="2569" calcext:value-type="float">
            <text:p>2569</text:p>
          </table:table-cell>
          <table:table-cell table:formula="of:=[.D121]-[.$D$377]" office:value-type="float" office:value="11" calcext:value-type="float">
            <text:p>11</text:p>
          </table:table-cell>
          <table:table-cell office:value-type="float" office:value="284" calcext:value-type="float">
            <text:p>284</text:p>
          </table:table-cell>
          <table:table-cell table:formula="of:=EXP((-[.$J$13]*[.$J$12]*[.B121]/1000))*[.$J$4]*COS([.$J$12]*(SQRT(1-(POWER([.$J$13];2))))*[.B121]/1000)" office:value-type="float" office:value="11.6777582870441" calcext:value-type="float">
            <text:p>11,6777582870441</text:p>
          </table:table-cell>
          <table:table-cell table:number-columns-repeated="7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formula="of:=[.A122]-[.$A$2]" office:value-type="float" office:value="2590" calcext:value-type="float">
            <text:p>2590</text:p>
          </table:table-cell>
          <table:table-cell table:formula="of:=[.D122]-[.$D$377]" office:value-type="float" office:value="11" calcext:value-type="float">
            <text:p>11</text:p>
          </table:table-cell>
          <table:table-cell office:value-type="float" office:value="284" calcext:value-type="float">
            <text:p>284</text:p>
          </table:table-cell>
          <table:table-cell table:formula="of:=EXP((-[.$J$13]*[.$J$12]*[.B122]/1000))*[.$J$4]*COS([.$J$12]*(SQRT(1-(POWER([.$J$13];2))))*[.B122]/1000)" office:value-type="float" office:value="10.9367083287439" calcext:value-type="float">
            <text:p>10,9367083287439</text:p>
          </table:table-cell>
          <table:table-cell table:number-columns-repeated="7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formula="of:=[.A123]-[.$A$2]" office:value-type="float" office:value="2616" calcext:value-type="float">
            <text:p>2616</text:p>
          </table:table-cell>
          <table:table-cell table:formula="of:=[.D123]-[.$D$377]"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table:formula="of:=EXP((-[.$J$13]*[.$J$12]*[.B123]/1000))*[.$J$4]*COS([.$J$12]*(SQRT(1-(POWER([.$J$13];2))))*[.B123]/1000)" office:value-type="float" office:value="9.66735929249476" calcext:value-type="float">
            <text:p>9,66735929249476</text:p>
          </table:table-cell>
          <table:table-cell table:number-columns-repeated="7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formula="of:=[.A124]-[.$A$2]" office:value-type="float" office:value="2637" calcext:value-type="float">
            <text:p>2637</text:p>
          </table:table-cell>
          <table:table-cell table:formula="of:=[.D124]-[.$D$377]" office:value-type="float" office:value="8" calcext:value-type="float">
            <text:p>8</text:p>
          </table:table-cell>
          <table:table-cell office:value-type="float" office:value="281" calcext:value-type="float">
            <text:p>281</text:p>
          </table:table-cell>
          <table:table-cell table:formula="of:=EXP((-[.$J$13]*[.$J$12]*[.B124]/1000))*[.$J$4]*COS([.$J$12]*(SQRT(1-(POWER([.$J$13];2))))*[.B124]/1000)" office:value-type="float" office:value="8.39196007865326" calcext:value-type="float">
            <text:p>8,39196007865326</text:p>
          </table:table-cell>
          <table:table-cell table:number-columns-repeated="7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formula="of:=[.A125]-[.$A$2]" office:value-type="float" office:value="2658" calcext:value-type="float">
            <text:p>2658</text:p>
          </table:table-cell>
          <table:table-cell table:formula="of:=[.D125]-[.$D$377]"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formula="of:=EXP((-[.$J$13]*[.$J$12]*[.B125]/1000))*[.$J$4]*COS([.$J$12]*(SQRT(1-(POWER([.$J$13];2))))*[.B125]/1000)" office:value-type="float" office:value="6.92923771887929" calcext:value-type="float">
            <text:p>6,92923771887929</text:p>
          </table:table-cell>
          <table:table-cell table:number-columns-repeated="7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formula="of:=[.A126]-[.$A$2]" office:value-type="float" office:value="2679" calcext:value-type="float">
            <text:p>2679</text:p>
          </table:table-cell>
          <table:table-cell table:formula="of:=[.D126]-[.$D$377]"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table:formula="of:=EXP((-[.$J$13]*[.$J$12]*[.B126]/1000))*[.$J$4]*COS([.$J$12]*(SQRT(1-(POWER([.$J$13];2))))*[.B126]/1000)" office:value-type="float" office:value="5.31715111206487" calcext:value-type="float">
            <text:p>5,31715111206487</text:p>
          </table:table-cell>
          <table:table-cell table:number-columns-repeated="7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formula="of:=[.A127]-[.$A$2]" office:value-type="float" office:value="2700" calcext:value-type="float">
            <text:p>2700</text:p>
          </table:table-cell>
          <table:table-cell table:formula="of:=[.D127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127]/1000))*[.$J$4]*COS([.$J$12]*(SQRT(1-(POWER([.$J$13];2))))*[.B127]/1000)" office:value-type="float" office:value="3.59679548732625" calcext:value-type="float">
            <text:p>3,59679548732625</text:p>
          </table:table-cell>
          <table:table-cell table:number-columns-repeated="7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formula="of:=[.A128]-[.$A$2]" office:value-type="float" office:value="2721" calcext:value-type="float">
            <text:p>2721</text:p>
          </table:table-cell>
          <table:table-cell table:formula="of:=[.D128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128]/1000))*[.$J$4]*COS([.$J$12]*(SQRT(1-(POWER([.$J$13];2))))*[.B128]/1000)" office:value-type="float" office:value="1.81136350541377" calcext:value-type="float">
            <text:p>1,81136350541377</text:p>
          </table:table-cell>
          <table:table-cell table:number-columns-repeated="7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formula="of:=[.A129]-[.$A$2]" office:value-type="float" office:value="2742" calcext:value-type="float">
            <text:p>2742</text:p>
          </table:table-cell>
          <table:table-cell table:formula="of:=[.D129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129]/1000))*[.$J$4]*COS([.$J$12]*(SQRT(1-(POWER([.$J$13];2))))*[.B129]/1000)" office:value-type="float" office:value="0.00506887410134046" calcext:value-type="float">
            <text:p>0,00506887410134046</text:p>
          </table:table-cell>
          <table:table-cell table:number-columns-repeated="3"/>
          <table:table-cell table:formula="of:=[.E129]/([.E132]*[.E131])" office:value-type="float" office:value="0.000246533136166838" calcext:value-type="float">
            <text:p>0,000246533136166838</text:p>
          </table:table-cell>
          <table:table-cell table:number-columns-repeated="3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formula="of:=[.A130]-[.$A$2]" office:value-type="float" office:value="2767" calcext:value-type="float">
            <text:p>2767</text:p>
          </table:table-cell>
          <table:table-cell table:formula="of:=[.D130]-[.$D$377]" office:value-type="float" office:value="-3" calcext:value-type="float">
            <text:p>-3</text:p>
          </table:table-cell>
          <table:table-cell office:value-type="float" office:value="270" calcext:value-type="float">
            <text:p>270</text:p>
          </table:table-cell>
          <table:table-cell table:formula="of:=EXP((-[.$J$13]*[.$J$12]*[.B130]/1000))*[.$J$4]*COS([.$J$12]*(SQRT(1-(POWER([.$J$13];2))))*[.B130]/1000)" office:value-type="float" office:value="-2.11133099355053" calcext:value-type="float">
            <text:p>-2,11133099355053</text:p>
          </table:table-cell>
          <table:table-cell table:number-columns-repeated="7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formula="of:=[.A131]-[.$A$2]" office:value-type="float" office:value="2788" calcext:value-type="float">
            <text:p>2788</text:p>
          </table:table-cell>
          <table:table-cell table:formula="of:=[.D131]-[.$D$377]" office:value-type="float" office:value="-6" calcext:value-type="float">
            <text:p>-6</text:p>
          </table:table-cell>
          <table:table-cell office:value-type="float" office:value="267" calcext:value-type="float">
            <text:p>267</text:p>
          </table:table-cell>
          <table:table-cell table:formula="of:=EXP((-[.$J$13]*[.$J$12]*[.B131]/1000))*[.$J$4]*COS([.$J$12]*(SQRT(1-(POWER([.$J$13];2))))*[.B131]/1000)" office:value-type="float" office:value="-3.8107049886762" calcext:value-type="float">
            <text:p>-3,8107049886762</text:p>
          </table:table-cell>
          <table:table-cell table:number-columns-repeated="7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formula="of:=[.A132]-[.$A$2]" office:value-type="float" office:value="2809" calcext:value-type="float">
            <text:p>2809</text:p>
          </table:table-cell>
          <table:table-cell table:formula="of:=[.D132]-[.$D$377]" office:value-type="float" office:value="-7" calcext:value-type="float">
            <text:p>-7</text:p>
          </table:table-cell>
          <table:table-cell office:value-type="float" office:value="266" calcext:value-type="float">
            <text:p>266</text:p>
          </table:table-cell>
          <table:table-cell table:formula="of:=EXP((-[.$J$13]*[.$J$12]*[.B132]/1000))*[.$J$4]*COS([.$J$12]*(SQRT(1-(POWER([.$J$13];2))))*[.B132]/1000)" office:value-type="float" office:value="-5.39548979632408" calcext:value-type="float">
            <text:p>-5,39548979632408</text:p>
          </table:table-cell>
          <table:table-cell table:number-columns-repeated="7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formula="of:=[.A133]-[.$A$2]" office:value-type="float" office:value="2830" calcext:value-type="float">
            <text:p>2830</text:p>
          </table:table-cell>
          <table:table-cell table:formula="of:=[.D133]-[.$D$377]" office:value-type="float" office:value="-8" calcext:value-type="float">
            <text:p>-8</text:p>
          </table:table-cell>
          <table:table-cell office:value-type="float" office:value="265" calcext:value-type="float">
            <text:p>265</text:p>
          </table:table-cell>
          <table:table-cell table:formula="of:=EXP((-[.$J$13]*[.$J$12]*[.B133]/1000))*[.$J$4]*COS([.$J$12]*(SQRT(1-(POWER([.$J$13];2))))*[.B133]/1000)" office:value-type="float" office:value="-6.82867398757083" calcext:value-type="float">
            <text:p>-6,82867398757083</text:p>
          </table:table-cell>
          <table:table-cell table:number-columns-repeated="7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formula="of:=[.A134]-[.$A$2]" office:value-type="float" office:value="2851" calcext:value-type="float">
            <text:p>2851</text:p>
          </table:table-cell>
          <table:table-cell table:formula="of:=[.D134]-[.$D$377]" office:value-type="float" office:value="-9" calcext:value-type="float">
            <text:p>-9</text:p>
          </table:table-cell>
          <table:table-cell office:value-type="float" office:value="264" calcext:value-type="float">
            <text:p>264</text:p>
          </table:table-cell>
          <table:table-cell table:formula="of:=EXP((-[.$J$13]*[.$J$12]*[.B134]/1000))*[.$J$4]*COS([.$J$12]*(SQRT(1-(POWER([.$J$13];2))))*[.B134]/1000)" office:value-type="float" office:value="-8.07740833771894" calcext:value-type="float">
            <text:p>-8,07740833771894</text:p>
          </table:table-cell>
          <table:table-cell table:number-columns-repeated="7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formula="of:=[.A135]-[.$A$2]" office:value-type="float" office:value="2872" calcext:value-type="float">
            <text:p>2872</text:p>
          </table:table-cell>
          <table:table-cell table:formula="of:=[.D135]-[.$D$377]" office:value-type="float" office:value="-9" calcext:value-type="float">
            <text:p>-9</text:p>
          </table:table-cell>
          <table:table-cell office:value-type="float" office:value="264" calcext:value-type="float">
            <text:p>264</text:p>
          </table:table-cell>
          <table:table-cell table:formula="of:=EXP((-[.$J$13]*[.$J$12]*[.B135]/1000))*[.$J$4]*COS([.$J$12]*(SQRT(1-(POWER([.$J$13];2))))*[.B135]/1000)" office:value-type="float" office:value="-9.11374983651424" calcext:value-type="float">
            <text:p>-9,11374983651424</text:p>
          </table:table-cell>
          <table:table-cell table:number-columns-repeated="7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formula="of:=[.A136]-[.$A$2]" office:value-type="float" office:value="2893" calcext:value-type="float">
            <text:p>2893</text:p>
          </table:table-cell>
          <table:table-cell table:formula="of:=[.D136]-[.$D$377]" office:value-type="float" office:value="-11" calcext:value-type="float">
            <text:p>-11</text:p>
          </table:table-cell>
          <table:table-cell office:value-type="float" office:value="262" calcext:value-type="float">
            <text:p>262</text:p>
          </table:table-cell>
          <table:table-cell table:formula="of:=EXP((-[.$J$13]*[.$J$12]*[.B136]/1000))*[.$J$4]*COS([.$J$12]*(SQRT(1-(POWER([.$J$13];2))))*[.B136]/1000)" office:value-type="float" office:value="-9.91527687855967" calcext:value-type="float">
            <text:p>-9,91527687855967</text:p>
          </table:table-cell>
          <table:table-cell table:number-columns-repeated="7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formula="of:=[.A137]-[.$A$2]" office:value-type="float" office:value="2918" calcext:value-type="float">
            <text:p>2918</text:p>
          </table:table-cell>
          <table:table-cell table:formula="of:=[.D137]-[.$D$377]" office:value-type="float" office:value="-11" calcext:value-type="float">
            <text:p>-11</text:p>
          </table:table-cell>
          <table:table-cell office:value-type="float" office:value="262" calcext:value-type="float">
            <text:p>262</text:p>
          </table:table-cell>
          <table:table-cell table:formula="of:=EXP((-[.$J$13]*[.$J$12]*[.B137]/1000))*[.$J$4]*COS([.$J$12]*(SQRT(1-(POWER([.$J$13];2))))*[.B137]/1000)" office:value-type="float" office:value="-10.5409480686352" calcext:value-type="float">
            <text:p>-10,5409480686352</text:p>
          </table:table-cell>
          <table:table-cell table:number-columns-repeated="7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formula="of:=[.A138]-[.$A$2]" office:value-type="float" office:value="2939" calcext:value-type="float">
            <text:p>2939</text:p>
          </table:table-cell>
          <table:table-cell table:formula="of:=[.D138]-[.$D$377]" office:value-type="float" office:value="-10" calcext:value-type="float">
            <text:p>-10</text:p>
          </table:table-cell>
          <table:table-cell office:value-type="float" office:value="263" calcext:value-type="float">
            <text:p>263</text:p>
          </table:table-cell>
          <table:table-cell table:formula="of:=EXP((-[.$J$13]*[.$J$12]*[.B138]/1000))*[.$J$4]*COS([.$J$12]*(SQRT(1-(POWER([.$J$13];2))))*[.B138]/1000)" office:value-type="float" office:value="-10.7794882228936" calcext:value-type="float">
            <text:p>-10,7794882228936</text:p>
          </table:table-cell>
          <table:table-cell table:number-columns-repeated="7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formula="of:=[.A139]-[.$A$2]" office:value-type="float" office:value="2960" calcext:value-type="float">
            <text:p>2960</text:p>
          </table:table-cell>
          <table:table-cell table:formula="of:=[.D139]-[.$D$377]" office:value-type="float" office:value="-8" calcext:value-type="float">
            <text:p>-8</text:p>
          </table:table-cell>
          <table:table-cell office:value-type="float" office:value="265" calcext:value-type="float">
            <text:p>265</text:p>
          </table:table-cell>
          <table:table-cell table:formula="of:=EXP((-[.$J$13]*[.$J$12]*[.B139]/1000))*[.$J$4]*COS([.$J$12]*(SQRT(1-(POWER([.$J$13];2))))*[.B139]/1000)" office:value-type="float" office:value="-10.753089859071" calcext:value-type="float">
            <text:p>-10,753089859071</text:p>
          </table:table-cell>
          <table:table-cell table:number-columns-repeated="7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formula="of:=[.A140]-[.$A$2]" office:value-type="float" office:value="2981" calcext:value-type="float">
            <text:p>2981</text:p>
          </table:table-cell>
          <table:table-cell table:formula="of:=[.D140]-[.$D$377]" office:value-type="float" office:value="-6" calcext:value-type="float">
            <text:p>-6</text:p>
          </table:table-cell>
          <table:table-cell office:value-type="float" office:value="267" calcext:value-type="float">
            <text:p>267</text:p>
          </table:table-cell>
          <table:table-cell table:formula="of:=EXP((-[.$J$13]*[.$J$12]*[.B140]/1000))*[.$J$4]*COS([.$J$12]*(SQRT(1-(POWER([.$J$13];2))))*[.B140]/1000)" office:value-type="float" office:value="-10.4658275976067" calcext:value-type="float">
            <text:p>-10,4658275976067</text:p>
          </table:table-cell>
          <table:table-cell table:number-columns-repeated="7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formula="of:=[.A141]-[.$A$2]" office:value-type="float" office:value="3002" calcext:value-type="float">
            <text:p>3002</text:p>
          </table:table-cell>
          <table:table-cell table:formula="of:=[.D141]-[.$D$377]" office:value-type="float" office:value="-5" calcext:value-type="float">
            <text:p>-5</text:p>
          </table:table-cell>
          <table:table-cell office:value-type="float" office:value="268" calcext:value-type="float">
            <text:p>268</text:p>
          </table:table-cell>
          <table:table-cell table:formula="of:=EXP((-[.$J$13]*[.$J$12]*[.B141]/1000))*[.$J$4]*COS([.$J$12]*(SQRT(1-(POWER([.$J$13];2))))*[.B141]/1000)" office:value-type="float" office:value="-9.92805996566029" calcext:value-type="float">
            <text:p>-9,92805996566029</text:p>
          </table:table-cell>
          <table:table-cell table:number-columns-repeated="7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formula="of:=[.A142]-[.$A$2]" office:value-type="float" office:value="3023" calcext:value-type="float">
            <text:p>3023</text:p>
          </table:table-cell>
          <table:table-cell table:formula="of:=[.D142]-[.$D$377]" office:value-type="float" office:value="-5" calcext:value-type="float">
            <text:p>-5</text:p>
          </table:table-cell>
          <table:table-cell office:value-type="float" office:value="268" calcext:value-type="float">
            <text:p>268</text:p>
          </table:table-cell>
          <table:table-cell table:formula="of:=EXP((-[.$J$13]*[.$J$12]*[.B142]/1000))*[.$J$4]*COS([.$J$12]*(SQRT(1-(POWER([.$J$13];2))))*[.B142]/1000)" office:value-type="float" office:value="-9.15609634160809" calcext:value-type="float">
            <text:p>-9,15609634160809</text:p>
          </table:table-cell>
          <table:table-cell table:number-columns-repeated="7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formula="of:=[.A143]-[.$A$2]" office:value-type="float" office:value="3044" calcext:value-type="float">
            <text:p>3044</text:p>
          </table:table-cell>
          <table:table-cell table:formula="of:=[.D143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143]/1000))*[.$J$4]*COS([.$J$12]*(SQRT(1-(POWER([.$J$13];2))))*[.B143]/1000)" office:value-type="float" office:value="-8.17172366203016" calcext:value-type="float">
            <text:p>-8,17172366203016</text:p>
          </table:table-cell>
          <table:table-cell table:number-columns-repeated="7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formula="of:=[.A144]-[.$A$2]" office:value-type="float" office:value="3069" calcext:value-type="float">
            <text:p>3069</text:p>
          </table:table-cell>
          <table:table-cell table:formula="of:=[.D144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144]/1000))*[.$J$4]*COS([.$J$12]*(SQRT(1-(POWER([.$J$13];2))))*[.B144]/1000)" office:value-type="float" office:value="-6.76015801546417" calcext:value-type="float">
            <text:p>-6,76015801546417</text:p>
          </table:table-cell>
          <table:table-cell table:number-columns-repeated="7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formula="of:=[.A145]-[.$A$2]" office:value-type="float" office:value="3090" calcext:value-type="float">
            <text:p>3090</text:p>
          </table:table-cell>
          <table:table-cell table:formula="of:=[.D145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145]/1000))*[.$J$4]*COS([.$J$12]*(SQRT(1-(POWER([.$J$13];2))))*[.B145]/1000)" office:value-type="float" office:value="-5.40940732119748" calcext:value-type="float">
            <text:p>-5,40940732119748</text:p>
          </table:table-cell>
          <table:table-cell table:number-columns-repeated="7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formula="of:=[.A146]-[.$A$2]" office:value-type="float" office:value="3111" calcext:value-type="float">
            <text:p>3111</text:p>
          </table:table-cell>
          <table:table-cell table:formula="of:=[.D146]-[.$D$377]"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table:formula="of:=EXP((-[.$J$13]*[.$J$12]*[.B146]/1000))*[.$J$4]*COS([.$J$12]*(SQRT(1-(POWER([.$J$13];2))))*[.B146]/1000)" office:value-type="float" office:value="-3.94475990577521" calcext:value-type="float">
            <text:p>-3,94475990577521</text:p>
          </table:table-cell>
          <table:table-cell table:number-columns-repeated="7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formula="of:=[.A147]-[.$A$2]" office:value-type="float" office:value="3132" calcext:value-type="float">
            <text:p>3132</text:p>
          </table:table-cell>
          <table:table-cell table:formula="of:=[.D147]-[.$D$377]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table:formula="of:=EXP((-[.$J$13]*[.$J$12]*[.B147]/1000))*[.$J$4]*COS([.$J$12]*(SQRT(1-(POWER([.$J$13];2))))*[.B147]/1000)" office:value-type="float" office:value="-2.40326988793563" calcext:value-type="float">
            <text:p>-2,40326988793563</text:p>
          </table:table-cell>
          <table:table-cell table:number-columns-repeated="7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formula="of:=[.A148]-[.$A$2]" office:value-type="float" office:value="3153" calcext:value-type="float">
            <text:p>3153</text:p>
          </table:table-cell>
          <table:table-cell table:formula="of:=[.D148]-[.$D$377]"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table:formula="of:=EXP((-[.$J$13]*[.$J$12]*[.B148]/1000))*[.$J$4]*COS([.$J$12]*(SQRT(1-(POWER([.$J$13];2))))*[.B148]/1000)" office:value-type="float" office:value="-0.823377800377593" calcext:value-type="float">
            <text:p>-0,823377800377593</text:p>
          </table:table-cell>
          <table:table-cell table:number-columns-repeated="7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formula="of:=[.A149]-[.$A$2]" office:value-type="float" office:value="3174" calcext:value-type="float">
            <text:p>3174</text:p>
          </table:table-cell>
          <table:table-cell table:formula="of:=[.D149]-[.$D$377]"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formula="of:=EXP((-[.$J$13]*[.$J$12]*[.B149]/1000))*[.$J$4]*COS([.$J$12]*(SQRT(1-(POWER([.$J$13];2))))*[.B149]/1000)" office:value-type="float" office:value="0.756041145551975" calcext:value-type="float">
            <text:p>0,756041145551975</text:p>
          </table:table-cell>
          <table:table-cell table:number-columns-repeated="7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formula="of:=[.A150]-[.$A$2]" office:value-type="float" office:value="3195" calcext:value-type="float">
            <text:p>3195</text:p>
          </table:table-cell>
          <table:table-cell table:formula="of:=[.D150]-[.$D$377]"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  <table:table-cell table:formula="of:=EXP((-[.$J$13]*[.$J$12]*[.B150]/1000))*[.$J$4]*COS([.$J$12]*(SQRT(1-(POWER([.$J$13];2))))*[.B150]/1000)" office:value-type="float" office:value="2.29662702040228" calcext:value-type="float">
            <text:p>2,29662702040228</text:p>
          </table:table-cell>
          <table:table-cell table:number-columns-repeated="7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formula="of:=[.A151]-[.$A$2]" office:value-type="float" office:value="3221" calcext:value-type="float">
            <text:p>3221</text:p>
          </table:table-cell>
          <table:table-cell table:formula="of:=[.D151]-[.$D$377]" office:value-type="float" office:value="8" calcext:value-type="float">
            <text:p>8</text:p>
          </table:table-cell>
          <table:table-cell office:value-type="float" office:value="281" calcext:value-type="float">
            <text:p>281</text:p>
          </table:table-cell>
          <table:table-cell table:formula="of:=EXP((-[.$J$13]*[.$J$12]*[.B151]/1000))*[.$J$4]*COS([.$J$12]*(SQRT(1-(POWER([.$J$13];2))))*[.B151]/1000)" office:value-type="float" office:value="4.09520022518518" calcext:value-type="float">
            <text:p>4,09520022518518</text:p>
          </table:table-cell>
          <table:table-cell table:number-columns-repeated="7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formula="of:=[.A152]-[.$A$2]" office:value-type="float" office:value="3242" calcext:value-type="float">
            <text:p>3242</text:p>
          </table:table-cell>
          <table:table-cell table:formula="of:=[.D152]-[.$D$377]" office:value-type="float" office:value="9" calcext:value-type="float">
            <text:p>9</text:p>
          </table:table-cell>
          <table:table-cell office:value-type="float" office:value="282" calcext:value-type="float">
            <text:p>282</text:p>
          </table:table-cell>
          <table:table-cell table:formula="of:=EXP((-[.$J$13]*[.$J$12]*[.B152]/1000))*[.$J$4]*COS([.$J$12]*(SQRT(1-(POWER([.$J$13];2))))*[.B152]/1000)" office:value-type="float" office:value="5.41863361578565" calcext:value-type="float">
            <text:p>5,41863361578565</text:p>
          </table:table-cell>
          <table:table-cell table:number-columns-repeated="7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formula="of:=[.A153]-[.$A$2]" office:value-type="float" office:value="3263" calcext:value-type="float">
            <text:p>3263</text:p>
          </table:table-cell>
          <table:table-cell table:formula="of:=[.D153]-[.$D$377]" office:value-type="float" office:value="9" calcext:value-type="float">
            <text:p>9</text:p>
          </table:table-cell>
          <table:table-cell office:value-type="float" office:value="282" calcext:value-type="float">
            <text:p>282</text:p>
          </table:table-cell>
          <table:table-cell table:formula="of:=EXP((-[.$J$13]*[.$J$12]*[.B153]/1000))*[.$J$4]*COS([.$J$12]*(SQRT(1-(POWER([.$J$13];2))))*[.B153]/1000)" office:value-type="float" office:value="6.59329108316139" calcext:value-type="float">
            <text:p>6,59329108316139</text:p>
          </table:table-cell>
          <table:table-cell table:number-columns-repeated="7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formula="of:=[.A154]-[.$A$2]" office:value-type="float" office:value="3284" calcext:value-type="float">
            <text:p>3284</text:p>
          </table:table-cell>
          <table:table-cell table:formula="of:=[.D154]-[.$D$377]" office:value-type="float" office:value="11" calcext:value-type="float">
            <text:p>11</text:p>
          </table:table-cell>
          <table:table-cell office:value-type="float" office:value="284" calcext:value-type="float">
            <text:p>284</text:p>
          </table:table-cell>
          <table:table-cell table:formula="of:=EXP((-[.$J$13]*[.$J$12]*[.B154]/1000))*[.$J$4]*COS([.$J$12]*(SQRT(1-(POWER([.$J$13];2))))*[.B154]/1000)" office:value-type="float" office:value="7.59256673442499" calcext:value-type="float">
            <text:p>7,59256673442499</text:p>
          </table:table-cell>
          <table:table-cell table:number-columns-repeated="7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formula="of:=[.A155]-[.$A$2]" office:value-type="float" office:value="3305" calcext:value-type="float">
            <text:p>3305</text:p>
          </table:table-cell>
          <table:table-cell table:formula="of:=[.D155]-[.$D$377]"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table:formula="of:=EXP((-[.$J$13]*[.$J$12]*[.B155]/1000))*[.$J$4]*COS([.$J$12]*(SQRT(1-(POWER([.$J$13];2))))*[.B155]/1000)" office:value-type="float" office:value="8.39445970935511" calcext:value-type="float">
            <text:p>8,39445970935511</text:p>
          </table:table-cell>
          <table:table-cell table:number-columns-repeated="7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formula="of:=[.A156]-[.$A$2]" office:value-type="float" office:value="3326" calcext:value-type="float">
            <text:p>3326</text:p>
          </table:table-cell>
          <table:table-cell table:formula="of:=[.D156]-[.$D$377]" office:value-type="float" office:value="11" calcext:value-type="float">
            <text:p>11</text:p>
          </table:table-cell>
          <table:table-cell office:value-type="float" office:value="284" calcext:value-type="float">
            <text:p>284</text:p>
          </table:table-cell>
          <table:table-cell table:formula="of:=EXP((-[.$J$13]*[.$J$12]*[.B156]/1000))*[.$J$4]*COS([.$J$12]*(SQRT(1-(POWER([.$J$13];2))))*[.B156]/1000)" office:value-type="float" office:value="8.98204893160841" calcext:value-type="float">
            <text:p>8,98204893160841</text:p>
          </table:table-cell>
          <table:table-cell table:number-columns-repeated="7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formula="of:=[.A157]-[.$A$2]" office:value-type="float" office:value="3350" calcext:value-type="float">
            <text:p>3350</text:p>
          </table:table-cell>
          <table:table-cell table:formula="of:=[.D157]-[.$D$377]" office:value-type="float" office:value="11" calcext:value-type="float">
            <text:p>11</text:p>
          </table:table-cell>
          <table:table-cell office:value-type="float" office:value="284" calcext:value-type="float">
            <text:p>284</text:p>
          </table:table-cell>
          <table:table-cell table:formula="of:=EXP((-[.$J$13]*[.$J$12]*[.B157]/1000))*[.$J$4]*COS([.$J$12]*(SQRT(1-(POWER([.$J$13];2))))*[.B157]/1000)" office:value-type="float" office:value="9.37667677364411" calcext:value-type="float">
            <text:p>9,37667677364411</text:p>
          </table:table-cell>
          <table:table-cell table:number-columns-repeated="7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formula="of:=[.A158]-[.$A$2]" office:value-type="float" office:value="3371" calcext:value-type="float">
            <text:p>3371</text:p>
          </table:table-cell>
          <table:table-cell table:formula="of:=[.D158]-[.$D$377]" office:value-type="float" office:value="8" calcext:value-type="float">
            <text:p>8</text:p>
          </table:table-cell>
          <table:table-cell office:value-type="float" office:value="281" calcext:value-type="float">
            <text:p>281</text:p>
          </table:table-cell>
          <table:table-cell table:formula="of:=EXP((-[.$J$13]*[.$J$12]*[.B158]/1000))*[.$J$4]*COS([.$J$12]*(SQRT(1-(POWER([.$J$13];2))))*[.B158]/1000)" office:value-type="float" office:value="9.47356384285592" calcext:value-type="float">
            <text:p>9,47356384285592</text:p>
          </table:table-cell>
          <table:table-cell table:number-columns-repeated="7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formula="of:=[.A159]-[.$A$2]" office:value-type="float" office:value="3392" calcext:value-type="float">
            <text:p>3392</text:p>
          </table:table-cell>
          <table:table-cell table:formula="of:=[.D159]-[.$D$377]"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  <table:table-cell table:formula="of:=EXP((-[.$J$13]*[.$J$12]*[.B159]/1000))*[.$J$4]*COS([.$J$12]*(SQRT(1-(POWER([.$J$13];2))))*[.B159]/1000)" office:value-type="float" office:value="9.33907062991197" calcext:value-type="float">
            <text:p>9,33907062991197</text:p>
          </table:table-cell>
          <table:table-cell table:number-columns-repeated="7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formula="of:=[.A160]-[.$A$2]" office:value-type="float" office:value="3413" calcext:value-type="float">
            <text:p>3413</text:p>
          </table:table-cell>
          <table:table-cell table:formula="of:=[.D160]-[.$D$377]" office:value-type="float" office:value="8" calcext:value-type="float">
            <text:p>8</text:p>
          </table:table-cell>
          <table:table-cell office:value-type="float" office:value="281" calcext:value-type="float">
            <text:p>281</text:p>
          </table:table-cell>
          <table:table-cell table:formula="of:=EXP((-[.$J$13]*[.$J$12]*[.B160]/1000))*[.$J$4]*COS([.$J$12]*(SQRT(1-(POWER([.$J$13];2))))*[.B160]/1000)" office:value-type="float" office:value="8.97946262893893" calcext:value-type="float">
            <text:p>8,97946262893893</text:p>
          </table:table-cell>
          <table:table-cell table:number-columns-repeated="7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formula="of:=[.A161]-[.$A$2]" office:value-type="float" office:value="3434" calcext:value-type="float">
            <text:p>3434</text:p>
          </table:table-cell>
          <table:table-cell table:formula="of:=[.D161]-[.$D$377]"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  <table:table-cell table:formula="of:=EXP((-[.$J$13]*[.$J$12]*[.B161]/1000))*[.$J$4]*COS([.$J$12]*(SQRT(1-(POWER([.$J$13];2))))*[.B161]/1000)" office:value-type="float" office:value="8.40639245840993" calcext:value-type="float">
            <text:p>8,40639245840993</text:p>
          </table:table-cell>
          <table:table-cell table:number-columns-repeated="7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formula="of:=[.A162]-[.$A$2]" office:value-type="float" office:value="3455" calcext:value-type="float">
            <text:p>3455</text:p>
          </table:table-cell>
          <table:table-cell table:formula="of:=[.D162]-[.$D$377]"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formula="of:=EXP((-[.$J$13]*[.$J$12]*[.B162]/1000))*[.$J$4]*COS([.$J$12]*(SQRT(1-(POWER([.$J$13];2))))*[.B162]/1000)" office:value-type="float" office:value="7.63654699205878" calcext:value-type="float">
            <text:p>7,63654699205878</text:p>
          </table:table-cell>
          <table:table-cell table:number-columns-repeated="7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formula="of:=[.A163]-[.$A$2]" office:value-type="float" office:value="3476" calcext:value-type="float">
            <text:p>3476</text:p>
          </table:table-cell>
          <table:table-cell table:formula="of:=[.D163]-[.$D$377]"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table:formula="of:=EXP((-[.$J$13]*[.$J$12]*[.B163]/1000))*[.$J$4]*COS([.$J$12]*(SQRT(1-(POWER([.$J$13];2))))*[.B163]/1000)" office:value-type="float" office:value="6.6911767743137" calcext:value-type="float">
            <text:p>6,6911767743137</text:p>
          </table:table-cell>
          <table:table-cell table:number-columns-repeated="7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formula="of:=[.A164]-[.$A$2]" office:value-type="float" office:value="3497" calcext:value-type="float">
            <text:p>3497</text:p>
          </table:table-cell>
          <table:table-cell table:formula="of:=[.D164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164]/1000))*[.$J$4]*COS([.$J$12]*(SQRT(1-(POWER([.$J$13];2))))*[.B164]/1000)" office:value-type="float" office:value="5.5955206768281" calcext:value-type="float">
            <text:p>5,5955206768281</text:p>
          </table:table-cell>
          <table:table-cell table:number-columns-repeated="7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formula="of:=[.A165]-[.$A$2]" office:value-type="float" office:value="3521" calcext:value-type="float">
            <text:p>3521</text:p>
          </table:table-cell>
          <table:table-cell table:formula="of:=[.D165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165]/1000))*[.$J$4]*COS([.$J$12]*(SQRT(1-(POWER([.$J$13];2))))*[.B165]/1000)" office:value-type="float" office:value="4.19608321620827" calcext:value-type="float">
            <text:p>4,19608321620827</text:p>
          </table:table-cell>
          <table:table-cell table:number-columns-repeated="7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formula="of:=[.A166]-[.$A$2]" office:value-type="float" office:value="3543" calcext:value-type="float">
            <text:p>3543</text:p>
          </table:table-cell>
          <table:table-cell table:formula="of:=[.D166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166]/1000))*[.$J$4]*COS([.$J$12]*(SQRT(1-(POWER([.$J$13];2))))*[.B166]/1000)" office:value-type="float" office:value="2.81348997728885" calcext:value-type="float">
            <text:p>2,81348997728885</text:p>
          </table:table-cell>
          <table:table-cell table:number-columns-repeated="7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formula="of:=[.A167]-[.$A$2]" office:value-type="float" office:value="3564" calcext:value-type="float">
            <text:p>3564</text:p>
          </table:table-cell>
          <table:table-cell table:formula="of:=[.D167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167]/1000))*[.$J$4]*COS([.$J$12]*(SQRT(1-(POWER([.$J$13];2))))*[.B167]/1000)" office:value-type="float" office:value="1.44076030165946" calcext:value-type="float">
            <text:p>1,44076030165946</text:p>
          </table:table-cell>
          <table:table-cell table:number-columns-repeated="3"/>
          <table:table-cell table:formula="of:=[.E167]/([.E168]*[.E169])" office:value-type="float" office:value="-21.4385949109706" calcext:value-type="float">
            <text:p>-21,4385949109706</text:p>
          </table:table-cell>
          <table:table-cell table:number-columns-repeated="3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formula="of:=[.A168]-[.$A$2]" office:value-type="float" office:value="3585" calcext:value-type="float">
            <text:p>3585</text:p>
          </table:table-cell>
          <table:table-cell table:formula="of:=[.D168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168]/1000))*[.$J$4]*COS([.$J$12]*(SQRT(1-(POWER([.$J$13];2))))*[.B168]/1000)" office:value-type="float" office:value="0.0508221313487451" calcext:value-type="float">
            <text:p>0,0508221313487451</text:p>
          </table:table-cell>
          <table:table-cell table:number-columns-repeated="7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formula="of:=[.A169]-[.$A$2]" office:value-type="float" office:value="3606" calcext:value-type="float">
            <text:p>3606</text:p>
          </table:table-cell>
          <table:table-cell table:formula="of:=[.D169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169]/1000))*[.$J$4]*COS([.$J$12]*(SQRT(1-(POWER([.$J$13];2))))*[.B169]/1000)" office:value-type="float" office:value="-1.32233819061911" calcext:value-type="float">
            <text:p>-1,32233819061911</text:p>
          </table:table-cell>
          <table:table-cell table:number-columns-repeated="7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formula="of:=[.A170]-[.$A$2]" office:value-type="float" office:value="3627" calcext:value-type="float">
            <text:p>3627</text:p>
          </table:table-cell>
          <table:table-cell table:formula="of:=[.D170]-[.$D$377]" office:value-type="float" office:value="-5" calcext:value-type="float">
            <text:p>-5</text:p>
          </table:table-cell>
          <table:table-cell office:value-type="float" office:value="268" calcext:value-type="float">
            <text:p>268</text:p>
          </table:table-cell>
          <table:table-cell table:formula="of:=EXP((-[.$J$13]*[.$J$12]*[.B170]/1000))*[.$J$4]*COS([.$J$12]*(SQRT(1-(POWER([.$J$13];2))))*[.B170]/1000)" office:value-type="float" office:value="-2.64558230937562" calcext:value-type="float">
            <text:p>-2,64558230937562</text:p>
          </table:table-cell>
          <table:table-cell table:number-columns-repeated="7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formula="of:=[.A171]-[.$A$2]" office:value-type="float" office:value="3648" calcext:value-type="float">
            <text:p>3648</text:p>
          </table:table-cell>
          <table:table-cell table:formula="of:=[.D171]-[.$D$377]" office:value-type="float" office:value="-6" calcext:value-type="float">
            <text:p>-6</text:p>
          </table:table-cell>
          <table:table-cell office:value-type="float" office:value="267" calcext:value-type="float">
            <text:p>267</text:p>
          </table:table-cell>
          <table:table-cell table:formula="of:=EXP((-[.$J$13]*[.$J$12]*[.B171]/1000))*[.$J$4]*COS([.$J$12]*(SQRT(1-(POWER([.$J$13];2))))*[.B171]/1000)" office:value-type="float" office:value="-3.88741384109732" calcext:value-type="float">
            <text:p>-3,88741384109732</text:p>
          </table:table-cell>
          <table:table-cell table:number-columns-repeated="7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formula="of:=[.A172]-[.$A$2]" office:value-type="float" office:value="3673" calcext:value-type="float">
            <text:p>3673</text:p>
          </table:table-cell>
          <table:table-cell table:formula="of:=[.D172]-[.$D$377]" office:value-type="float" office:value="-6" calcext:value-type="float">
            <text:p>-6</text:p>
          </table:table-cell>
          <table:table-cell office:value-type="float" office:value="267" calcext:value-type="float">
            <text:p>267</text:p>
          </table:table-cell>
          <table:table-cell table:formula="of:=EXP((-[.$J$13]*[.$J$12]*[.B172]/1000))*[.$J$4]*COS([.$J$12]*(SQRT(1-(POWER([.$J$13];2))))*[.B172]/1000)" office:value-type="float" office:value="-5.21946415385577" calcext:value-type="float">
            <text:p>-5,21946415385577</text:p>
          </table:table-cell>
          <table:table-cell table:number-columns-repeated="7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formula="of:=[.A173]-[.$A$2]" office:value-type="float" office:value="3694" calcext:value-type="float">
            <text:p>3694</text:p>
          </table:table-cell>
          <table:table-cell table:formula="of:=[.D173]-[.$D$377]" office:value-type="float" office:value="-8" calcext:value-type="float">
            <text:p>-8</text:p>
          </table:table-cell>
          <table:table-cell office:value-type="float" office:value="265" calcext:value-type="float">
            <text:p>265</text:p>
          </table:table-cell>
          <table:table-cell table:formula="of:=EXP((-[.$J$13]*[.$J$12]*[.B173]/1000))*[.$J$4]*COS([.$J$12]*(SQRT(1-(POWER([.$J$13];2))))*[.B173]/1000)" office:value-type="float" office:value="-6.18552729736459" calcext:value-type="float">
            <text:p>-6,18552729736459</text:p>
          </table:table-cell>
          <table:table-cell table:number-columns-repeated="7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formula="of:=[.A174]-[.$A$2]" office:value-type="float" office:value="3715" calcext:value-type="float">
            <text:p>3715</text:p>
          </table:table-cell>
          <table:table-cell table:formula="of:=[.D174]-[.$D$377]" office:value-type="float" office:value="-8" calcext:value-type="float">
            <text:p>-8</text:p>
          </table:table-cell>
          <table:table-cell office:value-type="float" office:value="265" calcext:value-type="float">
            <text:p>265</text:p>
          </table:table-cell>
          <table:table-cell table:formula="of:=EXP((-[.$J$13]*[.$J$12]*[.B174]/1000))*[.$J$4]*COS([.$J$12]*(SQRT(1-(POWER([.$J$13];2))))*[.B174]/1000)" office:value-type="float" office:value="-6.98881691670937" calcext:value-type="float">
            <text:p>-6,98881691670937</text:p>
          </table:table-cell>
          <table:table-cell table:number-columns-repeated="7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formula="of:=[.A175]-[.$A$2]" office:value-type="float" office:value="3736" calcext:value-type="float">
            <text:p>3736</text:p>
          </table:table-cell>
          <table:table-cell table:formula="of:=[.D175]-[.$D$377]" office:value-type="float" office:value="-6" calcext:value-type="float">
            <text:p>-6</text:p>
          </table:table-cell>
          <table:table-cell office:value-type="float" office:value="267" calcext:value-type="float">
            <text:p>267</text:p>
          </table:table-cell>
          <table:table-cell table:formula="of:=EXP((-[.$J$13]*[.$J$12]*[.B175]/1000))*[.$J$4]*COS([.$J$12]*(SQRT(1-(POWER([.$J$13];2))))*[.B175]/1000)" office:value-type="float" office:value="-7.61192950500438" calcext:value-type="float">
            <text:p>-7,61192950500438</text:p>
          </table:table-cell>
          <table:table-cell table:number-columns-repeated="7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formula="of:=[.A176]-[.$A$2]" office:value-type="float" office:value="3757" calcext:value-type="float">
            <text:p>3757</text:p>
          </table:table-cell>
          <table:table-cell table:formula="of:=[.D176]-[.$D$377]" office:value-type="float" office:value="-7" calcext:value-type="float">
            <text:p>-7</text:p>
          </table:table-cell>
          <table:table-cell office:value-type="float" office:value="266" calcext:value-type="float">
            <text:p>266</text:p>
          </table:table-cell>
          <table:table-cell table:formula="of:=EXP((-[.$J$13]*[.$J$12]*[.B176]/1000))*[.$J$4]*COS([.$J$12]*(SQRT(1-(POWER([.$J$13];2))))*[.B176]/1000)" office:value-type="float" office:value="-8.04206381493252" calcext:value-type="float">
            <text:p>-8,04206381493252</text:p>
          </table:table-cell>
          <table:table-cell table:number-columns-repeated="7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formula="of:=[.A177]-[.$A$2]" office:value-type="float" office:value="3778" calcext:value-type="float">
            <text:p>3778</text:p>
          </table:table-cell>
          <table:table-cell table:formula="of:=[.D177]-[.$D$377]" office:value-type="float" office:value="-5" calcext:value-type="float">
            <text:p>-5</text:p>
          </table:table-cell>
          <table:table-cell office:value-type="float" office:value="268" calcext:value-type="float">
            <text:p>268</text:p>
          </table:table-cell>
          <table:table-cell table:formula="of:=EXP((-[.$J$13]*[.$J$12]*[.B177]/1000))*[.$J$4]*COS([.$J$12]*(SQRT(1-(POWER([.$J$13];2))))*[.B177]/1000)" office:value-type="float" office:value="-8.27127217579451" calcext:value-type="float">
            <text:p>-8,27127217579451</text:p>
          </table:table-cell>
          <table:table-cell table:number-columns-repeated="7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formula="of:=[.A178]-[.$A$2]" office:value-type="float" office:value="3799" calcext:value-type="float">
            <text:p>3799</text:p>
          </table:table-cell>
          <table:table-cell table:formula="of:=[.D178]-[.$D$377]" office:value-type="float" office:value="-3" calcext:value-type="float">
            <text:p>-3</text:p>
          </table:table-cell>
          <table:table-cell office:value-type="float" office:value="270" calcext:value-type="float">
            <text:p>270</text:p>
          </table:table-cell>
          <table:table-cell table:formula="of:=EXP((-[.$J$13]*[.$J$12]*[.B178]/1000))*[.$J$4]*COS([.$J$12]*(SQRT(1-(POWER([.$J$13];2))))*[.B178]/1000)" office:value-type="float" office:value="-8.29659065426479" calcext:value-type="float">
            <text:p>-8,29659065426479</text:p>
          </table:table-cell>
          <table:table-cell table:number-columns-repeated="7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formula="of:=[.A179]-[.$A$2]" office:value-type="float" office:value="3820" calcext:value-type="float">
            <text:p>3820</text:p>
          </table:table-cell>
          <table:table-cell table:formula="of:=[.D179]-[.$D$377]" office:value-type="float" office:value="-4" calcext:value-type="float">
            <text:p>-4</text:p>
          </table:table-cell>
          <table:table-cell office:value-type="float" office:value="269" calcext:value-type="float">
            <text:p>269</text:p>
          </table:table-cell>
          <table:table-cell table:formula="of:=EXP((-[.$J$13]*[.$J$12]*[.B179]/1000))*[.$J$4]*COS([.$J$12]*(SQRT(1-(POWER([.$J$13];2))))*[.B179]/1000)" office:value-type="float" office:value="-8.12004646716585" calcext:value-type="float">
            <text:p>-8,12004646716585</text:p>
          </table:table-cell>
          <table:table-cell table:number-columns-repeated="7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formula="of:=[.A180]-[.$A$2]" office:value-type="float" office:value="3846" calcext:value-type="float">
            <text:p>3846</text:p>
          </table:table-cell>
          <table:table-cell table:formula="of:=[.D180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180]/1000))*[.$J$4]*COS([.$J$12]*(SQRT(1-(POWER([.$J$13];2))))*[.B180]/1000)" office:value-type="float" office:value="-7.63253276650626" calcext:value-type="float">
            <text:p>-7,63253276650626</text:p>
          </table:table-cell>
          <table:table-cell table:number-columns-repeated="7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formula="of:=[.A181]-[.$A$2]" office:value-type="float" office:value="3868" calcext:value-type="float">
            <text:p>3868</text:p>
          </table:table-cell>
          <table:table-cell table:formula="of:=[.D181]-[.$D$377]"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table:formula="of:=EXP((-[.$J$13]*[.$J$12]*[.B181]/1000))*[.$J$4]*COS([.$J$12]*(SQRT(1-(POWER([.$J$13];2))))*[.B181]/1000)" office:value-type="float" office:value="-7.00351956161923" calcext:value-type="float">
            <text:p>-7,00351956161923</text:p>
          </table:table-cell>
          <table:table-cell table:number-columns-repeated="7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formula="of:=[.A182]-[.$A$2]" office:value-type="float" office:value="3889" calcext:value-type="float">
            <text:p>3889</text:p>
          </table:table-cell>
          <table:table-cell table:formula="of:=[.D182]-[.$D$377]"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table:formula="of:=EXP((-[.$J$13]*[.$J$12]*[.B182]/1000))*[.$J$4]*COS([.$J$12]*(SQRT(1-(POWER([.$J$13];2))))*[.B182]/1000)" office:value-type="float" office:value="-6.2366523884052" calcext:value-type="float">
            <text:p>-6,2366523884052</text:p>
          </table:table-cell>
          <table:table-cell table:number-columns-repeated="7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formula="of:=[.A183]-[.$A$2]" office:value-type="float" office:value="3911" calcext:value-type="float">
            <text:p>3911</text:p>
          </table:table-cell>
          <table:table-cell table:formula="of:=[.D183]-[.$D$377]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table:formula="of:=EXP((-[.$J$13]*[.$J$12]*[.B183]/1000))*[.$J$4]*COS([.$J$12]*(SQRT(1-(POWER([.$J$13];2))))*[.B183]/1000)" office:value-type="float" office:value="-5.28183333139283" calcext:value-type="float">
            <text:p>-5,28183333139283</text:p>
          </table:table-cell>
          <table:table-cell table:number-columns-repeated="7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formula="of:=[.A184]-[.$A$2]" office:value-type="float" office:value="3936" calcext:value-type="float">
            <text:p>3936</text:p>
          </table:table-cell>
          <table:table-cell table:formula="of:=[.D184]-[.$D$377]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table:formula="of:=EXP((-[.$J$13]*[.$J$12]*[.B184]/1000))*[.$J$4]*COS([.$J$12]*(SQRT(1-(POWER([.$J$13];2))))*[.B184]/1000)" office:value-type="float" office:value="-4.04336180459334" calcext:value-type="float">
            <text:p>-4,04336180459334</text:p>
          </table:table-cell>
          <table:table-cell table:number-columns-repeated="7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formula="of:=[.A185]-[.$A$2]" office:value-type="float" office:value="3957" calcext:value-type="float">
            <text:p>3957</text:p>
          </table:table-cell>
          <table:table-cell table:formula="of:=[.D185]-[.$D$377]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table:formula="of:=EXP((-[.$J$13]*[.$J$12]*[.B185]/1000))*[.$J$4]*COS([.$J$12]*(SQRT(1-(POWER([.$J$13];2))))*[.B185]/1000)" office:value-type="float" office:value="-2.90847529445323" calcext:value-type="float">
            <text:p>-2,90847529445323</text:p>
          </table:table-cell>
          <table:table-cell table:number-columns-repeated="7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formula="of:=[.A186]-[.$A$2]" office:value-type="float" office:value="3978" calcext:value-type="float">
            <text:p>3978</text:p>
          </table:table-cell>
          <table:table-cell table:formula="of:=[.D186]-[.$D$377]"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table:formula="of:=EXP((-[.$J$13]*[.$J$12]*[.B186]/1000))*[.$J$4]*COS([.$J$12]*(SQRT(1-(POWER([.$J$13];2))))*[.B186]/1000)" office:value-type="float" office:value="-1.7176454182305" calcext:value-type="float">
            <text:p>-1,7176454182305</text:p>
          </table:table-cell>
          <table:table-cell table:number-columns-repeated="7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formula="of:=[.A187]-[.$A$2]" office:value-type="float" office:value="3999" calcext:value-type="float">
            <text:p>3999</text:p>
          </table:table-cell>
          <table:table-cell table:formula="of:=[.D187]-[.$D$377]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table:formula="of:=EXP((-[.$J$13]*[.$J$12]*[.B187]/1000))*[.$J$4]*COS([.$J$12]*(SQRT(1-(POWER([.$J$13];2))))*[.B187]/1000)" office:value-type="float" office:value="-0.500523899551502" calcext:value-type="float">
            <text:p>-0,500523899551502</text:p>
          </table:table-cell>
          <table:table-cell table:number-columns-repeated="7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formula="of:=[.A188]-[.$A$2]" office:value-type="float" office:value="4020" calcext:value-type="float">
            <text:p>4020</text:p>
          </table:table-cell>
          <table:table-cell table:formula="of:=[.D188]-[.$D$377]"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formula="of:=EXP((-[.$J$13]*[.$J$12]*[.B188]/1000))*[.$J$4]*COS([.$J$12]*(SQRT(1-(POWER([.$J$13];2))))*[.B188]/1000)" office:value-type="float" office:value="0.712983141460529" calcext:value-type="float">
            <text:p>0,712983141460529</text:p>
          </table:table-cell>
          <table:table-cell table:number-columns-repeated="7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formula="of:=[.A189]-[.$A$2]" office:value-type="float" office:value="4041" calcext:value-type="float">
            <text:p>4041</text:p>
          </table:table-cell>
          <table:table-cell table:formula="of:=[.D189]-[.$D$377]" office:value-type="float" office:value="9" calcext:value-type="float">
            <text:p>9</text:p>
          </table:table-cell>
          <table:table-cell office:value-type="float" office:value="282" calcext:value-type="float">
            <text:p>282</text:p>
          </table:table-cell>
          <table:table-cell table:formula="of:=EXP((-[.$J$13]*[.$J$12]*[.B189]/1000))*[.$J$4]*COS([.$J$12]*(SQRT(1-(POWER([.$J$13];2))))*[.B189]/1000)" office:value-type="float" office:value="1.89344494199063" calcext:value-type="float">
            <text:p>1,89344494199063</text:p>
          </table:table-cell>
          <table:table-cell table:number-columns-repeated="7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formula="of:=[.A190]-[.$A$2]" office:value-type="float" office:value="4067" calcext:value-type="float">
            <text:p>4067</text:p>
          </table:table-cell>
          <table:table-cell table:formula="of:=[.D190]-[.$D$377]"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table:formula="of:=EXP((-[.$J$13]*[.$J$12]*[.B190]/1000))*[.$J$4]*COS([.$J$12]*(SQRT(1-(POWER([.$J$13];2))))*[.B190]/1000)" office:value-type="float" office:value="3.2671004293511" calcext:value-type="float">
            <text:p>3,2671004293511</text:p>
          </table:table-cell>
          <table:table-cell table:number-columns-repeated="7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formula="of:=[.A191]-[.$A$2]" office:value-type="float" office:value="4088" calcext:value-type="float">
            <text:p>4088</text:p>
          </table:table-cell>
          <table:table-cell table:formula="of:=[.D191]-[.$D$377]"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table:formula="of:=EXP((-[.$J$13]*[.$J$12]*[.B191]/1000))*[.$J$4]*COS([.$J$12]*(SQRT(1-(POWER([.$J$13];2))))*[.B191]/1000)" office:value-type="float" office:value="4.27407945390428" calcext:value-type="float">
            <text:p>4,27407945390428</text:p>
          </table:table-cell>
          <table:table-cell table:number-columns-repeated="7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formula="of:=[.A192]-[.$A$2]" office:value-type="float" office:value="4109" calcext:value-type="float">
            <text:p>4109</text:p>
          </table:table-cell>
          <table:table-cell table:formula="of:=[.D192]-[.$D$377]"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table:formula="of:=EXP((-[.$J$13]*[.$J$12]*[.B192]/1000))*[.$J$4]*COS([.$J$12]*(SQRT(1-(POWER([.$J$13];2))))*[.B192]/1000)" office:value-type="float" office:value="5.16418617831735" calcext:value-type="float">
            <text:p>5,16418617831735</text:p>
          </table:table-cell>
          <table:table-cell table:number-columns-repeated="7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formula="of:=[.A193]-[.$A$2]" office:value-type="float" office:value="4130" calcext:value-type="float">
            <text:p>4130</text:p>
          </table:table-cell>
          <table:table-cell table:formula="of:=[.D193]-[.$D$377]" office:value-type="float" office:value="9" calcext:value-type="float">
            <text:p>9</text:p>
          </table:table-cell>
          <table:table-cell office:value-type="float" office:value="282" calcext:value-type="float">
            <text:p>282</text:p>
          </table:table-cell>
          <table:table-cell table:formula="of:=EXP((-[.$J$13]*[.$J$12]*[.B193]/1000))*[.$J$4]*COS([.$J$12]*(SQRT(1-(POWER([.$J$13];2))))*[.B193]/1000)" office:value-type="float" office:value="5.91731336000902" calcext:value-type="float">
            <text:p>5,91731336000902</text:p>
          </table:table-cell>
          <table:table-cell table:number-columns-repeated="7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formula="of:=[.A194]-[.$A$2]" office:value-type="float" office:value="4151" calcext:value-type="float">
            <text:p>4151</text:p>
          </table:table-cell>
          <table:table-cell table:formula="of:=[.D194]-[.$D$377]" office:value-type="float" office:value="8" calcext:value-type="float">
            <text:p>8</text:p>
          </table:table-cell>
          <table:table-cell office:value-type="float" office:value="281" calcext:value-type="float">
            <text:p>281</text:p>
          </table:table-cell>
          <table:table-cell table:formula="of:=EXP((-[.$J$13]*[.$J$12]*[.B194]/1000))*[.$J$4]*COS([.$J$12]*(SQRT(1-(POWER([.$J$13];2))))*[.B194]/1000)" office:value-type="float" office:value="6.51694173301193" calcext:value-type="float">
            <text:p>6,51694173301193</text:p>
          </table:table-cell>
          <table:table-cell table:number-columns-repeated="7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formula="of:=[.A195]-[.$A$2]" office:value-type="float" office:value="4172" calcext:value-type="float">
            <text:p>4172</text:p>
          </table:table-cell>
          <table:table-cell table:formula="of:=[.D195]-[.$D$377]" office:value-type="float" office:value="8" calcext:value-type="float">
            <text:p>8</text:p>
          </table:table-cell>
          <table:table-cell office:value-type="float" office:value="281" calcext:value-type="float">
            <text:p>281</text:p>
          </table:table-cell>
          <table:table-cell table:formula="of:=EXP((-[.$J$13]*[.$J$12]*[.B195]/1000))*[.$J$4]*COS([.$J$12]*(SQRT(1-(POWER([.$J$13];2))))*[.B195]/1000)" office:value-type="float" office:value="6.95049478456233" calcext:value-type="float">
            <text:p>6,95049478456233</text:p>
          </table:table-cell>
          <table:table-cell table:number-columns-repeated="7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formula="of:=[.A196]-[.$A$2]" office:value-type="float" office:value="4193" calcext:value-type="float">
            <text:p>4193</text:p>
          </table:table-cell>
          <table:table-cell table:formula="of:=[.D196]-[.$D$377]" office:value-type="float" office:value="8" calcext:value-type="float">
            <text:p>8</text:p>
          </table:table-cell>
          <table:table-cell office:value-type="float" office:value="281" calcext:value-type="float">
            <text:p>281</text:p>
          </table:table-cell>
          <table:table-cell table:formula="of:=EXP((-[.$J$13]*[.$J$12]*[.B196]/1000))*[.$J$4]*COS([.$J$12]*(SQRT(1-(POWER([.$J$13];2))))*[.B196]/1000)" office:value-type="float" office:value="7.20959315969102" calcext:value-type="float">
            <text:p>7,20959315969102</text:p>
          </table:table-cell>
          <table:table-cell table:number-columns-repeated="7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formula="of:=[.A197]-[.$A$2]" office:value-type="float" office:value="4218" calcext:value-type="float">
            <text:p>4218</text:p>
          </table:table-cell>
          <table:table-cell table:formula="of:=[.D197]-[.$D$377]"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formula="of:=EXP((-[.$J$13]*[.$J$12]*[.B197]/1000))*[.$J$4]*COS([.$J$12]*(SQRT(1-(POWER([.$J$13];2))))*[.B197]/1000)" office:value-type="float" office:value="7.28527774631522" calcext:value-type="float">
            <text:p>7,28527774631522</text:p>
          </table:table-cell>
          <table:table-cell table:number-columns-repeated="7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formula="of:=[.A198]-[.$A$2]" office:value-type="float" office:value="4239" calcext:value-type="float">
            <text:p>4239</text:p>
          </table:table-cell>
          <table:table-cell table:formula="of:=[.D198]-[.$D$377]"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formula="of:=EXP((-[.$J$13]*[.$J$12]*[.B198]/1000))*[.$J$4]*COS([.$J$12]*(SQRT(1-(POWER([.$J$13];2))))*[.B198]/1000)" office:value-type="float" office:value="7.15422583094859" calcext:value-type="float">
            <text:p>7,15422583094859</text:p>
          </table:table-cell>
          <table:table-cell table:number-columns-repeated="7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formula="of:=[.A199]-[.$A$2]" office:value-type="float" office:value="4260" calcext:value-type="float">
            <text:p>4260</text:p>
          </table:table-cell>
          <table:table-cell table:formula="of:=[.D199]-[.$D$377]"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table:formula="of:=EXP((-[.$J$13]*[.$J$12]*[.B199]/1000))*[.$J$4]*COS([.$J$12]*(SQRT(1-(POWER([.$J$13];2))))*[.B199]/1000)" office:value-type="float" office:value="6.85108714323915" calcext:value-type="float">
            <text:p>6,85108714323915</text:p>
          </table:table-cell>
          <table:table-cell table:number-columns-repeated="7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formula="of:=[.A200]-[.$A$2]" office:value-type="float" office:value="4281" calcext:value-type="float">
            <text:p>4281</text:p>
          </table:table-cell>
          <table:table-cell table:formula="of:=[.D200]-[.$D$377]"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table:formula="of:=EXP((-[.$J$13]*[.$J$12]*[.B200]/1000))*[.$J$4]*COS([.$J$12]*(SQRT(1-(POWER([.$J$13];2))))*[.B200]/1000)" office:value-type="float" office:value="6.38545539479268" calcext:value-type="float">
            <text:p>6,38545539479268</text:p>
          </table:table-cell>
          <table:table-cell table:number-columns-repeated="7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formula="of:=[.A201]-[.$A$2]" office:value-type="float" office:value="4302" calcext:value-type="float">
            <text:p>4302</text:p>
          </table:table-cell>
          <table:table-cell table:formula="of:=[.D201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201]/1000))*[.$J$4]*COS([.$J$12]*(SQRT(1-(POWER([.$J$13];2))))*[.B201]/1000)" office:value-type="float" office:value="5.77074713072543" calcext:value-type="float">
            <text:p>5,77074713072543</text:p>
          </table:table-cell>
          <table:table-cell table:number-columns-repeated="7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formula="of:=[.A202]-[.$A$2]" office:value-type="float" office:value="4323" calcext:value-type="float">
            <text:p>4323</text:p>
          </table:table-cell>
          <table:table-cell table:formula="of:=[.D202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202]/1000))*[.$J$4]*COS([.$J$12]*(SQRT(1-(POWER([.$J$13];2))))*[.B202]/1000)" office:value-type="float" office:value="5.02382628443383" calcext:value-type="float">
            <text:p>5,02382628443383</text:p>
          </table:table-cell>
          <table:table-cell table:number-columns-repeated="3"/>
          <table:table-cell table:formula="of:=[.E202]/([.E203]*[.E204])" office:value-type="float" office:value="0.398628992046818" calcext:value-type="float">
            <text:p>0,398628992046818</text:p>
          </table:table-cell>
          <table:table-cell table:number-columns-repeated="3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formula="of:=[.A203]-[.$A$2]" office:value-type="float" office:value="4344" calcext:value-type="float">
            <text:p>4344</text:p>
          </table:table-cell>
          <table:table-cell table:formula="of:=[.D203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203]/1000))*[.$J$4]*COS([.$J$12]*(SQRT(1-(POWER([.$J$13];2))))*[.B203]/1000)" office:value-type="float" office:value="4.16454985643444" calcext:value-type="float">
            <text:p>4,16454985643444</text:p>
          </table:table-cell>
          <table:table-cell table:number-columns-repeated="7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formula="of:=[.A204]-[.$A$2]" office:value-type="float" office:value="4369" calcext:value-type="float">
            <text:p>4369</text:p>
          </table:table-cell>
          <table:table-cell table:formula="of:=[.D204]-[.$D$377]" office:value-type="float" office:value="-3" calcext:value-type="float">
            <text:p>-3</text:p>
          </table:table-cell>
          <table:table-cell office:value-type="float" office:value="270" calcext:value-type="float">
            <text:p>270</text:p>
          </table:table-cell>
          <table:table-cell table:formula="of:=EXP((-[.$J$13]*[.$J$12]*[.B204]/1000))*[.$J$4]*COS([.$J$12]*(SQRT(1-(POWER([.$J$13];2))))*[.B204]/1000)" office:value-type="float" office:value="3.0262002767722" calcext:value-type="float">
            <text:p>3,0262002767722</text:p>
          </table:table-cell>
          <table:table-cell table:number-columns-repeated="7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formula="of:=[.A205]-[.$A$2]" office:value-type="float" office:value="4390" calcext:value-type="float">
            <text:p>4390</text:p>
          </table:table-cell>
          <table:table-cell table:formula="of:=[.D205]-[.$D$377]" office:value-type="float" office:value="-3" calcext:value-type="float">
            <text:p>-3</text:p>
          </table:table-cell>
          <table:table-cell office:value-type="float" office:value="270" calcext:value-type="float">
            <text:p>270</text:p>
          </table:table-cell>
          <table:table-cell table:formula="of:=EXP((-[.$J$13]*[.$J$12]*[.B205]/1000))*[.$J$4]*COS([.$J$12]*(SQRT(1-(POWER([.$J$13];2))))*[.B205]/1000)" office:value-type="float" office:value="2.00142725217025" calcext:value-type="float">
            <text:p>2,00142725217025</text:p>
          </table:table-cell>
          <table:table-cell table:number-columns-repeated="7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formula="of:=[.A206]-[.$A$2]" office:value-type="float" office:value="4411" calcext:value-type="float">
            <text:p>4411</text:p>
          </table:table-cell>
          <table:table-cell table:formula="of:=[.D206]-[.$D$377]" office:value-type="float" office:value="-5" calcext:value-type="float">
            <text:p>-5</text:p>
          </table:table-cell>
          <table:table-cell office:value-type="float" office:value="268" calcext:value-type="float">
            <text:p>268</text:p>
          </table:table-cell>
          <table:table-cell table:formula="of:=EXP((-[.$J$13]*[.$J$12]*[.B206]/1000))*[.$J$4]*COS([.$J$12]*(SQRT(1-(POWER([.$J$13];2))))*[.B206]/1000)" office:value-type="float" office:value="0.941317218178171" calcext:value-type="float">
            <text:p>0,941317218178171</text:p>
          </table:table-cell>
          <table:table-cell table:number-columns-repeated="7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formula="of:=[.A207]-[.$A$2]" office:value-type="float" office:value="4432" calcext:value-type="float">
            <text:p>4432</text:p>
          </table:table-cell>
          <table:table-cell table:formula="of:=[.D207]-[.$D$377]" office:value-type="float" office:value="-5" calcext:value-type="float">
            <text:p>-5</text:p>
          </table:table-cell>
          <table:table-cell office:value-type="float" office:value="268" calcext:value-type="float">
            <text:p>268</text:p>
          </table:table-cell>
          <table:table-cell table:formula="of:=EXP((-[.$J$13]*[.$J$12]*[.B207]/1000))*[.$J$4]*COS([.$J$12]*(SQRT(1-(POWER([.$J$13];2))))*[.B207]/1000)" office:value-type="float" office:value="-0.127920490322131" calcext:value-type="float">
            <text:p>-0,127920490322131</text:p>
          </table:table-cell>
          <table:table-cell table:number-columns-repeated="7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formula="of:=[.A208]-[.$A$2]" office:value-type="float" office:value="4453" calcext:value-type="float">
            <text:p>4453</text:p>
          </table:table-cell>
          <table:table-cell table:formula="of:=[.D208]-[.$D$377]" office:value-type="float" office:value="-5" calcext:value-type="float">
            <text:p>-5</text:p>
          </table:table-cell>
          <table:table-cell office:value-type="float" office:value="268" calcext:value-type="float">
            <text:p>268</text:p>
          </table:table-cell>
          <table:table-cell table:formula="of:=EXP((-[.$J$13]*[.$J$12]*[.B208]/1000))*[.$J$4]*COS([.$J$12]*(SQRT(1-(POWER([.$J$13];2))))*[.B208]/1000)" office:value-type="float" office:value="-1.18019446584969" calcext:value-type="float">
            <text:p>-1,18019446584969</text:p>
          </table:table-cell>
          <table:table-cell table:number-columns-repeated="7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formula="of:=[.A209]-[.$A$2]" office:value-type="float" office:value="4474" calcext:value-type="float">
            <text:p>4474</text:p>
          </table:table-cell>
          <table:table-cell table:formula="of:=[.D209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209]/1000))*[.$J$4]*COS([.$J$12]*(SQRT(1-(POWER([.$J$13];2))))*[.B209]/1000)" office:value-type="float" office:value="-2.19016349299907" calcext:value-type="float">
            <text:p>-2,19016349299907</text:p>
          </table:table-cell>
          <table:table-cell table:number-columns-repeated="7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formula="of:=[.A210]-[.$A$2]" office:value-type="float" office:value="4498" calcext:value-type="float">
            <text:p>4498</text:p>
          </table:table-cell>
          <table:table-cell table:formula="of:=[.D210]-[.$D$377]" office:value-type="float" office:value="-3" calcext:value-type="float">
            <text:p>-3</text:p>
          </table:table-cell>
          <table:table-cell office:value-type="float" office:value="270" calcext:value-type="float">
            <text:p>270</text:p>
          </table:table-cell>
          <table:table-cell table:formula="of:=EXP((-[.$J$13]*[.$J$12]*[.B210]/1000))*[.$J$4]*COS([.$J$12]*(SQRT(1-(POWER([.$J$13];2))))*[.B210]/1000)" office:value-type="float" office:value="-3.26192752795232" calcext:value-type="float">
            <text:p>-3,26192752795232</text:p>
          </table:table-cell>
          <table:table-cell table:number-columns-repeated="7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formula="of:=[.A211]-[.$A$2]" office:value-type="float" office:value="4520" calcext:value-type="float">
            <text:p>4520</text:p>
          </table:table-cell>
          <table:table-cell table:formula="of:=[.D211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211]/1000))*[.$J$4]*COS([.$J$12]*(SQRT(1-(POWER([.$J$13];2))))*[.B211]/1000)" office:value-type="float" office:value="-4.14039764609664" calcext:value-type="float">
            <text:p>-4,14039764609664</text:p>
          </table:table-cell>
          <table:table-cell table:number-columns-repeated="7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formula="of:=[.A212]-[.$A$2]" office:value-type="float" office:value="4541" calcext:value-type="float">
            <text:p>4541</text:p>
          </table:table-cell>
          <table:table-cell table:formula="of:=[.D212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212]/1000))*[.$J$4]*COS([.$J$12]*(SQRT(1-(POWER([.$J$13];2))))*[.B212]/1000)" office:value-type="float" office:value="-4.86517314085961" calcext:value-type="float">
            <text:p>-4,86517314085961</text:p>
          </table:table-cell>
          <table:table-cell table:number-columns-repeated="7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formula="of:=[.A213]-[.$A$2]" office:value-type="float" office:value="4562" calcext:value-type="float">
            <text:p>4562</text:p>
          </table:table-cell>
          <table:table-cell table:formula="of:=[.D213]-[.$D$377]" office:value-type="float" office:value="-4" calcext:value-type="float">
            <text:p>-4</text:p>
          </table:table-cell>
          <table:table-cell office:value-type="float" office:value="269" calcext:value-type="float">
            <text:p>269</text:p>
          </table:table-cell>
          <table:table-cell table:formula="of:=EXP((-[.$J$13]*[.$J$12]*[.B213]/1000))*[.$J$4]*COS([.$J$12]*(SQRT(1-(POWER([.$J$13];2))))*[.B213]/1000)" office:value-type="float" office:value="-5.46237504138687" calcext:value-type="float">
            <text:p>-5,46237504138687</text:p>
          </table:table-cell>
          <table:table-cell table:number-columns-repeated="7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formula="of:=[.A214]-[.$A$2]" office:value-type="float" office:value="4583" calcext:value-type="float">
            <text:p>4583</text:p>
          </table:table-cell>
          <table:table-cell table:formula="of:=[.D214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214]/1000))*[.$J$4]*COS([.$J$12]*(SQRT(1-(POWER([.$J$13];2))))*[.B214]/1000)" office:value-type="float" office:value="-5.91914980888952" calcext:value-type="float">
            <text:p>-5,91914980888952</text:p>
          </table:table-cell>
          <table:table-cell table:number-columns-repeated="7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formula="of:=[.A215]-[.$A$2]" office:value-type="float" office:value="4604" calcext:value-type="float">
            <text:p>4604</text:p>
          </table:table-cell>
          <table:table-cell table:formula="of:=[.D215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215]/1000))*[.$J$4]*COS([.$J$12]*(SQRT(1-(POWER([.$J$13];2))))*[.B215]/1000)" office:value-type="float" office:value="-6.22622162582286" calcext:value-type="float">
            <text:p>-6,22622162582286</text:p>
          </table:table-cell>
          <table:table-cell table:number-columns-repeated="7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formula="of:=[.A216]-[.$A$2]" office:value-type="float" office:value="4625" calcext:value-type="float">
            <text:p>4625</text:p>
          </table:table-cell>
          <table:table-cell table:formula="of:=[.D216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216]/1000))*[.$J$4]*COS([.$J$12]*(SQRT(1-(POWER([.$J$13];2))))*[.B216]/1000)" office:value-type="float" office:value="-6.37807135295802" calcext:value-type="float">
            <text:p>-6,37807135295802</text:p>
          </table:table-cell>
          <table:table-cell table:number-columns-repeated="7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formula="of:=[.A217]-[.$A$2]" office:value-type="float" office:value="4646" calcext:value-type="float">
            <text:p>4646</text:p>
          </table:table-cell>
          <table:table-cell table:formula="of:=[.D217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217]/1000))*[.$J$4]*COS([.$J$12]*(SQRT(1-(POWER([.$J$13];2))))*[.B217]/1000)" office:value-type="float" office:value="-6.37302191291328" calcext:value-type="float">
            <text:p>-6,37302191291328</text:p>
          </table:table-cell>
          <table:table-cell table:number-columns-repeated="7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formula="of:=[.A218]-[.$A$2]" office:value-type="float" office:value="4671" calcext:value-type="float">
            <text:p>4671</text:p>
          </table:table-cell>
          <table:table-cell table:formula="of:=[.D218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218]/1000))*[.$J$4]*COS([.$J$12]*(SQRT(1-(POWER([.$J$13];2))))*[.B218]/1000)" office:value-type="float" office:value="-6.16567455717007" calcext:value-type="float">
            <text:p>-6,16567455717007</text:p>
          </table:table-cell>
          <table:table-cell table:number-columns-repeated="7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formula="of:=[.A219]-[.$A$2]" office:value-type="float" office:value="4692" calcext:value-type="float">
            <text:p>4692</text:p>
          </table:table-cell>
          <table:table-cell table:formula="of:=[.D219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219]/1000))*[.$J$4]*COS([.$J$12]*(SQRT(1-(POWER([.$J$13];2))))*[.B219]/1000)" office:value-type="float" office:value="-5.82963655757838" calcext:value-type="float">
            <text:p>-5,82963655757838</text:p>
          </table:table-cell>
          <table:table-cell table:number-columns-repeated="7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formula="of:=[.A220]-[.$A$2]" office:value-type="float" office:value="4713" calcext:value-type="float">
            <text:p>4713</text:p>
          </table:table-cell>
          <table:table-cell table:formula="of:=[.D220]-[.$D$377]"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table:formula="of:=EXP((-[.$J$13]*[.$J$12]*[.B220]/1000))*[.$J$4]*COS([.$J$12]*(SQRT(1-(POWER([.$J$13];2))))*[.B220]/1000)" office:value-type="float" office:value="-5.35634415537069" calcext:value-type="float">
            <text:p>-5,35634415537069</text:p>
          </table:table-cell>
          <table:table-cell table:number-columns-repeated="7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formula="of:=[.A221]-[.$A$2]" office:value-type="float" office:value="4734" calcext:value-type="float">
            <text:p>4734</text:p>
          </table:table-cell>
          <table:table-cell table:formula="of:=[.D221]-[.$D$377]"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table:formula="of:=EXP((-[.$J$13]*[.$J$12]*[.B221]/1000))*[.$J$4]*COS([.$J$12]*(SQRT(1-(POWER([.$J$13];2))))*[.B221]/1000)" office:value-type="float" office:value="-4.75907291161466" calcext:value-type="float">
            <text:p>-4,75907291161466</text:p>
          </table:table-cell>
          <table:table-cell table:number-columns-repeated="7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formula="of:=[.A222]-[.$A$2]" office:value-type="float" office:value="4755" calcext:value-type="float">
            <text:p>4755</text:p>
          </table:table-cell>
          <table:table-cell table:formula="of:=[.D222]-[.$D$377]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table:formula="of:=EXP((-[.$J$13]*[.$J$12]*[.B222]/1000))*[.$J$4]*COS([.$J$12]*(SQRT(1-(POWER([.$J$13];2))))*[.B222]/1000)" office:value-type="float" office:value="-4.05393794880497" calcext:value-type="float">
            <text:p>-4,05393794880497</text:p>
          </table:table-cell>
          <table:table-cell table:number-columns-repeated="7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formula="of:=[.A223]-[.$A$2]" office:value-type="float" office:value="4776" calcext:value-type="float">
            <text:p>4776</text:p>
          </table:table-cell>
          <table:table-cell table:formula="of:=[.D223]-[.$D$377]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table:formula="of:=EXP((-[.$J$13]*[.$J$12]*[.B223]/1000))*[.$J$4]*COS([.$J$12]*(SQRT(1-(POWER([.$J$13];2))))*[.B223]/1000)" office:value-type="float" office:value="-3.25946569615996" calcext:value-type="float">
            <text:p>-3,25946569615996</text:p>
          </table:table-cell>
          <table:table-cell table:number-columns-repeated="7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formula="of:=[.A224]-[.$A$2]" office:value-type="float" office:value="4797" calcext:value-type="float">
            <text:p>4797</text:p>
          </table:table-cell>
          <table:table-cell table:formula="of:=[.D224]-[.$D$377]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table:formula="of:=EXP((-[.$J$13]*[.$J$12]*[.B224]/1000))*[.$J$4]*COS([.$J$12]*(SQRT(1-(POWER([.$J$13];2))))*[.B224]/1000)" office:value-type="float" office:value="-2.39611261106864" calcext:value-type="float">
            <text:p>-2,39611261106864</text:p>
          </table:table-cell>
          <table:table-cell table:number-columns-repeated="7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formula="of:=[.A225]-[.$A$2]" office:value-type="float" office:value="4822" calcext:value-type="float">
            <text:p>4822</text:p>
          </table:table-cell>
          <table:table-cell table:formula="of:=[.D225]-[.$D$377]"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table:formula="of:=EXP((-[.$J$13]*[.$J$12]*[.B225]/1000))*[.$J$4]*COS([.$J$12]*(SQRT(1-(POWER([.$J$13];2))))*[.B225]/1000)" office:value-type="float" office:value="-1.30888167544635" calcext:value-type="float">
            <text:p>-1,30888167544635</text:p>
          </table:table-cell>
          <table:table-cell table:number-columns-repeated="7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formula="of:=[.A226]-[.$A$2]" office:value-type="float" office:value="4843" calcext:value-type="float">
            <text:p>4843</text:p>
          </table:table-cell>
          <table:table-cell table:formula="of:=[.D226]-[.$D$377]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table:formula="of:=EXP((-[.$J$13]*[.$J$12]*[.B226]/1000))*[.$J$4]*COS([.$J$12]*(SQRT(1-(POWER([.$J$13];2))))*[.B226]/1000)" office:value-type="float" office:value="-0.37220240386824" calcext:value-type="float">
            <text:p>-0,37220240386824</text:p>
          </table:table-cell>
          <table:table-cell table:number-columns-repeated="7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formula="of:=[.A227]-[.$A$2]" office:value-type="float" office:value="4864" calcext:value-type="float">
            <text:p>4864</text:p>
          </table:table-cell>
          <table:table-cell table:formula="of:=[.D227]-[.$D$377]"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table:formula="of:=EXP((-[.$J$13]*[.$J$12]*[.B227]/1000))*[.$J$4]*COS([.$J$12]*(SQRT(1-(POWER([.$J$13];2))))*[.B227]/1000)" office:value-type="float" office:value="0.561379586398444" calcext:value-type="float">
            <text:p>0,561379586398444</text:p>
          </table:table-cell>
          <table:table-cell table:number-columns-repeated="7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formula="of:=[.A228]-[.$A$2]" office:value-type="float" office:value="4885" calcext:value-type="float">
            <text:p>4885</text:p>
          </table:table-cell>
          <table:table-cell table:formula="of:=[.D228]-[.$D$377]"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formula="of:=EXP((-[.$J$13]*[.$J$12]*[.B228]/1000))*[.$J$4]*COS([.$J$12]*(SQRT(1-(POWER([.$J$13];2))))*[.B228]/1000)" office:value-type="float" office:value="1.46922655960119" calcext:value-type="float">
            <text:p>1,46922655960119</text:p>
          </table:table-cell>
          <table:table-cell table:number-columns-repeated="7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formula="of:=[.A229]-[.$A$2]" office:value-type="float" office:value="4906" calcext:value-type="float">
            <text:p>4906</text:p>
          </table:table-cell>
          <table:table-cell table:formula="of:=[.D229]-[.$D$377]"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formula="of:=EXP((-[.$J$13]*[.$J$12]*[.B229]/1000))*[.$J$4]*COS([.$J$12]*(SQRT(1-(POWER([.$J$13];2))))*[.B229]/1000)" office:value-type="float" office:value="2.32961928095923" calcext:value-type="float">
            <text:p>2,32961928095923</text:p>
          </table:table-cell>
          <table:table-cell table:number-columns-repeated="7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formula="of:=[.A230]-[.$A$2]" office:value-type="float" office:value="4927" calcext:value-type="float">
            <text:p>4927</text:p>
          </table:table-cell>
          <table:table-cell table:formula="of:=[.D230]-[.$D$377]"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table:formula="of:=EXP((-[.$J$13]*[.$J$12]*[.B230]/1000))*[.$J$4]*COS([.$J$12]*(SQRT(1-(POWER([.$J$13];2))))*[.B230]/1000)" office:value-type="float" office:value="3.12227270106347" calcext:value-type="float">
            <text:p>3,12227270106347</text:p>
          </table:table-cell>
          <table:table-cell table:number-columns-repeated="7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formula="of:=[.A231]-[.$A$2]" office:value-type="float" office:value="4948" calcext:value-type="float">
            <text:p>4948</text:p>
          </table:table-cell>
          <table:table-cell table:formula="of:=[.D231]-[.$D$377]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table:formula="of:=EXP((-[.$J$13]*[.$J$12]*[.B231]/1000))*[.$J$4]*COS([.$J$12]*(SQRT(1-(POWER([.$J$13];2))))*[.B231]/1000)" office:value-type="float" office:value="3.82881011930312" calcext:value-type="float">
            <text:p>3,82881011930312</text:p>
          </table:table-cell>
          <table:table-cell table:number-columns-repeated="7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formula="of:=[.A232]-[.$A$2]" office:value-type="float" office:value="4974" calcext:value-type="float">
            <text:p>4974</text:p>
          </table:table-cell>
          <table:table-cell table:formula="of:=[.D232]-[.$D$377]"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table:formula="of:=EXP((-[.$J$13]*[.$J$12]*[.B232]/1000))*[.$J$4]*COS([.$J$12]*(SQRT(1-(POWER([.$J$13];2))))*[.B232]/1000)" office:value-type="float" office:value="4.56049630618303" calcext:value-type="float">
            <text:p>4,56049630618303</text:p>
          </table:table-cell>
          <table:table-cell table:number-columns-repeated="7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formula="of:=[.A233]-[.$A$2]" office:value-type="float" office:value="4995" calcext:value-type="float">
            <text:p>4995</text:p>
          </table:table-cell>
          <table:table-cell table:formula="of:=[.D233]-[.$D$377]"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formula="of:=EXP((-[.$J$13]*[.$J$12]*[.B233]/1000))*[.$J$4]*COS([.$J$12]*(SQRT(1-(POWER([.$J$13];2))))*[.B233]/1000)" office:value-type="float" office:value="5.02020036532648" calcext:value-type="float">
            <text:p>5,02020036532648</text:p>
          </table:table-cell>
          <table:table-cell table:number-columns-repeated="7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formula="of:=[.A234]-[.$A$2]" office:value-type="float" office:value="5016" calcext:value-type="float">
            <text:p>5016</text:p>
          </table:table-cell>
          <table:table-cell table:formula="of:=[.D234]-[.$D$377]"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formula="of:=EXP((-[.$J$13]*[.$J$12]*[.B234]/1000))*[.$J$4]*COS([.$J$12]*(SQRT(1-(POWER([.$J$13];2))))*[.B234]/1000)" office:value-type="float" office:value="5.35200011879143" calcext:value-type="float">
            <text:p>5,35200011879143</text:p>
          </table:table-cell>
          <table:table-cell table:number-columns-repeated="7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formula="of:=[.A235]-[.$A$2]" office:value-type="float" office:value="5037" calcext:value-type="float">
            <text:p>5037</text:p>
          </table:table-cell>
          <table:table-cell table:formula="of:=[.D235]-[.$D$377]"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formula="of:=EXP((-[.$J$13]*[.$J$12]*[.B235]/1000))*[.$J$4]*COS([.$J$12]*(SQRT(1-(POWER([.$J$13];2))))*[.B235]/1000)" office:value-type="float" office:value="5.54949326350536" calcext:value-type="float">
            <text:p>5,54949326350536</text:p>
          </table:table-cell>
          <table:table-cell table:number-columns-repeated="7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formula="of:=[.A236]-[.$A$2]" office:value-type="float" office:value="5058" calcext:value-type="float">
            <text:p>5058</text:p>
          </table:table-cell>
          <table:table-cell table:formula="of:=[.D236]-[.$D$377]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table:formula="of:=EXP((-[.$J$13]*[.$J$12]*[.B236]/1000))*[.$J$4]*COS([.$J$12]*(SQRT(1-(POWER([.$J$13];2))))*[.B236]/1000)" office:value-type="float" office:value="5.6096229400877" calcext:value-type="float">
            <text:p>5,6096229400877</text:p>
          </table:table-cell>
          <table:table-cell table:number-columns-repeated="7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formula="of:=[.A237]-[.$A$2]" office:value-type="float" office:value="5079" calcext:value-type="float">
            <text:p>5079</text:p>
          </table:table-cell>
          <table:table-cell table:formula="of:=[.D237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237]/1000))*[.$J$4]*COS([.$J$12]*(SQRT(1-(POWER([.$J$13];2))))*[.B237]/1000)" office:value-type="float" office:value="5.53270863376548" calcext:value-type="float">
            <text:p>5,53270863376548</text:p>
          </table:table-cell>
          <table:table-cell table:number-columns-repeated="7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formula="of:=[.A238]-[.$A$2]" office:value-type="float" office:value="5105" calcext:value-type="float">
            <text:p>5105</text:p>
          </table:table-cell>
          <table:table-cell table:formula="of:=[.D238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238]/1000))*[.$J$4]*COS([.$J$12]*(SQRT(1-(POWER([.$J$13];2))))*[.B238]/1000)" office:value-type="float" office:value="5.25334531556546" calcext:value-type="float">
            <text:p>5,25334531556546</text:p>
          </table:table-cell>
          <table:table-cell table:number-columns-repeated="7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formula="of:=[.A239]-[.$A$2]" office:value-type="float" office:value="5126" calcext:value-type="float">
            <text:p>5126</text:p>
          </table:table-cell>
          <table:table-cell table:formula="of:=[.D239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239]/1000))*[.$J$4]*COS([.$J$12]*(SQRT(1-(POWER([.$J$13];2))))*[.B239]/1000)" office:value-type="float" office:value="4.88767679392106" calcext:value-type="float">
            <text:p>4,88767679392106</text:p>
          </table:table-cell>
          <table:table-cell table:number-columns-repeated="7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formula="of:=[.A240]-[.$A$2]" office:value-type="float" office:value="5148" calcext:value-type="float">
            <text:p>5148</text:p>
          </table:table-cell>
          <table:table-cell table:formula="of:=[.D240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240]/1000))*[.$J$4]*COS([.$J$12]*(SQRT(1-(POWER([.$J$13];2))))*[.B240]/1000)" office:value-type="float" office:value="4.38254880416606" calcext:value-type="float">
            <text:p>4,38254880416606</text:p>
          </table:table-cell>
          <table:table-cell table:number-columns-repeated="3"/>
          <table:table-cell table:formula="of:=[.E240]/([.E241]*[.E242])" office:value-type="float" office:value="0.385675133701066" calcext:value-type="float">
            <text:p>0,385675133701066</text:p>
          </table:table-cell>
          <table:table-cell table:number-columns-repeated="3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formula="of:=[.A241]-[.$A$2]" office:value-type="float" office:value="5169" calcext:value-type="float">
            <text:p>5169</text:p>
          </table:table-cell>
          <table:table-cell table:formula="of:=[.D241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241]/1000))*[.$J$4]*COS([.$J$12]*(SQRT(1-(POWER([.$J$13];2))))*[.B241]/1000)" office:value-type="float" office:value="3.79759586709767" calcext:value-type="float">
            <text:p>3,79759586709767</text:p>
          </table:table-cell>
          <table:table-cell table:number-columns-repeated="7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formula="of:=[.A242]-[.$A$2]" office:value-type="float" office:value="5194" calcext:value-type="float">
            <text:p>5194</text:p>
          </table:table-cell>
          <table:table-cell table:formula="of:=[.D242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242]/1000))*[.$J$4]*COS([.$J$12]*(SQRT(1-(POWER([.$J$13];2))))*[.B242]/1000)" office:value-type="float" office:value="2.99223966952202" calcext:value-type="float">
            <text:p>2,99223966952202</text:p>
          </table:table-cell>
          <table:table-cell table:number-columns-repeated="7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formula="of:=[.A243]-[.$A$2]" office:value-type="float" office:value="5215" calcext:value-type="float">
            <text:p>5215</text:p>
          </table:table-cell>
          <table:table-cell table:formula="of:=[.D243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243]/1000))*[.$J$4]*COS([.$J$12]*(SQRT(1-(POWER([.$J$13];2))))*[.B243]/1000)" office:value-type="float" office:value="2.2445873255506" calcext:value-type="float">
            <text:p>2,2445873255506</text:p>
          </table:table-cell>
          <table:table-cell table:number-columns-repeated="7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formula="of:=[.A244]-[.$A$2]" office:value-type="float" office:value="5236" calcext:value-type="float">
            <text:p>5236</text:p>
          </table:table-cell>
          <table:table-cell table:formula="of:=[.D244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244]/1000))*[.$J$4]*COS([.$J$12]*(SQRT(1-(POWER([.$J$13];2))))*[.B244]/1000)" office:value-type="float" office:value="1.45210006864833" calcext:value-type="float">
            <text:p>1,45210006864833</text:p>
          </table:table-cell>
          <table:table-cell table:number-columns-repeated="7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formula="of:=[.A245]-[.$A$2]" office:value-type="float" office:value="5257" calcext:value-type="float">
            <text:p>5257</text:p>
          </table:table-cell>
          <table:table-cell table:formula="of:=[.D245]-[.$D$377]" office:value-type="float" office:value="-4" calcext:value-type="float">
            <text:p>-4</text:p>
          </table:table-cell>
          <table:table-cell office:value-type="float" office:value="269" calcext:value-type="float">
            <text:p>269</text:p>
          </table:table-cell>
          <table:table-cell table:formula="of:=EXP((-[.$J$13]*[.$J$12]*[.B245]/1000))*[.$J$4]*COS([.$J$12]*(SQRT(1-(POWER([.$J$13];2))))*[.B245]/1000)" office:value-type="float" office:value="0.634609426343667" calcext:value-type="float">
            <text:p>0,634609426343667</text:p>
          </table:table-cell>
          <table:table-cell table:number-columns-repeated="7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formula="of:=[.A246]-[.$A$2]" office:value-type="float" office:value="5278" calcext:value-type="float">
            <text:p>5278</text:p>
          </table:table-cell>
          <table:table-cell table:formula="of:=[.D246]-[.$D$377]" office:value-type="float" office:value="-3" calcext:value-type="float">
            <text:p>-3</text:p>
          </table:table-cell>
          <table:table-cell office:value-type="float" office:value="270" calcext:value-type="float">
            <text:p>270</text:p>
          </table:table-cell>
          <table:table-cell table:formula="of:=EXP((-[.$J$13]*[.$J$12]*[.B246]/1000))*[.$J$4]*COS([.$J$12]*(SQRT(1-(POWER([.$J$13];2))))*[.B246]/1000)" office:value-type="float" office:value="-0.187702709570825" calcext:value-type="float">
            <text:p>-0,187702709570825</text:p>
          </table:table-cell>
          <table:table-cell table:number-columns-repeated="7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formula="of:=[.A247]-[.$A$2]" office:value-type="float" office:value="5299" calcext:value-type="float">
            <text:p>5299</text:p>
          </table:table-cell>
          <table:table-cell table:formula="of:=[.D247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247]/1000))*[.$J$4]*COS([.$J$12]*(SQRT(1-(POWER([.$J$13];2))))*[.B247]/1000)" office:value-type="float" office:value="-0.994798866838106" calcext:value-type="float">
            <text:p>-0,994798866838106</text:p>
          </table:table-cell>
          <table:table-cell table:number-columns-repeated="7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formula="of:=[.A248]-[.$A$2]" office:value-type="float" office:value="5324" calcext:value-type="float">
            <text:p>5324</text:p>
          </table:table-cell>
          <table:table-cell table:formula="of:=[.D248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248]/1000))*[.$J$4]*COS([.$J$12]*(SQRT(1-(POWER([.$J$13];2))))*[.B248]/1000)" office:value-type="float" office:value="-1.90894345302492" calcext:value-type="float">
            <text:p>-1,90894345302492</text:p>
          </table:table-cell>
          <table:table-cell table:number-columns-repeated="7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formula="of:=[.A249]-[.$A$2]" office:value-type="float" office:value="5345" calcext:value-type="float">
            <text:p>5345</text:p>
          </table:table-cell>
          <table:table-cell table:formula="of:=[.D249]-[.$D$377]" office:value-type="float" office:value="-3" calcext:value-type="float">
            <text:p>-3</text:p>
          </table:table-cell>
          <table:table-cell office:value-type="float" office:value="270" calcext:value-type="float">
            <text:p>270</text:p>
          </table:table-cell>
          <table:table-cell table:formula="of:=EXP((-[.$J$13]*[.$J$12]*[.B249]/1000))*[.$J$4]*COS([.$J$12]*(SQRT(1-(POWER([.$J$13];2))))*[.B249]/1000)" office:value-type="float" office:value="-2.61643461201059" calcext:value-type="float">
            <text:p>-2,61643461201059</text:p>
          </table:table-cell>
          <table:table-cell table:number-columns-repeated="7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formula="of:=[.A250]-[.$A$2]" office:value-type="float" office:value="5366" calcext:value-type="float">
            <text:p>5366</text:p>
          </table:table-cell>
          <table:table-cell table:formula="of:=[.D250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250]/1000))*[.$J$4]*COS([.$J$12]*(SQRT(1-(POWER([.$J$13];2))))*[.B250]/1000)" office:value-type="float" office:value="-3.25120083709023" calcext:value-type="float">
            <text:p>-3,25120083709023</text:p>
          </table:table-cell>
          <table:table-cell table:number-columns-repeated="7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formula="of:=[.A251]-[.$A$2]" office:value-type="float" office:value="5387" calcext:value-type="float">
            <text:p>5387</text:p>
          </table:table-cell>
          <table:table-cell table:formula="of:=[.D251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251]/1000))*[.$J$4]*COS([.$J$12]*(SQRT(1-(POWER([.$J$13];2))))*[.B251]/1000)" office:value-type="float" office:value="-3.79876531446037" calcext:value-type="float">
            <text:p>-3,79876531446037</text:p>
          </table:table-cell>
          <table:table-cell table:number-columns-repeated="7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formula="of:=[.A252]-[.$A$2]" office:value-type="float" office:value="5408" calcext:value-type="float">
            <text:p>5408</text:p>
          </table:table-cell>
          <table:table-cell table:formula="of:=[.D252]-[.$D$377]" office:value-type="float" office:value="-3" calcext:value-type="float">
            <text:p>-3</text:p>
          </table:table-cell>
          <table:table-cell office:value-type="float" office:value="270" calcext:value-type="float">
            <text:p>270</text:p>
          </table:table-cell>
          <table:table-cell table:formula="of:=EXP((-[.$J$13]*[.$J$12]*[.B252]/1000))*[.$J$4]*COS([.$J$12]*(SQRT(1-(POWER([.$J$13];2))))*[.B252]/1000)" office:value-type="float" office:value="-4.24695707662688" calcext:value-type="float">
            <text:p>-4,24695707662688</text:p>
          </table:table-cell>
          <table:table-cell table:number-columns-repeated="7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formula="of:=[.A253]-[.$A$2]" office:value-type="float" office:value="5429" calcext:value-type="float">
            <text:p>5429</text:p>
          </table:table-cell>
          <table:table-cell table:formula="of:=[.D253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253]/1000))*[.$J$4]*COS([.$J$12]*(SQRT(1-(POWER([.$J$13];2))))*[.B253]/1000)" office:value-type="float" office:value="-4.58617676867429" calcext:value-type="float">
            <text:p>-4,58617676867429</text:p>
          </table:table-cell>
          <table:table-cell table:number-columns-repeated="7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formula="of:=[.A254]-[.$A$2]" office:value-type="float" office:value="5450" calcext:value-type="float">
            <text:p>5450</text:p>
          </table:table-cell>
          <table:table-cell table:formula="of:=[.D254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254]/1000))*[.$J$4]*COS([.$J$12]*(SQRT(1-(POWER([.$J$13];2))))*[.B254]/1000)" office:value-type="float" office:value="-4.80959650275176" calcext:value-type="float">
            <text:p>-4,80959650275176</text:p>
          </table:table-cell>
          <table:table-cell table:number-columns-repeated="7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formula="of:=[.A255]-[.$A$2]" office:value-type="float" office:value="5476" calcext:value-type="float">
            <text:p>5476</text:p>
          </table:table-cell>
          <table:table-cell table:formula="of:=[.D255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255]/1000))*[.$J$4]*COS([.$J$12]*(SQRT(1-(POWER([.$J$13];2))))*[.B255]/1000)" office:value-type="float" office:value="-4.9201634990249" calcext:value-type="float">
            <text:p>-4,9201634990249</text:p>
          </table:table-cell>
          <table:table-cell table:number-columns-repeated="7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formula="of:=[.A256]-[.$A$2]" office:value-type="float" office:value="5497" calcext:value-type="float">
            <text:p>5497</text:p>
          </table:table-cell>
          <table:table-cell table:formula="of:=[.D256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256]/1000))*[.$J$4]*COS([.$J$12]*(SQRT(1-(POWER([.$J$13];2))))*[.B256]/1000)" office:value-type="float" office:value="-4.87460894238181" calcext:value-type="float">
            <text:p>-4,87460894238181</text:p>
          </table:table-cell>
          <table:table-cell table:number-columns-repeated="7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formula="of:=[.A257]-[.$A$2]" office:value-type="float" office:value="5518" calcext:value-type="float">
            <text:p>5518</text:p>
          </table:table-cell>
          <table:table-cell table:formula="of:=[.D257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257]/1000))*[.$J$4]*COS([.$J$12]*(SQRT(1-(POWER([.$J$13];2))))*[.B257]/1000)" office:value-type="float" office:value="-4.71123438694034" calcext:value-type="float">
            <text:p>-4,71123438694034</text:p>
          </table:table-cell>
          <table:table-cell table:number-columns-repeated="7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formula="of:=[.A258]-[.$A$2]" office:value-type="float" office:value="5539" calcext:value-type="float">
            <text:p>5539</text:p>
          </table:table-cell>
          <table:table-cell table:formula="of:=[.D258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258]/1000))*[.$J$4]*COS([.$J$12]*(SQRT(1-(POWER([.$J$13];2))))*[.B258]/1000)" office:value-type="float" office:value="-4.43553524892441" calcext:value-type="float">
            <text:p>-4,43553524892441</text:p>
          </table:table-cell>
          <table:table-cell table:number-columns-repeated="7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formula="of:=[.A259]-[.$A$2]" office:value-type="float" office:value="5560" calcext:value-type="float">
            <text:p>5560</text:p>
          </table:table-cell>
          <table:table-cell table:formula="of:=[.D259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259]/1000))*[.$J$4]*COS([.$J$12]*(SQRT(1-(POWER([.$J$13];2))))*[.B259]/1000)" office:value-type="float" office:value="-4.05566423332692" calcext:value-type="float">
            <text:p>-4,05566423332692</text:p>
          </table:table-cell>
          <table:table-cell table:number-columns-repeated="7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formula="of:=[.A260]-[.$A$2]" office:value-type="float" office:value="5586" calcext:value-type="float">
            <text:p>5586</text:p>
          </table:table-cell>
          <table:table-cell table:formula="of:=[.D260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260]/1000))*[.$J$4]*COS([.$J$12]*(SQRT(1-(POWER([.$J$13];2))))*[.B260]/1000)" office:value-type="float" office:value="-3.45703158560886" calcext:value-type="float">
            <text:p>-3,45703158560886</text:p>
          </table:table-cell>
          <table:table-cell table:number-columns-repeated="7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formula="of:=[.A261]-[.$A$2]" office:value-type="float" office:value="5607" calcext:value-type="float">
            <text:p>5607</text:p>
          </table:table-cell>
          <table:table-cell table:formula="of:=[.D261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261]/1000))*[.$J$4]*COS([.$J$12]*(SQRT(1-(POWER([.$J$13];2))))*[.B261]/1000)" office:value-type="float" office:value="-2.88550806055641" calcext:value-type="float">
            <text:p>-2,88550806055641</text:p>
          </table:table-cell>
          <table:table-cell table:number-columns-repeated="7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formula="of:=[.A262]-[.$A$2]" office:value-type="float" office:value="5628" calcext:value-type="float">
            <text:p>5628</text:p>
          </table:table-cell>
          <table:table-cell table:formula="of:=[.D262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262]/1000))*[.$J$4]*COS([.$J$12]*(SQRT(1-(POWER([.$J$13];2))))*[.B262]/1000)" office:value-type="float" office:value="-2.25129838132398" calcext:value-type="float">
            <text:p>-2,25129838132398</text:p>
          </table:table-cell>
          <table:table-cell table:number-columns-repeated="7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formula="of:=[.A263]-[.$A$2]" office:value-type="float" office:value="5649" calcext:value-type="float">
            <text:p>5649</text:p>
          </table:table-cell>
          <table:table-cell table:formula="of:=[.D263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263]/1000))*[.$J$4]*COS([.$J$12]*(SQRT(1-(POWER([.$J$13];2))))*[.B263]/1000)" office:value-type="float" office:value="-1.57062065163686" calcext:value-type="float">
            <text:p>-1,57062065163686</text:p>
          </table:table-cell>
          <table:table-cell table:number-columns-repeated="7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formula="of:=[.A264]-[.$A$2]" office:value-type="float" office:value="5670" calcext:value-type="float">
            <text:p>5670</text:p>
          </table:table-cell>
          <table:table-cell table:formula="of:=[.D264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264]/1000))*[.$J$4]*COS([.$J$12]*(SQRT(1-(POWER([.$J$13];2))))*[.B264]/1000)" office:value-type="float" office:value="-0.860611569843587" calcext:value-type="float">
            <text:p>-0,860611569843587</text:p>
          </table:table-cell>
          <table:table-cell table:number-columns-repeated="7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formula="of:=[.A265]-[.$A$2]" office:value-type="float" office:value="5691" calcext:value-type="float">
            <text:p>5691</text:p>
          </table:table-cell>
          <table:table-cell table:formula="of:=[.D265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265]/1000))*[.$J$4]*COS([.$J$12]*(SQRT(1-(POWER([.$J$13];2))))*[.B265]/1000)" office:value-type="float" office:value="-0.138898252905416" calcext:value-type="float">
            <text:p>-0,138898252905416</text:p>
          </table:table-cell>
          <table:table-cell table:number-columns-repeated="7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formula="of:=[.A266]-[.$A$2]" office:value-type="float" office:value="5716" calcext:value-type="float">
            <text:p>5716</text:p>
          </table:table-cell>
          <table:table-cell table:formula="of:=[.D266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266]/1000))*[.$J$4]*COS([.$J$12]*(SQRT(1-(POWER([.$J$13];2))))*[.B266]/1000)" office:value-type="float" office:value="0.711045165800968" calcext:value-type="float">
            <text:p>0,711045165800968</text:p>
          </table:table-cell>
          <table:table-cell table:number-columns-repeated="7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formula="of:=[.A267]-[.$A$2]" office:value-type="float" office:value="5737" calcext:value-type="float">
            <text:p>5737</text:p>
          </table:table-cell>
          <table:table-cell table:formula="of:=[.D267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267]/1000))*[.$J$4]*COS([.$J$12]*(SQRT(1-(POWER([.$J$13];2))))*[.B267]/1000)" office:value-type="float" office:value="1.39715290548159" calcext:value-type="float">
            <text:p>1,39715290548159</text:p>
          </table:table-cell>
          <table:table-cell table:number-columns-repeated="7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formula="of:=[.A268]-[.$A$2]" office:value-type="float" office:value="5758" calcext:value-type="float">
            <text:p>5758</text:p>
          </table:table-cell>
          <table:table-cell table:formula="of:=[.D268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268]/1000))*[.$J$4]*COS([.$J$12]*(SQRT(1-(POWER([.$J$13];2))))*[.B268]/1000)" office:value-type="float" office:value="2.04043069876963" calcext:value-type="float">
            <text:p>2,04043069876963</text:p>
          </table:table-cell>
          <table:table-cell table:number-columns-repeated="7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formula="of:=[.A269]-[.$A$2]" office:value-type="float" office:value="5779" calcext:value-type="float">
            <text:p>5779</text:p>
          </table:table-cell>
          <table:table-cell table:formula="of:=[.D269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269]/1000))*[.$J$4]*COS([.$J$12]*(SQRT(1-(POWER([.$J$13];2))))*[.B269]/1000)" office:value-type="float" office:value="2.62580756236984" calcext:value-type="float">
            <text:p>2,62580756236984</text:p>
          </table:table-cell>
          <table:table-cell table:number-columns-repeated="7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formula="of:=[.A270]-[.$A$2]" office:value-type="float" office:value="5800" calcext:value-type="float">
            <text:p>5800</text:p>
          </table:table-cell>
          <table:table-cell table:formula="of:=[.D270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270]/1000))*[.$J$4]*COS([.$J$12]*(SQRT(1-(POWER([.$J$13];2))))*[.B270]/1000)" office:value-type="float" office:value="3.13981430570809" calcext:value-type="float">
            <text:p>3,13981430570809</text:p>
          </table:table-cell>
          <table:table-cell table:number-columns-repeated="7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formula="of:=[.A271]-[.$A$2]" office:value-type="float" office:value="5821" calcext:value-type="float">
            <text:p>5821</text:p>
          </table:table-cell>
          <table:table-cell table:formula="of:=[.D271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271]/1000))*[.$J$4]*COS([.$J$12]*(SQRT(1-(POWER([.$J$13];2))))*[.B271]/1000)" office:value-type="float" office:value="3.57088995658013" calcext:value-type="float">
            <text:p>3,57088995658013</text:p>
          </table:table-cell>
          <table:table-cell table:number-columns-repeated="7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formula="of:=[.A272]-[.$A$2]" office:value-type="float" office:value="5842" calcext:value-type="float">
            <text:p>5842</text:p>
          </table:table-cell>
          <table:table-cell table:formula="of:=[.D272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272]/1000))*[.$J$4]*COS([.$J$12]*(SQRT(1-(POWER([.$J$13];2))))*[.B272]/1000)" office:value-type="float" office:value="3.90963786278211" calcext:value-type="float">
            <text:p>3,90963786278211</text:p>
          </table:table-cell>
          <table:table-cell table:number-columns-repeated="7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formula="of:=[.A273]-[.$A$2]" office:value-type="float" office:value="5868" calcext:value-type="float">
            <text:p>5868</text:p>
          </table:table-cell>
          <table:table-cell table:formula="of:=[.D273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273]/1000))*[.$J$4]*COS([.$J$12]*(SQRT(1-(POWER([.$J$13];2))))*[.B273]/1000)" office:value-type="float" office:value="4.19082657735042" calcext:value-type="float">
            <text:p>4,19082657735042</text:p>
          </table:table-cell>
          <table:table-cell table:number-columns-repeated="7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formula="of:=[.A274]-[.$A$2]" office:value-type="float" office:value="5889" calcext:value-type="float">
            <text:p>5889</text:p>
          </table:table-cell>
          <table:table-cell table:formula="of:=[.D274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274]/1000))*[.$J$4]*COS([.$J$12]*(SQRT(1-(POWER([.$J$13];2))))*[.B274]/1000)" office:value-type="float" office:value="4.30120813474831" calcext:value-type="float">
            <text:p>4,30120813474831</text:p>
          </table:table-cell>
          <table:table-cell table:number-columns-repeated="7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formula="of:=[.A275]-[.$A$2]" office:value-type="float" office:value="5910" calcext:value-type="float">
            <text:p>5910</text:p>
          </table:table-cell>
          <table:table-cell table:formula="of:=[.D275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275]/1000))*[.$J$4]*COS([.$J$12]*(SQRT(1-(POWER([.$J$13];2))))*[.B275]/1000)" office:value-type="float" office:value="4.30567752041333" calcext:value-type="float">
            <text:p>4,30567752041333</text:p>
          </table:table-cell>
          <table:table-cell table:number-columns-repeated="7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formula="of:=[.A276]-[.$A$2]" office:value-type="float" office:value="5931" calcext:value-type="float">
            <text:p>5931</text:p>
          </table:table-cell>
          <table:table-cell table:formula="of:=[.D276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276]/1000))*[.$J$4]*COS([.$J$12]*(SQRT(1-(POWER([.$J$13];2))))*[.B276]/1000)" office:value-type="float" office:value="4.20549869637326" calcext:value-type="float">
            <text:p>4,20549869637326</text:p>
          </table:table-cell>
          <table:table-cell table:number-columns-repeated="3"/>
          <table:table-cell table:formula="of:=[.E276]/([.E277]*[.E278])" office:value-type="float" office:value="0.288330553121465" calcext:value-type="float">
            <text:p>0,288330553121465</text:p>
          </table:table-cell>
          <table:table-cell table:number-columns-repeated="3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formula="of:=[.A277]-[.$A$2]" office:value-type="float" office:value="5952" calcext:value-type="float">
            <text:p>5952</text:p>
          </table:table-cell>
          <table:table-cell table:formula="of:=[.D277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277]/1000))*[.$J$4]*COS([.$J$12]*(SQRT(1-(POWER([.$J$13];2))))*[.B277]/1000)" office:value-type="float" office:value="4.00446128067079" calcext:value-type="float">
            <text:p>4,00446128067079</text:p>
          </table:table-cell>
          <table:table-cell table:number-columns-repeated="7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formula="of:=[.A278]-[.$A$2]" office:value-type="float" office:value="5977" calcext:value-type="float">
            <text:p>5977</text:p>
          </table:table-cell>
          <table:table-cell table:formula="of:=[.D278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278]/1000))*[.$J$4]*COS([.$J$12]*(SQRT(1-(POWER([.$J$13];2))))*[.B278]/1000)" office:value-type="float" office:value="3.64235891664964" calcext:value-type="float">
            <text:p>3,64235891664964</text:p>
          </table:table-cell>
          <table:table-cell table:number-columns-repeated="7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formula="of:=[.A279]-[.$A$2]" office:value-type="float" office:value="5998" calcext:value-type="float">
            <text:p>5998</text:p>
          </table:table-cell>
          <table:table-cell table:formula="of:=[.D279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279]/1000))*[.$J$4]*COS([.$J$12]*(SQRT(1-(POWER([.$J$13];2))))*[.B279]/1000)" office:value-type="float" office:value="3.24508737792268" calcext:value-type="float">
            <text:p>3,24508737792268</text:p>
          </table:table-cell>
          <table:table-cell table:number-columns-repeated="7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formula="of:=[.A280]-[.$A$2]" office:value-type="float" office:value="6019" calcext:value-type="float">
            <text:p>6019</text:p>
          </table:table-cell>
          <table:table-cell table:formula="of:=[.D280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280]/1000))*[.$J$4]*COS([.$J$12]*(SQRT(1-(POWER([.$J$13];2))))*[.B280]/1000)" office:value-type="float" office:value="2.77413690067057" calcext:value-type="float">
            <text:p>2,77413690067057</text:p>
          </table:table-cell>
          <table:table-cell table:number-columns-repeated="7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formula="of:=[.A281]-[.$A$2]" office:value-type="float" office:value="6040" calcext:value-type="float">
            <text:p>6040</text:p>
          </table:table-cell>
          <table:table-cell table:formula="of:=[.D281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281]/1000))*[.$J$4]*COS([.$J$12]*(SQRT(1-(POWER([.$J$13];2))))*[.B281]/1000)" office:value-type="float" office:value="2.2419022753369" calcext:value-type="float">
            <text:p>2,2419022753369</text:p>
          </table:table-cell>
          <table:table-cell table:number-columns-repeated="7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formula="of:=[.A282]-[.$A$2]" office:value-type="float" office:value="6061" calcext:value-type="float">
            <text:p>6061</text:p>
          </table:table-cell>
          <table:table-cell table:formula="of:=[.D282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282]/1000))*[.$J$4]*COS([.$J$12]*(SQRT(1-(POWER([.$J$13];2))))*[.B282]/1000)" office:value-type="float" office:value="1.66210633531651" calcext:value-type="float">
            <text:p>1,66210633531651</text:p>
          </table:table-cell>
          <table:table-cell table:number-columns-repeated="7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formula="of:=[.A283]-[.$A$2]" office:value-type="float" office:value="6082" calcext:value-type="float">
            <text:p>6082</text:p>
          </table:table-cell>
          <table:table-cell table:formula="of:=[.D283]-[.$D$377]" office:value-type="float" office:value="-3" calcext:value-type="float">
            <text:p>-3</text:p>
          </table:table-cell>
          <table:table-cell office:value-type="float" office:value="270" calcext:value-type="float">
            <text:p>270</text:p>
          </table:table-cell>
          <table:table-cell table:formula="of:=EXP((-[.$J$13]*[.$J$12]*[.B283]/1000))*[.$J$4]*COS([.$J$12]*(SQRT(1-(POWER([.$J$13];2))))*[.B283]/1000)" office:value-type="float" office:value="1.04944940190097" calcext:value-type="float">
            <text:p>1,04944940190097</text:p>
          </table:table-cell>
          <table:table-cell table:number-columns-repeated="7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formula="of:=[.A284]-[.$A$2]" office:value-type="float" office:value="6103" calcext:value-type="float">
            <text:p>6103</text:p>
          </table:table-cell>
          <table:table-cell table:formula="of:=[.D284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284]/1000))*[.$J$4]*COS([.$J$12]*(SQRT(1-(POWER([.$J$13];2))))*[.B284]/1000)" office:value-type="float" office:value="0.419239527707588" calcext:value-type="float">
            <text:p>0,419239527707588</text:p>
          </table:table-cell>
          <table:table-cell table:number-columns-repeated="7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formula="of:=[.A285]-[.$A$2]" office:value-type="float" office:value="6129" calcext:value-type="float">
            <text:p>6129</text:p>
          </table:table-cell>
          <table:table-cell table:formula="of:=[.D285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285]/1000))*[.$J$4]*COS([.$J$12]*(SQRT(1-(POWER([.$J$13];2))))*[.B285]/1000)" office:value-type="float" office:value="-0.362114812491374" calcext:value-type="float">
            <text:p>-0,362114812491374</text:p>
          </table:table-cell>
          <table:table-cell table:number-columns-repeated="7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formula="of:=[.A286]-[.$A$2]" office:value-type="float" office:value="6150" calcext:value-type="float">
            <text:p>6150</text:p>
          </table:table-cell>
          <table:table-cell table:formula="of:=[.D286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286]/1000))*[.$J$4]*COS([.$J$12]*(SQRT(1-(POWER([.$J$13];2))))*[.B286]/1000)" office:value-type="float" office:value="-0.975574762827611" calcext:value-type="float">
            <text:p>-0,975574762827611</text:p>
          </table:table-cell>
          <table:table-cell table:number-columns-repeated="7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formula="of:=[.A287]-[.$A$2]" office:value-type="float" office:value="6172" calcext:value-type="float">
            <text:p>6172</text:p>
          </table:table-cell>
          <table:table-cell table:formula="of:=[.D287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287]/1000))*[.$J$4]*COS([.$J$12]*(SQRT(1-(POWER([.$J$13];2))))*[.B287]/1000)" office:value-type="float" office:value="-1.58406448127737" calcext:value-type="float">
            <text:p>-1,58406448127737</text:p>
          </table:table-cell>
          <table:table-cell table:number-columns-repeated="7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formula="of:=[.A288]-[.$A$2]" office:value-type="float" office:value="6193" calcext:value-type="float">
            <text:p>6193</text:p>
          </table:table-cell>
          <table:table-cell table:formula="of:=[.D288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288]/1000))*[.$J$4]*COS([.$J$12]*(SQRT(1-(POWER([.$J$13];2))))*[.B288]/1000)" office:value-type="float" office:value="-2.11802371905432" calcext:value-type="float">
            <text:p>-2,11802371905432</text:p>
          </table:table-cell>
          <table:table-cell table:number-columns-repeated="7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formula="of:=[.A289]-[.$A$2]" office:value-type="float" office:value="6218" calcext:value-type="float">
            <text:p>6218</text:p>
          </table:table-cell>
          <table:table-cell table:formula="of:=[.D289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289]/1000))*[.$J$4]*COS([.$J$12]*(SQRT(1-(POWER([.$J$13];2))))*[.B289]/1000)" office:value-type="float" office:value="-2.67666172185214" calcext:value-type="float">
            <text:p>-2,67666172185214</text:p>
          </table:table-cell>
          <table:table-cell table:number-columns-repeated="7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formula="of:=[.A290]-[.$A$2]" office:value-type="float" office:value="6239" calcext:value-type="float">
            <text:p>6239</text:p>
          </table:table-cell>
          <table:table-cell table:formula="of:=[.D290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290]/1000))*[.$J$4]*COS([.$J$12]*(SQRT(1-(POWER([.$J$13];2))))*[.B290]/1000)" office:value-type="float" office:value="-3.06883520537791" calcext:value-type="float">
            <text:p>-3,06883520537791</text:p>
          </table:table-cell>
          <table:table-cell table:number-columns-repeated="7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formula="of:=[.A291]-[.$A$2]" office:value-type="float" office:value="6260" calcext:value-type="float">
            <text:p>6260</text:p>
          </table:table-cell>
          <table:table-cell table:formula="of:=[.D291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291]/1000))*[.$J$4]*COS([.$J$12]*(SQRT(1-(POWER([.$J$13];2))))*[.B291]/1000)" office:value-type="float" office:value="-3.38138061988238" calcext:value-type="float">
            <text:p>-3,38138061988238</text:p>
          </table:table-cell>
          <table:table-cell table:number-columns-repeated="7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formula="of:=[.A292]-[.$A$2]" office:value-type="float" office:value="6281" calcext:value-type="float">
            <text:p>6281</text:p>
          </table:table-cell>
          <table:table-cell table:formula="of:=[.D292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292]/1000))*[.$J$4]*COS([.$J$12]*(SQRT(1-(POWER([.$J$13];2))))*[.B292]/1000)" office:value-type="float" office:value="-3.60773775651077" calcext:value-type="float">
            <text:p>-3,60773775651077</text:p>
          </table:table-cell>
          <table:table-cell table:number-columns-repeated="7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formula="of:=[.A293]-[.$A$2]" office:value-type="float" office:value="6302" calcext:value-type="float">
            <text:p>6302</text:p>
          </table:table-cell>
          <table:table-cell table:formula="of:=[.D293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293]/1000))*[.$J$4]*COS([.$J$12]*(SQRT(1-(POWER([.$J$13];2))))*[.B293]/1000)" office:value-type="float" office:value="-3.74352504200132" calcext:value-type="float">
            <text:p>-3,74352504200132</text:p>
          </table:table-cell>
          <table:table-cell table:number-columns-repeated="7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formula="of:=[.A294]-[.$A$2]" office:value-type="float" office:value="6323" calcext:value-type="float">
            <text:p>6323</text:p>
          </table:table-cell>
          <table:table-cell table:formula="of:=[.D294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294]/1000))*[.$J$4]*COS([.$J$12]*(SQRT(1-(POWER([.$J$13];2))))*[.B294]/1000)" office:value-type="float" office:value="-3.78661773936864" calcext:value-type="float">
            <text:p>-3,78661773936864</text:p>
          </table:table-cell>
          <table:table-cell table:number-columns-repeated="7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formula="of:=[.A295]-[.$A$2]" office:value-type="float" office:value="6348" calcext:value-type="float">
            <text:p>6348</text:p>
          </table:table-cell>
          <table:table-cell table:formula="of:=[.D295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295]/1000))*[.$J$4]*COS([.$J$12]*(SQRT(1-(POWER([.$J$13];2))))*[.B295]/1000)" office:value-type="float" office:value="-3.7174215297007" calcext:value-type="float">
            <text:p>-3,7174215297007</text:p>
          </table:table-cell>
          <table:table-cell table:number-columns-repeated="7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formula="of:=[.A296]-[.$A$2]" office:value-type="float" office:value="6370" calcext:value-type="float">
            <text:p>6370</text:p>
          </table:table-cell>
          <table:table-cell table:formula="of:=[.D296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296]/1000))*[.$J$4]*COS([.$J$12]*(SQRT(1-(POWER([.$J$13];2))))*[.B296]/1000)" office:value-type="float" office:value="-3.55151996851797" calcext:value-type="float">
            <text:p>-3,55151996851797</text:p>
          </table:table-cell>
          <table:table-cell table:number-columns-repeated="7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formula="of:=[.A297]-[.$A$2]" office:value-type="float" office:value="6391" calcext:value-type="float">
            <text:p>6391</text:p>
          </table:table-cell>
          <table:table-cell table:formula="of:=[.D297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297]/1000))*[.$J$4]*COS([.$J$12]*(SQRT(1-(POWER([.$J$13];2))))*[.B297]/1000)" office:value-type="float" office:value="-3.30687314040889" calcext:value-type="float">
            <text:p>-3,30687314040889</text:p>
          </table:table-cell>
          <table:table-cell table:number-columns-repeated="7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formula="of:=[.A298]-[.$A$2]" office:value-type="float" office:value="6412" calcext:value-type="float">
            <text:p>6412</text:p>
          </table:table-cell>
          <table:table-cell table:formula="of:=[.D298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298]/1000))*[.$J$4]*COS([.$J$12]*(SQRT(1-(POWER([.$J$13];2))))*[.B298]/1000)" office:value-type="float" office:value="-2.98506863776347" calcext:value-type="float">
            <text:p>-2,98506863776347</text:p>
          </table:table-cell>
          <table:table-cell table:number-columns-repeated="7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formula="of:=[.A299]-[.$A$2]" office:value-type="float" office:value="6433" calcext:value-type="float">
            <text:p>6433</text:p>
          </table:table-cell>
          <table:table-cell table:formula="of:=[.D299]-[.$D$377]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table:formula="of:=EXP((-[.$J$13]*[.$J$12]*[.B299]/1000))*[.$J$4]*COS([.$J$12]*(SQRT(1-(POWER([.$J$13];2))))*[.B299]/1000)" office:value-type="float" office:value="-2.59492339019635" calcext:value-type="float">
            <text:p>-2,59492339019635</text:p>
          </table:table-cell>
          <table:table-cell table:number-columns-repeated="7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formula="of:=[.A300]-[.$A$2]" office:value-type="float" office:value="6454" calcext:value-type="float">
            <text:p>6454</text:p>
          </table:table-cell>
          <table:table-cell table:formula="of:=[.D300]-[.$D$377]"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table:formula="of:=EXP((-[.$J$13]*[.$J$12]*[.B300]/1000))*[.$J$4]*COS([.$J$12]*(SQRT(1-(POWER([.$J$13];2))))*[.B300]/1000)" office:value-type="float" office:value="-2.14680014977661" calcext:value-type="float">
            <text:p>-2,14680014977661</text:p>
          </table:table-cell>
          <table:table-cell table:number-columns-repeated="7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formula="of:=[.A301]-[.$A$2]" office:value-type="float" office:value="6479" calcext:value-type="float">
            <text:p>6479</text:p>
          </table:table-cell>
          <table:table-cell table:formula="of:=[.D301]-[.$D$377]"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table:formula="of:=EXP((-[.$J$13]*[.$J$12]*[.B301]/1000))*[.$J$4]*COS([.$J$12]*(SQRT(1-(POWER([.$J$13];2))))*[.B301]/1000)" office:value-type="float" office:value="-1.5539290155619" calcext:value-type="float">
            <text:p>-1,5539290155619</text:p>
          </table:table-cell>
          <table:table-cell table:number-columns-repeated="7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formula="of:=[.A302]-[.$A$2]" office:value-type="float" office:value="6500" calcext:value-type="float">
            <text:p>6500</text:p>
          </table:table-cell>
          <table:table-cell table:formula="of:=[.D302]-[.$D$377]"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table:formula="of:=EXP((-[.$J$13]*[.$J$12]*[.B302]/1000))*[.$J$4]*COS([.$J$12]*(SQRT(1-(POWER([.$J$13];2))))*[.B302]/1000)" office:value-type="float" office:value="-1.02080015562926" calcext:value-type="float">
            <text:p>-1,02080015562926</text:p>
          </table:table-cell>
          <table:table-cell table:number-columns-repeated="7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formula="of:=[.A303]-[.$A$2]" office:value-type="float" office:value="6521" calcext:value-type="float">
            <text:p>6521</text:p>
          </table:table-cell>
          <table:table-cell table:formula="of:=[.D303]-[.$D$377]"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table:formula="of:=EXP((-[.$J$13]*[.$J$12]*[.B303]/1000))*[.$J$4]*COS([.$J$12]*(SQRT(1-(POWER([.$J$13];2))))*[.B303]/1000)" office:value-type="float" office:value="-0.469783666744895" calcext:value-type="float">
            <text:p>-0,469783666744895</text:p>
          </table:table-cell>
          <table:table-cell table:number-columns-repeated="7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formula="of:=[.A304]-[.$A$2]" office:value-type="float" office:value="6542" calcext:value-type="float">
            <text:p>6542</text:p>
          </table:table-cell>
          <table:table-cell table:formula="of:=[.D304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04]/1000))*[.$J$4]*COS([.$J$12]*(SQRT(1-(POWER([.$J$13];2))))*[.B304]/1000)" office:value-type="float" office:value="0.0855037636312518" calcext:value-type="float">
            <text:p>0,0855037636312518</text:p>
          </table:table-cell>
          <table:table-cell table:number-columns-repeated="7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formula="of:=[.A305]-[.$A$2]" office:value-type="float" office:value="6563" calcext:value-type="float">
            <text:p>6563</text:p>
          </table:table-cell>
          <table:table-cell table:formula="of:=[.D305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05]/1000))*[.$J$4]*COS([.$J$12]*(SQRT(1-(POWER([.$J$13];2))))*[.B305]/1000)" office:value-type="float" office:value="0.631518161875265" calcext:value-type="float">
            <text:p>0,631518161875265</text:p>
          </table:table-cell>
          <table:table-cell table:number-columns-repeated="7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formula="of:=[.A306]-[.$A$2]" office:value-type="float" office:value="6584" calcext:value-type="float">
            <text:p>6584</text:p>
          </table:table-cell>
          <table:table-cell table:formula="of:=[.D306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306]/1000))*[.$J$4]*COS([.$J$12]*(SQRT(1-(POWER([.$J$13];2))))*[.B306]/1000)" office:value-type="float" office:value="1.15511632594485" calcext:value-type="float">
            <text:p>1,15511632594485</text:p>
          </table:table-cell>
          <table:table-cell table:number-columns-repeated="7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formula="of:=[.A307]-[.$A$2]" office:value-type="float" office:value="6605" calcext:value-type="float">
            <text:p>6605</text:p>
          </table:table-cell>
          <table:table-cell table:formula="of:=[.D307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07]/1000))*[.$J$4]*COS([.$J$12]*(SQRT(1-(POWER([.$J$13];2))))*[.B307]/1000)" office:value-type="float" office:value="1.64386989654139" calcext:value-type="float">
            <text:p>1,64386989654139</text:p>
          </table:table-cell>
          <table:table-cell table:number-columns-repeated="7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formula="of:=[.A308]-[.$A$2]" office:value-type="float" office:value="6630" calcext:value-type="float">
            <text:p>6630</text:p>
          </table:table-cell>
          <table:table-cell table:formula="of:=[.D308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08]/1000))*[.$J$4]*COS([.$J$12]*(SQRT(1-(POWER([.$J$13];2))))*[.B308]/1000)" office:value-type="float" office:value="2.16453185145293" calcext:value-type="float">
            <text:p>2,16453185145293</text:p>
          </table:table-cell>
          <table:table-cell table:number-columns-repeated="7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formula="of:=[.A309]-[.$A$2]" office:value-type="float" office:value="6651" calcext:value-type="float">
            <text:p>6651</text:p>
          </table:table-cell>
          <table:table-cell table:formula="of:=[.D309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09]/1000))*[.$J$4]*COS([.$J$12]*(SQRT(1-(POWER([.$J$13];2))))*[.B309]/1000)" office:value-type="float" office:value="2.53883003011102" calcext:value-type="float">
            <text:p>2,53883003011102</text:p>
          </table:table-cell>
          <table:table-cell table:number-columns-repeated="7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formula="of:=[.A310]-[.$A$2]" office:value-type="float" office:value="6672" calcext:value-type="float">
            <text:p>6672</text:p>
          </table:table-cell>
          <table:table-cell table:formula="of:=[.D310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10]/1000))*[.$J$4]*COS([.$J$12]*(SQRT(1-(POWER([.$J$13];2))))*[.B310]/1000)" office:value-type="float" office:value="2.84660627642002" calcext:value-type="float">
            <text:p>2,84660627642002</text:p>
          </table:table-cell>
          <table:table-cell table:number-columns-repeated="7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formula="of:=[.A311]-[.$A$2]" office:value-type="float" office:value="6693" calcext:value-type="float">
            <text:p>6693</text:p>
          </table:table-cell>
          <table:table-cell table:formula="of:=[.D311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11]/1000))*[.$J$4]*COS([.$J$12]*(SQRT(1-(POWER([.$J$13];2))))*[.B311]/1000)" office:value-type="float" office:value="3.08124638652993" calcext:value-type="float">
            <text:p>3,08124638652993</text:p>
          </table:table-cell>
          <table:table-cell table:number-columns-repeated="7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formula="of:=[.A312]-[.$A$2]" office:value-type="float" office:value="6714" calcext:value-type="float">
            <text:p>6714</text:p>
          </table:table-cell>
          <table:table-cell table:formula="of:=[.D312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12]/1000))*[.$J$4]*COS([.$J$12]*(SQRT(1-(POWER([.$J$13];2))))*[.B312]/1000)" office:value-type="float" office:value="3.23799843907108" calcext:value-type="float">
            <text:p>3,23799843907108</text:p>
          </table:table-cell>
          <table:table-cell table:number-columns-repeated="7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formula="of:=[.A313]-[.$A$2]" office:value-type="float" office:value="6735" calcext:value-type="float">
            <text:p>6735</text:p>
          </table:table-cell>
          <table:table-cell table:formula="of:=[.D313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313]/1000))*[.$J$4]*COS([.$J$12]*(SQRT(1-(POWER([.$J$13];2))))*[.B313]/1000)" office:value-type="float" office:value="3.31406409171539" calcext:value-type="float">
            <text:p>3,31406409171539</text:p>
          </table:table-cell>
          <table:table-cell table:number-columns-repeated="7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formula="of:=[.A314]-[.$A$2]" office:value-type="float" office:value="6759" calcext:value-type="float">
            <text:p>6759</text:p>
          </table:table-cell>
          <table:table-cell table:formula="of:=[.D314]-[.$D$377]"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table:formula="of:=EXP((-[.$J$13]*[.$J$12]*[.B314]/1000))*[.$J$4]*COS([.$J$12]*(SQRT(1-(POWER([.$J$13];2))))*[.B314]/1000)" office:value-type="float" office:value="3.30125913144232" calcext:value-type="float">
            <text:p>3,30125913144232</text:p>
          </table:table-cell>
          <table:table-cell table:number-columns-repeated="7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formula="of:=[.A315]-[.$A$2]" office:value-type="float" office:value="6781" calcext:value-type="float">
            <text:p>6781</text:p>
          </table:table-cell>
          <table:table-cell table:formula="of:=[.D315]-[.$D$377]"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table:formula="of:=EXP((-[.$J$13]*[.$J$12]*[.B315]/1000))*[.$J$4]*COS([.$J$12]*(SQRT(1-(POWER([.$J$13];2))))*[.B315]/1000)" office:value-type="float" office:value="3.19771197494711" calcext:value-type="float">
            <text:p>3,19771197494711</text:p>
          </table:table-cell>
          <table:table-cell table:number-columns-repeated="7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formula="of:=[.A316]-[.$A$2]" office:value-type="float" office:value="6802" calcext:value-type="float">
            <text:p>6802</text:p>
          </table:table-cell>
          <table:table-cell table:formula="of:=[.D316]-[.$D$377]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table:formula="of:=EXP((-[.$J$13]*[.$J$12]*[.B316]/1000))*[.$J$4]*COS([.$J$12]*(SQRT(1-(POWER([.$J$13];2))))*[.B316]/1000)" office:value-type="float" office:value="3.02061812925989" calcext:value-type="float">
            <text:p>3,02061812925989</text:p>
          </table:table-cell>
          <table:table-cell table:number-columns-repeated="7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formula="of:=[.A317]-[.$A$2]" office:value-type="float" office:value="6823" calcext:value-type="float">
            <text:p>6823</text:p>
          </table:table-cell>
          <table:table-cell table:formula="of:=[.D317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317]/1000))*[.$J$4]*COS([.$J$12]*(SQRT(1-(POWER([.$J$13];2))))*[.B317]/1000)" office:value-type="float" office:value="2.77244467367019" calcext:value-type="float">
            <text:p>2,77244467367019</text:p>
          </table:table-cell>
          <table:table-cell table:number-columns-repeated="7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formula="of:=[.A318]-[.$A$2]" office:value-type="float" office:value="6844" calcext:value-type="float">
            <text:p>6844</text:p>
          </table:table-cell>
          <table:table-cell table:formula="of:=[.D318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18]/1000))*[.$J$4]*COS([.$J$12]*(SQRT(1-(POWER([.$J$13];2))))*[.B318]/1000)" office:value-type="float" office:value="2.46014118120354" calcext:value-type="float">
            <text:p>2,46014118120354</text:p>
          </table:table-cell>
          <table:table-cell table:number-columns-repeated="7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formula="of:=[.A319]-[.$A$2]" office:value-type="float" office:value="6865" calcext:value-type="float">
            <text:p>6865</text:p>
          </table:table-cell>
          <table:table-cell table:formula="of:=[.D319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19]/1000))*[.$J$4]*COS([.$J$12]*(SQRT(1-(POWER([.$J$13];2))))*[.B319]/1000)" office:value-type="float" office:value="2.09212496328298" calcext:value-type="float">
            <text:p>2,09212496328298</text:p>
          </table:table-cell>
          <table:table-cell table:number-columns-repeated="7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formula="of:=[.A320]-[.$A$2]" office:value-type="float" office:value="6886" calcext:value-type="float">
            <text:p>6886</text:p>
          </table:table-cell>
          <table:table-cell table:formula="of:=[.D320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320]/1000))*[.$J$4]*COS([.$J$12]*(SQRT(1-(POWER([.$J$13];2))))*[.B320]/1000)" office:value-type="float" office:value="1.6780575821061" calcext:value-type="float">
            <text:p>1,6780575821061</text:p>
          </table:table-cell>
          <table:table-cell table:number-columns-repeated="7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formula="of:=[.A321]-[.$A$2]" office:value-type="float" office:value="6911" calcext:value-type="float">
            <text:p>6911</text:p>
          </table:table-cell>
          <table:table-cell table:formula="of:=[.D321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21]/1000))*[.$J$4]*COS([.$J$12]*(SQRT(1-(POWER([.$J$13];2))))*[.B321]/1000)" office:value-type="float" office:value="1.13990150728316" calcext:value-type="float">
            <text:p>1,13990150728316</text:p>
          </table:table-cell>
          <table:table-cell table:number-columns-repeated="7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formula="of:=[.A322]-[.$A$2]" office:value-type="float" office:value="6932" calcext:value-type="float">
            <text:p>6932</text:p>
          </table:table-cell>
          <table:table-cell table:formula="of:=[.D322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22]/1000))*[.$J$4]*COS([.$J$12]*(SQRT(1-(POWER([.$J$13];2))))*[.B322]/1000)" office:value-type="float" office:value="0.663174258285572" calcext:value-type="float">
            <text:p>0,663174258285572</text:p>
          </table:table-cell>
          <table:table-cell table:number-columns-repeated="7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formula="of:=[.A323]-[.$A$2]" office:value-type="float" office:value="6953" calcext:value-type="float">
            <text:p>6953</text:p>
          </table:table-cell>
          <table:table-cell table:formula="of:=[.D323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23]/1000))*[.$J$4]*COS([.$J$12]*(SQRT(1-(POWER([.$J$13];2))))*[.B323]/1000)" office:value-type="float" office:value="0.17651564503988" calcext:value-type="float">
            <text:p>0,17651564503988</text:p>
          </table:table-cell>
          <table:table-cell table:number-columns-repeated="7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formula="of:=[.A324]-[.$A$2]" office:value-type="float" office:value="6974" calcext:value-type="float">
            <text:p>6974</text:p>
          </table:table-cell>
          <table:table-cell table:formula="of:=[.D324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24]/1000))*[.$J$4]*COS([.$J$12]*(SQRT(1-(POWER([.$J$13];2))))*[.B324]/1000)" office:value-type="float" office:value="-0.308124084483131" calcext:value-type="float">
            <text:p>-0,308124084483131</text:p>
          </table:table-cell>
          <table:table-cell table:number-columns-repeated="7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formula="of:=[.A325]-[.$A$2]" office:value-type="float" office:value="6995" calcext:value-type="float">
            <text:p>6995</text:p>
          </table:table-cell>
          <table:table-cell table:formula="of:=[.D325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25]/1000))*[.$J$4]*COS([.$J$12]*(SQRT(1-(POWER([.$J$13];2))))*[.B325]/1000)" office:value-type="float" office:value="-0.778998588270938" calcext:value-type="float">
            <text:p>-0,778998588270938</text:p>
          </table:table-cell>
          <table:table-cell table:number-columns-repeated="7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formula="of:=[.A326]-[.$A$2]" office:value-type="float" office:value="7016" calcext:value-type="float">
            <text:p>7016</text:p>
          </table:table-cell>
          <table:table-cell table:formula="of:=[.D326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26]/1000))*[.$J$4]*COS([.$J$12]*(SQRT(1-(POWER([.$J$13];2))))*[.B326]/1000)" office:value-type="float" office:value="-1.22484812116044" calcext:value-type="float">
            <text:p>-1,22484812116044</text:p>
          </table:table-cell>
          <table:table-cell table:number-columns-repeated="7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formula="of:=[.A327]-[.$A$2]" office:value-type="float" office:value="7041" calcext:value-type="float">
            <text:p>7041</text:p>
          </table:table-cell>
          <table:table-cell table:formula="of:=[.D327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327]/1000))*[.$J$4]*COS([.$J$12]*(SQRT(1-(POWER([.$J$13];2))))*[.B327]/1000)" office:value-type="float" office:value="-1.70848804482488" calcext:value-type="float">
            <text:p>-1,70848804482488</text:p>
          </table:table-cell>
          <table:table-cell table:number-columns-repeated="7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formula="of:=[.A328]-[.$A$2]" office:value-type="float" office:value="7062" calcext:value-type="float">
            <text:p>7062</text:p>
          </table:table-cell>
          <table:table-cell table:formula="of:=[.D328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328]/1000))*[.$J$4]*COS([.$J$12]*(SQRT(1-(POWER([.$J$13];2))))*[.B328]/1000)" office:value-type="float" office:value="-2.06421004722943" calcext:value-type="float">
            <text:p>-2,06421004722943</text:p>
          </table:table-cell>
          <table:table-cell table:number-columns-repeated="7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formula="of:=[.A329]-[.$A$2]" office:value-type="float" office:value="7083" calcext:value-type="float">
            <text:p>7083</text:p>
          </table:table-cell>
          <table:table-cell table:formula="of:=[.D329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329]/1000))*[.$J$4]*COS([.$J$12]*(SQRT(1-(POWER([.$J$13];2))))*[.B329]/1000)" office:value-type="float" office:value="-2.36517996106511" calcext:value-type="float">
            <text:p>-2,36517996106511</text:p>
          </table:table-cell>
          <table:table-cell table:number-columns-repeated="7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formula="of:=[.A330]-[.$A$2]" office:value-type="float" office:value="7104" calcext:value-type="float">
            <text:p>7104</text:p>
          </table:table-cell>
          <table:table-cell table:formula="of:=[.D330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330]/1000))*[.$J$4]*COS([.$J$12]*(SQRT(1-(POWER([.$J$13];2))))*[.B330]/1000)" office:value-type="float" office:value="-2.60479638993965" calcext:value-type="float">
            <text:p>-2,60479638993965</text:p>
          </table:table-cell>
          <table:table-cell table:number-columns-repeated="7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A331]-[.$A$2]" office:value-type="float" office:value="7125" calcext:value-type="float">
            <text:p>7125</text:p>
          </table:table-cell>
          <table:table-cell table:formula="of:=[.D331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331]/1000))*[.$J$4]*COS([.$J$12]*(SQRT(1-(POWER([.$J$13];2))))*[.B331]/1000)" office:value-type="float" office:value="-2.77803383863717" calcext:value-type="float">
            <text:p>-2,77803383863717</text:p>
          </table:table-cell>
          <table:table-cell table:number-columns-repeated="7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formula="of:=[.A332]-[.$A$2]" office:value-type="float" office:value="7146" calcext:value-type="float">
            <text:p>7146</text:p>
          </table:table-cell>
          <table:table-cell table:formula="of:=[.D332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332]/1000))*[.$J$4]*COS([.$J$12]*(SQRT(1-(POWER([.$J$13];2))))*[.B332]/1000)" office:value-type="float" office:value="-2.88154436638126" calcext:value-type="float">
            <text:p>-2,88154436638126</text:p>
          </table:table-cell>
          <table:table-cell table:number-columns-repeated="7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formula="of:=[.A333]-[.$A$2]" office:value-type="float" office:value="7167" calcext:value-type="float">
            <text:p>7167</text:p>
          </table:table-cell>
          <table:table-cell table:formula="of:=[.D333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33]/1000))*[.$J$4]*COS([.$J$12]*(SQRT(1-(POWER([.$J$13];2))))*[.B333]/1000)" office:value-type="float" office:value="-2.91371717286587" calcext:value-type="float">
            <text:p>-2,91371717286587</text:p>
          </table:table-cell>
          <table:table-cell table:number-columns-repeated="7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formula="of:=[.A334]-[.$A$2]" office:value-type="float" office:value="7192" calcext:value-type="float">
            <text:p>7192</text:p>
          </table:table-cell>
          <table:table-cell table:formula="of:=[.D334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34]/1000))*[.$J$4]*COS([.$J$12]*(SQRT(1-(POWER([.$J$13];2))))*[.B334]/1000)" office:value-type="float" office:value="-2.85931699251345" calcext:value-type="float">
            <text:p>-2,85931699251345</text:p>
          </table:table-cell>
          <table:table-cell table:number-columns-repeated="7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formula="of:=[.A335]-[.$A$2]" office:value-type="float" office:value="7213" calcext:value-type="float">
            <text:p>7213</text:p>
          </table:table-cell>
          <table:table-cell table:formula="of:=[.D335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35]/1000))*[.$J$4]*COS([.$J$12]*(SQRT(1-(POWER([.$J$13];2))))*[.B335]/1000)" office:value-type="float" office:value="-2.73811720794779" calcext:value-type="float">
            <text:p>-2,73811720794779</text:p>
          </table:table-cell>
          <table:table-cell table:number-columns-repeated="7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formula="of:=[.A336]-[.$A$2]" office:value-type="float" office:value="7234" calcext:value-type="float">
            <text:p>7234</text:p>
          </table:table-cell>
          <table:table-cell table:formula="of:=[.D336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336]/1000))*[.$J$4]*COS([.$J$12]*(SQRT(1-(POWER([.$J$13];2))))*[.B336]/1000)" office:value-type="float" office:value="-2.5519757759874" calcext:value-type="float">
            <text:p>-2,5519757759874</text:p>
          </table:table-cell>
          <table:table-cell table:number-columns-repeated="7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formula="of:=[.A337]-[.$A$2]" office:value-type="float" office:value="7255" calcext:value-type="float">
            <text:p>7255</text:p>
          </table:table-cell>
          <table:table-cell table:formula="of:=[.D337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37]/1000))*[.$J$4]*COS([.$J$12]*(SQRT(1-(POWER([.$J$13];2))))*[.B337]/1000)" office:value-type="float" office:value="-2.30625589162612" calcext:value-type="float">
            <text:p>-2,30625589162612</text:p>
          </table:table-cell>
          <table:table-cell table:number-columns-repeated="7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formula="of:=[.A338]-[.$A$2]" office:value-type="float" office:value="7276" calcext:value-type="float">
            <text:p>7276</text:p>
          </table:table-cell>
          <table:table-cell table:formula="of:=[.D338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38]/1000))*[.$J$4]*COS([.$J$12]*(SQRT(1-(POWER([.$J$13];2))))*[.B338]/1000)" office:value-type="float" office:value="-2.00769848264749" calcext:value-type="float">
            <text:p>-2,00769848264749</text:p>
          </table:table-cell>
          <table:table-cell table:number-columns-repeated="7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formula="of:=[.A339]-[.$A$2]" office:value-type="float" office:value="7297" calcext:value-type="float">
            <text:p>7297</text:p>
          </table:table-cell>
          <table:table-cell table:formula="of:=[.D339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39]/1000))*[.$J$4]*COS([.$J$12]*(SQRT(1-(POWER([.$J$13];2))))*[.B339]/1000)" office:value-type="float" office:value="-1.66424060985029" calcext:value-type="float">
            <text:p>-1,66424060985029</text:p>
          </table:table-cell>
          <table:table-cell table:number-columns-repeated="7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formula="of:=[.A340]-[.$A$2]" office:value-type="float" office:value="7321" calcext:value-type="float">
            <text:p>7321</text:p>
          </table:table-cell>
          <table:table-cell table:formula="of:=[.D340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340]/1000))*[.$J$4]*COS([.$J$12]*(SQRT(1-(POWER([.$J$13];2))))*[.B340]/1000)" office:value-type="float" office:value="-1.22822264131688" calcext:value-type="float">
            <text:p>-1,22822264131688</text:p>
          </table:table-cell>
          <table:table-cell table:number-columns-repeated="7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formula="of:=[.A341]-[.$A$2]" office:value-type="float" office:value="7342" calcext:value-type="float">
            <text:p>7342</text:p>
          </table:table-cell>
          <table:table-cell table:formula="of:=[.D341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341]/1000))*[.$J$4]*COS([.$J$12]*(SQRT(1-(POWER([.$J$13];2))))*[.B341]/1000)" office:value-type="float" office:value="-0.819564218186824" calcext:value-type="float">
            <text:p>-0,819564218186824</text:p>
          </table:table-cell>
          <table:table-cell table:number-columns-repeated="7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formula="of:=[.A342]-[.$A$2]" office:value-type="float" office:value="7363" calcext:value-type="float">
            <text:p>7363</text:p>
          </table:table-cell>
          <table:table-cell table:formula="of:=[.D342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342]/1000))*[.$J$4]*COS([.$J$12]*(SQRT(1-(POWER([.$J$13];2))))*[.B342]/1000)" office:value-type="float" office:value="-0.396293410775194" calcext:value-type="float">
            <text:p>-0,396293410775194</text:p>
          </table:table-cell>
          <table:table-cell table:number-columns-repeated="7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formula="of:=[.A343]-[.$A$2]" office:value-type="float" office:value="7384" calcext:value-type="float">
            <text:p>7384</text:p>
          </table:table-cell>
          <table:table-cell table:formula="of:=[.D343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43]/1000))*[.$J$4]*COS([.$J$12]*(SQRT(1-(POWER([.$J$13];2))))*[.B343]/1000)" office:value-type="float" office:value="0.0311186400848317" calcext:value-type="float">
            <text:p>0,0311186400848317</text:p>
          </table:table-cell>
          <table:table-cell table:number-columns-repeated="7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formula="of:=[.A344]-[.$A$2]" office:value-type="float" office:value="7405" calcext:value-type="float">
            <text:p>7405</text:p>
          </table:table-cell>
          <table:table-cell table:formula="of:=[.D344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44]/1000))*[.$J$4]*COS([.$J$12]*(SQRT(1-(POWER([.$J$13];2))))*[.B344]/1000)" office:value-type="float" office:value="0.452235894393966" calcext:value-type="float">
            <text:p>0,452235894393966</text:p>
          </table:table-cell>
          <table:table-cell table:number-columns-repeated="7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formula="of:=[.A345]-[.$A$2]" office:value-type="float" office:value="7426" calcext:value-type="float">
            <text:p>7426</text:p>
          </table:table-cell>
          <table:table-cell table:formula="of:=[.D345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45]/1000))*[.$J$4]*COS([.$J$12]*(SQRT(1-(POWER([.$J$13];2))))*[.B345]/1000)" office:value-type="float" office:value="0.856910462570778" calcext:value-type="float">
            <text:p>0,856910462570778</text:p>
          </table:table-cell>
          <table:table-cell table:number-columns-repeated="7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formula="of:=[.A346]-[.$A$2]" office:value-type="float" office:value="7447" calcext:value-type="float">
            <text:p>7447</text:p>
          </table:table-cell>
          <table:table-cell table:formula="of:=[.D346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46]/1000))*[.$J$4]*COS([.$J$12]*(SQRT(1-(POWER([.$J$13];2))))*[.B346]/1000)" office:value-type="float" office:value="1.23552537620025" calcext:value-type="float">
            <text:p>1,23552537620025</text:p>
          </table:table-cell>
          <table:table-cell table:number-columns-repeated="7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formula="of:=[.A347]-[.$A$2]" office:value-type="float" office:value="7468" calcext:value-type="float">
            <text:p>7468</text:p>
          </table:table-cell>
          <table:table-cell table:formula="of:=[.D347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47]/1000))*[.$J$4]*COS([.$J$12]*(SQRT(1-(POWER([.$J$13];2))))*[.B347]/1000)" office:value-type="float" office:value="1.57922131594758" calcext:value-type="float">
            <text:p>1,57922131594758</text:p>
          </table:table-cell>
          <table:table-cell table:number-columns-repeated="7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formula="of:=[.A348]-[.$A$2]" office:value-type="float" office:value="7493" calcext:value-type="float">
            <text:p>7493</text:p>
          </table:table-cell>
          <table:table-cell table:formula="of:=[.D348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348]/1000))*[.$J$4]*COS([.$J$12]*(SQRT(1-(POWER([.$J$13];2))))*[.B348]/1000)" office:value-type="float" office:value="1.93197830720303" calcext:value-type="float">
            <text:p>1,93197830720303</text:p>
          </table:table-cell>
          <table:table-cell table:number-columns-repeated="7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formula="of:=[.A349]-[.$A$2]" office:value-type="float" office:value="7514" calcext:value-type="float">
            <text:p>7514</text:p>
          </table:table-cell>
          <table:table-cell table:formula="of:=[.D349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49]/1000))*[.$J$4]*COS([.$J$12]*(SQRT(1-(POWER([.$J$13];2))))*[.B349]/1000)" office:value-type="float" office:value="2.17318708399499" calcext:value-type="float">
            <text:p>2,17318708399499</text:p>
          </table:table-cell>
          <table:table-cell table:number-columns-repeated="7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formula="of:=[.A350]-[.$A$2]" office:value-type="float" office:value="7535" calcext:value-type="float">
            <text:p>7535</text:p>
          </table:table-cell>
          <table:table-cell table:formula="of:=[.D350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350]/1000))*[.$J$4]*COS([.$J$12]*(SQRT(1-(POWER([.$J$13];2))))*[.B350]/1000)" office:value-type="float" office:value="2.35848057486007" calcext:value-type="float">
            <text:p>2,35848057486007</text:p>
          </table:table-cell>
          <table:table-cell table:number-columns-repeated="7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formula="of:=[.A351]-[.$A$2]" office:value-type="float" office:value="7556" calcext:value-type="float">
            <text:p>7556</text:p>
          </table:table-cell>
          <table:table-cell table:formula="of:=[.D351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51]/1000))*[.$J$4]*COS([.$J$12]*(SQRT(1-(POWER([.$J$13];2))))*[.B351]/1000)" office:value-type="float" office:value="2.48408238236993" calcext:value-type="float">
            <text:p>2,48408238236993</text:p>
          </table:table-cell>
          <table:table-cell table:number-columns-repeated="7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formula="of:=[.A352]-[.$A$2]" office:value-type="float" office:value="7577" calcext:value-type="float">
            <text:p>7577</text:p>
          </table:table-cell>
          <table:table-cell table:formula="of:=[.D352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352]/1000))*[.$J$4]*COS([.$J$12]*(SQRT(1-(POWER([.$J$13];2))))*[.B352]/1000)" office:value-type="float" office:value="2.5477150335212" calcext:value-type="float">
            <text:p>2,5477150335212</text:p>
          </table:table-cell>
          <table:table-cell table:number-columns-repeated="7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formula="of:=[.A353]-[.$A$2]" office:value-type="float" office:value="7598" calcext:value-type="float">
            <text:p>7598</text:p>
          </table:table-cell>
          <table:table-cell table:formula="of:=[.D353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53]/1000))*[.$J$4]*COS([.$J$12]*(SQRT(1-(POWER([.$J$13];2))))*[.B353]/1000)" office:value-type="float" office:value="2.54863587765444" calcext:value-type="float">
            <text:p>2,54863587765444</text:p>
          </table:table-cell>
          <table:table-cell table:number-columns-repeated="7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formula="of:=[.A354]-[.$A$2]" office:value-type="float" office:value="7623" calcext:value-type="float">
            <text:p>7623</text:p>
          </table:table-cell>
          <table:table-cell table:formula="of:=[.D354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54]/1000))*[.$J$4]*COS([.$J$12]*(SQRT(1-(POWER([.$J$13];2))))*[.B354]/1000)" office:value-type="float" office:value="2.4691602484876" calcext:value-type="float">
            <text:p>2,4691602484876</text:p>
          </table:table-cell>
          <table:table-cell table:number-columns-repeated="7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formula="of:=[.A355]-[.$A$2]" office:value-type="float" office:value="7644" calcext:value-type="float">
            <text:p>7644</text:p>
          </table:table-cell>
          <table:table-cell table:formula="of:=[.D355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55]/1000))*[.$J$4]*COS([.$J$12]*(SQRT(1-(POWER([.$J$13];2))))*[.B355]/1000)" office:value-type="float" office:value="2.33754095502591" calcext:value-type="float">
            <text:p>2,33754095502591</text:p>
          </table:table-cell>
          <table:table-cell table:number-columns-repeated="7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formula="of:=[.A356]-[.$A$2]" office:value-type="float" office:value="7665" calcext:value-type="float">
            <text:p>7665</text:p>
          </table:table-cell>
          <table:table-cell table:formula="of:=[.D356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56]/1000))*[.$J$4]*COS([.$J$12]*(SQRT(1-(POWER([.$J$13];2))))*[.B356]/1000)" office:value-type="float" office:value="2.15084553990592" calcext:value-type="float">
            <text:p>2,15084553990592</text:p>
          </table:table-cell>
          <table:table-cell table:number-columns-repeated="7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formula="of:=[.A357]-[.$A$2]" office:value-type="float" office:value="7686" calcext:value-type="float">
            <text:p>7686</text:p>
          </table:table-cell>
          <table:table-cell table:formula="of:=[.D357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357]/1000))*[.$J$4]*COS([.$J$12]*(SQRT(1-(POWER([.$J$13];2))))*[.B357]/1000)" office:value-type="float" office:value="1.91432280649119" calcext:value-type="float">
            <text:p>1,91432280649119</text:p>
          </table:table-cell>
          <table:table-cell table:number-columns-repeated="7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formula="of:=[.A358]-[.$A$2]" office:value-type="float" office:value="7708" calcext:value-type="float">
            <text:p>7708</text:p>
          </table:table-cell>
          <table:table-cell table:formula="of:=[.D358]-[.$D$377]"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table:formula="of:=EXP((-[.$J$13]*[.$J$12]*[.B358]/1000))*[.$J$4]*COS([.$J$12]*(SQRT(1-(POWER([.$J$13];2))))*[.B358]/1000)" office:value-type="float" office:value="1.62007096614181" calcext:value-type="float">
            <text:p>1,62007096614181</text:p>
          </table:table-cell>
          <table:table-cell table:number-columns-repeated="7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formula="of:=[.A359]-[.$A$2]" office:value-type="float" office:value="7735" calcext:value-type="float">
            <text:p>7735</text:p>
          </table:table-cell>
          <table:table-cell table:formula="of:=[.D359]-[.$D$377]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table:formula="of:=EXP((-[.$J$13]*[.$J$12]*[.B359]/1000))*[.$J$4]*COS([.$J$12]*(SQRT(1-(POWER([.$J$13];2))))*[.B359]/1000)" office:value-type="float" office:value="1.20636133351193" calcext:value-type="float">
            <text:p>1,20636133351193</text:p>
          </table:table-cell>
          <table:table-cell table:number-columns-repeated="7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formula="of:=[.A360]-[.$A$2]" office:value-type="float" office:value="7756" calcext:value-type="float">
            <text:p>7756</text:p>
          </table:table-cell>
          <table:table-cell table:formula="of:=[.D360]-[.$D$377]"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table:formula="of:=EXP((-[.$J$13]*[.$J$12]*[.B360]/1000))*[.$J$4]*COS([.$J$12]*(SQRT(1-(POWER([.$J$13];2))))*[.B360]/1000)" office:value-type="float" office:value="0.855006872747051" calcext:value-type="float">
            <text:p>0,855006872747051</text:p>
          </table:table-cell>
          <table:table-cell table:number-columns-repeated="7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formula="of:=[.A361]-[.$A$2]" office:value-type="float" office:value="7777" calcext:value-type="float">
            <text:p>7777</text:p>
          </table:table-cell>
          <table:table-cell table:formula="of:=[.D361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361]/1000))*[.$J$4]*COS([.$J$12]*(SQRT(1-(POWER([.$J$13];2))))*[.B361]/1000)" office:value-type="float" office:value="0.487436472138587" calcext:value-type="float">
            <text:p>0,487436472138587</text:p>
          </table:table-cell>
          <table:table-cell table:number-columns-repeated="7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formula="of:=[.A362]-[.$A$2]" office:value-type="float" office:value="7798" calcext:value-type="float">
            <text:p>7798</text:p>
          </table:table-cell>
          <table:table-cell table:formula="of:=[.D362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362]/1000))*[.$J$4]*COS([.$J$12]*(SQRT(1-(POWER([.$J$13];2))))*[.B362]/1000)" office:value-type="float" office:value="0.112789020671777" calcext:value-type="float">
            <text:p>0,112789020671777</text:p>
          </table:table-cell>
          <table:table-cell table:number-columns-repeated="7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formula="of:=[.A363]-[.$A$2]" office:value-type="float" office:value="7819" calcext:value-type="float">
            <text:p>7819</text:p>
          </table:table-cell>
          <table:table-cell table:formula="of:=[.D363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363]/1000))*[.$J$4]*COS([.$J$12]*(SQRT(1-(POWER([.$J$13];2))))*[.B363]/1000)" office:value-type="float" office:value="-0.259743114252286" calcext:value-type="float">
            <text:p>-0,259743114252286</text:p>
          </table:table-cell>
          <table:table-cell table:number-columns-repeated="7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formula="of:=[.A364]-[.$A$2]" office:value-type="float" office:value="7844" calcext:value-type="float">
            <text:p>7844</text:p>
          </table:table-cell>
          <table:table-cell table:formula="of:=[.D364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364]/1000))*[.$J$4]*COS([.$J$12]*(SQRT(1-(POWER([.$J$13];2))))*[.B364]/1000)" office:value-type="float" office:value="-0.687988967363374" calcext:value-type="float">
            <text:p>-0,687988967363374</text:p>
          </table:table-cell>
          <table:table-cell table:number-columns-repeated="7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formula="of:=[.A365]-[.$A$2]" office:value-type="float" office:value="7865" calcext:value-type="float">
            <text:p>7865</text:p>
          </table:table-cell>
          <table:table-cell table:formula="of:=[.D365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65]/1000))*[.$J$4]*COS([.$J$12]*(SQRT(1-(POWER([.$J$13];2))))*[.B365]/1000)" office:value-type="float" office:value="-1.02491313107803" calcext:value-type="float">
            <text:p>-1,02491313107803</text:p>
          </table:table-cell>
          <table:table-cell table:number-columns-repeated="7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formula="of:=[.A366]-[.$A$2]" office:value-type="float" office:value="7886" calcext:value-type="float">
            <text:p>7886</text:p>
          </table:table-cell>
          <table:table-cell table:formula="of:=[.D366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66]/1000))*[.$J$4]*COS([.$J$12]*(SQRT(1-(POWER([.$J$13];2))))*[.B366]/1000)" office:value-type="float" office:value="-1.33257463128251" calcext:value-type="float">
            <text:p>-1,33257463128251</text:p>
          </table:table-cell>
          <table:table-cell table:number-columns-repeated="7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formula="of:=[.A367]-[.$A$2]" office:value-type="float" office:value="7907" calcext:value-type="float">
            <text:p>7907</text:p>
          </table:table-cell>
          <table:table-cell table:formula="of:=[.D367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367]/1000))*[.$J$4]*COS([.$J$12]*(SQRT(1-(POWER([.$J$13];2))))*[.B367]/1000)" office:value-type="float" office:value="-1.60387920395866" calcext:value-type="float">
            <text:p>-1,60387920395866</text:p>
          </table:table-cell>
          <table:table-cell table:number-columns-repeated="7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formula="of:=[.A368]-[.$A$2]" office:value-type="float" office:value="7928" calcext:value-type="float">
            <text:p>7928</text:p>
          </table:table-cell>
          <table:table-cell table:formula="of:=[.D368]-[.$D$377]" office:value-type="float" office:value="-2" calcext:value-type="float">
            <text:p>-2</text:p>
          </table:table-cell>
          <table:table-cell office:value-type="float" office:value="271" calcext:value-type="float">
            <text:p>271</text:p>
          </table:table-cell>
          <table:table-cell table:formula="of:=EXP((-[.$J$13]*[.$J$12]*[.B368]/1000))*[.$J$4]*COS([.$J$12]*(SQRT(1-(POWER([.$J$13];2))))*[.B368]/1000)" office:value-type="float" office:value="-1.83270767576407" calcext:value-type="float">
            <text:p>-1,83270767576407</text:p>
          </table:table-cell>
          <table:table-cell table:number-columns-repeated="7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formula="of:=[.A369]-[.$A$2]" office:value-type="float" office:value="7949" calcext:value-type="float">
            <text:p>7949</text:p>
          </table:table-cell>
          <table:table-cell table:formula="of:=[.D369]-[.$D$377]" office:value-type="float" office:value="-1" calcext:value-type="float">
            <text:p>-1</text:p>
          </table:table-cell>
          <table:table-cell office:value-type="float" office:value="272" calcext:value-type="float">
            <text:p>272</text:p>
          </table:table-cell>
          <table:table-cell table:formula="of:=EXP((-[.$J$13]*[.$J$12]*[.B369]/1000))*[.$J$4]*COS([.$J$12]*(SQRT(1-(POWER([.$J$13];2))))*[.B369]/1000)" office:value-type="float" office:value="-2.0140519700823" calcext:value-type="float">
            <text:p>-2,0140519700823</text:p>
          </table:table-cell>
          <table:table-cell table:number-columns-repeated="7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formula="of:=[.A370]-[.$A$2]" office:value-type="float" office:value="7970" calcext:value-type="float">
            <text:p>7970</text:p>
          </table:table-cell>
          <table:table-cell table:formula="of:=[.D370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70]/1000))*[.$J$4]*COS([.$J$12]*(SQRT(1-(POWER([.$J$13];2))))*[.B370]/1000)" office:value-type="float" office:value="-2.14412236062491" calcext:value-type="float">
            <text:p>-2,14412236062491</text:p>
          </table:table-cell>
          <table:table-cell table:number-columns-repeated="7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formula="of:=[.A371]-[.$A$2]" office:value-type="float" office:value="7995" calcext:value-type="float">
            <text:p>7995</text:p>
          </table:table-cell>
          <table:table-cell table:formula="of:=[.D371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71]/1000))*[.$J$4]*COS([.$J$12]*(SQRT(1-(POWER([.$J$13];2))))*[.B371]/1000)" office:value-type="float" office:value="-2.22874267674525" calcext:value-type="float">
            <text:p>-2,22874267674525</text:p>
          </table:table-cell>
          <table:table-cell table:number-columns-repeated="7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formula="of:=[.A372]-[.$A$2]" office:value-type="float" office:value="8016" calcext:value-type="float">
            <text:p>8016</text:p>
          </table:table-cell>
          <table:table-cell table:formula="of:=[.D372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72]/1000))*[.$J$4]*COS([.$J$12]*(SQRT(1-(POWER([.$J$13];2))))*[.B372]/1000)" office:value-type="float" office:value="-2.23963708268947" calcext:value-type="float">
            <text:p>-2,23963708268947</text:p>
          </table:table-cell>
          <table:table-cell table:number-columns-repeated="7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formula="of:=[.A373]-[.$A$2]" office:value-type="float" office:value="8037" calcext:value-type="float">
            <text:p>8037</text:p>
          </table:table-cell>
          <table:table-cell table:formula="of:=[.D373]-[.$D$377]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table:formula="of:=EXP((-[.$J$13]*[.$J$12]*[.B373]/1000))*[.$J$4]*COS([.$J$12]*(SQRT(1-(POWER([.$J$13];2))))*[.B373]/1000)" office:value-type="float" office:value="-2.19598672170542" calcext:value-type="float">
            <text:p>-2,19598672170542</text:p>
          </table:table-cell>
          <table:table-cell table:number-columns-repeated="7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formula="of:=[.A374]-[.$A$2]" office:value-type="float" office:value="8058" calcext:value-type="float">
            <text:p>8058</text:p>
          </table:table-cell>
          <table:table-cell table:formula="of:=[.D374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74]/1000))*[.$J$4]*COS([.$J$12]*(SQRT(1-(POWER([.$J$13];2))))*[.B374]/1000)" office:value-type="float" office:value="-2.09955876804978" calcext:value-type="float">
            <text:p>-2,09955876804978</text:p>
          </table:table-cell>
          <table:table-cell table:number-columns-repeated="7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formula="of:=[.A375]-[.$A$2]" office:value-type="float" office:value="8079" calcext:value-type="float">
            <text:p>8079</text:p>
          </table:table-cell>
          <table:table-cell table:formula="of:=[.D375]-[.$D$377]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formula="of:=EXP((-[.$J$13]*[.$J$12]*[.B375]/1000))*[.$J$4]*COS([.$J$12]*(SQRT(1-(POWER([.$J$13];2))))*[.B375]/1000)" office:value-type="float" office:value="-1.95337952866255" calcext:value-type="float">
            <text:p>-1,95337952866255</text:p>
          </table:table-cell>
          <table:table-cell table:number-columns-repeated="7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formula="of:=[.A376]-[.$A$2]" office:value-type="float" office:value="8100" calcext:value-type="float">
            <text:p>8100</text:p>
          </table:table-cell>
          <table:table-cell table:formula="of:=[.D376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76]/1000))*[.$J$4]*COS([.$J$12]*(SQRT(1-(POWER([.$J$13];2))))*[.B376]/1000)" office:value-type="float" office:value="-1.76164461313073" calcext:value-type="float">
            <text:p>-1,76164461313073</text:p>
          </table:table-cell>
          <table:table-cell table:number-columns-repeated="7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formula="of:=[.A377]-[.$A$2]" office:value-type="float" office:value="8124" calcext:value-type="float">
            <text:p>8124</text:p>
          </table:table-cell>
          <table:table-cell table:formula="of:=[.D377]-[.$D$377]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EXP((-[.$J$13]*[.$J$12]*[.B377]/1000))*[.$J$4]*COS([.$J$12]*(SQRT(1-(POWER([.$J$13];2))))*[.B377]/1000)" office:value-type="float" office:value="-1.49351142751675" calcext:value-type="float">
            <text:p>-1,4935114275167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 style:data-style-name="N2" text:time-value="20:40:07.3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8T21:17:40.365000000</dc:date>
    <meta:editing-duration>PT6H5M42S</meta:editing-duration>
    <meta:editing-cycles>80</meta:editing-cycles>
    <meta:generator>LibreOffice/7.2.5.2$Windows_X86_64 LibreOffice_project/499f9727c189e6ef3471021d6132d4c694f357e5</meta:generator>
    <meta:document-statistic meta:table-count="1" meta:cell-count="193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95cm" svg:y="3.946cm" style:legend-expansion="high" chart:style-name="ch2"/>
        <chart:plot-area chart:style-name="ch3" table:cell-range-address="libre.B2:libre.C377 libre.E2:libre.E377" chart:data-source-has-labels="both" svg:x="0.32cm" svg:y="0.18cm" svg:width="12.555cm" svg:height="8.64cm">
          <chart:coordinate-region svg:x="1.079cm" svg:y="0.382cm" svg:width="11.796cm" svg:height="8.236cm"/>
          <chart:axis chart:dimension="x" chart:name="primary-x" chart:style-name="ch4" chartooo:axis-type="auto">
            <chartooo:date-scale/>
            <chart:categories table:cell-range-address="libre.B2:libre.B37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bre.C2:libre.C377" loext:label-string="libre" chart:class="chart:line">
            <chart:data-point chart:repeated="376"/>
          </chart:series>
          <chart:series chart:style-name="ch7" chart:values-cell-range-address="libre.E2:libre.E377" loext:label-string="théorique" chart:class="chart:line">
            <chart:data-point chart:repeated="3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re</text:p>
              </table:table-cell>
              <table:table-cell office:value-type="string">
                <text:p>théoriqu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ibre.B2:libre.B377</svg:desc>
                </draw:g>
              </table:table-cell>
              <table:table-cell office:value-type="float" office:value="27">
                <text:p>27</text:p>
                <draw:g>
                  <svg:desc>libre.C2:libre.C377</svg:desc>
                </draw:g>
              </table:table-cell>
              <table:table-cell office:value-type="float" office:value="27">
                <text:p>27</text:p>
                <draw:g>
                  <svg:desc>libre.E2:libre.E377</svg:desc>
                </draw:g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6.4971199434331">
                <text:p>26.497119943433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  <table:table-cell office:value-type="float" office:value="25.3571085990977">
                <text:p>25.357108599097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6">
                <text:p>26</text:p>
              </table:table-cell>
              <table:table-cell office:value-type="float" office:value="23.3208509687865">
                <text:p>23.320850968786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4">
                <text:p>24</text:p>
              </table:table-cell>
              <table:table-cell office:value-type="float" office:value="20.9546848862177">
                <text:p>20.954684886217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1">
                <text:p>21</text:p>
              </table:table-cell>
              <table:table-cell office:value-type="float" office:value="18.1101667482888">
                <text:p>18.110166748288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20">
                <text:p>20</text:p>
              </table:table-cell>
              <table:table-cell office:value-type="float" office:value="14.8625924808086">
                <text:p>14.862592480808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7">
                <text:p>17</text:p>
              </table:table-cell>
              <table:table-cell office:value-type="float" office:value="11.2960729776575">
                <text:p>11.296072977657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2">
                <text:p>12</text:p>
              </table:table-cell>
              <table:table-cell office:value-type="float" office:value="7.50137670774366">
                <text:p>7.5013767077436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9">
                <text:p>9</text:p>
              </table:table-cell>
              <table:table-cell office:value-type="float" office:value="3.57363855906383">
                <text:p>3.5736385590638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6">
                <text:p>6</text:p>
              </table:table-cell>
              <table:table-cell office:value-type="float" office:value="-0.390007691641877">
                <text:p>-0.390007691641877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-1">
                <text:p>-1</text:p>
              </table:table-cell>
              <table:table-cell office:value-type="float" office:value="-4.83985812709904">
                <text:p>-4.8398581270990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-5">
                <text:p>-5</text:p>
              </table:table-cell>
              <table:table-cell office:value-type="float" office:value="-8.72962830060545">
                <text:p>-8.729628300605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9">
                <text:p>-9</text:p>
              </table:table-cell>
              <table:table-cell office:value-type="float" office:value="-12.1776928474437">
                <text:p>-12.177692847443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-17">
                <text:p>-17</text:p>
              </table:table-cell>
              <table:table-cell office:value-type="float" office:value="-15.2852621122839">
                <text:p>-15.285262112283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-21">
                <text:p>-21</text:p>
              </table:table-cell>
              <table:table-cell office:value-type="float" office:value="-17.9812618729416">
                <text:p>-17.981261872941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-25">
                <text:p>-25</text:p>
              </table:table-cell>
              <table:table-cell office:value-type="float" office:value="-20.2055365047529">
                <text:p>-20.205536504752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-29">
                <text:p>-29</text:p>
              </table:table-cell>
              <table:table-cell office:value-type="float" office:value="-21.9101687404487">
                <text:p>-21.9101687404487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-33">
                <text:p>-33</text:p>
              </table:table-cell>
              <table:table-cell office:value-type="float" office:value="-23.0604850420933">
                <text:p>-23.060485042093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33">
                <text:p>-33</text:p>
              </table:table-cell>
              <table:table-cell office:value-type="float" office:value="-23.679315510452">
                <text:p>-23.679315510452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-34">
                <text:p>-34</text:p>
              </table:table-cell>
              <table:table-cell office:value-type="float" office:value="-23.5626219380226">
                <text:p>-23.5626219380226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-35">
                <text:p>-35</text:p>
              </table:table-cell>
              <table:table-cell office:value-type="float" office:value="-22.8750750647598">
                <text:p>-22.8750750647598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-33">
                <text:p>-33</text:p>
              </table:table-cell>
              <table:table-cell office:value-type="float" office:value="-21.6407740227156">
                <text:p>-21.6407740227156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-30">
                <text:p>-30</text:p>
              </table:table-cell>
              <table:table-cell office:value-type="float" office:value="-19.8967869826646">
                <text:p>-19.8967869826646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-26">
                <text:p>-26</text:p>
              </table:table-cell>
              <table:table-cell office:value-type="float" office:value="-17.6920826545047">
                <text:p>-17.6920826545047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-20">
                <text:p>-20</text:p>
              </table:table-cell>
              <table:table-cell office:value-type="float" office:value="-14.549877626563">
                <text:p>-14.549877626563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-17">
                <text:p>-17</text:p>
              </table:table-cell>
              <table:table-cell office:value-type="float" office:value="-11.4070963453798">
                <text:p>-11.4070963453798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-13">
                <text:p>-13</text:p>
              </table:table-cell>
              <table:table-cell office:value-type="float" office:value="-8.16209630420745">
                <text:p>-8.16209630420745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-7">
                <text:p>-7</text:p>
              </table:table-cell>
              <table:table-cell office:value-type="float" office:value="-4.76088109743894">
                <text:p>-4.76088109743894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-3">
                <text:p>-3</text:p>
              </table:table-cell>
              <table:table-cell office:value-type="float" office:value="-1.28809490674453">
                <text:p>-1.28809490674453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2.1709764519881">
                <text:p>2.1709764519881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6">
                <text:p>6</text:p>
              </table:table-cell>
              <table:table-cell office:value-type="float" office:value="5.68873640348423">
                <text:p>5.68873640348423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9">
                <text:p>9</text:p>
              </table:table-cell>
              <table:table-cell office:value-type="float" office:value="9.2959367055164">
                <text:p>9.2959367055164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12">
                <text:p>12</text:p>
              </table:table-cell>
              <table:table-cell office:value-type="float" office:value="12.1703817705999">
                <text:p>12.1703817705999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4">
                <text:p>14</text:p>
              </table:table-cell>
              <table:table-cell office:value-type="float" office:value="14.7119427550224">
                <text:p>14.7119427550224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16">
                <text:p>16</text:p>
              </table:table-cell>
              <table:table-cell office:value-type="float" office:value="16.86319585091">
                <text:p>16.86319585091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8">
                <text:p>18</text:p>
              </table:table-cell>
              <table:table-cell office:value-type="float" office:value="18.5769424792663">
                <text:p>18.5769424792663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21">
                <text:p>21</text:p>
              </table:table-cell>
              <table:table-cell office:value-type="float" office:value="19.8172232924581">
                <text:p>19.8172232924581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20">
                <text:p>20</text:p>
              </table:table-cell>
              <table:table-cell office:value-type="float" office:value="20.6620493669169">
                <text:p>20.6620493669169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19">
                <text:p>19</text:p>
              </table:table-cell>
              <table:table-cell office:value-type="float" office:value="20.7742813274344">
                <text:p>20.7742813274344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21">
                <text:p>21</text:p>
              </table:table-cell>
              <table:table-cell office:value-type="float" office:value="20.3804255923993">
                <text:p>20.3804255923993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21">
                <text:p>21</text:p>
              </table:table-cell>
              <table:table-cell office:value-type="float" office:value="19.496607863386">
                <text:p>19.496607863386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22">
                <text:p>22</text:p>
              </table:table-cell>
              <table:table-cell office:value-type="float" office:value="18.1506466564345">
                <text:p>18.1506466564345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19">
                <text:p>19</text:p>
              </table:table-cell>
              <table:table-cell office:value-type="float" office:value="16.3812260268783">
                <text:p>16.3812260268783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18">
                <text:p>18</text:p>
              </table:table-cell>
              <table:table-cell office:value-type="float" office:value="13.6770745037838">
                <text:p>13.6770745037838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14">
                <text:p>14</text:p>
              </table:table-cell>
              <table:table-cell office:value-type="float" office:value="11.1480951251962">
                <text:p>11.1480951251962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12">
                <text:p>12</text:p>
              </table:table-cell>
              <table:table-cell office:value-type="float" office:value="8.38108793550547">
                <text:p>8.38108793550547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7">
                <text:p>7</text:p>
              </table:table-cell>
              <table:table-cell office:value-type="float" office:value="5.44635163093238">
                <text:p>5.44635163093238</text:p>
              </table:table-cell>
            </table:table-row>
            <table:table-row>
              <table:table-cell office:value-type="float" office:value="1038">
                <text:p>1038</text:p>
              </table:table-cell>
              <table:table-cell office:value-type="float" office:value="3">
                <text:p>3</text:p>
              </table:table-cell>
              <table:table-cell office:value-type="float" office:value="2.41734824807146">
                <text:p>2.41734824807146</text:p>
              </table:table-cell>
            </table:table-row>
            <table:table-row>
              <table:table-cell office:value-type="float" office:value="1059">
                <text:p>1059</text:p>
              </table:table-cell>
              <table:table-cell office:value-type="float" office:value="1">
                <text:p>1</text:p>
              </table:table-cell>
              <table:table-cell office:value-type="float" office:value="-0.631122314948792">
                <text:p>-0.631122314948792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-5">
                <text:p>-5</text:p>
              </table:table-cell>
              <table:table-cell office:value-type="float" office:value="-3.6247566190281">
                <text:p>-3.6247566190281</text:p>
              </table:table-cell>
            </table:table-row>
            <table:table-row>
              <table:table-cell office:value-type="float" office:value="1105">
                <text:p>1105</text:p>
              </table:table-cell>
              <table:table-cell office:value-type="float" office:value="-8">
                <text:p>-8</text:p>
              </table:table-cell>
              <table:table-cell office:value-type="float" office:value="-7.01750616351006">
                <text:p>-7.01750616351006</text:p>
              </table:table-cell>
            </table:table-row>
            <table:table-row>
              <table:table-cell office:value-type="float" office:value="1126">
                <text:p>1126</text:p>
              </table:table-cell>
              <table:table-cell office:value-type="float" office:value="-13">
                <text:p>-13</text:p>
              </table:table-cell>
              <table:table-cell office:value-type="float" office:value="-9.64507513858423">
                <text:p>-9.64507513858423</text:p>
              </table:table-cell>
            </table:table-row>
            <table:table-row>
              <table:table-cell office:value-type="float" office:value="1147">
                <text:p>1147</text:p>
              </table:table-cell>
              <table:table-cell office:value-type="float" office:value="-16">
                <text:p>-16</text:p>
              </table:table-cell>
              <table:table-cell office:value-type="float" office:value="-12.0043021864187">
                <text:p>-12.0043021864187</text:p>
              </table:table-cell>
            </table:table-row>
            <table:table-row>
              <table:table-cell office:value-type="float" office:value="1168">
                <text:p>1168</text:p>
              </table:table-cell>
              <table:table-cell office:value-type="float" office:value="-19">
                <text:p>-19</text:p>
              </table:table-cell>
              <table:table-cell office:value-type="float" office:value="-14.0413562086462">
                <text:p>-14.0413562086462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-20">
                <text:p>-20</text:p>
              </table:table-cell>
              <table:table-cell office:value-type="float" office:value="-15.7109296963988">
                <text:p>-15.7109296963988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-24">
                <text:p>-24</text:p>
              </table:table-cell>
              <table:table-cell office:value-type="float" office:value="-16.9772288480906">
                <text:p>-16.9772288480906</text:p>
              </table:table-cell>
            </table:table-row>
            <table:table-row>
              <table:table-cell office:value-type="float" office:value="1231">
                <text:p>1231</text:p>
              </table:table-cell>
              <table:table-cell office:value-type="float" office:value="-25">
                <text:p>-25</text:p>
              </table:table-cell>
              <table:table-cell office:value-type="float" office:value="-17.8147197562969">
                <text:p>-17.8147197562969</text:p>
              </table:table-cell>
            </table:table-row>
            <table:table-row>
              <table:table-cell office:value-type="float" office:value="1256">
                <text:p>1256</text:p>
              </table:table-cell>
              <table:table-cell office:value-type="float" office:value="-25">
                <text:p>-25</text:p>
              </table:table-cell>
              <table:table-cell office:value-type="float" office:value="-18.2328489998955">
                <text:p>-18.2328489998955</text:p>
              </table:table-cell>
            </table:table-row>
            <table:table-row>
              <table:table-cell office:value-type="float" office:value="1277">
                <text:p>1277</text:p>
              </table:table-cell>
              <table:table-cell office:value-type="float" office:value="-24">
                <text:p>-24</text:p>
              </table:table-cell>
              <table:table-cell office:value-type="float" office:value="-18.0945829675644">
                <text:p>-18.0945829675644</text:p>
              </table:table-cell>
            </table:table-row>
            <table:table-row>
              <table:table-cell office:value-type="float" office:value="1298">
                <text:p>1298</text:p>
              </table:table-cell>
              <table:table-cell office:value-type="float" office:value="-21">
                <text:p>-21</text:p>
              </table:table-cell>
              <table:table-cell office:value-type="float" office:value="-17.518568697897">
                <text:p>-17.518568697897</text:p>
              </table:table-cell>
            </table:table-row>
            <table:table-row>
              <table:table-cell office:value-type="float" office:value="1319">
                <text:p>1319</text:p>
              </table:table-cell>
              <table:table-cell office:value-type="float" office:value="-19">
                <text:p>-19</text:p>
              </table:table-cell>
              <table:table-cell office:value-type="float" office:value="-16.5244711314975">
                <text:p>-16.5244711314975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-17">
                <text:p>-17</text:p>
              </table:table-cell>
              <table:table-cell office:value-type="float" office:value="-15.1418561345704">
                <text:p>-15.1418561345704</text:p>
              </table:table-cell>
            </table:table-row>
            <table:table-row>
              <table:table-cell office:value-type="float" office:value="1361">
                <text:p>1361</text:p>
              </table:table-cell>
              <table:table-cell office:value-type="float" office:value="-14">
                <text:p>-14</text:p>
              </table:table-cell>
              <table:table-cell office:value-type="float" office:value="-13.409343999739">
                <text:p>-13.409343999739</text:p>
              </table:table-cell>
            </table:table-row>
            <table:table-row>
              <table:table-cell office:value-type="float" office:value="1382">
                <text:p>1382</text:p>
              </table:table-cell>
              <table:table-cell office:value-type="float" office:value="-9">
                <text:p>-9</text:p>
              </table:table-cell>
              <table:table-cell office:value-type="float" office:value="-11.3735539734137">
                <text:p>-11.3735539734137</text:p>
              </table:table-cell>
            </table:table-row>
            <table:table-row>
              <table:table-cell office:value-type="float" office:value="1407">
                <text:p>1407</text:p>
              </table:table-cell>
              <table:table-cell office:value-type="float" office:value="-5">
                <text:p>-5</text:p>
              </table:table-cell>
              <table:table-cell office:value-type="float" office:value="-8.6289566381731">
                <text:p>-8.6289566381731</text:p>
              </table:table-cell>
            </table:table-row>
            <table:table-row>
              <table:table-cell office:value-type="float" office:value="1428">
                <text:p>1428</text:p>
              </table:table-cell>
              <table:table-cell office:value-type="float" office:value="-2">
                <text:p>-2</text:p>
              </table:table-cell>
              <table:table-cell office:value-type="float" office:value="-6.12273845272069">
                <text:p>-6.12273845272069</text:p>
              </table:table-cell>
            </table:table-row>
            <table:table-row>
              <table:table-cell office:value-type="float" office:value="1449">
                <text:p>1449</text:p>
              </table:table-cell>
              <table:table-cell office:value-type="float" office:value="-1">
                <text:p>-1</text:p>
              </table:table-cell>
              <table:table-cell office:value-type="float" office:value="-3.50026968783797">
                <text:p>-3.50026968783797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-0.826759894413403">
                <text:p>-0.826759894413403</text:p>
              </table:table-cell>
            </table:table-row>
            <table:table-row>
              <table:table-cell office:value-type="float" office:value="1491">
                <text:p>1491</text:p>
              </table:table-cell>
              <table:table-cell office:value-type="float" office:value="4">
                <text:p>4</text:p>
              </table:table-cell>
              <table:table-cell office:value-type="float" office:value="1.83218658493717">
                <text:p>1.83218658493717</text:p>
              </table:table-cell>
            </table:table-row>
            <table:table-row>
              <table:table-cell office:value-type="float" office:value="1512">
                <text:p>1512</text:p>
              </table:table-cell>
              <table:table-cell office:value-type="float" office:value="8">
                <text:p>8</text:p>
              </table:table-cell>
              <table:table-cell office:value-type="float" office:value="4.41216934353291">
                <text:p>4.41216934353291</text:p>
              </table:table-cell>
            </table:table-row>
            <table:table-row>
              <table:table-cell office:value-type="float" office:value="1533">
                <text:p>1533</text:p>
              </table:table-cell>
              <table:table-cell office:value-type="float" office:value="9">
                <text:p>9</text:p>
              </table:table-cell>
              <table:table-cell office:value-type="float" office:value="6.85154067507116">
                <text:p>6.85154067507116</text:p>
              </table:table-cell>
            </table:table-row>
            <table:table-row>
              <table:table-cell office:value-type="float" office:value="1557">
                <text:p>1557</text:p>
              </table:table-cell>
              <table:table-cell office:value-type="float" office:value="12">
                <text:p>12</text:p>
              </table:table-cell>
              <table:table-cell office:value-type="float" office:value="9.39378590972305">
                <text:p>9.39378590972305</text:p>
              </table:table-cell>
            </table:table-row>
            <table:table-row>
              <table:table-cell office:value-type="float" office:value="1578">
                <text:p>1578</text:p>
              </table:table-cell>
              <table:table-cell office:value-type="float" office:value="14">
                <text:p>14</text:p>
              </table:table-cell>
              <table:table-cell office:value-type="float" office:value="11.3456313791348">
                <text:p>11.3456313791348</text:p>
              </table:table-cell>
            </table:table-row>
            <table:table-row>
              <table:table-cell office:value-type="float" office:value="1599">
                <text:p>1599</text:p>
              </table:table-cell>
              <table:table-cell office:value-type="float" office:value="13">
                <text:p>13</text:p>
              </table:table-cell>
              <table:table-cell office:value-type="float" office:value="12.9965830688822">
                <text:p>12.9965830688822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15">
                <text:p>15</text:p>
              </table:table-cell>
              <table:table-cell office:value-type="float" office:value="14.3104366181065">
                <text:p>14.3104366181065</text:p>
              </table:table-cell>
            </table:table-row>
            <table:table-row>
              <table:table-cell office:value-type="float" office:value="1641">
                <text:p>1641</text:p>
              </table:table-cell>
              <table:table-cell office:value-type="float" office:value="16">
                <text:p>16</text:p>
              </table:table-cell>
              <table:table-cell office:value-type="float" office:value="15.2596453780687">
                <text:p>15.2596453780687</text:p>
              </table:table-cell>
            </table:table-row>
            <table:table-row>
              <table:table-cell office:value-type="float" office:value="1662">
                <text:p>1662</text:p>
              </table:table-cell>
              <table:table-cell office:value-type="float" office:value="17">
                <text:p>17</text:p>
              </table:table-cell>
              <table:table-cell office:value-type="float" office:value="15.8258773583222">
                <text:p>15.8258773583222</text:p>
              </table:table-cell>
            </table:table-row>
            <table:table-row>
              <table:table-cell office:value-type="float" office:value="1683">
                <text:p>1683</text:p>
              </table:table-cell>
              <table:table-cell office:value-type="float" office:value="17">
                <text:p>17</text:p>
              </table:table-cell>
              <table:table-cell office:value-type="float" office:value="16.0003411197791">
                <text:p>16.0003411197791</text:p>
              </table:table-cell>
            </table:table-row>
            <table:table-row>
              <table:table-cell office:value-type="float" office:value="1704">
                <text:p>1704</text:p>
              </table:table-cell>
              <table:table-cell office:value-type="float" office:value="16">
                <text:p>16</text:p>
              </table:table-cell>
              <table:table-cell office:value-type="float" office:value="15.7838756925674">
                <text:p>15.7838756925674</text:p>
              </table:table-cell>
            </table:table-row>
            <table:table-row>
              <table:table-cell office:value-type="float" office:value="1728">
                <text:p>1728</text:p>
              </table:table-cell>
              <table:table-cell office:value-type="float" office:value="17">
                <text:p>17</text:p>
              </table:table-cell>
              <table:table-cell office:value-type="float" office:value="15.0714634218529">
                <text:p>15.0714634218529</text:p>
              </table:table-cell>
            </table:table-row>
            <table:table-row>
              <table:table-cell office:value-type="float" office:value="1749">
                <text:p>1749</text:p>
              </table:table-cell>
              <table:table-cell office:value-type="float" office:value="13">
                <text:p>13</text:p>
              </table:table-cell>
              <table:table-cell office:value-type="float" office:value="14.0637210349292">
                <text:p>14.0637210349292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13">
                <text:p>13</text:p>
              </table:table-cell>
              <table:table-cell office:value-type="float" office:value="12.7274127389361">
                <text:p>12.7274127389361</text:p>
              </table:table-cell>
            </table:table-row>
            <table:table-row>
              <table:table-cell office:value-type="float" office:value="1791">
                <text:p>1791</text:p>
              </table:table-cell>
              <table:table-cell office:value-type="float" office:value="12">
                <text:p>12</text:p>
              </table:table-cell>
              <table:table-cell office:value-type="float" office:value="11.0992570596182">
                <text:p>11.0992570596182</text:p>
              </table:table-cell>
            </table:table-row>
            <table:table-row>
              <table:table-cell office:value-type="float" office:value="1812">
                <text:p>1812</text:p>
              </table:table-cell>
              <table:table-cell office:value-type="float" office:value="9">
                <text:p>9</text:p>
              </table:table-cell>
              <table:table-cell office:value-type="float" office:value="9.2225860206212">
                <text:p>9.2225860206212</text:p>
              </table:table-cell>
            </table:table-row>
            <table:table-row>
              <table:table-cell office:value-type="float" office:value="1833">
                <text:p>1833</text:p>
              </table:table-cell>
              <table:table-cell office:value-type="float" office:value="5">
                <text:p>5</text:p>
              </table:table-cell>
              <table:table-cell office:value-type="float" office:value="7.14620684931916">
                <text:p>7.14620684931916</text:p>
              </table:table-cell>
            </table:table-row>
            <table:table-row>
              <table:table-cell office:value-type="float" office:value="1854">
                <text:p>1854</text:p>
              </table:table-cell>
              <table:table-cell office:value-type="float" office:value="3">
                <text:p>3</text:p>
              </table:table-cell>
              <table:table-cell office:value-type="float" office:value="4.9231454343916">
                <text:p>4.9231454343916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-1">
                <text:p>-1</text:p>
              </table:table-cell>
              <table:table-cell office:value-type="float" office:value="2.60930359053304">
                <text:p>2.60930359053304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-3">
                <text:p>-3</text:p>
              </table:table-cell>
              <table:table-cell office:value-type="float" office:value="-0.0726223774174567">
                <text:p>-0.0726223774174567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-5">
                <text:p>-5</text:p>
              </table:table-cell>
              <table:table-cell office:value-type="float" office:value="-2.38774428191846">
                <text:p>-2.38774428191846</text:p>
              </table:table-cell>
            </table:table-row>
            <table:table-row>
              <table:table-cell office:value-type="float" office:value="1941">
                <text:p>1941</text:p>
              </table:table-cell>
              <table:table-cell office:value-type="float" office:value="-7">
                <text:p>-7</text:p>
              </table:table-cell>
              <table:table-cell office:value-type="float" office:value="-4.61486293997596">
                <text:p>-4.61486293997596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-9">
                <text:p>-9</text:p>
              </table:table-cell>
              <table:table-cell office:value-type="float" office:value="-6.70101929981378">
                <text:p>-6.70101929981378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-10">
                <text:p>-10</text:p>
              </table:table-cell>
              <table:table-cell office:value-type="float" office:value="-8.59736476305766">
                <text:p>-8.5973647630576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-13">
                <text:p>-13</text:p>
              </table:table-cell>
              <table:table-cell office:value-type="float" office:value="-10.2602945103893">
                <text:p>-10.2602945103893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-14">
                <text:p>-14</text:p>
              </table:table-cell>
              <table:table-cell office:value-type="float" office:value="-11.6524387623422">
                <text:p>-11.6524387623422</text:p>
              </table:table-cell>
            </table:table-row>
            <table:table-row>
              <table:table-cell office:value-type="float" office:value="2046">
                <text:p>2046</text:p>
              </table:table-cell>
              <table:table-cell office:value-type="float" office:value="-14">
                <text:p>-14</text:p>
              </table:table-cell>
              <table:table-cell office:value-type="float" office:value="-12.7434897373129">
                <text:p>-12.7434897373129</text:p>
              </table:table-cell>
            </table:table-row>
            <table:table-row>
              <table:table-cell office:value-type="float" office:value="2067">
                <text:p>2067</text:p>
              </table:table-cell>
              <table:table-cell office:value-type="float" office:value="-14">
                <text:p>-14</text:p>
              </table:table-cell>
              <table:table-cell office:value-type="float" office:value="-13.5108463481618">
                <text:p>-13.5108463481618</text:p>
              </table:table-cell>
            </table:table-row>
            <table:table-row>
              <table:table-cell office:value-type="float" office:value="2092">
                <text:p>2092</text:p>
              </table:table-cell>
              <table:table-cell office:value-type="float" office:value="-13">
                <text:p>-13</text:p>
              </table:table-cell>
              <table:table-cell office:value-type="float" office:value="-13.9828389382739">
                <text:p>-13.9828389382739</text:p>
              </table:table-cell>
            </table:table-row>
            <table:table-row>
              <table:table-cell office:value-type="float" office:value="2113">
                <text:p>2113</text:p>
              </table:table-cell>
              <table:table-cell office:value-type="float" office:value="-13">
                <text:p>-13</text:p>
              </table:table-cell>
              <table:table-cell office:value-type="float" office:value="-14.0023281640476">
                <text:p>-14.0023281640476</text:p>
              </table:table-cell>
            </table:table-row>
            <table:table-row>
              <table:table-cell office:value-type="float" office:value="2134">
                <text:p>2134</text:p>
              </table:table-cell>
              <table:table-cell office:value-type="float" office:value="-12">
                <text:p>-12</text:p>
              </table:table-cell>
              <table:table-cell office:value-type="float" office:value="-13.6814307682374">
                <text:p>-13.6814307682374</text:p>
              </table:table-cell>
            </table:table-row>
            <table:table-row>
              <table:table-cell office:value-type="float" office:value="2155">
                <text:p>2155</text:p>
              </table:table-cell>
              <table:table-cell office:value-type="float" office:value="-12">
                <text:p>-12</text:p>
              </table:table-cell>
              <table:table-cell office:value-type="float" office:value="-13.0323528623312">
                <text:p>-13.0323528623312</text:p>
              </table:table-cell>
            </table:table-row>
            <table:table-row>
              <table:table-cell office:value-type="float" office:value="2176">
                <text:p>2176</text:p>
              </table:table-cell>
              <table:table-cell office:value-type="float" office:value="-10">
                <text:p>-10</text:p>
              </table:table-cell>
              <table:table-cell office:value-type="float" office:value="-12.0751142922173">
                <text:p>-12.0751142922173</text:p>
              </table:table-cell>
            </table:table-row>
            <table:table-row>
              <table:table-cell office:value-type="float" office:value="2197">
                <text:p>2197</text:p>
              </table:table-cell>
              <table:table-cell office:value-type="float" office:value="-9">
                <text:p>-9</text:p>
              </table:table-cell>
              <table:table-cell office:value-type="float" office:value="-10.8369610719421">
                <text:p>-10.8369610719421</text:p>
              </table:table-cell>
            </table:table-row>
            <table:table-row>
              <table:table-cell office:value-type="float" office:value="2218">
                <text:p>2218</text:p>
              </table:table-cell>
              <table:table-cell office:value-type="float" office:value="-5">
                <text:p>-5</text:p>
              </table:table-cell>
              <table:table-cell office:value-type="float" office:value="-9.3516098991519">
                <text:p>-9.3516098991519</text:p>
              </table:table-cell>
            </table:table-row>
            <table:table-row>
              <table:table-cell office:value-type="float" office:value="2244">
                <text:p>2244</text:p>
              </table:table-cell>
              <table:table-cell office:value-type="float" office:value="-3">
                <text:p>-3</text:p>
              </table:table-cell>
              <table:table-cell office:value-type="float" office:value="-7.22928106567288">
                <text:p>-7.22928106567288</text:p>
              </table:table-cell>
            </table:table-row>
            <table:table-row>
              <table:table-cell office:value-type="float" office:value="2265">
                <text:p>2265</text:p>
              </table:table-cell>
              <table:table-cell office:value-type="float" office:value="0">
                <text:p>0</text:p>
              </table:table-cell>
              <table:table-cell office:value-type="float" office:value="-5.3397204350501">
                <text:p>-5.3397204350501</text:p>
              </table:table-cell>
            </table:table-row>
            <table:table-row>
              <table:table-cell office:value-type="float" office:value="2286">
                <text:p>2286</text:p>
              </table:table-cell>
              <table:table-cell office:value-type="float" office:value="3">
                <text:p>3</text:p>
              </table:table-cell>
              <table:table-cell office:value-type="float" office:value="-3.34493836978144">
                <text:p>-3.34493836978144</text:p>
              </table:table-cell>
            </table:table-row>
            <table:table-row>
              <table:table-cell office:value-type="float" office:value="2307">
                <text:p>2307</text:p>
              </table:table-cell>
              <table:table-cell office:value-type="float" office:value="5">
                <text:p>5</text:p>
              </table:table-cell>
              <table:table-cell office:value-type="float" office:value="-1.2947541979642">
                <text:p>-1.2947541979642</text:p>
              </table:table-cell>
            </table:table-row>
            <table:table-row>
              <table:table-cell office:value-type="float" office:value="2328">
                <text:p>2328</text:p>
              </table:table-cell>
              <table:table-cell office:value-type="float" office:value="6">
                <text:p>6</text:p>
              </table:table-cell>
              <table:table-cell office:value-type="float" office:value="0.760312580729978">
                <text:p>0.760312580729978</text:p>
              </table:table-cell>
            </table:table-row>
            <table:table-row>
              <table:table-cell office:value-type="float" office:value="2349">
                <text:p>2349</text:p>
              </table:table-cell>
              <table:table-cell office:value-type="float" office:value="9">
                <text:p>9</text:p>
              </table:table-cell>
              <table:table-cell office:value-type="float" office:value="2.77027855047708">
                <text:p>2.77027855047708</text:p>
              </table:table-cell>
            </table:table-row>
            <table:table-row>
              <table:table-cell office:value-type="float" office:value="2375">
                <text:p>2375</text:p>
              </table:table-cell>
              <table:table-cell office:value-type="float" office:value="11">
                <text:p>11</text:p>
              </table:table-cell>
              <table:table-cell office:value-type="float" office:value="5.12442334528445">
                <text:p>5.12442334528445</text:p>
              </table:table-cell>
            </table:table-row>
            <table:table-row>
              <table:table-cell office:value-type="float" office:value="2396">
                <text:p>2396</text:p>
              </table:table-cell>
              <table:table-cell office:value-type="float" office:value="13">
                <text:p>13</text:p>
              </table:table-cell>
              <table:table-cell office:value-type="float" office:value="6.86306906632433">
                <text:p>6.86306906632433</text:p>
              </table:table-cell>
            </table:table-row>
            <table:table-row>
              <table:table-cell office:value-type="float" office:value="2417">
                <text:p>2417</text:p>
              </table:table-cell>
              <table:table-cell office:value-type="float" office:value="14">
                <text:p>14</text:p>
              </table:table-cell>
              <table:table-cell office:value-type="float" office:value="8.41247093287839">
                <text:p>8.41247093287839</text:p>
              </table:table-cell>
            </table:table-row>
            <table:table-row>
              <table:table-cell office:value-type="float" office:value="2438">
                <text:p>2438</text:p>
              </table:table-cell>
              <table:table-cell office:value-type="float" office:value="14">
                <text:p>14</text:p>
              </table:table-cell>
              <table:table-cell office:value-type="float" office:value="9.7374444710081">
                <text:p>9.7374444710081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15">
                <text:p>15</text:p>
              </table:table-cell>
              <table:table-cell office:value-type="float" office:value="10.852982475716">
                <text:p>10.852982475716</text:p>
              </table:table-cell>
            </table:table-row>
            <table:table-row>
              <table:table-cell office:value-type="float" office:value="2485">
                <text:p>2485</text:p>
              </table:table-cell>
              <table:table-cell office:value-type="float" office:value="15">
                <text:p>15</text:p>
              </table:table-cell>
              <table:table-cell office:value-type="float" office:value="11.750160492794">
                <text:p>11.750160492794</text:p>
              </table:table-cell>
            </table:table-row>
            <table:table-row>
              <table:table-cell office:value-type="float" office:value="2506">
                <text:p>2506</text:p>
              </table:table-cell>
              <table:table-cell office:value-type="float" office:value="13">
                <text:p>13</text:p>
              </table:table-cell>
              <table:table-cell office:value-type="float" office:value="12.1817425356865">
                <text:p>12.1817425356865</text:p>
              </table:table-cell>
            </table:table-row>
            <table:table-row>
              <table:table-cell office:value-type="float" office:value="2527">
                <text:p>2527</text:p>
              </table:table-cell>
              <table:table-cell office:value-type="float" office:value="12">
                <text:p>12</text:p>
              </table:table-cell>
              <table:table-cell office:value-type="float" office:value="12.3118218961734">
                <text:p>12.3118218961734</text:p>
              </table:table-cell>
            </table:table-row>
            <table:table-row>
              <table:table-cell office:value-type="float" office:value="2548">
                <text:p>2548</text:p>
              </table:table-cell>
              <table:table-cell office:value-type="float" office:value="13">
                <text:p>13</text:p>
              </table:table-cell>
              <table:table-cell office:value-type="float" office:value="12.1411459946743">
                <text:p>12.1411459946743</text:p>
              </table:table-cell>
            </table:table-row>
            <table:table-row>
              <table:table-cell office:value-type="float" office:value="2569">
                <text:p>2569</text:p>
              </table:table-cell>
              <table:table-cell office:value-type="float" office:value="11">
                <text:p>11</text:p>
              </table:table-cell>
              <table:table-cell office:value-type="float" office:value="11.6777582870441">
                <text:p>11.6777582870441</text:p>
              </table:table-cell>
            </table:table-row>
            <table:table-row>
              <table:table-cell office:value-type="float" office:value="2590">
                <text:p>2590</text:p>
              </table:table-cell>
              <table:table-cell office:value-type="float" office:value="11">
                <text:p>11</text:p>
              </table:table-cell>
              <table:table-cell office:value-type="float" office:value="10.9367083287439">
                <text:p>10.9367083287439</text:p>
              </table:table-cell>
            </table:table-row>
            <table:table-row>
              <table:table-cell office:value-type="float" office:value="2616">
                <text:p>2616</text:p>
              </table:table-cell>
              <table:table-cell office:value-type="float" office:value="10">
                <text:p>10</text:p>
              </table:table-cell>
              <table:table-cell office:value-type="float" office:value="9.66735929249476">
                <text:p>9.66735929249476</text:p>
              </table:table-cell>
            </table:table-row>
            <table:table-row>
              <table:table-cell office:value-type="float" office:value="2637">
                <text:p>2637</text:p>
              </table:table-cell>
              <table:table-cell office:value-type="float" office:value="8">
                <text:p>8</text:p>
              </table:table-cell>
              <table:table-cell office:value-type="float" office:value="8.39196007865326">
                <text:p>8.39196007865326</text:p>
              </table:table-cell>
            </table:table-row>
            <table:table-row>
              <table:table-cell office:value-type="float" office:value="2658">
                <text:p>2658</text:p>
              </table:table-cell>
              <table:table-cell office:value-type="float" office:value="6">
                <text:p>6</text:p>
              </table:table-cell>
              <table:table-cell office:value-type="float" office:value="6.92923771887929">
                <text:p>6.92923771887929</text:p>
              </table:table-cell>
            </table:table-row>
            <table:table-row>
              <table:table-cell office:value-type="float" office:value="2679">
                <text:p>2679</text:p>
              </table:table-cell>
              <table:table-cell office:value-type="float" office:value="3">
                <text:p>3</text:p>
              </table:table-cell>
              <table:table-cell office:value-type="float" office:value="5.31715111206487">
                <text:p>5.3171511120648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">
                <text:p>2</text:p>
              </table:table-cell>
              <table:table-cell office:value-type="float" office:value="3.59679548732625">
                <text:p>3.59679548732625</text:p>
              </table:table-cell>
            </table:table-row>
            <table:table-row>
              <table:table-cell office:value-type="float" office:value="2721">
                <text:p>2721</text:p>
              </table:table-cell>
              <table:table-cell office:value-type="float" office:value="1">
                <text:p>1</text:p>
              </table:table-cell>
              <table:table-cell office:value-type="float" office:value="1.81136350541377">
                <text:p>1.81136350541377</text:p>
              </table:table-cell>
            </table:table-row>
            <table:table-row>
              <table:table-cell office:value-type="float" office:value="2742">
                <text:p>2742</text:p>
              </table:table-cell>
              <table:table-cell office:value-type="float" office:value="-2">
                <text:p>-2</text:p>
              </table:table-cell>
              <table:table-cell office:value-type="float" office:value="0.00506887410134046">
                <text:p>0.00506887410134046</text:p>
              </table:table-cell>
            </table:table-row>
            <table:table-row>
              <table:table-cell office:value-type="float" office:value="2767">
                <text:p>2767</text:p>
              </table:table-cell>
              <table:table-cell office:value-type="float" office:value="-3">
                <text:p>-3</text:p>
              </table:table-cell>
              <table:table-cell office:value-type="float" office:value="-2.11133099355053">
                <text:p>-2.11133099355053</text:p>
              </table:table-cell>
            </table:table-row>
            <table:table-row>
              <table:table-cell office:value-type="float" office:value="2788">
                <text:p>2788</text:p>
              </table:table-cell>
              <table:table-cell office:value-type="float" office:value="-6">
                <text:p>-6</text:p>
              </table:table-cell>
              <table:table-cell office:value-type="float" office:value="-3.8107049886762">
                <text:p>-3.8107049886762</text:p>
              </table:table-cell>
            </table:table-row>
            <table:table-row>
              <table:table-cell office:value-type="float" office:value="2809">
                <text:p>2809</text:p>
              </table:table-cell>
              <table:table-cell office:value-type="float" office:value="-7">
                <text:p>-7</text:p>
              </table:table-cell>
              <table:table-cell office:value-type="float" office:value="-5.39548979632408">
                <text:p>-5.39548979632408</text:p>
              </table:table-cell>
            </table:table-row>
            <table:table-row>
              <table:table-cell office:value-type="float" office:value="2830">
                <text:p>2830</text:p>
              </table:table-cell>
              <table:table-cell office:value-type="float" office:value="-8">
                <text:p>-8</text:p>
              </table:table-cell>
              <table:table-cell office:value-type="float" office:value="-6.82867398757083">
                <text:p>-6.82867398757083</text:p>
              </table:table-cell>
            </table:table-row>
            <table:table-row>
              <table:table-cell office:value-type="float" office:value="2851">
                <text:p>2851</text:p>
              </table:table-cell>
              <table:table-cell office:value-type="float" office:value="-9">
                <text:p>-9</text:p>
              </table:table-cell>
              <table:table-cell office:value-type="float" office:value="-8.07740833771894">
                <text:p>-8.07740833771894</text:p>
              </table:table-cell>
            </table:table-row>
            <table:table-row>
              <table:table-cell office:value-type="float" office:value="2872">
                <text:p>2872</text:p>
              </table:table-cell>
              <table:table-cell office:value-type="float" office:value="-9">
                <text:p>-9</text:p>
              </table:table-cell>
              <table:table-cell office:value-type="float" office:value="-9.11374983651424">
                <text:p>-9.11374983651424</text:p>
              </table:table-cell>
            </table:table-row>
            <table:table-row>
              <table:table-cell office:value-type="float" office:value="2893">
                <text:p>2893</text:p>
              </table:table-cell>
              <table:table-cell office:value-type="float" office:value="-11">
                <text:p>-11</text:p>
              </table:table-cell>
              <table:table-cell office:value-type="float" office:value="-9.91527687855967">
                <text:p>-9.91527687855967</text:p>
              </table:table-cell>
            </table:table-row>
            <table:table-row>
              <table:table-cell office:value-type="float" office:value="2918">
                <text:p>2918</text:p>
              </table:table-cell>
              <table:table-cell office:value-type="float" office:value="-11">
                <text:p>-11</text:p>
              </table:table-cell>
              <table:table-cell office:value-type="float" office:value="-10.5409480686352">
                <text:p>-10.5409480686352</text:p>
              </table:table-cell>
            </table:table-row>
            <table:table-row>
              <table:table-cell office:value-type="float" office:value="2939">
                <text:p>2939</text:p>
              </table:table-cell>
              <table:table-cell office:value-type="float" office:value="-10">
                <text:p>-10</text:p>
              </table:table-cell>
              <table:table-cell office:value-type="float" office:value="-10.7794882228936">
                <text:p>-10.7794882228936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-8">
                <text:p>-8</text:p>
              </table:table-cell>
              <table:table-cell office:value-type="float" office:value="-10.753089859071">
                <text:p>-10.753089859071</text:p>
              </table:table-cell>
            </table:table-row>
            <table:table-row>
              <table:table-cell office:value-type="float" office:value="2981">
                <text:p>2981</text:p>
              </table:table-cell>
              <table:table-cell office:value-type="float" office:value="-6">
                <text:p>-6</text:p>
              </table:table-cell>
              <table:table-cell office:value-type="float" office:value="-10.4658275976067">
                <text:p>-10.4658275976067</text:p>
              </table:table-cell>
            </table:table-row>
            <table:table-row>
              <table:table-cell office:value-type="float" office:value="3002">
                <text:p>3002</text:p>
              </table:table-cell>
              <table:table-cell office:value-type="float" office:value="-5">
                <text:p>-5</text:p>
              </table:table-cell>
              <table:table-cell office:value-type="float" office:value="-9.92805996566029">
                <text:p>-9.92805996566029</text:p>
              </table:table-cell>
            </table:table-row>
            <table:table-row>
              <table:table-cell office:value-type="float" office:value="3023">
                <text:p>3023</text:p>
              </table:table-cell>
              <table:table-cell office:value-type="float" office:value="-5">
                <text:p>-5</text:p>
              </table:table-cell>
              <table:table-cell office:value-type="float" office:value="-9.15609634160809">
                <text:p>-9.15609634160809</text:p>
              </table:table-cell>
            </table:table-row>
            <table:table-row>
              <table:table-cell office:value-type="float" office:value="3044">
                <text:p>3044</text:p>
              </table:table-cell>
              <table:table-cell office:value-type="float" office:value="-2">
                <text:p>-2</text:p>
              </table:table-cell>
              <table:table-cell office:value-type="float" office:value="-8.17172366203016">
                <text:p>-8.17172366203016</text:p>
              </table:table-cell>
            </table:table-row>
            <table:table-row>
              <table:table-cell office:value-type="float" office:value="3069">
                <text:p>3069</text:p>
              </table:table-cell>
              <table:table-cell office:value-type="float" office:value="-2">
                <text:p>-2</text:p>
              </table:table-cell>
              <table:table-cell office:value-type="float" office:value="-6.76015801546417">
                <text:p>-6.76015801546417</text:p>
              </table:table-cell>
            </table:table-row>
            <table:table-row>
              <table:table-cell office:value-type="float" office:value="3090">
                <text:p>3090</text:p>
              </table:table-cell>
              <table:table-cell office:value-type="float" office:value="1">
                <text:p>1</text:p>
              </table:table-cell>
              <table:table-cell office:value-type="float" office:value="-5.40940732119748">
                <text:p>-5.40940732119748</text:p>
              </table:table-cell>
            </table:table-row>
            <table:table-row>
              <table:table-cell office:value-type="float" office:value="3111">
                <text:p>3111</text:p>
              </table:table-cell>
              <table:table-cell office:value-type="float" office:value="3">
                <text:p>3</text:p>
              </table:table-cell>
              <table:table-cell office:value-type="float" office:value="-3.94475990577521">
                <text:p>-3.94475990577521</text:p>
              </table:table-cell>
            </table:table-row>
            <table:table-row>
              <table:table-cell office:value-type="float" office:value="3132">
                <text:p>3132</text:p>
              </table:table-cell>
              <table:table-cell office:value-type="float" office:value="4">
                <text:p>4</text:p>
              </table:table-cell>
              <table:table-cell office:value-type="float" office:value="-2.40326988793563">
                <text:p>-2.40326988793563</text:p>
              </table:table-cell>
            </table:table-row>
            <table:table-row>
              <table:table-cell office:value-type="float" office:value="3153">
                <text:p>3153</text:p>
              </table:table-cell>
              <table:table-cell office:value-type="float" office:value="5">
                <text:p>5</text:p>
              </table:table-cell>
              <table:table-cell office:value-type="float" office:value="-0.823377800377593">
                <text:p>-0.823377800377593</text:p>
              </table:table-cell>
            </table:table-row>
            <table:table-row>
              <table:table-cell office:value-type="float" office:value="3174">
                <text:p>3174</text:p>
              </table:table-cell>
              <table:table-cell office:value-type="float" office:value="6">
                <text:p>6</text:p>
              </table:table-cell>
              <table:table-cell office:value-type="float" office:value="0.756041145551975">
                <text:p>0.756041145551975</text:p>
              </table:table-cell>
            </table:table-row>
            <table:table-row>
              <table:table-cell office:value-type="float" office:value="3195">
                <text:p>3195</text:p>
              </table:table-cell>
              <table:table-cell office:value-type="float" office:value="7">
                <text:p>7</text:p>
              </table:table-cell>
              <table:table-cell office:value-type="float" office:value="2.29662702040228">
                <text:p>2.29662702040228</text:p>
              </table:table-cell>
            </table:table-row>
            <table:table-row>
              <table:table-cell office:value-type="float" office:value="3221">
                <text:p>3221</text:p>
              </table:table-cell>
              <table:table-cell office:value-type="float" office:value="8">
                <text:p>8</text:p>
              </table:table-cell>
              <table:table-cell office:value-type="float" office:value="4.09520022518518">
                <text:p>4.09520022518518</text:p>
              </table:table-cell>
            </table:table-row>
            <table:table-row>
              <table:table-cell office:value-type="float" office:value="3242">
                <text:p>3242</text:p>
              </table:table-cell>
              <table:table-cell office:value-type="float" office:value="9">
                <text:p>9</text:p>
              </table:table-cell>
              <table:table-cell office:value-type="float" office:value="5.41863361578565">
                <text:p>5.41863361578565</text:p>
              </table:table-cell>
            </table:table-row>
            <table:table-row>
              <table:table-cell office:value-type="float" office:value="3263">
                <text:p>3263</text:p>
              </table:table-cell>
              <table:table-cell office:value-type="float" office:value="9">
                <text:p>9</text:p>
              </table:table-cell>
              <table:table-cell office:value-type="float" office:value="6.59329108316139">
                <text:p>6.59329108316139</text:p>
              </table:table-cell>
            </table:table-row>
            <table:table-row>
              <table:table-cell office:value-type="float" office:value="3284">
                <text:p>3284</text:p>
              </table:table-cell>
              <table:table-cell office:value-type="float" office:value="11">
                <text:p>11</text:p>
              </table:table-cell>
              <table:table-cell office:value-type="float" office:value="7.59256673442499">
                <text:p>7.59256673442499</text:p>
              </table:table-cell>
            </table:table-row>
            <table:table-row>
              <table:table-cell office:value-type="float" office:value="3305">
                <text:p>3305</text:p>
              </table:table-cell>
              <table:table-cell office:value-type="float" office:value="13">
                <text:p>13</text:p>
              </table:table-cell>
              <table:table-cell office:value-type="float" office:value="8.39445970935511">
                <text:p>8.39445970935511</text:p>
              </table:table-cell>
            </table:table-row>
            <table:table-row>
              <table:table-cell office:value-type="float" office:value="3326">
                <text:p>3326</text:p>
              </table:table-cell>
              <table:table-cell office:value-type="float" office:value="11">
                <text:p>11</text:p>
              </table:table-cell>
              <table:table-cell office:value-type="float" office:value="8.98204893160841">
                <text:p>8.98204893160841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11">
                <text:p>11</text:p>
              </table:table-cell>
              <table:table-cell office:value-type="float" office:value="9.37667677364411">
                <text:p>9.37667677364411</text:p>
              </table:table-cell>
            </table:table-row>
            <table:table-row>
              <table:table-cell office:value-type="float" office:value="3371">
                <text:p>3371</text:p>
              </table:table-cell>
              <table:table-cell office:value-type="float" office:value="8">
                <text:p>8</text:p>
              </table:table-cell>
              <table:table-cell office:value-type="float" office:value="9.47356384285592">
                <text:p>9.47356384285592</text:p>
              </table:table-cell>
            </table:table-row>
            <table:table-row>
              <table:table-cell office:value-type="float" office:value="3392">
                <text:p>3392</text:p>
              </table:table-cell>
              <table:table-cell office:value-type="float" office:value="7">
                <text:p>7</text:p>
              </table:table-cell>
              <table:table-cell office:value-type="float" office:value="9.33907062991197">
                <text:p>9.33907062991197</text:p>
              </table:table-cell>
            </table:table-row>
            <table:table-row>
              <table:table-cell office:value-type="float" office:value="3413">
                <text:p>3413</text:p>
              </table:table-cell>
              <table:table-cell office:value-type="float" office:value="8">
                <text:p>8</text:p>
              </table:table-cell>
              <table:table-cell office:value-type="float" office:value="8.97946262893893">
                <text:p>8.97946262893893</text:p>
              </table:table-cell>
            </table:table-row>
            <table:table-row>
              <table:table-cell office:value-type="float" office:value="3434">
                <text:p>3434</text:p>
              </table:table-cell>
              <table:table-cell office:value-type="float" office:value="7">
                <text:p>7</text:p>
              </table:table-cell>
              <table:table-cell office:value-type="float" office:value="8.40639245840993">
                <text:p>8.40639245840993</text:p>
              </table:table-cell>
            </table:table-row>
            <table:table-row>
              <table:table-cell office:value-type="float" office:value="3455">
                <text:p>3455</text:p>
              </table:table-cell>
              <table:table-cell office:value-type="float" office:value="6">
                <text:p>6</text:p>
              </table:table-cell>
              <table:table-cell office:value-type="float" office:value="7.63654699205878">
                <text:p>7.63654699205878</text:p>
              </table:table-cell>
            </table:table-row>
            <table:table-row>
              <table:table-cell office:value-type="float" office:value="3476">
                <text:p>3476</text:p>
              </table:table-cell>
              <table:table-cell office:value-type="float" office:value="5">
                <text:p>5</text:p>
              </table:table-cell>
              <table:table-cell office:value-type="float" office:value="6.6911767743137">
                <text:p>6.6911767743137</text:p>
              </table:table-cell>
            </table:table-row>
            <table:table-row>
              <table:table-cell office:value-type="float" office:value="3497">
                <text:p>3497</text:p>
              </table:table-cell>
              <table:table-cell office:value-type="float" office:value="1">
                <text:p>1</text:p>
              </table:table-cell>
              <table:table-cell office:value-type="float" office:value="5.5955206768281">
                <text:p>5.5955206768281</text:p>
              </table:table-cell>
            </table:table-row>
            <table:table-row>
              <table:table-cell office:value-type="float" office:value="3521">
                <text:p>3521</text:p>
              </table:table-cell>
              <table:table-cell office:value-type="float" office:value="0">
                <text:p>0</text:p>
              </table:table-cell>
              <table:table-cell office:value-type="float" office:value="4.19608321620827">
                <text:p>4.19608321620827</text:p>
              </table:table-cell>
            </table:table-row>
            <table:table-row>
              <table:table-cell office:value-type="float" office:value="3543">
                <text:p>3543</text:p>
              </table:table-cell>
              <table:table-cell office:value-type="float" office:value="0">
                <text:p>0</text:p>
              </table:table-cell>
              <table:table-cell office:value-type="float" office:value="2.81348997728885">
                <text:p>2.81348997728885</text:p>
              </table:table-cell>
            </table:table-row>
            <table:table-row>
              <table:table-cell office:value-type="float" office:value="3564">
                <text:p>3564</text:p>
              </table:table-cell>
              <table:table-cell office:value-type="float" office:value="-2">
                <text:p>-2</text:p>
              </table:table-cell>
              <table:table-cell office:value-type="float" office:value="1.44076030165946">
                <text:p>1.44076030165946</text:p>
              </table:table-cell>
            </table:table-row>
            <table:table-row>
              <table:table-cell office:value-type="float" office:value="3585">
                <text:p>3585</text:p>
              </table:table-cell>
              <table:table-cell office:value-type="float" office:value="-2">
                <text:p>-2</text:p>
              </table:table-cell>
              <table:table-cell office:value-type="float" office:value="0.0508221313487451">
                <text:p>0.0508221313487451</text:p>
              </table:table-cell>
            </table:table-row>
            <table:table-row>
              <table:table-cell office:value-type="float" office:value="3606">
                <text:p>3606</text:p>
              </table:table-cell>
              <table:table-cell office:value-type="float" office:value="-1">
                <text:p>-1</text:p>
              </table:table-cell>
              <table:table-cell office:value-type="float" office:value="-1.32233819061911">
                <text:p>-1.32233819061911</text:p>
              </table:table-cell>
            </table:table-row>
            <table:table-row>
              <table:table-cell office:value-type="float" office:value="3627">
                <text:p>3627</text:p>
              </table:table-cell>
              <table:table-cell office:value-type="float" office:value="-5">
                <text:p>-5</text:p>
              </table:table-cell>
              <table:table-cell office:value-type="float" office:value="-2.64558230937562">
                <text:p>-2.64558230937562</text:p>
              </table:table-cell>
            </table:table-row>
            <table:table-row>
              <table:table-cell office:value-type="float" office:value="3648">
                <text:p>3648</text:p>
              </table:table-cell>
              <table:table-cell office:value-type="float" office:value="-6">
                <text:p>-6</text:p>
              </table:table-cell>
              <table:table-cell office:value-type="float" office:value="-3.88741384109732">
                <text:p>-3.88741384109732</text:p>
              </table:table-cell>
            </table:table-row>
            <table:table-row>
              <table:table-cell office:value-type="float" office:value="3673">
                <text:p>3673</text:p>
              </table:table-cell>
              <table:table-cell office:value-type="float" office:value="-6">
                <text:p>-6</text:p>
              </table:table-cell>
              <table:table-cell office:value-type="float" office:value="-5.21946415385577">
                <text:p>-5.21946415385577</text:p>
              </table:table-cell>
            </table:table-row>
            <table:table-row>
              <table:table-cell office:value-type="float" office:value="3694">
                <text:p>3694</text:p>
              </table:table-cell>
              <table:table-cell office:value-type="float" office:value="-8">
                <text:p>-8</text:p>
              </table:table-cell>
              <table:table-cell office:value-type="float" office:value="-6.18552729736459">
                <text:p>-6.18552729736459</text:p>
              </table:table-cell>
            </table:table-row>
            <table:table-row>
              <table:table-cell office:value-type="float" office:value="3715">
                <text:p>3715</text:p>
              </table:table-cell>
              <table:table-cell office:value-type="float" office:value="-8">
                <text:p>-8</text:p>
              </table:table-cell>
              <table:table-cell office:value-type="float" office:value="-6.98881691670937">
                <text:p>-6.98881691670937</text:p>
              </table:table-cell>
            </table:table-row>
            <table:table-row>
              <table:table-cell office:value-type="float" office:value="3736">
                <text:p>3736</text:p>
              </table:table-cell>
              <table:table-cell office:value-type="float" office:value="-6">
                <text:p>-6</text:p>
              </table:table-cell>
              <table:table-cell office:value-type="float" office:value="-7.61192950500438">
                <text:p>-7.61192950500438</text:p>
              </table:table-cell>
            </table:table-row>
            <table:table-row>
              <table:table-cell office:value-type="float" office:value="3757">
                <text:p>3757</text:p>
              </table:table-cell>
              <table:table-cell office:value-type="float" office:value="-7">
                <text:p>-7</text:p>
              </table:table-cell>
              <table:table-cell office:value-type="float" office:value="-8.04206381493252">
                <text:p>-8.04206381493252</text:p>
              </table:table-cell>
            </table:table-row>
            <table:table-row>
              <table:table-cell office:value-type="float" office:value="3778">
                <text:p>3778</text:p>
              </table:table-cell>
              <table:table-cell office:value-type="float" office:value="-5">
                <text:p>-5</text:p>
              </table:table-cell>
              <table:table-cell office:value-type="float" office:value="-8.27127217579451">
                <text:p>-8.27127217579451</text:p>
              </table:table-cell>
            </table:table-row>
            <table:table-row>
              <table:table-cell office:value-type="float" office:value="3799">
                <text:p>3799</text:p>
              </table:table-cell>
              <table:table-cell office:value-type="float" office:value="-3">
                <text:p>-3</text:p>
              </table:table-cell>
              <table:table-cell office:value-type="float" office:value="-8.29659065426479">
                <text:p>-8.29659065426479</text:p>
              </table:table-cell>
            </table:table-row>
            <table:table-row>
              <table:table-cell office:value-type="float" office:value="3820">
                <text:p>3820</text:p>
              </table:table-cell>
              <table:table-cell office:value-type="float" office:value="-4">
                <text:p>-4</text:p>
              </table:table-cell>
              <table:table-cell office:value-type="float" office:value="-8.12004646716585">
                <text:p>-8.12004646716585</text:p>
              </table:table-cell>
            </table:table-row>
            <table:table-row>
              <table:table-cell office:value-type="float" office:value="3846">
                <text:p>3846</text:p>
              </table:table-cell>
              <table:table-cell office:value-type="float" office:value="-1">
                <text:p>-1</text:p>
              </table:table-cell>
              <table:table-cell office:value-type="float" office:value="-7.63253276650626">
                <text:p>-7.63253276650626</text:p>
              </table:table-cell>
            </table:table-row>
            <table:table-row>
              <table:table-cell office:value-type="float" office:value="3868">
                <text:p>3868</text:p>
              </table:table-cell>
              <table:table-cell office:value-type="float" office:value="3">
                <text:p>3</text:p>
              </table:table-cell>
              <table:table-cell office:value-type="float" office:value="-7.00351956161923">
                <text:p>-7.00351956161923</text:p>
              </table:table-cell>
            </table:table-row>
            <table:table-row>
              <table:table-cell office:value-type="float" office:value="3889">
                <text:p>3889</text:p>
              </table:table-cell>
              <table:table-cell office:value-type="float" office:value="3">
                <text:p>3</text:p>
              </table:table-cell>
              <table:table-cell office:value-type="float" office:value="-6.2366523884052">
                <text:p>-6.2366523884052</text:p>
              </table:table-cell>
            </table:table-row>
            <table:table-row>
              <table:table-cell office:value-type="float" office:value="3911">
                <text:p>3911</text:p>
              </table:table-cell>
              <table:table-cell office:value-type="float" office:value="4">
                <text:p>4</text:p>
              </table:table-cell>
              <table:table-cell office:value-type="float" office:value="-5.28183333139283">
                <text:p>-5.28183333139283</text:p>
              </table:table-cell>
            </table:table-row>
            <table:table-row>
              <table:table-cell office:value-type="float" office:value="3936">
                <text:p>3936</text:p>
              </table:table-cell>
              <table:table-cell office:value-type="float" office:value="4">
                <text:p>4</text:p>
              </table:table-cell>
              <table:table-cell office:value-type="float" office:value="-4.04336180459334">
                <text:p>-4.04336180459334</text:p>
              </table:table-cell>
            </table:table-row>
            <table:table-row>
              <table:table-cell office:value-type="float" office:value="3957">
                <text:p>3957</text:p>
              </table:table-cell>
              <table:table-cell office:value-type="float" office:value="4">
                <text:p>4</text:p>
              </table:table-cell>
              <table:table-cell office:value-type="float" office:value="-2.90847529445323">
                <text:p>-2.90847529445323</text:p>
              </table:table-cell>
            </table:table-row>
            <table:table-row>
              <table:table-cell office:value-type="float" office:value="3978">
                <text:p>3978</text:p>
              </table:table-cell>
              <table:table-cell office:value-type="float" office:value="5">
                <text:p>5</text:p>
              </table:table-cell>
              <table:table-cell office:value-type="float" office:value="-1.7176454182305">
                <text:p>-1.7176454182305</text:p>
              </table:table-cell>
            </table:table-row>
            <table:table-row>
              <table:table-cell office:value-type="float" office:value="3999">
                <text:p>3999</text:p>
              </table:table-cell>
              <table:table-cell office:value-type="float" office:value="4">
                <text:p>4</text:p>
              </table:table-cell>
              <table:table-cell office:value-type="float" office:value="-0.500523899551502">
                <text:p>-0.500523899551502</text:p>
              </table:table-cell>
            </table:table-row>
            <table:table-row>
              <table:table-cell office:value-type="float" office:value="4020">
                <text:p>4020</text:p>
              </table:table-cell>
              <table:table-cell office:value-type="float" office:value="6">
                <text:p>6</text:p>
              </table:table-cell>
              <table:table-cell office:value-type="float" office:value="0.712983141460529">
                <text:p>0.712983141460529</text:p>
              </table:table-cell>
            </table:table-row>
            <table:table-row>
              <table:table-cell office:value-type="float" office:value="4041">
                <text:p>4041</text:p>
              </table:table-cell>
              <table:table-cell office:value-type="float" office:value="9">
                <text:p>9</text:p>
              </table:table-cell>
              <table:table-cell office:value-type="float" office:value="1.89344494199063">
                <text:p>1.89344494199063</text:p>
              </table:table-cell>
            </table:table-row>
            <table:table-row>
              <table:table-cell office:value-type="float" office:value="4067">
                <text:p>4067</text:p>
              </table:table-cell>
              <table:table-cell office:value-type="float" office:value="10">
                <text:p>10</text:p>
              </table:table-cell>
              <table:table-cell office:value-type="float" office:value="3.2671004293511">
                <text:p>3.2671004293511</text:p>
              </table:table-cell>
            </table:table-row>
            <table:table-row>
              <table:table-cell office:value-type="float" office:value="4088">
                <text:p>4088</text:p>
              </table:table-cell>
              <table:table-cell office:value-type="float" office:value="10">
                <text:p>10</text:p>
              </table:table-cell>
              <table:table-cell office:value-type="float" office:value="4.27407945390428">
                <text:p>4.27407945390428</text:p>
              </table:table-cell>
            </table:table-row>
            <table:table-row>
              <table:table-cell office:value-type="float" office:value="4109">
                <text:p>4109</text:p>
              </table:table-cell>
              <table:table-cell office:value-type="float" office:value="10">
                <text:p>10</text:p>
              </table:table-cell>
              <table:table-cell office:value-type="float" office:value="5.16418617831735">
                <text:p>5.16418617831735</text:p>
              </table:table-cell>
            </table:table-row>
            <table:table-row>
              <table:table-cell office:value-type="float" office:value="4130">
                <text:p>4130</text:p>
              </table:table-cell>
              <table:table-cell office:value-type="float" office:value="9">
                <text:p>9</text:p>
              </table:table-cell>
              <table:table-cell office:value-type="float" office:value="5.91731336000902">
                <text:p>5.91731336000902</text:p>
              </table:table-cell>
            </table:table-row>
            <table:table-row>
              <table:table-cell office:value-type="float" office:value="4151">
                <text:p>4151</text:p>
              </table:table-cell>
              <table:table-cell office:value-type="float" office:value="8">
                <text:p>8</text:p>
              </table:table-cell>
              <table:table-cell office:value-type="float" office:value="6.51694173301193">
                <text:p>6.51694173301193</text:p>
              </table:table-cell>
            </table:table-row>
            <table:table-row>
              <table:table-cell office:value-type="float" office:value="4172">
                <text:p>4172</text:p>
              </table:table-cell>
              <table:table-cell office:value-type="float" office:value="8">
                <text:p>8</text:p>
              </table:table-cell>
              <table:table-cell office:value-type="float" office:value="6.95049478456233">
                <text:p>6.95049478456233</text:p>
              </table:table-cell>
            </table:table-row>
            <table:table-row>
              <table:table-cell office:value-type="float" office:value="4193">
                <text:p>4193</text:p>
              </table:table-cell>
              <table:table-cell office:value-type="float" office:value="8">
                <text:p>8</text:p>
              </table:table-cell>
              <table:table-cell office:value-type="float" office:value="7.20959315969102">
                <text:p>7.20959315969102</text:p>
              </table:table-cell>
            </table:table-row>
            <table:table-row>
              <table:table-cell office:value-type="float" office:value="4218">
                <text:p>4218</text:p>
              </table:table-cell>
              <table:table-cell office:value-type="float" office:value="6">
                <text:p>6</text:p>
              </table:table-cell>
              <table:table-cell office:value-type="float" office:value="7.28527774631522">
                <text:p>7.28527774631522</text:p>
              </table:table-cell>
            </table:table-row>
            <table:table-row>
              <table:table-cell office:value-type="float" office:value="4239">
                <text:p>4239</text:p>
              </table:table-cell>
              <table:table-cell office:value-type="float" office:value="6">
                <text:p>6</text:p>
              </table:table-cell>
              <table:table-cell office:value-type="float" office:value="7.15422583094859">
                <text:p>7.15422583094859</text:p>
              </table:table-cell>
            </table:table-row>
            <table:table-row>
              <table:table-cell office:value-type="float" office:value="4260">
                <text:p>4260</text:p>
              </table:table-cell>
              <table:table-cell office:value-type="float" office:value="5">
                <text:p>5</text:p>
              </table:table-cell>
              <table:table-cell office:value-type="float" office:value="6.85108714323915">
                <text:p>6.85108714323915</text:p>
              </table:table-cell>
            </table:table-row>
            <table:table-row>
              <table:table-cell office:value-type="float" office:value="4281">
                <text:p>4281</text:p>
              </table:table-cell>
              <table:table-cell office:value-type="float" office:value="3">
                <text:p>3</text:p>
              </table:table-cell>
              <table:table-cell office:value-type="float" office:value="6.38545539479268">
                <text:p>6.38545539479268</text:p>
              </table:table-cell>
            </table:table-row>
            <table:table-row>
              <table:table-cell office:value-type="float" office:value="4302">
                <text:p>4302</text:p>
              </table:table-cell>
              <table:table-cell office:value-type="float" office:value="1">
                <text:p>1</text:p>
              </table:table-cell>
              <table:table-cell office:value-type="float" office:value="5.77074713072543">
                <text:p>5.77074713072543</text:p>
              </table:table-cell>
            </table:table-row>
            <table:table-row>
              <table:table-cell office:value-type="float" office:value="4323">
                <text:p>4323</text:p>
              </table:table-cell>
              <table:table-cell office:value-type="float" office:value="1">
                <text:p>1</text:p>
              </table:table-cell>
              <table:table-cell office:value-type="float" office:value="5.02382628443383">
                <text:p>5.02382628443383</text:p>
              </table:table-cell>
            </table:table-row>
            <table:table-row>
              <table:table-cell office:value-type="float" office:value="4344">
                <text:p>4344</text:p>
              </table:table-cell>
              <table:table-cell office:value-type="float" office:value="-1">
                <text:p>-1</text:p>
              </table:table-cell>
              <table:table-cell office:value-type="float" office:value="4.16454985643444">
                <text:p>4.16454985643444</text:p>
              </table:table-cell>
            </table:table-row>
            <table:table-row>
              <table:table-cell office:value-type="float" office:value="4369">
                <text:p>4369</text:p>
              </table:table-cell>
              <table:table-cell office:value-type="float" office:value="-3">
                <text:p>-3</text:p>
              </table:table-cell>
              <table:table-cell office:value-type="float" office:value="3.0262002767722">
                <text:p>3.0262002767722</text:p>
              </table:table-cell>
            </table:table-row>
            <table:table-row>
              <table:table-cell office:value-type="float" office:value="4390">
                <text:p>4390</text:p>
              </table:table-cell>
              <table:table-cell office:value-type="float" office:value="-3">
                <text:p>-3</text:p>
              </table:table-cell>
              <table:table-cell office:value-type="float" office:value="2.00142725217025">
                <text:p>2.00142725217025</text:p>
              </table:table-cell>
            </table:table-row>
            <table:table-row>
              <table:table-cell office:value-type="float" office:value="4411">
                <text:p>4411</text:p>
              </table:table-cell>
              <table:table-cell office:value-type="float" office:value="-5">
                <text:p>-5</text:p>
              </table:table-cell>
              <table:table-cell office:value-type="float" office:value="0.941317218178171">
                <text:p>0.941317218178171</text:p>
              </table:table-cell>
            </table:table-row>
            <table:table-row>
              <table:table-cell office:value-type="float" office:value="4432">
                <text:p>4432</text:p>
              </table:table-cell>
              <table:table-cell office:value-type="float" office:value="-5">
                <text:p>-5</text:p>
              </table:table-cell>
              <table:table-cell office:value-type="float" office:value="-0.127920490322131">
                <text:p>-0.127920490322131</text:p>
              </table:table-cell>
            </table:table-row>
            <table:table-row>
              <table:table-cell office:value-type="float" office:value="4453">
                <text:p>4453</text:p>
              </table:table-cell>
              <table:table-cell office:value-type="float" office:value="-5">
                <text:p>-5</text:p>
              </table:table-cell>
              <table:table-cell office:value-type="float" office:value="-1.18019446584969">
                <text:p>-1.18019446584969</text:p>
              </table:table-cell>
            </table:table-row>
            <table:table-row>
              <table:table-cell office:value-type="float" office:value="4474">
                <text:p>4474</text:p>
              </table:table-cell>
              <table:table-cell office:value-type="float" office:value="-2">
                <text:p>-2</text:p>
              </table:table-cell>
              <table:table-cell office:value-type="float" office:value="-2.19016349299907">
                <text:p>-2.19016349299907</text:p>
              </table:table-cell>
            </table:table-row>
            <table:table-row>
              <table:table-cell office:value-type="float" office:value="4498">
                <text:p>4498</text:p>
              </table:table-cell>
              <table:table-cell office:value-type="float" office:value="-3">
                <text:p>-3</text:p>
              </table:table-cell>
              <table:table-cell office:value-type="float" office:value="-3.26192752795232">
                <text:p>-3.26192752795232</text:p>
              </table:table-cell>
            </table:table-row>
            <table:table-row>
              <table:table-cell office:value-type="float" office:value="4520">
                <text:p>4520</text:p>
              </table:table-cell>
              <table:table-cell office:value-type="float" office:value="-2">
                <text:p>-2</text:p>
              </table:table-cell>
              <table:table-cell office:value-type="float" office:value="-4.14039764609664">
                <text:p>-4.14039764609664</text:p>
              </table:table-cell>
            </table:table-row>
            <table:table-row>
              <table:table-cell office:value-type="float" office:value="4541">
                <text:p>4541</text:p>
              </table:table-cell>
              <table:table-cell office:value-type="float" office:value="-2">
                <text:p>-2</text:p>
              </table:table-cell>
              <table:table-cell office:value-type="float" office:value="-4.86517314085961">
                <text:p>-4.86517314085961</text:p>
              </table:table-cell>
            </table:table-row>
            <table:table-row>
              <table:table-cell office:value-type="float" office:value="4562">
                <text:p>4562</text:p>
              </table:table-cell>
              <table:table-cell office:value-type="float" office:value="-4">
                <text:p>-4</text:p>
              </table:table-cell>
              <table:table-cell office:value-type="float" office:value="-5.46237504138687">
                <text:p>-5.46237504138687</text:p>
              </table:table-cell>
            </table:table-row>
            <table:table-row>
              <table:table-cell office:value-type="float" office:value="4583">
                <text:p>4583</text:p>
              </table:table-cell>
              <table:table-cell office:value-type="float" office:value="-2">
                <text:p>-2</text:p>
              </table:table-cell>
              <table:table-cell office:value-type="float" office:value="-5.91914980888952">
                <text:p>-5.91914980888952</text:p>
              </table:table-cell>
            </table:table-row>
            <table:table-row>
              <table:table-cell office:value-type="float" office:value="4604">
                <text:p>4604</text:p>
              </table:table-cell>
              <table:table-cell office:value-type="float" office:value="0">
                <text:p>0</text:p>
              </table:table-cell>
              <table:table-cell office:value-type="float" office:value="-6.22622162582286">
                <text:p>-6.22622162582286</text:p>
              </table:table-cell>
            </table:table-row>
            <table:table-row>
              <table:table-cell office:value-type="float" office:value="4625">
                <text:p>4625</text:p>
              </table:table-cell>
              <table:table-cell office:value-type="float" office:value="-1">
                <text:p>-1</text:p>
              </table:table-cell>
              <table:table-cell office:value-type="float" office:value="-6.37807135295802">
                <text:p>-6.37807135295802</text:p>
              </table:table-cell>
            </table:table-row>
            <table:table-row>
              <table:table-cell office:value-type="float" office:value="4646">
                <text:p>4646</text:p>
              </table:table-cell>
              <table:table-cell office:value-type="float" office:value="1">
                <text:p>1</text:p>
              </table:table-cell>
              <table:table-cell office:value-type="float" office:value="-6.37302191291328">
                <text:p>-6.37302191291328</text:p>
              </table:table-cell>
            </table:table-row>
            <table:table-row>
              <table:table-cell office:value-type="float" office:value="4671">
                <text:p>4671</text:p>
              </table:table-cell>
              <table:table-cell office:value-type="float" office:value="0">
                <text:p>0</text:p>
              </table:table-cell>
              <table:table-cell office:value-type="float" office:value="-6.16567455717007">
                <text:p>-6.16567455717007</text:p>
              </table:table-cell>
            </table:table-row>
            <table:table-row>
              <table:table-cell office:value-type="float" office:value="4692">
                <text:p>4692</text:p>
              </table:table-cell>
              <table:table-cell office:value-type="float" office:value="0">
                <text:p>0</text:p>
              </table:table-cell>
              <table:table-cell office:value-type="float" office:value="-5.82963655757838">
                <text:p>-5.82963655757838</text:p>
              </table:table-cell>
            </table:table-row>
            <table:table-row>
              <table:table-cell office:value-type="float" office:value="4713">
                <text:p>4713</text:p>
              </table:table-cell>
              <table:table-cell office:value-type="float" office:value="3">
                <text:p>3</text:p>
              </table:table-cell>
              <table:table-cell office:value-type="float" office:value="-5.35634415537069">
                <text:p>-5.35634415537069</text:p>
              </table:table-cell>
            </table:table-row>
            <table:table-row>
              <table:table-cell office:value-type="float" office:value="4734">
                <text:p>4734</text:p>
              </table:table-cell>
              <table:table-cell office:value-type="float" office:value="3">
                <text:p>3</text:p>
              </table:table-cell>
              <table:table-cell office:value-type="float" office:value="-4.75907291161466">
                <text:p>-4.75907291161466</text:p>
              </table:table-cell>
            </table:table-row>
            <table:table-row>
              <table:table-cell office:value-type="float" office:value="4755">
                <text:p>4755</text:p>
              </table:table-cell>
              <table:table-cell office:value-type="float" office:value="4">
                <text:p>4</text:p>
              </table:table-cell>
              <table:table-cell office:value-type="float" office:value="-4.05393794880497">
                <text:p>-4.05393794880497</text:p>
              </table:table-cell>
            </table:table-row>
            <table:table-row>
              <table:table-cell office:value-type="float" office:value="4776">
                <text:p>4776</text:p>
              </table:table-cell>
              <table:table-cell office:value-type="float" office:value="4">
                <text:p>4</text:p>
              </table:table-cell>
              <table:table-cell office:value-type="float" office:value="-3.25946569615996">
                <text:p>-3.25946569615996</text:p>
              </table:table-cell>
            </table:table-row>
            <table:table-row>
              <table:table-cell office:value-type="float" office:value="4797">
                <text:p>4797</text:p>
              </table:table-cell>
              <table:table-cell office:value-type="float" office:value="4">
                <text:p>4</text:p>
              </table:table-cell>
              <table:table-cell office:value-type="float" office:value="-2.39611261106864">
                <text:p>-2.39611261106864</text:p>
              </table:table-cell>
            </table:table-row>
            <table:table-row>
              <table:table-cell office:value-type="float" office:value="4822">
                <text:p>4822</text:p>
              </table:table-cell>
              <table:table-cell office:value-type="float" office:value="5">
                <text:p>5</text:p>
              </table:table-cell>
              <table:table-cell office:value-type="float" office:value="-1.30888167544635">
                <text:p>-1.30888167544635</text:p>
              </table:table-cell>
            </table:table-row>
            <table:table-row>
              <table:table-cell office:value-type="float" office:value="4843">
                <text:p>4843</text:p>
              </table:table-cell>
              <table:table-cell office:value-type="float" office:value="4">
                <text:p>4</text:p>
              </table:table-cell>
              <table:table-cell office:value-type="float" office:value="-0.37220240386824">
                <text:p>-0.37220240386824</text:p>
              </table:table-cell>
            </table:table-row>
            <table:table-row>
              <table:table-cell office:value-type="float" office:value="4864">
                <text:p>4864</text:p>
              </table:table-cell>
              <table:table-cell office:value-type="float" office:value="5">
                <text:p>5</text:p>
              </table:table-cell>
              <table:table-cell office:value-type="float" office:value="0.561379586398444">
                <text:p>0.561379586398444</text:p>
              </table:table-cell>
            </table:table-row>
            <table:table-row>
              <table:table-cell office:value-type="float" office:value="4885">
                <text:p>4885</text:p>
              </table:table-cell>
              <table:table-cell office:value-type="float" office:value="6">
                <text:p>6</text:p>
              </table:table-cell>
              <table:table-cell office:value-type="float" office:value="1.46922655960119">
                <text:p>1.46922655960119</text:p>
              </table:table-cell>
            </table:table-row>
            <table:table-row>
              <table:table-cell office:value-type="float" office:value="4906">
                <text:p>4906</text:p>
              </table:table-cell>
              <table:table-cell office:value-type="float" office:value="6">
                <text:p>6</text:p>
              </table:table-cell>
              <table:table-cell office:value-type="float" office:value="2.32961928095923">
                <text:p>2.32961928095923</text:p>
              </table:table-cell>
            </table:table-row>
            <table:table-row>
              <table:table-cell office:value-type="float" office:value="4927">
                <text:p>4927</text:p>
              </table:table-cell>
              <table:table-cell office:value-type="float" office:value="5">
                <text:p>5</text:p>
              </table:table-cell>
              <table:table-cell office:value-type="float" office:value="3.12227270106347">
                <text:p>3.12227270106347</text:p>
              </table:table-cell>
            </table:table-row>
            <table:table-row>
              <table:table-cell office:value-type="float" office:value="4948">
                <text:p>4948</text:p>
              </table:table-cell>
              <table:table-cell office:value-type="float" office:value="4">
                <text:p>4</text:p>
              </table:table-cell>
              <table:table-cell office:value-type="float" office:value="3.82881011930312">
                <text:p>3.82881011930312</text:p>
              </table:table-cell>
            </table:table-row>
            <table:table-row>
              <table:table-cell office:value-type="float" office:value="4974">
                <text:p>4974</text:p>
              </table:table-cell>
              <table:table-cell office:value-type="float" office:value="5">
                <text:p>5</text:p>
              </table:table-cell>
              <table:table-cell office:value-type="float" office:value="4.56049630618303">
                <text:p>4.56049630618303</text:p>
              </table:table-cell>
            </table:table-row>
            <table:table-row>
              <table:table-cell office:value-type="float" office:value="4995">
                <text:p>4995</text:p>
              </table:table-cell>
              <table:table-cell office:value-type="float" office:value="6">
                <text:p>6</text:p>
              </table:table-cell>
              <table:table-cell office:value-type="float" office:value="5.02020036532648">
                <text:p>5.02020036532648</text:p>
              </table:table-cell>
            </table:table-row>
            <table:table-row>
              <table:table-cell office:value-type="float" office:value="5016">
                <text:p>5016</text:p>
              </table:table-cell>
              <table:table-cell office:value-type="float" office:value="6">
                <text:p>6</text:p>
              </table:table-cell>
              <table:table-cell office:value-type="float" office:value="5.35200011879143">
                <text:p>5.35200011879143</text:p>
              </table:table-cell>
            </table:table-row>
            <table:table-row>
              <table:table-cell office:value-type="float" office:value="5037">
                <text:p>5037</text:p>
              </table:table-cell>
              <table:table-cell office:value-type="float" office:value="6">
                <text:p>6</text:p>
              </table:table-cell>
              <table:table-cell office:value-type="float" office:value="5.54949326350536">
                <text:p>5.54949326350536</text:p>
              </table:table-cell>
            </table:table-row>
            <table:table-row>
              <table:table-cell office:value-type="float" office:value="5058">
                <text:p>5058</text:p>
              </table:table-cell>
              <table:table-cell office:value-type="float" office:value="4">
                <text:p>4</text:p>
              </table:table-cell>
              <table:table-cell office:value-type="float" office:value="5.6096229400877">
                <text:p>5.6096229400877</text:p>
              </table:table-cell>
            </table:table-row>
            <table:table-row>
              <table:table-cell office:value-type="float" office:value="5079">
                <text:p>5079</text:p>
              </table:table-cell>
              <table:table-cell office:value-type="float" office:value="2">
                <text:p>2</text:p>
              </table:table-cell>
              <table:table-cell office:value-type="float" office:value="5.53270863376548">
                <text:p>5.53270863376548</text:p>
              </table:table-cell>
            </table:table-row>
            <table:table-row>
              <table:table-cell office:value-type="float" office:value="5105">
                <text:p>5105</text:p>
              </table:table-cell>
              <table:table-cell office:value-type="float" office:value="2">
                <text:p>2</text:p>
              </table:table-cell>
              <table:table-cell office:value-type="float" office:value="5.25334531556546">
                <text:p>5.25334531556546</text:p>
              </table:table-cell>
            </table:table-row>
            <table:table-row>
              <table:table-cell office:value-type="float" office:value="5126">
                <text:p>5126</text:p>
              </table:table-cell>
              <table:table-cell office:value-type="float" office:value="1">
                <text:p>1</text:p>
              </table:table-cell>
              <table:table-cell office:value-type="float" office:value="4.88767679392106">
                <text:p>4.88767679392106</text:p>
              </table:table-cell>
            </table:table-row>
            <table:table-row>
              <table:table-cell office:value-type="float" office:value="5148">
                <text:p>5148</text:p>
              </table:table-cell>
              <table:table-cell office:value-type="float" office:value="2">
                <text:p>2</text:p>
              </table:table-cell>
              <table:table-cell office:value-type="float" office:value="4.38254880416606">
                <text:p>4.38254880416606</text:p>
              </table:table-cell>
            </table:table-row>
            <table:table-row>
              <table:table-cell office:value-type="float" office:value="5169">
                <text:p>5169</text:p>
              </table:table-cell>
              <table:table-cell office:value-type="float" office:value="2">
                <text:p>2</text:p>
              </table:table-cell>
              <table:table-cell office:value-type="float" office:value="3.79759586709767">
                <text:p>3.79759586709767</text:p>
              </table:table-cell>
            </table:table-row>
            <table:table-row>
              <table:table-cell office:value-type="float" office:value="5194">
                <text:p>5194</text:p>
              </table:table-cell>
              <table:table-cell office:value-type="float" office:value="0">
                <text:p>0</text:p>
              </table:table-cell>
              <table:table-cell office:value-type="float" office:value="2.99223966952202">
                <text:p>2.99223966952202</text:p>
              </table:table-cell>
            </table:table-row>
            <table:table-row>
              <table:table-cell office:value-type="float" office:value="5215">
                <text:p>5215</text:p>
              </table:table-cell>
              <table:table-cell office:value-type="float" office:value="-1">
                <text:p>-1</text:p>
              </table:table-cell>
              <table:table-cell office:value-type="float" office:value="2.2445873255506">
                <text:p>2.2445873255506</text:p>
              </table:table-cell>
            </table:table-row>
            <table:table-row>
              <table:table-cell office:value-type="float" office:value="5236">
                <text:p>5236</text:p>
              </table:table-cell>
              <table:table-cell office:value-type="float" office:value="-1">
                <text:p>-1</text:p>
              </table:table-cell>
              <table:table-cell office:value-type="float" office:value="1.45210006864833">
                <text:p>1.45210006864833</text:p>
              </table:table-cell>
            </table:table-row>
            <table:table-row>
              <table:table-cell office:value-type="float" office:value="5257">
                <text:p>5257</text:p>
              </table:table-cell>
              <table:table-cell office:value-type="float" office:value="-4">
                <text:p>-4</text:p>
              </table:table-cell>
              <table:table-cell office:value-type="float" office:value="0.634609426343667">
                <text:p>0.634609426343667</text:p>
              </table:table-cell>
            </table:table-row>
            <table:table-row>
              <table:table-cell office:value-type="float" office:value="5278">
                <text:p>5278</text:p>
              </table:table-cell>
              <table:table-cell office:value-type="float" office:value="-3">
                <text:p>-3</text:p>
              </table:table-cell>
              <table:table-cell office:value-type="float" office:value="-0.187702709570825">
                <text:p>-0.187702709570825</text:p>
              </table:table-cell>
            </table:table-row>
            <table:table-row>
              <table:table-cell office:value-type="float" office:value="5299">
                <text:p>5299</text:p>
              </table:table-cell>
              <table:table-cell office:value-type="float" office:value="-2">
                <text:p>-2</text:p>
              </table:table-cell>
              <table:table-cell office:value-type="float" office:value="-0.994798866838106">
                <text:p>-0.994798866838106</text:p>
              </table:table-cell>
            </table:table-row>
            <table:table-row>
              <table:table-cell office:value-type="float" office:value="5324">
                <text:p>5324</text:p>
              </table:table-cell>
              <table:table-cell office:value-type="float" office:value="-2">
                <text:p>-2</text:p>
              </table:table-cell>
              <table:table-cell office:value-type="float" office:value="-1.90894345302492">
                <text:p>-1.90894345302492</text:p>
              </table:table-cell>
            </table:table-row>
            <table:table-row>
              <table:table-cell office:value-type="float" office:value="5345">
                <text:p>5345</text:p>
              </table:table-cell>
              <table:table-cell office:value-type="float" office:value="-3">
                <text:p>-3</text:p>
              </table:table-cell>
              <table:table-cell office:value-type="float" office:value="-2.61643461201059">
                <text:p>-2.61643461201059</text:p>
              </table:table-cell>
            </table:table-row>
            <table:table-row>
              <table:table-cell office:value-type="float" office:value="5366">
                <text:p>5366</text:p>
              </table:table-cell>
              <table:table-cell office:value-type="float" office:value="-2">
                <text:p>-2</text:p>
              </table:table-cell>
              <table:table-cell office:value-type="float" office:value="-3.25120083709023">
                <text:p>-3.25120083709023</text:p>
              </table:table-cell>
            </table:table-row>
            <table:table-row>
              <table:table-cell office:value-type="float" office:value="5387">
                <text:p>5387</text:p>
              </table:table-cell>
              <table:table-cell office:value-type="float" office:value="-1">
                <text:p>-1</text:p>
              </table:table-cell>
              <table:table-cell office:value-type="float" office:value="-3.79876531446037">
                <text:p>-3.79876531446037</text:p>
              </table:table-cell>
            </table:table-row>
            <table:table-row>
              <table:table-cell office:value-type="float" office:value="5408">
                <text:p>5408</text:p>
              </table:table-cell>
              <table:table-cell office:value-type="float" office:value="-3">
                <text:p>-3</text:p>
              </table:table-cell>
              <table:table-cell office:value-type="float" office:value="-4.24695707662688">
                <text:p>-4.24695707662688</text:p>
              </table:table-cell>
            </table:table-row>
            <table:table-row>
              <table:table-cell office:value-type="float" office:value="5429">
                <text:p>5429</text:p>
              </table:table-cell>
              <table:table-cell office:value-type="float" office:value="-2">
                <text:p>-2</text:p>
              </table:table-cell>
              <table:table-cell office:value-type="float" office:value="-4.58617676867429">
                <text:p>-4.58617676867429</text:p>
              </table:table-cell>
            </table:table-row>
            <table:table-row>
              <table:table-cell office:value-type="float" office:value="5450">
                <text:p>5450</text:p>
              </table:table-cell>
              <table:table-cell office:value-type="float" office:value="-1">
                <text:p>-1</text:p>
              </table:table-cell>
              <table:table-cell office:value-type="float" office:value="-4.80959650275176">
                <text:p>-4.80959650275176</text:p>
              </table:table-cell>
            </table:table-row>
            <table:table-row>
              <table:table-cell office:value-type="float" office:value="5476">
                <text:p>5476</text:p>
              </table:table-cell>
              <table:table-cell office:value-type="float" office:value="0">
                <text:p>0</text:p>
              </table:table-cell>
              <table:table-cell office:value-type="float" office:value="-4.9201634990249">
                <text:p>-4.9201634990249</text:p>
              </table:table-cell>
            </table:table-row>
            <table:table-row>
              <table:table-cell office:value-type="float" office:value="5497">
                <text:p>5497</text:p>
              </table:table-cell>
              <table:table-cell office:value-type="float" office:value="0">
                <text:p>0</text:p>
              </table:table-cell>
              <table:table-cell office:value-type="float" office:value="-4.87460894238181">
                <text:p>-4.87460894238181</text:p>
              </table:table-cell>
            </table:table-row>
            <table:table-row>
              <table:table-cell office:value-type="float" office:value="5518">
                <text:p>5518</text:p>
              </table:table-cell>
              <table:table-cell office:value-type="float" office:value="0">
                <text:p>0</text:p>
              </table:table-cell>
              <table:table-cell office:value-type="float" office:value="-4.71123438694034">
                <text:p>-4.71123438694034</text:p>
              </table:table-cell>
            </table:table-row>
            <table:table-row>
              <table:table-cell office:value-type="float" office:value="5539">
                <text:p>5539</text:p>
              </table:table-cell>
              <table:table-cell office:value-type="float" office:value="-1">
                <text:p>-1</text:p>
              </table:table-cell>
              <table:table-cell office:value-type="float" office:value="-4.43553524892441">
                <text:p>-4.43553524892441</text:p>
              </table:table-cell>
            </table:table-row>
            <table:table-row>
              <table:table-cell office:value-type="float" office:value="5560">
                <text:p>5560</text:p>
              </table:table-cell>
              <table:table-cell office:value-type="float" office:value="1">
                <text:p>1</text:p>
              </table:table-cell>
              <table:table-cell office:value-type="float" office:value="-4.05566423332692">
                <text:p>-4.05566423332692</text:p>
              </table:table-cell>
            </table:table-row>
            <table:table-row>
              <table:table-cell office:value-type="float" office:value="5586">
                <text:p>5586</text:p>
              </table:table-cell>
              <table:table-cell office:value-type="float" office:value="1">
                <text:p>1</text:p>
              </table:table-cell>
              <table:table-cell office:value-type="float" office:value="-3.45703158560886">
                <text:p>-3.45703158560886</text:p>
              </table:table-cell>
            </table:table-row>
            <table:table-row>
              <table:table-cell office:value-type="float" office:value="5607">
                <text:p>5607</text:p>
              </table:table-cell>
              <table:table-cell office:value-type="float" office:value="-1">
                <text:p>-1</text:p>
              </table:table-cell>
              <table:table-cell office:value-type="float" office:value="-2.88550806055641">
                <text:p>-2.88550806055641</text:p>
              </table:table-cell>
            </table:table-row>
            <table:table-row>
              <table:table-cell office:value-type="float" office:value="5628">
                <text:p>5628</text:p>
              </table:table-cell>
              <table:table-cell office:value-type="float" office:value="0">
                <text:p>0</text:p>
              </table:table-cell>
              <table:table-cell office:value-type="float" office:value="-2.25129838132398">
                <text:p>-2.25129838132398</text:p>
              </table:table-cell>
            </table:table-row>
            <table:table-row>
              <table:table-cell office:value-type="float" office:value="5649">
                <text:p>5649</text:p>
              </table:table-cell>
              <table:table-cell office:value-type="float" office:value="1">
                <text:p>1</text:p>
              </table:table-cell>
              <table:table-cell office:value-type="float" office:value="-1.57062065163686">
                <text:p>-1.57062065163686</text:p>
              </table:table-cell>
            </table:table-row>
            <table:table-row>
              <table:table-cell office:value-type="float" office:value="5670">
                <text:p>5670</text:p>
              </table:table-cell>
              <table:table-cell office:value-type="float" office:value="1">
                <text:p>1</text:p>
              </table:table-cell>
              <table:table-cell office:value-type="float" office:value="-0.860611569843587">
                <text:p>-0.860611569843587</text:p>
              </table:table-cell>
            </table:table-row>
            <table:table-row>
              <table:table-cell office:value-type="float" office:value="5691">
                <text:p>5691</text:p>
              </table:table-cell>
              <table:table-cell office:value-type="float" office:value="2">
                <text:p>2</text:p>
              </table:table-cell>
              <table:table-cell office:value-type="float" office:value="-0.138898252905416">
                <text:p>-0.138898252905416</text:p>
              </table:table-cell>
            </table:table-row>
            <table:table-row>
              <table:table-cell office:value-type="float" office:value="5716">
                <text:p>5716</text:p>
              </table:table-cell>
              <table:table-cell office:value-type="float" office:value="1">
                <text:p>1</text:p>
              </table:table-cell>
              <table:table-cell office:value-type="float" office:value="0.711045165800968">
                <text:p>0.711045165800968</text:p>
              </table:table-cell>
            </table:table-row>
            <table:table-row>
              <table:table-cell office:value-type="float" office:value="5737">
                <text:p>5737</text:p>
              </table:table-cell>
              <table:table-cell office:value-type="float" office:value="2">
                <text:p>2</text:p>
              </table:table-cell>
              <table:table-cell office:value-type="float" office:value="1.39715290548159">
                <text:p>1.39715290548159</text:p>
              </table:table-cell>
            </table:table-row>
            <table:table-row>
              <table:table-cell office:value-type="float" office:value="5758">
                <text:p>5758</text:p>
              </table:table-cell>
              <table:table-cell office:value-type="float" office:value="2">
                <text:p>2</text:p>
              </table:table-cell>
              <table:table-cell office:value-type="float" office:value="2.04043069876963">
                <text:p>2.04043069876963</text:p>
              </table:table-cell>
            </table:table-row>
            <table:table-row>
              <table:table-cell office:value-type="float" office:value="5779">
                <text:p>5779</text:p>
              </table:table-cell>
              <table:table-cell office:value-type="float" office:value="1">
                <text:p>1</text:p>
              </table:table-cell>
              <table:table-cell office:value-type="float" office:value="2.62580756236984">
                <text:p>2.62580756236984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">
                <text:p>1</text:p>
              </table:table-cell>
              <table:table-cell office:value-type="float" office:value="3.13981430570809">
                <text:p>3.13981430570809</text:p>
              </table:table-cell>
            </table:table-row>
            <table:table-row>
              <table:table-cell office:value-type="float" office:value="5821">
                <text:p>5821</text:p>
              </table:table-cell>
              <table:table-cell office:value-type="float" office:value="1">
                <text:p>1</text:p>
              </table:table-cell>
              <table:table-cell office:value-type="float" office:value="3.57088995658013">
                <text:p>3.57088995658013</text:p>
              </table:table-cell>
            </table:table-row>
            <table:table-row>
              <table:table-cell office:value-type="float" office:value="5842">
                <text:p>5842</text:p>
              </table:table-cell>
              <table:table-cell office:value-type="float" office:value="0">
                <text:p>0</text:p>
              </table:table-cell>
              <table:table-cell office:value-type="float" office:value="3.90963786278211">
                <text:p>3.90963786278211</text:p>
              </table:table-cell>
            </table:table-row>
            <table:table-row>
              <table:table-cell office:value-type="float" office:value="5868">
                <text:p>5868</text:p>
              </table:table-cell>
              <table:table-cell office:value-type="float" office:value="0">
                <text:p>0</text:p>
              </table:table-cell>
              <table:table-cell office:value-type="float" office:value="4.19082657735042">
                <text:p>4.19082657735042</text:p>
              </table:table-cell>
            </table:table-row>
            <table:table-row>
              <table:table-cell office:value-type="float" office:value="5889">
                <text:p>5889</text:p>
              </table:table-cell>
              <table:table-cell office:value-type="float" office:value="0">
                <text:p>0</text:p>
              </table:table-cell>
              <table:table-cell office:value-type="float" office:value="4.30120813474831">
                <text:p>4.30120813474831</text:p>
              </table:table-cell>
            </table:table-row>
            <table:table-row>
              <table:table-cell office:value-type="float" office:value="5910">
                <text:p>5910</text:p>
              </table:table-cell>
              <table:table-cell office:value-type="float" office:value="1">
                <text:p>1</text:p>
              </table:table-cell>
              <table:table-cell office:value-type="float" office:value="4.30567752041333">
                <text:p>4.30567752041333</text:p>
              </table:table-cell>
            </table:table-row>
            <table:table-row>
              <table:table-cell office:value-type="float" office:value="5931">
                <text:p>5931</text:p>
              </table:table-cell>
              <table:table-cell office:value-type="float" office:value="1">
                <text:p>1</text:p>
              </table:table-cell>
              <table:table-cell office:value-type="float" office:value="4.20549869637326">
                <text:p>4.20549869637326</text:p>
              </table:table-cell>
            </table:table-row>
            <table:table-row>
              <table:table-cell office:value-type="float" office:value="5952">
                <text:p>5952</text:p>
              </table:table-cell>
              <table:table-cell office:value-type="float" office:value="0">
                <text:p>0</text:p>
              </table:table-cell>
              <table:table-cell office:value-type="float" office:value="4.00446128067079">
                <text:p>4.00446128067079</text:p>
              </table:table-cell>
            </table:table-row>
            <table:table-row>
              <table:table-cell office:value-type="float" office:value="5977">
                <text:p>5977</text:p>
              </table:table-cell>
              <table:table-cell office:value-type="float" office:value="-1">
                <text:p>-1</text:p>
              </table:table-cell>
              <table:table-cell office:value-type="float" office:value="3.64235891664964">
                <text:p>3.64235891664964</text:p>
              </table:table-cell>
            </table:table-row>
            <table:table-row>
              <table:table-cell office:value-type="float" office:value="5998">
                <text:p>5998</text:p>
              </table:table-cell>
              <table:table-cell office:value-type="float" office:value="-2">
                <text:p>-2</text:p>
              </table:table-cell>
              <table:table-cell office:value-type="float" office:value="3.24508737792268">
                <text:p>3.24508737792268</text:p>
              </table:table-cell>
            </table:table-row>
            <table:table-row>
              <table:table-cell office:value-type="float" office:value="6019">
                <text:p>6019</text:p>
              </table:table-cell>
              <table:table-cell office:value-type="float" office:value="-1">
                <text:p>-1</text:p>
              </table:table-cell>
              <table:table-cell office:value-type="float" office:value="2.77413690067057">
                <text:p>2.77413690067057</text:p>
              </table:table-cell>
            </table:table-row>
            <table:table-row>
              <table:table-cell office:value-type="float" office:value="6040">
                <text:p>6040</text:p>
              </table:table-cell>
              <table:table-cell office:value-type="float" office:value="-2">
                <text:p>-2</text:p>
              </table:table-cell>
              <table:table-cell office:value-type="float" office:value="2.2419022753369">
                <text:p>2.2419022753369</text:p>
              </table:table-cell>
            </table:table-row>
            <table:table-row>
              <table:table-cell office:value-type="float" office:value="6061">
                <text:p>6061</text:p>
              </table:table-cell>
              <table:table-cell office:value-type="float" office:value="-2">
                <text:p>-2</text:p>
              </table:table-cell>
              <table:table-cell office:value-type="float" office:value="1.66210633531651">
                <text:p>1.66210633531651</text:p>
              </table:table-cell>
            </table:table-row>
            <table:table-row>
              <table:table-cell office:value-type="float" office:value="6082">
                <text:p>6082</text:p>
              </table:table-cell>
              <table:table-cell office:value-type="float" office:value="-3">
                <text:p>-3</text:p>
              </table:table-cell>
              <table:table-cell office:value-type="float" office:value="1.04944940190097">
                <text:p>1.04944940190097</text:p>
              </table:table-cell>
            </table:table-row>
            <table:table-row>
              <table:table-cell office:value-type="float" office:value="6103">
                <text:p>6103</text:p>
              </table:table-cell>
              <table:table-cell office:value-type="float" office:value="-2">
                <text:p>-2</text:p>
              </table:table-cell>
              <table:table-cell office:value-type="float" office:value="0.419239527707588">
                <text:p>0.419239527707588</text:p>
              </table:table-cell>
            </table:table-row>
            <table:table-row>
              <table:table-cell office:value-type="float" office:value="6129">
                <text:p>6129</text:p>
              </table:table-cell>
              <table:table-cell office:value-type="float" office:value="-1">
                <text:p>-1</text:p>
              </table:table-cell>
              <table:table-cell office:value-type="float" office:value="-0.362114812491374">
                <text:p>-0.362114812491374</text:p>
              </table:table-cell>
            </table:table-row>
            <table:table-row>
              <table:table-cell office:value-type="float" office:value="6150">
                <text:p>6150</text:p>
              </table:table-cell>
              <table:table-cell office:value-type="float" office:value="0">
                <text:p>0</text:p>
              </table:table-cell>
              <table:table-cell office:value-type="float" office:value="-0.975574762827611">
                <text:p>-0.975574762827611</text:p>
              </table:table-cell>
            </table:table-row>
            <table:table-row>
              <table:table-cell office:value-type="float" office:value="6172">
                <text:p>6172</text:p>
              </table:table-cell>
              <table:table-cell office:value-type="float" office:value="1">
                <text:p>1</text:p>
              </table:table-cell>
              <table:table-cell office:value-type="float" office:value="-1.58406448127737">
                <text:p>-1.58406448127737</text:p>
              </table:table-cell>
            </table:table-row>
            <table:table-row>
              <table:table-cell office:value-type="float" office:value="6193">
                <text:p>6193</text:p>
              </table:table-cell>
              <table:table-cell office:value-type="float" office:value="0">
                <text:p>0</text:p>
              </table:table-cell>
              <table:table-cell office:value-type="float" office:value="-2.11802371905432">
                <text:p>-2.11802371905432</text:p>
              </table:table-cell>
            </table:table-row>
            <table:table-row>
              <table:table-cell office:value-type="float" office:value="6218">
                <text:p>6218</text:p>
              </table:table-cell>
              <table:table-cell office:value-type="float" office:value="0">
                <text:p>0</text:p>
              </table:table-cell>
              <table:table-cell office:value-type="float" office:value="-2.67666172185214">
                <text:p>-2.67666172185214</text:p>
              </table:table-cell>
            </table:table-row>
            <table:table-row>
              <table:table-cell office:value-type="float" office:value="6239">
                <text:p>6239</text:p>
              </table:table-cell>
              <table:table-cell office:value-type="float" office:value="-2">
                <text:p>-2</text:p>
              </table:table-cell>
              <table:table-cell office:value-type="float" office:value="-3.06883520537791">
                <text:p>-3.06883520537791</text:p>
              </table:table-cell>
            </table:table-row>
            <table:table-row>
              <table:table-cell office:value-type="float" office:value="6260">
                <text:p>6260</text:p>
              </table:table-cell>
              <table:table-cell office:value-type="float" office:value="-1">
                <text:p>-1</text:p>
              </table:table-cell>
              <table:table-cell office:value-type="float" office:value="-3.38138061988238">
                <text:p>-3.38138061988238</text:p>
              </table:table-cell>
            </table:table-row>
            <table:table-row>
              <table:table-cell office:value-type="float" office:value="6281">
                <text:p>6281</text:p>
              </table:table-cell>
              <table:table-cell office:value-type="float" office:value="-2">
                <text:p>-2</text:p>
              </table:table-cell>
              <table:table-cell office:value-type="float" office:value="-3.60773775651077">
                <text:p>-3.60773775651077</text:p>
              </table:table-cell>
            </table:table-row>
            <table:table-row>
              <table:table-cell office:value-type="float" office:value="6302">
                <text:p>6302</text:p>
              </table:table-cell>
              <table:table-cell office:value-type="float" office:value="-1">
                <text:p>-1</text:p>
              </table:table-cell>
              <table:table-cell office:value-type="float" office:value="-3.74352504200132">
                <text:p>-3.74352504200132</text:p>
              </table:table-cell>
            </table:table-row>
            <table:table-row>
              <table:table-cell office:value-type="float" office:value="6323">
                <text:p>6323</text:p>
              </table:table-cell>
              <table:table-cell office:value-type="float" office:value="1">
                <text:p>1</text:p>
              </table:table-cell>
              <table:table-cell office:value-type="float" office:value="-3.78661773936864">
                <text:p>-3.78661773936864</text:p>
              </table:table-cell>
            </table:table-row>
            <table:table-row>
              <table:table-cell office:value-type="float" office:value="6348">
                <text:p>6348</text:p>
              </table:table-cell>
              <table:table-cell office:value-type="float" office:value="1">
                <text:p>1</text:p>
              </table:table-cell>
              <table:table-cell office:value-type="float" office:value="-3.7174215297007">
                <text:p>-3.7174215297007</text:p>
              </table:table-cell>
            </table:table-row>
            <table:table-row>
              <table:table-cell office:value-type="float" office:value="6370">
                <text:p>6370</text:p>
              </table:table-cell>
              <table:table-cell office:value-type="float" office:value="1">
                <text:p>1</text:p>
              </table:table-cell>
              <table:table-cell office:value-type="float" office:value="-3.55151996851797">
                <text:p>-3.55151996851797</text:p>
              </table:table-cell>
            </table:table-row>
            <table:table-row>
              <table:table-cell office:value-type="float" office:value="6391">
                <text:p>6391</text:p>
              </table:table-cell>
              <table:table-cell office:value-type="float" office:value="2">
                <text:p>2</text:p>
              </table:table-cell>
              <table:table-cell office:value-type="float" office:value="-3.30687314040889">
                <text:p>-3.30687314040889</text:p>
              </table:table-cell>
            </table:table-row>
            <table:table-row>
              <table:table-cell office:value-type="float" office:value="6412">
                <text:p>6412</text:p>
              </table:table-cell>
              <table:table-cell office:value-type="float" office:value="2">
                <text:p>2</text:p>
              </table:table-cell>
              <table:table-cell office:value-type="float" office:value="-2.98506863776347">
                <text:p>-2.98506863776347</text:p>
              </table:table-cell>
            </table:table-row>
            <table:table-row>
              <table:table-cell office:value-type="float" office:value="6433">
                <text:p>6433</text:p>
              </table:table-cell>
              <table:table-cell office:value-type="float" office:value="4">
                <text:p>4</text:p>
              </table:table-cell>
              <table:table-cell office:value-type="float" office:value="-2.59492339019635">
                <text:p>-2.59492339019635</text:p>
              </table:table-cell>
            </table:table-row>
            <table:table-row>
              <table:table-cell office:value-type="float" office:value="6454">
                <text:p>6454</text:p>
              </table:table-cell>
              <table:table-cell office:value-type="float" office:value="5">
                <text:p>5</text:p>
              </table:table-cell>
              <table:table-cell office:value-type="float" office:value="-2.14680014977661">
                <text:p>-2.14680014977661</text:p>
              </table:table-cell>
            </table:table-row>
            <table:table-row>
              <table:table-cell office:value-type="float" office:value="6479">
                <text:p>6479</text:p>
              </table:table-cell>
              <table:table-cell office:value-type="float" office:value="3">
                <text:p>3</text:p>
              </table:table-cell>
              <table:table-cell office:value-type="float" office:value="-1.5539290155619">
                <text:p>-1.5539290155619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">
                <text:p>3</text:p>
              </table:table-cell>
              <table:table-cell office:value-type="float" office:value="-1.02080015562926">
                <text:p>-1.02080015562926</text:p>
              </table:table-cell>
            </table:table-row>
            <table:table-row>
              <table:table-cell office:value-type="float" office:value="6521">
                <text:p>6521</text:p>
              </table:table-cell>
              <table:table-cell office:value-type="float" office:value="5">
                <text:p>5</text:p>
              </table:table-cell>
              <table:table-cell office:value-type="float" office:value="-0.469783666744895">
                <text:p>-0.469783666744895</text:p>
              </table:table-cell>
            </table:table-row>
            <table:table-row>
              <table:table-cell office:value-type="float" office:value="6542">
                <text:p>6542</text:p>
              </table:table-cell>
              <table:table-cell office:value-type="float" office:value="0">
                <text:p>0</text:p>
              </table:table-cell>
              <table:table-cell office:value-type="float" office:value="0.0855037636312518">
                <text:p>0.0855037636312518</text:p>
              </table:table-cell>
            </table:table-row>
            <table:table-row>
              <table:table-cell office:value-type="float" office:value="6563">
                <text:p>6563</text:p>
              </table:table-cell>
              <table:table-cell office:value-type="float" office:value="1">
                <text:p>1</text:p>
              </table:table-cell>
              <table:table-cell office:value-type="float" office:value="0.631518161875265">
                <text:p>0.631518161875265</text:p>
              </table:table-cell>
            </table:table-row>
            <table:table-row>
              <table:table-cell office:value-type="float" office:value="6584">
                <text:p>6584</text:p>
              </table:table-cell>
              <table:table-cell office:value-type="float" office:value="2">
                <text:p>2</text:p>
              </table:table-cell>
              <table:table-cell office:value-type="float" office:value="1.15511632594485">
                <text:p>1.15511632594485</text:p>
              </table:table-cell>
            </table:table-row>
            <table:table-row>
              <table:table-cell office:value-type="float" office:value="6605">
                <text:p>6605</text:p>
              </table:table-cell>
              <table:table-cell office:value-type="float" office:value="1">
                <text:p>1</text:p>
              </table:table-cell>
              <table:table-cell office:value-type="float" office:value="1.64386989654139">
                <text:p>1.64386989654139</text:p>
              </table:table-cell>
            </table:table-row>
            <table:table-row>
              <table:table-cell office:value-type="float" office:value="6630">
                <text:p>6630</text:p>
              </table:table-cell>
              <table:table-cell office:value-type="float" office:value="1">
                <text:p>1</text:p>
              </table:table-cell>
              <table:table-cell office:value-type="float" office:value="2.16453185145293">
                <text:p>2.16453185145293</text:p>
              </table:table-cell>
            </table:table-row>
            <table:table-row>
              <table:table-cell office:value-type="float" office:value="6651">
                <text:p>6651</text:p>
              </table:table-cell>
              <table:table-cell office:value-type="float" office:value="0">
                <text:p>0</text:p>
              </table:table-cell>
              <table:table-cell office:value-type="float" office:value="2.53883003011102">
                <text:p>2.53883003011102</text:p>
              </table:table-cell>
            </table:table-row>
            <table:table-row>
              <table:table-cell office:value-type="float" office:value="6672">
                <text:p>6672</text:p>
              </table:table-cell>
              <table:table-cell office:value-type="float" office:value="0">
                <text:p>0</text:p>
              </table:table-cell>
              <table:table-cell office:value-type="float" office:value="2.84660627642002">
                <text:p>2.84660627642002</text:p>
              </table:table-cell>
            </table:table-row>
            <table:table-row>
              <table:table-cell office:value-type="float" office:value="6693">
                <text:p>6693</text:p>
              </table:table-cell>
              <table:table-cell office:value-type="float" office:value="0">
                <text:p>0</text:p>
              </table:table-cell>
              <table:table-cell office:value-type="float" office:value="3.08124638652993">
                <text:p>3.08124638652993</text:p>
              </table:table-cell>
            </table:table-row>
            <table:table-row>
              <table:table-cell office:value-type="float" office:value="6714">
                <text:p>6714</text:p>
              </table:table-cell>
              <table:table-cell office:value-type="float" office:value="1">
                <text:p>1</text:p>
              </table:table-cell>
              <table:table-cell office:value-type="float" office:value="3.23799843907108">
                <text:p>3.23799843907108</text:p>
              </table:table-cell>
            </table:table-row>
            <table:table-row>
              <table:table-cell office:value-type="float" office:value="6735">
                <text:p>6735</text:p>
              </table:table-cell>
              <table:table-cell office:value-type="float" office:value="2">
                <text:p>2</text:p>
              </table:table-cell>
              <table:table-cell office:value-type="float" office:value="3.31406409171539">
                <text:p>3.31406409171539</text:p>
              </table:table-cell>
            </table:table-row>
            <table:table-row>
              <table:table-cell office:value-type="float" office:value="6759">
                <text:p>6759</text:p>
              </table:table-cell>
              <table:table-cell office:value-type="float" office:value="3">
                <text:p>3</text:p>
              </table:table-cell>
              <table:table-cell office:value-type="float" office:value="3.30125913144232">
                <text:p>3.30125913144232</text:p>
              </table:table-cell>
            </table:table-row>
            <table:table-row>
              <table:table-cell office:value-type="float" office:value="6781">
                <text:p>6781</text:p>
              </table:table-cell>
              <table:table-cell office:value-type="float" office:value="3">
                <text:p>3</text:p>
              </table:table-cell>
              <table:table-cell office:value-type="float" office:value="3.19771197494711">
                <text:p>3.19771197494711</text:p>
              </table:table-cell>
            </table:table-row>
            <table:table-row>
              <table:table-cell office:value-type="float" office:value="6802">
                <text:p>6802</text:p>
              </table:table-cell>
              <table:table-cell office:value-type="float" office:value="4">
                <text:p>4</text:p>
              </table:table-cell>
              <table:table-cell office:value-type="float" office:value="3.02061812925989">
                <text:p>3.02061812925989</text:p>
              </table:table-cell>
            </table:table-row>
            <table:table-row>
              <table:table-cell office:value-type="float" office:value="6823">
                <text:p>6823</text:p>
              </table:table-cell>
              <table:table-cell office:value-type="float" office:value="2">
                <text:p>2</text:p>
              </table:table-cell>
              <table:table-cell office:value-type="float" office:value="2.77244467367019">
                <text:p>2.77244467367019</text:p>
              </table:table-cell>
            </table:table-row>
            <table:table-row>
              <table:table-cell office:value-type="float" office:value="6844">
                <text:p>6844</text:p>
              </table:table-cell>
              <table:table-cell office:value-type="float" office:value="0">
                <text:p>0</text:p>
              </table:table-cell>
              <table:table-cell office:value-type="float" office:value="2.46014118120354">
                <text:p>2.46014118120354</text:p>
              </table:table-cell>
            </table:table-row>
            <table:table-row>
              <table:table-cell office:value-type="float" office:value="6865">
                <text:p>6865</text:p>
              </table:table-cell>
              <table:table-cell office:value-type="float" office:value="1">
                <text:p>1</text:p>
              </table:table-cell>
              <table:table-cell office:value-type="float" office:value="2.09212496328298">
                <text:p>2.09212496328298</text:p>
              </table:table-cell>
            </table:table-row>
            <table:table-row>
              <table:table-cell office:value-type="float" office:value="6886">
                <text:p>6886</text:p>
              </table:table-cell>
              <table:table-cell office:value-type="float" office:value="-1">
                <text:p>-1</text:p>
              </table:table-cell>
              <table:table-cell office:value-type="float" office:value="1.6780575821061">
                <text:p>1.6780575821061</text:p>
              </table:table-cell>
            </table:table-row>
            <table:table-row>
              <table:table-cell office:value-type="float" office:value="6911">
                <text:p>6911</text:p>
              </table:table-cell>
              <table:table-cell office:value-type="float" office:value="1">
                <text:p>1</text:p>
              </table:table-cell>
              <table:table-cell office:value-type="float" office:value="1.13990150728316">
                <text:p>1.13990150728316</text:p>
              </table:table-cell>
            </table:table-row>
            <table:table-row>
              <table:table-cell office:value-type="float" office:value="6932">
                <text:p>6932</text:p>
              </table:table-cell>
              <table:table-cell office:value-type="float" office:value="1">
                <text:p>1</text:p>
              </table:table-cell>
              <table:table-cell office:value-type="float" office:value="0.663174258285572">
                <text:p>0.663174258285572</text:p>
              </table:table-cell>
            </table:table-row>
            <table:table-row>
              <table:table-cell office:value-type="float" office:value="6953">
                <text:p>6953</text:p>
              </table:table-cell>
              <table:table-cell office:value-type="float" office:value="1">
                <text:p>1</text:p>
              </table:table-cell>
              <table:table-cell office:value-type="float" office:value="0.17651564503988">
                <text:p>0.17651564503988</text:p>
              </table:table-cell>
            </table:table-row>
            <table:table-row>
              <table:table-cell office:value-type="float" office:value="6974">
                <text:p>6974</text:p>
              </table:table-cell>
              <table:table-cell office:value-type="float" office:value="1">
                <text:p>1</text:p>
              </table:table-cell>
              <table:table-cell office:value-type="float" office:value="-0.308124084483131">
                <text:p>-0.308124084483131</text:p>
              </table:table-cell>
            </table:table-row>
            <table:table-row>
              <table:table-cell office:value-type="float" office:value="6995">
                <text:p>6995</text:p>
              </table:table-cell>
              <table:table-cell office:value-type="float" office:value="0">
                <text:p>0</text:p>
              </table:table-cell>
              <table:table-cell office:value-type="float" office:value="-0.778998588270938">
                <text:p>-0.778998588270938</text:p>
              </table:table-cell>
            </table:table-row>
            <table:table-row>
              <table:table-cell office:value-type="float" office:value="7016">
                <text:p>7016</text:p>
              </table:table-cell>
              <table:table-cell office:value-type="float" office:value="1">
                <text:p>1</text:p>
              </table:table-cell>
              <table:table-cell office:value-type="float" office:value="-1.22484812116044">
                <text:p>-1.22484812116044</text:p>
              </table:table-cell>
            </table:table-row>
            <table:table-row>
              <table:table-cell office:value-type="float" office:value="7041">
                <text:p>7041</text:p>
              </table:table-cell>
              <table:table-cell office:value-type="float" office:value="2">
                <text:p>2</text:p>
              </table:table-cell>
              <table:table-cell office:value-type="float" office:value="-1.70848804482488">
                <text:p>-1.70848804482488</text:p>
              </table:table-cell>
            </table:table-row>
            <table:table-row>
              <table:table-cell office:value-type="float" office:value="7062">
                <text:p>7062</text:p>
              </table:table-cell>
              <table:table-cell office:value-type="float" office:value="2">
                <text:p>2</text:p>
              </table:table-cell>
              <table:table-cell office:value-type="float" office:value="-2.06421004722943">
                <text:p>-2.06421004722943</text:p>
              </table:table-cell>
            </table:table-row>
            <table:table-row>
              <table:table-cell office:value-type="float" office:value="7083">
                <text:p>7083</text:p>
              </table:table-cell>
              <table:table-cell office:value-type="float" office:value="2">
                <text:p>2</text:p>
              </table:table-cell>
              <table:table-cell office:value-type="float" office:value="-2.36517996106511">
                <text:p>-2.36517996106511</text:p>
              </table:table-cell>
            </table:table-row>
            <table:table-row>
              <table:table-cell office:value-type="float" office:value="7104">
                <text:p>7104</text:p>
              </table:table-cell>
              <table:table-cell office:value-type="float" office:value="-1">
                <text:p>-1</text:p>
              </table:table-cell>
              <table:table-cell office:value-type="float" office:value="-2.60479638993965">
                <text:p>-2.60479638993965</text:p>
              </table:table-cell>
            </table:table-row>
            <table:table-row>
              <table:table-cell office:value-type="float" office:value="7125">
                <text:p>7125</text:p>
              </table:table-cell>
              <table:table-cell office:value-type="float" office:value="-1">
                <text:p>-1</text:p>
              </table:table-cell>
              <table:table-cell office:value-type="float" office:value="-2.77803383863717">
                <text:p>-2.77803383863717</text:p>
              </table:table-cell>
            </table:table-row>
            <table:table-row>
              <table:table-cell office:value-type="float" office:value="7146">
                <text:p>7146</text:p>
              </table:table-cell>
              <table:table-cell office:value-type="float" office:value="-2">
                <text:p>-2</text:p>
              </table:table-cell>
              <table:table-cell office:value-type="float" office:value="-2.88154436638126">
                <text:p>-2.88154436638126</text:p>
              </table:table-cell>
            </table:table-row>
            <table:table-row>
              <table:table-cell office:value-type="float" office:value="7167">
                <text:p>7167</text:p>
              </table:table-cell>
              <table:table-cell office:value-type="float" office:value="0">
                <text:p>0</text:p>
              </table:table-cell>
              <table:table-cell office:value-type="float" office:value="-2.91371717286587">
                <text:p>-2.91371717286587</text:p>
              </table:table-cell>
            </table:table-row>
            <table:table-row>
              <table:table-cell office:value-type="float" office:value="7192">
                <text:p>7192</text:p>
              </table:table-cell>
              <table:table-cell office:value-type="float" office:value="0">
                <text:p>0</text:p>
              </table:table-cell>
              <table:table-cell office:value-type="float" office:value="-2.85931699251345">
                <text:p>-2.85931699251345</text:p>
              </table:table-cell>
            </table:table-row>
            <table:table-row>
              <table:table-cell office:value-type="float" office:value="7213">
                <text:p>7213</text:p>
              </table:table-cell>
              <table:table-cell office:value-type="float" office:value="1">
                <text:p>1</text:p>
              </table:table-cell>
              <table:table-cell office:value-type="float" office:value="-2.73811720794779">
                <text:p>-2.73811720794779</text:p>
              </table:table-cell>
            </table:table-row>
            <table:table-row>
              <table:table-cell office:value-type="float" office:value="7234">
                <text:p>7234</text:p>
              </table:table-cell>
              <table:table-cell office:value-type="float" office:value="2">
                <text:p>2</text:p>
              </table:table-cell>
              <table:table-cell office:value-type="float" office:value="-2.5519757759874">
                <text:p>-2.5519757759874</text:p>
              </table:table-cell>
            </table:table-row>
            <table:table-row>
              <table:table-cell office:value-type="float" office:value="7255">
                <text:p>7255</text:p>
              </table:table-cell>
              <table:table-cell office:value-type="float" office:value="1">
                <text:p>1</text:p>
              </table:table-cell>
              <table:table-cell office:value-type="float" office:value="-2.30625589162612">
                <text:p>-2.30625589162612</text:p>
              </table:table-cell>
            </table:table-row>
            <table:table-row>
              <table:table-cell office:value-type="float" office:value="7276">
                <text:p>7276</text:p>
              </table:table-cell>
              <table:table-cell office:value-type="float" office:value="1">
                <text:p>1</text:p>
              </table:table-cell>
              <table:table-cell office:value-type="float" office:value="-2.00769848264749">
                <text:p>-2.00769848264749</text:p>
              </table:table-cell>
            </table:table-row>
            <table:table-row>
              <table:table-cell office:value-type="float" office:value="7297">
                <text:p>7297</text:p>
              </table:table-cell>
              <table:table-cell office:value-type="float" office:value="1">
                <text:p>1</text:p>
              </table:table-cell>
              <table:table-cell office:value-type="float" office:value="-1.66424060985029">
                <text:p>-1.66424060985029</text:p>
              </table:table-cell>
            </table:table-row>
            <table:table-row>
              <table:table-cell office:value-type="float" office:value="7321">
                <text:p>7321</text:p>
              </table:table-cell>
              <table:table-cell office:value-type="float" office:value="2">
                <text:p>2</text:p>
              </table:table-cell>
              <table:table-cell office:value-type="float" office:value="-1.22822264131688">
                <text:p>-1.22822264131688</text:p>
              </table:table-cell>
            </table:table-row>
            <table:table-row>
              <table:table-cell office:value-type="float" office:value="7342">
                <text:p>7342</text:p>
              </table:table-cell>
              <table:table-cell office:value-type="float" office:value="-1">
                <text:p>-1</text:p>
              </table:table-cell>
              <table:table-cell office:value-type="float" office:value="-0.819564218186824">
                <text:p>-0.819564218186824</text:p>
              </table:table-cell>
            </table:table-row>
            <table:table-row>
              <table:table-cell office:value-type="float" office:value="7363">
                <text:p>7363</text:p>
              </table:table-cell>
              <table:table-cell office:value-type="float" office:value="-1">
                <text:p>-1</text:p>
              </table:table-cell>
              <table:table-cell office:value-type="float" office:value="-0.396293410775194">
                <text:p>-0.396293410775194</text:p>
              </table:table-cell>
            </table:table-row>
            <table:table-row>
              <table:table-cell office:value-type="float" office:value="7384">
                <text:p>7384</text:p>
              </table:table-cell>
              <table:table-cell office:value-type="float" office:value="0">
                <text:p>0</text:p>
              </table:table-cell>
              <table:table-cell office:value-type="float" office:value="0.0311186400848317">
                <text:p>0.0311186400848317</text:p>
              </table:table-cell>
            </table:table-row>
            <table:table-row>
              <table:table-cell office:value-type="float" office:value="7405">
                <text:p>7405</text:p>
              </table:table-cell>
              <table:table-cell office:value-type="float" office:value="0">
                <text:p>0</text:p>
              </table:table-cell>
              <table:table-cell office:value-type="float" office:value="0.452235894393966">
                <text:p>0.452235894393966</text:p>
              </table:table-cell>
            </table:table-row>
            <table:table-row>
              <table:table-cell office:value-type="float" office:value="7426">
                <text:p>7426</text:p>
              </table:table-cell>
              <table:table-cell office:value-type="float" office:value="1">
                <text:p>1</text:p>
              </table:table-cell>
              <table:table-cell office:value-type="float" office:value="0.856910462570778">
                <text:p>0.856910462570778</text:p>
              </table:table-cell>
            </table:table-row>
            <table:table-row>
              <table:table-cell office:value-type="float" office:value="7447">
                <text:p>7447</text:p>
              </table:table-cell>
              <table:table-cell office:value-type="float" office:value="1">
                <text:p>1</text:p>
              </table:table-cell>
              <table:table-cell office:value-type="float" office:value="1.23552537620025">
                <text:p>1.23552537620025</text:p>
              </table:table-cell>
            </table:table-row>
            <table:table-row>
              <table:table-cell office:value-type="float" office:value="7468">
                <text:p>7468</text:p>
              </table:table-cell>
              <table:table-cell office:value-type="float" office:value="1">
                <text:p>1</text:p>
              </table:table-cell>
              <table:table-cell office:value-type="float" office:value="1.57922131594758">
                <text:p>1.57922131594758</text:p>
              </table:table-cell>
            </table:table-row>
            <table:table-row>
              <table:table-cell office:value-type="float" office:value="7493">
                <text:p>7493</text:p>
              </table:table-cell>
              <table:table-cell office:value-type="float" office:value="-1">
                <text:p>-1</text:p>
              </table:table-cell>
              <table:table-cell office:value-type="float" office:value="1.93197830720303">
                <text:p>1.93197830720303</text:p>
              </table:table-cell>
            </table:table-row>
            <table:table-row>
              <table:table-cell office:value-type="float" office:value="7514">
                <text:p>7514</text:p>
              </table:table-cell>
              <table:table-cell office:value-type="float" office:value="0">
                <text:p>0</text:p>
              </table:table-cell>
              <table:table-cell office:value-type="float" office:value="2.17318708399499">
                <text:p>2.17318708399499</text:p>
              </table:table-cell>
            </table:table-row>
            <table:table-row>
              <table:table-cell office:value-type="float" office:value="7535">
                <text:p>7535</text:p>
              </table:table-cell>
              <table:table-cell office:value-type="float" office:value="2">
                <text:p>2</text:p>
              </table:table-cell>
              <table:table-cell office:value-type="float" office:value="2.35848057486007">
                <text:p>2.35848057486007</text:p>
              </table:table-cell>
            </table:table-row>
            <table:table-row>
              <table:table-cell office:value-type="float" office:value="7556">
                <text:p>7556</text:p>
              </table:table-cell>
              <table:table-cell office:value-type="float" office:value="1">
                <text:p>1</text:p>
              </table:table-cell>
              <table:table-cell office:value-type="float" office:value="2.48408238236993">
                <text:p>2.48408238236993</text:p>
              </table:table-cell>
            </table:table-row>
            <table:table-row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2.5477150335212">
                <text:p>2.5477150335212</text:p>
              </table:table-cell>
            </table:table-row>
            <table:table-row>
              <table:table-cell office:value-type="float" office:value="7598">
                <text:p>7598</text:p>
              </table:table-cell>
              <table:table-cell office:value-type="float" office:value="0">
                <text:p>0</text:p>
              </table:table-cell>
              <table:table-cell office:value-type="float" office:value="2.54863587765444">
                <text:p>2.54863587765444</text:p>
              </table:table-cell>
            </table:table-row>
            <table:table-row>
              <table:table-cell office:value-type="float" office:value="7623">
                <text:p>7623</text:p>
              </table:table-cell>
              <table:table-cell office:value-type="float" office:value="0">
                <text:p>0</text:p>
              </table:table-cell>
              <table:table-cell office:value-type="float" office:value="2.4691602484876">
                <text:p>2.4691602484876</text:p>
              </table:table-cell>
            </table:table-row>
            <table:table-row>
              <table:table-cell office:value-type="float" office:value="7644">
                <text:p>7644</text:p>
              </table:table-cell>
              <table:table-cell office:value-type="float" office:value="0">
                <text:p>0</text:p>
              </table:table-cell>
              <table:table-cell office:value-type="float" office:value="2.33754095502591">
                <text:p>2.33754095502591</text:p>
              </table:table-cell>
            </table:table-row>
            <table:table-row>
              <table:table-cell office:value-type="float" office:value="7665">
                <text:p>7665</text:p>
              </table:table-cell>
              <table:table-cell office:value-type="float" office:value="0">
                <text:p>0</text:p>
              </table:table-cell>
              <table:table-cell office:value-type="float" office:value="2.15084553990592">
                <text:p>2.15084553990592</text:p>
              </table:table-cell>
            </table:table-row>
            <table:table-row>
              <table:table-cell office:value-type="float" office:value="7686">
                <text:p>7686</text:p>
              </table:table-cell>
              <table:table-cell office:value-type="float" office:value="2">
                <text:p>2</text:p>
              </table:table-cell>
              <table:table-cell office:value-type="float" office:value="1.91432280649119">
                <text:p>1.91432280649119</text:p>
              </table:table-cell>
            </table:table-row>
            <table:table-row>
              <table:table-cell office:value-type="float" office:value="7708">
                <text:p>7708</text:p>
              </table:table-cell>
              <table:table-cell office:value-type="float" office:value="3">
                <text:p>3</text:p>
              </table:table-cell>
              <table:table-cell office:value-type="float" office:value="1.62007096614181">
                <text:p>1.62007096614181</text:p>
              </table:table-cell>
            </table:table-row>
            <table:table-row>
              <table:table-cell office:value-type="float" office:value="7735">
                <text:p>7735</text:p>
              </table:table-cell>
              <table:table-cell office:value-type="float" office:value="4">
                <text:p>4</text:p>
              </table:table-cell>
              <table:table-cell office:value-type="float" office:value="1.20636133351193">
                <text:p>1.20636133351193</text:p>
              </table:table-cell>
            </table:table-row>
            <table:table-row>
              <table:table-cell office:value-type="float" office:value="7756">
                <text:p>7756</text:p>
              </table:table-cell>
              <table:table-cell office:value-type="float" office:value="3">
                <text:p>3</text:p>
              </table:table-cell>
              <table:table-cell office:value-type="float" office:value="0.855006872747051">
                <text:p>0.855006872747051</text:p>
              </table:table-cell>
            </table:table-row>
            <table:table-row>
              <table:table-cell office:value-type="float" office:value="7777">
                <text:p>7777</text:p>
              </table:table-cell>
              <table:table-cell office:value-type="float" office:value="2">
                <text:p>2</text:p>
              </table:table-cell>
              <table:table-cell office:value-type="float" office:value="0.487436472138587">
                <text:p>0.487436472138587</text:p>
              </table:table-cell>
            </table:table-row>
            <table:table-row>
              <table:table-cell office:value-type="float" office:value="7798">
                <text:p>7798</text:p>
              </table:table-cell>
              <table:table-cell office:value-type="float" office:value="-1">
                <text:p>-1</text:p>
              </table:table-cell>
              <table:table-cell office:value-type="float" office:value="0.112789020671777">
                <text:p>0.112789020671777</text:p>
              </table:table-cell>
            </table:table-row>
            <table:table-row>
              <table:table-cell office:value-type="float" office:value="7819">
                <text:p>7819</text:p>
              </table:table-cell>
              <table:table-cell office:value-type="float" office:value="-1">
                <text:p>-1</text:p>
              </table:table-cell>
              <table:table-cell office:value-type="float" office:value="-0.259743114252286">
                <text:p>-0.259743114252286</text:p>
              </table:table-cell>
            </table:table-row>
            <table:table-row>
              <table:table-cell office:value-type="float" office:value="7844">
                <text:p>7844</text:p>
              </table:table-cell>
              <table:table-cell office:value-type="float" office:value="-2">
                <text:p>-2</text:p>
              </table:table-cell>
              <table:table-cell office:value-type="float" office:value="-0.687988967363374">
                <text:p>-0.687988967363374</text:p>
              </table:table-cell>
            </table:table-row>
            <table:table-row>
              <table:table-cell office:value-type="float" office:value="7865">
                <text:p>7865</text:p>
              </table:table-cell>
              <table:table-cell office:value-type="float" office:value="0">
                <text:p>0</text:p>
              </table:table-cell>
              <table:table-cell office:value-type="float" office:value="-1.02491313107803">
                <text:p>-1.02491313107803</text:p>
              </table:table-cell>
            </table:table-row>
            <table:table-row>
              <table:table-cell office:value-type="float" office:value="7886">
                <text:p>7886</text:p>
              </table:table-cell>
              <table:table-cell office:value-type="float" office:value="1">
                <text:p>1</text:p>
              </table:table-cell>
              <table:table-cell office:value-type="float" office:value="-1.33257463128251">
                <text:p>-1.33257463128251</text:p>
              </table:table-cell>
            </table:table-row>
            <table:table-row>
              <table:table-cell office:value-type="float" office:value="7907">
                <text:p>7907</text:p>
              </table:table-cell>
              <table:table-cell office:value-type="float" office:value="-1">
                <text:p>-1</text:p>
              </table:table-cell>
              <table:table-cell office:value-type="float" office:value="-1.60387920395866">
                <text:p>-1.60387920395866</text:p>
              </table:table-cell>
            </table:table-row>
            <table:table-row>
              <table:table-cell office:value-type="float" office:value="7928">
                <text:p>7928</text:p>
              </table:table-cell>
              <table:table-cell office:value-type="float" office:value="-2">
                <text:p>-2</text:p>
              </table:table-cell>
              <table:table-cell office:value-type="float" office:value="-1.83270767576407">
                <text:p>-1.83270767576407</text:p>
              </table:table-cell>
            </table:table-row>
            <table:table-row>
              <table:table-cell office:value-type="float" office:value="7949">
                <text:p>7949</text:p>
              </table:table-cell>
              <table:table-cell office:value-type="float" office:value="-1">
                <text:p>-1</text:p>
              </table:table-cell>
              <table:table-cell office:value-type="float" office:value="-2.0140519700823">
                <text:p>-2.0140519700823</text:p>
              </table:table-cell>
            </table:table-row>
            <table:table-row>
              <table:table-cell office:value-type="float" office:value="7970">
                <text:p>7970</text:p>
              </table:table-cell>
              <table:table-cell office:value-type="float" office:value="0">
                <text:p>0</text:p>
              </table:table-cell>
              <table:table-cell office:value-type="float" office:value="-2.14412236062491">
                <text:p>-2.14412236062491</text:p>
              </table:table-cell>
            </table:table-row>
            <table:table-row>
              <table:table-cell office:value-type="float" office:value="7995">
                <text:p>7995</text:p>
              </table:table-cell>
              <table:table-cell office:value-type="float" office:value="0">
                <text:p>0</text:p>
              </table:table-cell>
              <table:table-cell office:value-type="float" office:value="-2.22874267674525">
                <text:p>-2.22874267674525</text:p>
              </table:table-cell>
            </table:table-row>
            <table:table-row>
              <table:table-cell office:value-type="float" office:value="8016">
                <text:p>8016</text:p>
              </table:table-cell>
              <table:table-cell office:value-type="float" office:value="0">
                <text:p>0</text:p>
              </table:table-cell>
              <table:table-cell office:value-type="float" office:value="-2.23963708268947">
                <text:p>-2.23963708268947</text:p>
              </table:table-cell>
            </table:table-row>
            <table:table-row>
              <table:table-cell office:value-type="float" office:value="8037">
                <text:p>8037</text:p>
              </table:table-cell>
              <table:table-cell office:value-type="float" office:value="2">
                <text:p>2</text:p>
              </table:table-cell>
              <table:table-cell office:value-type="float" office:value="-2.19598672170542">
                <text:p>-2.19598672170542</text:p>
              </table:table-cell>
            </table:table-row>
            <table:table-row>
              <table:table-cell office:value-type="float" office:value="8058">
                <text:p>8058</text:p>
              </table:table-cell>
              <table:table-cell office:value-type="float" office:value="0">
                <text:p>0</text:p>
              </table:table-cell>
              <table:table-cell office:value-type="float" office:value="-2.09955876804978">
                <text:p>-2.09955876804978</text:p>
              </table:table-cell>
            </table:table-row>
            <table:table-row>
              <table:table-cell office:value-type="float" office:value="8079">
                <text:p>8079</text:p>
              </table:table-cell>
              <table:table-cell office:value-type="float" office:value="1">
                <text:p>1</text:p>
              </table:table-cell>
              <table:table-cell office:value-type="float" office:value="-1.95337952866255">
                <text:p>-1.95337952866255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">
                <text:p>0</text:p>
              </table:table-cell>
              <table:table-cell office:value-type="float" office:value="-1.76164461313073">
                <text:p>-1.76164461313073</text:p>
              </table:table-cell>
            </table:table-row>
            <table:table-row>
              <table:table-cell office:value-type="float" office:value="8124">
                <text:p>8124</text:p>
              </table:table-cell>
              <table:table-cell office:value-type="float" office:value="0">
                <text:p>0</text:p>
              </table:table-cell>
              <table:table-cell office:value-type="float" office:value="-1.49351142751675">
                <text:p>-1.493511427516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